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388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131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1.252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.169cm"/>
    </style:style>
    <style:style style:name="co23" style:family="table-column">
      <style:table-column-properties fo:break-before="auto" style:column-width="0.871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605cm"/>
    </style:style>
    <style:style style:name="co26" style:family="table-column">
      <style:table-column-properties fo:break-before="auto" style:column-width="1.96cm"/>
    </style:style>
    <style:style style:name="co27" style:family="table-column">
      <style:table-column-properties fo:break-before="auto" style:column-width="2.722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1.71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2.805cm"/>
    </style:style>
    <style:style style:name="co35" style:family="table-column">
      <style:table-column-properties fo:break-before="auto" style:column-width="1.66cm"/>
    </style:style>
    <style:style style:name="co36" style:family="table-column">
      <style:table-column-properties fo:break-before="auto" style:column-width="3.376cm"/>
    </style:style>
    <style:style style:name="co37" style:family="table-column">
      <style:table-column-properties fo:break-before="auto" style:column-width="1.879cm"/>
    </style:style>
    <style:style style:name="co38" style:family="table-column">
      <style:table-column-properties fo:break-before="auto" style:column-width="0.924cm"/>
    </style:style>
    <style:style style:name="co39" style:family="table-column">
      <style:table-column-properties fo:break-before="auto" style:column-width="1.743cm"/>
    </style:style>
    <style:style style:name="co40" style:family="table-column">
      <style:table-column-properties fo:break-before="auto" style:column-width="1.579cm"/>
    </style:style>
    <style:style style:name="co41" style:family="table-column">
      <style:table-column-properties fo:break-before="auto" style:column-width="2.859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469cm"/>
    </style:style>
    <style:style style:name="co44" style:family="table-column">
      <style:table-column-properties fo:break-before="auto" style:column-width="2.886cm"/>
    </style:style>
    <style:style style:name="co45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style:style style:name="ce4" style:family="table-cell" style:parent-style-name="Default">
      <style:table-cell-properties fo:border="0.06pt solid #000000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 fo:font-weight="bold" style:font-weight-asian="bold" style:font-weight-complex="bold"/>
    </style:style>
    <style:style style:name="ce32" style:family="table-cell" style:parent-style-name="Thick_20_borders">
      <style:table-cell-properties fo:background-color="#dddddd"/>
    </style:style>
    <style:style style:name="ce37" style:family="table-cell" style:parent-style-name="Default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2">
      <style:table-cell-properties fo:background-color="#3faf4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2">
      <style:table-cell-properties fo:background-color="#3faf46" fo:border="0.06pt solid #000000"/>
      <style:text-properties fo:color="#ff0000"/>
    </style:style>
    <style:style style:name="ce30" style:family="table-cell" style:parent-style-name="Default" style:data-style-name="N2">
      <style:table-cell-properties fo:border="0.06pt solid #000000"/>
    </style:style>
    <style:style style:name="ce31" style:family="table-cell" style:parent-style-name="Default" style:data-style-name="N2">
      <style:table-cell-properties fo:background-color="#3faf46" fo:border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fo:border-left="none" fo:border-right="none" fo:border-top="none"/>
    </style:style>
    <style:style style:name="ce62" style:family="table-cell" style:parent-style-name="Default" style:data-style-name="N2">
      <style:table-cell-properties fo:background-color="#dddddd" fo:border="0.06pt solid #000000"/>
      <style:text-properties style:text-underline-style="none" fo:font-weight="normal" style:font-weight-asian="normal" style:font-weight-complex="normal"/>
    </style:style>
    <style:style style:name="ce63" style:family="table-cell" style:parent-style-name="Default" style:data-style-name="N2">
      <style:table-cell-properties fo:background-color="#dddddd" fo:border="0.06pt solid #000000"/>
    </style:style>
    <style:style style:name="ce3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08">
      <style:table-cell-properties fo:background-color="#3faf46" fo:border="0.06pt solid #000000"/>
    </style:style>
    <style:style style:name="ce67" style:family="table-cell" style:parent-style-name="Default" style:data-style-name="N108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08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 style:data-style-name="N107">
      <style:table-cell-properties fo:background-color="#3faf46" fo:border="0.06pt solid #000000"/>
    </style:style>
    <style:style style:name="ce74" style:family="table-cell" style:parent-style-name="Default" style:data-style-name="N108">
      <style:table-cell-properties fo:border="0.06pt solid #000000"/>
    </style:style>
    <style:style style:name="ce75" style:family="table-cell" style:parent-style-name="Default" style:data-style-name="N107">
      <style:table-cell-properties fo:background-color="#dddddd" fo:border="0.06pt solid #000000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80" style:family="table-cell" style:parent-style-name="Default" style:data-style-name="N2">
      <style:table-cell-properties fo:border="0.06pt solid #000000"/>
    </style:style>
    <style:style style:name="ce81" style:family="table-cell" style:parent-style-name="Thick_20_borders" style:data-style-name="N2"/>
    <style:style style:name="ce82" style:family="table-cell" style:parent-style-name="Default" style:data-style-name="N2">
      <style:table-cell-properties fo:background-color="#3faf46"/>
    </style:style>
    <style:style style:name="ce8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08">
      <style:table-cell-properties fo:background-color="#dddddd" fo:border="0.06pt solid #000000"/>
    </style:style>
    <style:style style:name="ce86" style:family="table-cell" style:parent-style-name="Thick_20_borders" style:data-style-name="N2">
      <style:table-cell-properties fo:background-color="#dddddd"/>
    </style:style>
    <style:style style:name="ce87" style:family="table-cell" style:parent-style-name="Default" style:data-style-name="N1">
      <style:table-cell-properties fo:background-color="#dddddd" fo:border="0.06pt solid #000000"/>
      <style:text-properties fo:font-weight="bold" style:font-weight-asian="bold" style:font-weight-complex="bold"/>
    </style:style>
    <style:style style:name="ce88" style:family="table-cell" style:parent-style-name="Thick_20_borders" style:data-style-name="N108">
      <style:table-cell-properties fo:background-color="#dddddd"/>
    </style:style>
    <style:style style:name="ce108" style:family="table-cell" style:parent-style-name="Default" style:data-style-name="N110">
      <style:table-cell-properties fo:background-color="#3faf46" fo:border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"/>
    <style:style style:name="ce9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95" style:family="table-cell" style:parent-style-name="Thick_20_borders">
      <style:table-cell-properties fo:border="0.06pt solid #000000"/>
    </style:style>
    <style:style style:name="ce96" style:family="table-cell" style:parent-style-name="Thick_20_borders">
      <style:table-cell-properties fo:background-color="#dddddd" fo:border="0.06pt solid #000000"/>
    </style:style>
    <style:style style:name="ce99" style:family="table-cell" style:parent-style-name="Thick_20_borders" style:data-style-name="N107">
      <style:table-cell-properties fo:background-color="#dddddd" fo:border="0.06pt solid #000000"/>
    </style:style>
    <style:style style:name="ce97" style:family="table-cell" style:parent-style-name="Thick_20_borders">
      <style:table-cell-properties fo:background-color="transparent" fo:border="0.06pt solid #000000"/>
    </style:style>
    <style:style style:name="ce100" style:family="table-cell" style:parent-style-name="Thick_20_borders" style:data-style-name="N108">
      <style:table-cell-properties fo:border="0.06pt solid #000000"/>
    </style:style>
    <style:style style:name="ce101" style:family="table-cell" style:parent-style-name="Thick_20_borders" style:data-style-name="N2">
      <style:table-cell-properties fo:border="0.06pt solid #000000"/>
    </style:style>
    <style:style style:name="ce98" style:family="table-cell" style:parent-style-name="Thick_20_borders" style:data-style-name="N108">
      <style:table-cell-properties fo:background-color="#dddddd" fo:border="0.06pt solid #000000"/>
    </style:style>
    <style:style style:name="ce102" style:family="table-cell" style:parent-style-name="Thick_20_borders" style:data-style-name="N2">
      <style:table-cell-properties fo:background-color="#dddddd" fo:border="0.06pt solid #000000"/>
    </style:style>
    <style:style style:name="ce132" style:family="table-cell" style:parent-style-name="Default" style:data-style-name="N108">
      <style:table-cell-properties fo:background-color="transparent" fo:border="0.06pt solid #000000"/>
    </style:style>
    <style:style style:name="ce7" style:family="table-cell" style:parent-style-name="Default" style:data-style-name="N107"/>
    <style:style style:name="ce105" style:family="table-cell" style:parent-style-name="Default" style:data-style-name="N114"/>
    <style:style style:name="ce106" style:family="table-cell" style:parent-style-name="Default" style:data-style-name="N110"/>
    <style:style style:name="ce12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uma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Thick_20_borders" office:value-type="string" calcext:value-type="string">
            <text:p>Human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4" office:value-type="string" calcext:value-type="string">
            <text:p>Bactri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7500" calcext:value-type="float">
            <text:p>17500</text:p>
          </table:table-cell>
          <table:table-cell table:style-name="ce37" office:value-type="float" office:value="8600" calcext:value-type="float">
            <text:p>860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940" calcext:value-type="float">
            <text:p>940</text:p>
          </table:table-cell>
          <table:table-cell table:style-name="ce62" office:value-type="float" office:value="16.1" calcext:value-type="float">
            <text:p>16.1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80" calcext:value-type="float">
            <text:p>180</text:p>
          </table:table-cell>
          <table:table-cell table:style-name="ce74" table:formula="of:=[.J2]/[.G2]" office:value-type="float" office:value="11.1801242236025" calcext:value-type="float">
            <text:p>11.180</text:p>
          </table:table-cell>
          <table:table-cell table:style-name="ce75" table:formula="of:=[.E2]*[.J$96]" office:value-type="float" office:value="367.5" calcext:value-type="float">
            <text:p>367.5</text:p>
          </table:table-cell>
          <table:table-cell table:style-name="ce44" table:formula="of:=[.H2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2]*[.N2]" office:value-type="float" office:value="693.528" calcext:value-type="float">
            <text:p>693.5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2]*[.P2]" office:value-type="float" office:value="1155" calcext:value-type="float">
            <text:p>1155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2]*[.R2]" office:value-type="float" office:value="1277.1" calcext:value-type="float">
            <text:p>1277.10</text:p>
          </table:table-cell>
          <table:table-cell table:style-name="ce87" table:formula="of:=ROUND([.L2]+[.M2]+[.O2]+[.Q2]+[.S2])" office:value-type="float" office:value="3549" calcext:value-type="float">
            <text:p>3549</text:p>
          </table:table-cell>
          <table:table-cell table:style-name="ce44" table:formula="of:=[.F2]" office:value-type="float" office:value="940" calcext:value-type="float">
            <text:p>940</text:p>
          </table:table-cell>
          <table:table-cell table:style-name="ce8" table:formula="of:=[.T2]-[.U2]" office:value-type="float" office:value="2609" calcext:value-type="float">
            <text:p>260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arri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1400" calcext:value-type="float">
            <text:p>21400</text:p>
          </table:table-cell>
          <table:table-cell table:style-name="ce37" office:value-type="float" office:value="8300" calcext:value-type="float">
            <text:p>83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10" calcext:value-type="float">
            <text:p>910</text:p>
          </table:table-cell>
          <table:table-cell table:style-name="ce62" office:value-type="float" office:value="17.7" calcext:value-type="float">
            <text:p>17.70</text:p>
          </table:table-cell>
          <table:table-cell table:style-name="ce37" office:value-type="float" office:value="700" calcext:value-type="float">
            <text:p>700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3]/[.G3]" office:value-type="float" office:value="11.864406779661" calcext:value-type="float">
            <text:p>11.864</text:p>
          </table:table-cell>
          <table:table-cell table:style-name="ce75" table:formula="of:=[.E3]*[.J$96]" office:value-type="float" office:value="276" calcext:value-type="float">
            <text:p>276.0</text:p>
          </table:table-cell>
          <table:table-cell table:style-name="ce44" table:formula="of:=[.H3]/100*[.J$97]" office:value-type="float" office:value="56" calcext:value-type="float">
            <text:p>56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3]*[.N3]" office:value-type="float" office:value="768.504" calcext:value-type="float">
            <text:p>768.50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3]*[.P3]" office:value-type="float" office:value="1059.3" calcext:value-type="float">
            <text:p>1059.3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3]*[.R3]" office:value-type="float" office:value="1232.55" calcext:value-type="float">
            <text:p>1232.55</text:p>
          </table:table-cell>
          <table:table-cell table:style-name="ce87" table:formula="of:=ROUND([.L3]+[.M3]+[.O3]+[.Q3]+[.S3])" office:value-type="float" office:value="3392" calcext:value-type="float">
            <text:p>3392</text:p>
          </table:table-cell>
          <table:table-cell table:style-name="ce44" table:formula="of:=[.F3]" office:value-type="float" office:value="910" calcext:value-type="float">
            <text:p>910</text:p>
          </table:table-cell>
          <table:table-cell table:style-name="ce8" table:formula="of:=[.T3]-[.U3]" office:value-type="float" office:value="2482" calcext:value-type="float">
            <text:p>248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lass C Freighte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3500" calcext:value-type="float">
            <text:p>13500</text:p>
          </table:table-cell>
          <table:table-cell table:style-name="ce37" office:value-type="float" office:value="7600" calcext:value-type="float">
            <text:p>760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10" calcext:value-type="float">
            <text:p>810</text:p>
          </table:table-cell>
          <table:table-cell table:style-name="ce62" office:value-type="float" office:value="16.4" calcext:value-type="float">
            <text:p>16.4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5" calcext:value-type="float">
            <text:p>85</text:p>
          </table:table-cell>
          <table:table-cell table:style-name="ce74" table:formula="of:=[.J4]/[.G4]" office:value-type="float" office:value="5.18292682926829" calcext:value-type="float">
            <text:p>5.183</text:p>
          </table:table-cell>
          <table:table-cell table:style-name="ce75" table:formula="of:=[.E4]*[.J$96]" office:value-type="float" office:value="64.5" calcext:value-type="float">
            <text:p>64.5</text:p>
          </table:table-cell>
          <table:table-cell table:style-name="ce44" table:formula="of:=[.H4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4]*[.N4]" office:value-type="float" office:value="374.88" calcext:value-type="float">
            <text:p>374.88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4]*[.P4]" office:value-type="float" office:value="891" calcext:value-type="float">
            <text:p>891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4]*[.R4]" office:value-type="float" office:value="1128.6" calcext:value-type="float">
            <text:p>1128.60</text:p>
          </table:table-cell>
          <table:table-cell table:style-name="ce87" table:formula="of:=ROUND([.L4]+[.M4]+[.O4]+[.Q4]+[.S4])" office:value-type="float" office:value="2507" calcext:value-type="float">
            <text:p>2507</text:p>
          </table:table-cell>
          <table:table-cell table:style-name="ce44" table:formula="of:=[.F4]" office:value-type="float" office:value="810" calcext:value-type="float">
            <text:p>810</text:p>
          </table:table-cell>
          <table:table-cell table:style-name="ce8" table:formula="of:=[.T4]-[.U4]" office:value-type="float" office:value="1697" calcext:value-type="float">
            <text:p>169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Cruiser (M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600" calcext:value-type="float">
            <text:p>19600</text:p>
          </table:table-cell>
          <table:table-cell table:style-name="ce37" office:value-type="float" office:value="6400" calcext:value-type="float">
            <text:p>64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170" calcext:value-type="float">
            <text:p>170</text:p>
          </table:table-cell>
          <table:table-cell table:style-name="ce74" table:formula="of:=[.J5]/[.G5]" office:value-type="float" office:value="16.8316831683168" calcext:value-type="float">
            <text:p>16.832</text:p>
          </table:table-cell>
          <table:table-cell table:style-name="ce75" table:formula="of:=[.E5]*[.J$96]" office:value-type="float" office:value="204" calcext:value-type="float">
            <text:p>204.0</text:p>
          </table:table-cell>
          <table:table-cell table:style-name="ce44" table:formula="of:=[.H5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5]*[.N5]" office:value-type="float" office:value="712.272" calcext:value-type="float">
            <text:p>712.2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5]*[.P5]" office:value-type="float" office:value="970.2" calcext:value-type="float">
            <text:p>970.2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5]*[.R5]" office:value-type="float" office:value="950.4" calcext:value-type="float">
            <text:p>950.40</text:p>
          </table:table-cell>
          <table:table-cell table:style-name="ce87" table:formula="of:=ROUND([.L5]+[.M5]+[.O5]+[.Q5]+[.S5])" office:value-type="float" office:value="2885" calcext:value-type="float">
            <text:p>2885</text:p>
          </table:table-cell>
          <table:table-cell table:style-name="ce44" table:formula="of:=[.F5]" office:value-type="float" office:value="680" calcext:value-type="float">
            <text:p>680</text:p>
          </table:table-cell>
          <table:table-cell table:style-name="ce8" table:formula="of:=[.T5]-[.U5]" office:value-type="float" office:value="2205" calcext:value-type="float">
            <text:p>220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Dreadnought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8100" calcext:value-type="float">
            <text:p>18100</text:p>
          </table:table-cell>
          <table:table-cell table:style-name="ce37" office:value-type="float" office:value="7300" calcext:value-type="float">
            <text:p>730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630" calcext:value-type="float">
            <text:p>630</text:p>
          </table:table-cell>
          <table:table-cell table:style-name="ce62" office:value-type="float" office:value="10.1" calcext:value-type="float">
            <text:p>10.1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90" calcext:value-type="float">
            <text:p>190</text:p>
          </table:table-cell>
          <table:table-cell table:style-name="ce74" table:formula="of:=[.J6]/[.G6]" office:value-type="float" office:value="18.8118811881188" calcext:value-type="float">
            <text:p>18.812</text:p>
          </table:table-cell>
          <table:table-cell table:style-name="ce75" table:formula="of:=[.E6]*[.J$96]" office:value-type="float" office:value="220.5" calcext:value-type="float">
            <text:p>220.5</text:p>
          </table:table-cell>
          <table:table-cell table:style-name="ce44" table:formula="of:=[.H6]/100*[.J$97]" office:value-type="float" office:value="48" calcext:value-type="float">
            <text:p>48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6]*[.N6]" office:value-type="float" office:value="740.388" calcext:value-type="float">
            <text:p>740.39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6]*[.P6]" office:value-type="float" office:value="1194.6" calcext:value-type="float">
            <text:p>1194.6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6]*[.R6]" office:value-type="float" office:value="1084.05" calcext:value-type="float">
            <text:p>1084.05</text:p>
          </table:table-cell>
          <table:table-cell table:style-name="ce87" table:formula="of:=ROUND([.L6]+[.M6]+[.O6]+[.Q6]+[.S6])" office:value-type="float" office:value="3288" calcext:value-type="float">
            <text:p>3288</text:p>
          </table:table-cell>
          <table:table-cell table:style-name="ce44" table:formula="of:=[.F6]" office:value-type="float" office:value="630" calcext:value-type="float">
            <text:p>630</text:p>
          </table:table-cell>
          <table:table-cell table:style-name="ce8" table:formula="of:=[.T6]-[.U6]" office:value-type="float" office:value="2658" calcext:value-type="float">
            <text:p>26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Falcon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2800" calcext:value-type="float">
            <text:p>12800</text:p>
          </table:table-cell>
          <table:table-cell table:style-name="ce37" office:value-type="float" office:value="3700" calcext:value-type="float">
            <text:p>370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10" calcext:value-type="float">
            <text:p>510</text:p>
          </table:table-cell>
          <table:table-cell table:style-name="ce62" office:value-type="float" office:value="6.7" calcext:value-type="float">
            <text:p>6.7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7]/[.G7]" office:value-type="float" office:value="22.3880597014925" calcext:value-type="float">
            <text:p>22.388</text:p>
          </table:table-cell>
          <table:table-cell table:style-name="ce75" table:formula="of:=[.E7]*[.J$96]" office:value-type="float" office:value="112.5" calcext:value-type="float">
            <text:p>112.5</text:p>
          </table:table-cell>
          <table:table-cell table:style-name="ce44" table:formula="of:=[.H7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7]*[.N7]" office:value-type="float" office:value="276.21" calcext:value-type="float">
            <text:p>276.21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7]*[.P7]" office:value-type="float" office:value="844.8" calcext:value-type="float">
            <text:p>844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7]*[.R7]" office:value-type="float" office:value="549.45" calcext:value-type="float">
            <text:p>549.45</text:p>
          </table:table-cell>
          <table:table-cell table:style-name="ce87" table:formula="of:=ROUND([.L7]+[.M7]+[.O7]+[.Q7]+[.S7])" office:value-type="float" office:value="1831" calcext:value-type="float">
            <text:p>1831</text:p>
          </table:table-cell>
          <table:table-cell table:style-name="ce44" table:formula="of:=[.F7]" office:value-type="float" office:value="510" calcext:value-type="float">
            <text:p>510</text:p>
          </table:table-cell>
          <table:table-cell table:style-name="ce8" table:formula="of:=[.T7]-[.U7]" office:value-type="float" office:value="1321" calcext:value-type="float">
            <text:p>13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8]/[.G8]" office:value-type="float" office:value="19.0909090909091" calcext:value-type="float">
            <text:p>19.091</text:p>
          </table:table-cell>
          <table:table-cell table:style-name="ce75" table:formula="of:=[.E8]*[.J$96]" office:value-type="float" office:value="192" calcext:value-type="float">
            <text:p>192.0</text:p>
          </table:table-cell>
          <table:table-cell table:style-name="ce44" table:formula="of:=[.H8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8]*[.N8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8]*[.P8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8]*[.R8]" office:value-type="float" office:value="1069.2" calcext:value-type="float">
            <text:p>1069.20</text:p>
          </table:table-cell>
          <table:table-cell table:style-name="ce87" table:formula="of:=ROUND([.L8]+[.M8]+[.O8]+[.Q8]+[.S8])" office:value-type="float" office:value="2996" calcext:value-type="float">
            <text:p>2996</text:p>
          </table:table-cell>
          <table:table-cell table:style-name="ce44" table:formula="of:=[.F8]" office:value-type="float" office:value="740" calcext:value-type="float">
            <text:p>740</text:p>
          </table:table-cell>
          <table:table-cell table:style-name="ce8" table:formula="of:=[.T8]-[.U8]" office:value-type="float" office:value="2256" calcext:value-type="float">
            <text:p>22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E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9400" calcext:value-type="float">
            <text:p>19400</text:p>
          </table:table-cell>
          <table:table-cell table:style-name="ce37" office:value-type="float" office:value="7200" calcext:value-type="float">
            <text:p>72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0" calcext:value-type="float">
            <text:p>10.00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40" calcext:value-type="float">
            <text:p>240</text:p>
          </table:table-cell>
          <table:table-cell table:style-name="ce74" table:formula="of:=[.J9]/[.G9]" office:value-type="float" office:value="24" calcext:value-type="float">
            <text:p>24.000</text:p>
          </table:table-cell>
          <table:table-cell table:style-name="ce75" table:formula="of:=[.E9]*[.J$96]" office:value-type="float" office:value="192" calcext:value-type="float">
            <text:p>192.0</text:p>
          </table:table-cell>
          <table:table-cell table:style-name="ce44" table:formula="of:=[.H9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9]*[.N9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9]*[.P9]" office:value-type="float" office:value="1280.4" calcext:value-type="float">
            <text:p>128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9]*[.R9]" office:value-type="float" office:value="1069.2" calcext:value-type="float">
            <text:p>1069.20</text:p>
          </table:table-cell>
          <table:table-cell table:style-name="ce87" table:formula="of:=ROUND([.L9]+[.M9]+[.O9]+[.Q9]+[.S9])" office:value-type="float" office:value="3004" calcext:value-type="float">
            <text:p>3004</text:p>
          </table:table-cell>
          <table:table-cell table:style-name="ce44" table:formula="of:=[.F9]" office:value-type="float" office:value="740" calcext:value-type="float">
            <text:p>740</text:p>
          </table:table-cell>
          <table:table-cell table:style-name="ce8" table:formula="of:=[.T9]-[.U9]" office:value-type="float" office:value="2264" calcext:value-type="float">
            <text:p>226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Kestrel (S) (L)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22400" calcext:value-type="float">
            <text:p>22400</text:p>
          </table:table-cell>
          <table:table-cell table:style-name="ce37" office:value-type="float" office:value="8700" calcext:value-type="float">
            <text:p>8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40" calcext:value-type="float">
            <text:p>740</text:p>
          </table:table-cell>
          <table:table-cell table:style-name="ce62" office:value-type="float" office:value="11" calcext:value-type="float">
            <text:p>11.0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10" calcext:value-type="float">
            <text:p>210</text:p>
          </table:table-cell>
          <table:table-cell table:style-name="ce74" table:formula="of:=[.J10]/[.G10]" office:value-type="float" office:value="19.0909090909091" calcext:value-type="float">
            <text:p>19.091</text:p>
          </table:table-cell>
          <table:table-cell table:style-name="ce75" table:formula="of:=[.E10]*[.J$96]" office:value-type="float" office:value="192" calcext:value-type="float">
            <text:p>192.0</text:p>
          </table:table-cell>
          <table:table-cell table:style-name="ce44" table:formula="of:=[.H10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0]*[.N10]" office:value-type="float" office:value="414.315" calcext:value-type="float">
            <text:p>414.32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0]*[.P10]" office:value-type="float" office:value="1478.4" calcext:value-type="float">
            <text:p>1478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0]*[.R10]" office:value-type="float" office:value="1291.95" calcext:value-type="float">
            <text:p>1291.95</text:p>
          </table:table-cell>
          <table:table-cell table:style-name="ce87" table:formula="of:=ROUND([.L10]+[.M10]+[.O10]+[.Q10]+[.S10])" office:value-type="float" office:value="3417" calcext:value-type="float">
            <text:p>3417</text:p>
          </table:table-cell>
          <table:table-cell table:style-name="ce44" table:formula="of:=[.F10]" office:value-type="float" office:value="740" calcext:value-type="float">
            <text:p>740</text:p>
          </table:table-cell>
          <table:table-cell table:style-name="ce8" table:formula="of:=[.T10]-[.U10]" office:value-type="float" office:value="2677" calcext:value-type="float">
            <text:p>267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Leviathan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14400" calcext:value-type="float">
            <text:p>14400</text:p>
          </table:table-cell>
          <table:table-cell table:style-name="ce37" office:value-type="float" office:value="5000" calcext:value-type="float">
            <text:p>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80" calcext:value-type="float">
            <text:p>480</text:p>
          </table:table-cell>
          <table:table-cell table:style-name="ce62" office:value-type="float" office:value="7.6" calcext:value-type="float">
            <text:p>7.60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96]" office:value-type="float" office:value="96" calcext:value-type="float">
            <text:p>96.0</text:p>
          </table:table-cell>
          <table:table-cell table:style-name="ce44" table:formula="of:=[.H11]/100*[.J$97]" office:value-type="float" office:value="40" calcext:value-type="float">
            <text:p>40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1]*[.N11]" office:value-type="float" office:value="581.064" calcext:value-type="float">
            <text:p>581.06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1]*[.P11]" office:value-type="float" office:value="950.4" calcext:value-type="float">
            <text:p>950.4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1]*[.R11]" office:value-type="float" office:value="742.5" calcext:value-type="float">
            <text:p>742.50</text:p>
          </table:table-cell>
          <table:table-cell table:style-name="ce87" table:formula="of:=ROUND([.L11]+[.M11]+[.O11]+[.Q11]+[.S11])" office:value-type="float" office:value="2410" calcext:value-type="float">
            <text:p>2410</text:p>
          </table:table-cell>
          <table:table-cell table:style-name="ce44" table:formula="of:=[.F11]" office:value-type="float" office:value="480" calcext:value-type="float">
            <text:p>480</text:p>
          </table:table-cell>
          <table:table-cell table:style-name="ce8" table:formula="of:=[.T11]-[.U11]" office:value-type="float" office:value="1930" calcext:value-type="float">
            <text:p>193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Protector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500" calcext:value-type="float">
            <text:p>9500</text:p>
          </table:table-cell>
          <table:table-cell table:style-name="ce37" office:value-type="float" office:value="6500" calcext:value-type="float">
            <text:p>6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10.3" calcext:value-type="float">
            <text:p>10.3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100" calcext:value-type="float">
            <text:p>100</text:p>
          </table:table-cell>
          <table:table-cell table:style-name="ce74" table:formula="of:=[.J12]/[.G12]" office:value-type="float" office:value="9.70873786407767" calcext:value-type="float">
            <text:p>9.709</text:p>
          </table:table-cell>
          <table:table-cell table:style-name="ce75" table:formula="of:=[.E12]*[.J$96]" office:value-type="float" office:value="103.5" calcext:value-type="float">
            <text:p>103.5</text:p>
          </table:table-cell>
          <table:table-cell table:style-name="ce44" table:formula="of:=[.H12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2]*[.N12]" office:value-type="float" office:value="534.204" calcext:value-type="float">
            <text:p>534.20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2]*[.P12]" office:value-type="float" office:value="627" calcext:value-type="float">
            <text:p>627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2]*[.R12]" office:value-type="float" office:value="965.25" calcext:value-type="float">
            <text:p>965.25</text:p>
          </table:table-cell>
          <table:table-cell table:style-name="ce87" table:formula="of:=ROUND([.L12]+[.M12]+[.O12]+[.Q12]+[.S12])" office:value-type="float" office:value="2262" calcext:value-type="float">
            <text:p>2262</text:p>
          </table:table-cell>
          <table:table-cell table:style-name="ce44" table:formula="of:=[.F12]" office:value-type="float" office:value="500" calcext:value-type="float">
            <text:p>500</text:p>
          </table:table-cell>
          <table:table-cell table:style-name="ce8" table:formula="of:=[.T12]-[.U12]" office:value-type="float" office:value="1762" calcext:value-type="float">
            <text:p>17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Vanguard</text:p>
          </table:table-cell>
          <table:table-cell table:style-name="ce4" office:value-type="string" calcext:value-type="string">
            <text:p>H.Warship</text:p>
          </table:table-cell>
          <table:table-cell table:style-name="ce37" office:value-type="float" office:value="9800" calcext:value-type="float">
            <text:p>9800</text:p>
          </table:table-cell>
          <table:table-cell table:style-name="ce37" office:value-type="float" office:value="6000" calcext:value-type="float">
            <text:p>600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00" calcext:value-type="float">
            <text:p>500</text:p>
          </table:table-cell>
          <table:table-cell table:style-name="ce62" office:value-type="float" office:value="8" calcext:value-type="float">
            <text:p>8.00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120" calcext:value-type="float">
            <text:p>120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96]" office:value-type="float" office:value="67.5" calcext:value-type="float">
            <text:p>67.5</text:p>
          </table:table-cell>
          <table:table-cell table:style-name="ce44" table:formula="of:=[.H13]/100*[.J$97]" office:value-type="float" office:value="32" calcext:value-type="float">
            <text:p>32</text:p>
          </table:table-cell>
          <table:table-cell table:style-name="ce74" table:formula="of:=[.G$97]*[.C$101]" office:value-type="float" office:value="0.9372" calcext:value-type="float">
            <text:p>0.937</text:p>
          </table:table-cell>
          <table:table-cell table:style-name="ce80" table:formula="of:=[.I13]*[.N13]" office:value-type="float" office:value="524.832" calcext:value-type="float">
            <text:p>524.83</text:p>
          </table:table-cell>
          <table:table-cell table:style-name="ce85" table:formula="of:=[.G$102]*[.C$101]" office:value-type="float" office:value="0.066" calcext:value-type="float">
            <text:p>0.066</text:p>
          </table:table-cell>
          <table:table-cell table:style-name="ce63" table:formula="of:=[.C13]*[.P13]" office:value-type="float" office:value="646.8" calcext:value-type="float">
            <text:p>646.8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3]*[.R13]" office:value-type="float" office:value="891" calcext:value-type="float">
            <text:p>891.00</text:p>
          </table:table-cell>
          <table:table-cell table:style-name="ce87" table:formula="of:=ROUND([.L13]+[.M13]+[.O13]+[.Q13]+[.S13])" office:value-type="float" office:value="2162" calcext:value-type="float">
            <text:p>2162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1662" calcext:value-type="float">
            <text:p>166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65" calcext:value-type="float">
            <text:p>165</text:p>
          </table:table-cell>
          <table:table-cell table:style-name="ce74" table:formula="of:=[.J14]/[.G14]" office:value-type="float" office:value="24.6268656716418" calcext:value-type="float">
            <text:p>24.627</text:p>
          </table:table-cell>
          <table:table-cell table:style-name="ce75" table:formula="of:=[.E14]*[.J$96]" office:value-type="float" office:value="120" calcext:value-type="float">
            <text:p>120.0</text:p>
          </table:table-cell>
          <table:table-cell table:style-name="ce44" table:formula="of:=[.H14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4]*[.N14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4]*[.P14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4]*[.R14]" office:value-type="float" office:value="608.85" calcext:value-type="float">
            <text:p>608.85</text:p>
          </table:table-cell>
          <table:table-cell table:style-name="ce87" table:formula="of:=ROUND([.L14]+[.M14]+[.O14]+[.Q14]+[.S14])" office:value-type="float" office:value="1771" calcext:value-type="float">
            <text:p>1771</text:p>
          </table:table-cell>
          <table:table-cell table:style-name="ce44" table:formula="of:=[.F14]" office:value-type="float" office:value="560" calcext:value-type="float">
            <text:p>560</text:p>
          </table:table-cell>
          <table:table-cell table:style-name="ce8" table:formula="of:=[.T14]-[.U14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alco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4100" calcext:value-type="float">
            <text:p>14100</text:p>
          </table:table-cell>
          <table:table-cell table:style-name="ce37" office:value-type="float" office:value="4100" calcext:value-type="float">
            <text:p>41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60" calcext:value-type="float">
            <text:p>560</text:p>
          </table:table-cell>
          <table:table-cell table:style-name="ce37" office:value-type="float" office:value="6.7" calcext:value-type="float">
            <text:p>6.7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5]/[.G15]" office:value-type="float" office:value="32.8358208955224" calcext:value-type="float">
            <text:p>32.836</text:p>
          </table:table-cell>
          <table:table-cell table:style-name="ce75" table:formula="of:=[.E15]*[.J$96]" office:value-type="float" office:value="120" calcext:value-type="float">
            <text:p>120.0</text:p>
          </table:table-cell>
          <table:table-cell table:style-name="ce44" table:formula="of:=[.H15]/100*[.J$97]" office:value-type="float" office:value="48" calcext:value-type="float">
            <text:p>48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5]*[.N15]" office:value-type="float" office:value="296.67" calcext:value-type="float">
            <text:p>296.67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5]*[.P15]" office:value-type="float" office:value="697.95" calcext:value-type="float">
            <text:p>697.95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5]*[.R15]" office:value-type="float" office:value="608.85" calcext:value-type="float">
            <text:p>608.85</text:p>
          </table:table-cell>
          <table:table-cell table:style-name="ce87" table:formula="of:=ROUND([.L15]+[.M15]+[.O15]+[.Q15]+[.S15])" office:value-type="float" office:value="1771" calcext:value-type="float">
            <text:p>1771</text:p>
          </table:table-cell>
          <table:table-cell table:style-name="ce44" table:formula="of:=[.F15]" office:value-type="float" office:value="560" calcext:value-type="float">
            <text:p>560</text:p>
          </table:table-cell>
          <table:table-cell table:style-name="ce8" table:formula="of:=[.T15]-[.U15]" office:value-type="float" office:value="1211" calcext:value-type="float">
            <text:p>121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140" calcext:value-type="float">
            <text:p>140</text:p>
          </table:table-cell>
          <table:table-cell table:style-name="ce74" table:formula="of:=[.J16]/[.G16]" office:value-type="float" office:value="18.421052631579" calcext:value-type="float">
            <text:p>18.421</text:p>
          </table:table-cell>
          <table:table-cell table:style-name="ce75" table:formula="of:=[.E16]*[.J$96]" office:value-type="float" office:value="103.5" calcext:value-type="float">
            <text:p>103.5</text:p>
          </table:table-cell>
          <table:table-cell table:style-name="ce44" table:formula="of:=[.H16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6]*[.N16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6]*[.P16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6]*[.R16]" office:value-type="float" office:value="816.75" calcext:value-type="float">
            <text:p>816.75</text:p>
          </table:table-cell>
          <table:table-cell table:style-name="ce87" table:formula="of:=ROUND([.L16]+[.M16]+[.O16]+[.Q16]+[.S16])" office:value-type="float" office:value="2100" calcext:value-type="float">
            <text:p>2100</text:p>
          </table:table-cell>
          <table:table-cell table:style-name="ce44" table:formula="of:=[.F16]" office:value-type="float" office:value="640" calcext:value-type="float">
            <text:p>640</text:p>
          </table:table-cell>
          <table:table-cell table:style-name="ce8" table:formula="of:=[.T16]-[.U16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Leviathan (E) (L)</text:p>
          </table:table-cell>
          <table:table-cell table:style-name="ce4" office:value-type="string" calcext:value-type="string">
            <text:p>H.Marauder</text:p>
          </table:table-cell>
          <table:table-cell table:style-name="ce37" office:value-type="float" office:value="16000" calcext:value-type="float">
            <text:p>16000</text:p>
          </table:table-cell>
          <table:table-cell table:style-name="ce37" office:value-type="float" office:value="5500" calcext:value-type="float">
            <text:p>5500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40" calcext:value-type="float">
            <text:p>640</text:p>
          </table:table-cell>
          <table:table-cell table:style-name="ce37" office:value-type="float" office:value="7.6" calcext:value-type="float">
            <text:p>7.6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220" calcext:value-type="float">
            <text:p>220</text:p>
          </table:table-cell>
          <table:table-cell table:style-name="ce74" table:formula="of:=[.J17]/[.G17]" office:value-type="float" office:value="28.9473684210526" calcext:value-type="float">
            <text:p>28.947</text:p>
          </table:table-cell>
          <table:table-cell table:style-name="ce75" table:formula="of:=[.E17]*[.J$96]" office:value-type="float" office:value="103.5" calcext:value-type="float">
            <text:p>103.5</text:p>
          </table:table-cell>
          <table:table-cell table:style-name="ce44" table:formula="of:=[.H17]/100*[.J$97]" office:value-type="float" office:value="40" calcext:value-type="float">
            <text:p>40</text:p>
          </table:table-cell>
          <table:table-cell table:style-name="ce74" table:formula="of:=[.G$96]*[.C$101]" office:value-type="float" office:value="0.5115" calcext:value-type="float">
            <text:p>0.512</text:p>
          </table:table-cell>
          <table:table-cell table:style-name="ce80" table:formula="of:=[.I17]*[.N17]" office:value-type="float" office:value="347.82" calcext:value-type="float">
            <text:p>347.82</text:p>
          </table:table-cell>
          <table:table-cell table:style-name="ce85" table:formula="of:=[.G$103]*[.C$101]" office:value-type="float" office:value="0.0495" calcext:value-type="float">
            <text:p>0.050</text:p>
          </table:table-cell>
          <table:table-cell table:style-name="ce63" table:formula="of:=[.C17]*[.P17]" office:value-type="float" office:value="792" calcext:value-type="float">
            <text:p>792.00</text:p>
          </table:table-cell>
          <table:table-cell table:style-name="ce74" table:formula="of:=[.G$99]*[.C$101]" office:value-type="float" office:value="0.1485" calcext:value-type="float">
            <text:p>0.149</text:p>
          </table:table-cell>
          <table:table-cell table:style-name="ce80" table:formula="of:=[.D17]*[.R17]" office:value-type="float" office:value="816.75" calcext:value-type="float">
            <text:p>816.75</text:p>
          </table:table-cell>
          <table:table-cell table:style-name="ce87" table:formula="of:=ROUND([.L17]+[.M17]+[.O17]+[.Q17]+[.S17])" office:value-type="float" office:value="2100" calcext:value-type="float">
            <text:p>2100</text:p>
          </table:table-cell>
          <table:table-cell table:style-name="ce44" table:formula="of:=[.F17]" office:value-type="float" office:value="640" calcext:value-type="float">
            <text:p>640</text:p>
          </table:table-cell>
          <table:table-cell table:style-name="ce8" table:formula="of:=[.T17]-[.U17]" office:value-type="float" office:value="1460" calcext:value-type="float">
            <text:p>146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eri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" calcext:value-type="float">
            <text:p>57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4.1" calcext:value-type="float">
            <text:p>4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19]/[.G19]" office:value-type="float" office:value="23.1707317073171" calcext:value-type="float">
            <text:p>23.171</text:p>
          </table:table-cell>
          <table:table-cell table:style-name="ce75" table:formula="of:=[.E19]*[.J$96]" office:value-type="float" office:value="42" calcext:value-type="float">
            <text:p>42.0</text:p>
          </table:table-cell>
          <table:table-cell table:style-name="ce44" table:formula="of:=[.H19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19]*[.N19]" office:value-type="float" office:value="145.08" calcext:value-type="float">
            <text:p>145.08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19]*[.P19]" office:value-type="float" office:value="273.6" calcext:value-type="float">
            <text:p>273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19]*[.R19]" office:value-type="float" office:value="205.2" calcext:value-type="float">
            <text:p>205.2</text:p>
          </table:table-cell>
          <table:table-cell table:style-name="ce87" table:formula="of:=ROUND([.L19]+[.M19]+[.O19]+[.Q19]+[.S19])" office:value-type="float" office:value="706" calcext:value-type="float">
            <text:p>706</text:p>
          </table:table-cell>
          <table:table-cell table:style-name="ce44" table:formula="of:=[.F19]" office:value-type="float" office:value="130" calcext:value-type="float">
            <text:p>130</text:p>
          </table:table-cell>
          <table:table-cell table:style-name="ce8" table:formula="of:=[.T19]-[.U19]" office:value-type="float" office:value="576" calcext:value-type="float">
            <text:p>5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stio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500" calcext:value-type="float">
            <text:p>750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80" calcext:value-type="float">
            <text:p>580</text:p>
          </table:table-cell>
          <table:table-cell table:style-name="ce63" office:value-type="float" office:value="10.3" calcext:value-type="float">
            <text:p>10.3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0]/[.G20]" office:value-type="float" office:value="11.6504854368932" calcext:value-type="float">
            <text:p>11.650</text:p>
          </table:table-cell>
          <table:table-cell table:style-name="ce75" table:formula="of:=[.E20]*[.J$96]" office:value-type="float" office:value="60" calcext:value-type="float">
            <text:p>60.0</text:p>
          </table:table-cell>
          <table:table-cell table:style-name="ce44" table:formula="of:=[.H20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0]*[.N20]" office:value-type="float" office:value="320.352" calcext:value-type="float">
            <text:p>320.35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0]*[.P20]" office:value-type="float" office:value="360" calcext:value-type="float">
            <text:p>36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0]*[.R20]" office:value-type="float" office:value="507.6" calcext:value-type="float">
            <text:p>507.6</text:p>
          </table:table-cell>
          <table:table-cell table:style-name="ce87" table:formula="of:=ROUND([.L20]+[.M20]+[.O20]+[.Q20]+[.S20])" office:value-type="float" office:value="1288" calcext:value-type="float">
            <text:p>1288</text:p>
          </table:table-cell>
          <table:table-cell table:style-name="ce44" table:formula="of:=[.F20]" office:value-type="float" office:value="580" calcext:value-type="float">
            <text:p>580</text:p>
          </table:table-cell>
          <table:table-cell table:style-name="ce8" table:formula="of:=[.T20]-[.U20]" office:value-type="float" office:value="708" calcext:value-type="float">
            <text:p>7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rvette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6800" calcext:value-type="float">
            <text:p>68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5" calcext:value-type="float">
            <text:p>3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1]/[.G21]" office:value-type="float" office:value="28.5714285714286" calcext:value-type="float">
            <text:p>28.571</text:p>
          </table:table-cell>
          <table:table-cell table:style-name="ce75" table:formula="of:=[.E21]*[.J$96]" office:value-type="float" office:value="48" calcext:value-type="float">
            <text:p>48.0</text:p>
          </table:table-cell>
          <table:table-cell table:style-name="ce44" table:formula="of:=[.H21]/100*[.J$97]" office:value-type="float" office:value="40" calcext:value-type="float">
            <text:p>40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1]*[.N21]" office:value-type="float" office:value="156.24" calcext:value-type="float">
            <text:p>156.2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1]*[.P21]" office:value-type="float" office:value="326.4" calcext:value-type="float">
            <text:p>326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1]*[.R21]" office:value-type="float" office:value="86.4" calcext:value-type="float">
            <text:p>86.4</text:p>
          </table:table-cell>
          <table:table-cell table:style-name="ce87" table:formula="of:=ROUND([.L21]+[.M21]+[.O21]+[.Q21]+[.S21])" office:value-type="float" office:value="657" calcext:value-type="float">
            <text:p>657</text:p>
          </table:table-cell>
          <table:table-cell table:style-name="ce44" table:formula="of:=[.F21]" office:value-type="float" office:value="150" calcext:value-type="float">
            <text:p>150</text:p>
          </table:table-cell>
          <table:table-cell table:style-name="ce8" table:formula="of:=[.T21]-[.U21]" office:value-type="float" office:value="507" calcext:value-type="float">
            <text:p>50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rebir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3400" calcext:value-type="float">
            <text:p>34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90" calcext:value-type="float">
            <text:p>29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2]/[.G22]" office:value-type="float" office:value="22.2222222222222" calcext:value-type="float">
            <text:p>22.222</text:p>
          </table:table-cell>
          <table:table-cell table:style-name="ce75" table:formula="of:=[.E22]*[.J$96]" office:value-type="float" office:value="33" calcext:value-type="float">
            <text:p>33.0</text:p>
          </table:table-cell>
          <table:table-cell table:style-name="ce44" table:formula="of:=[.H22]/100*[.J$97]" office:value-type="float" office:value="32" calcext:value-type="float">
            <text:p>32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2]*[.N22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2]*[.P22]" office:value-type="float" office:value="278.4" calcext:value-type="float">
            <text:p>27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2]*[.R22]" office:value-type="float" office:value="367.2" calcext:value-type="float">
            <text:p>367.2</text:p>
          </table:table-cell>
          <table:table-cell table:style-name="ce87" table:formula="of:=ROUND([.L22]+[.M22]+[.O22]+[.Q22]+[.S22])" office:value-type="float" office:value="983" calcext:value-type="float">
            <text:p>983</text:p>
          </table:table-cell>
          <table:table-cell table:style-name="ce44" table:formula="of:=[.F22]" office:value-type="float" office:value="290" calcext:value-type="float">
            <text:p>290</text:p>
          </table:table-cell>
          <table:table-cell table:style-name="ce8" table:formula="of:=[.T22]-[.U22]" office:value-type="float" office:value="693" calcext:value-type="float">
            <text:p>69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igate (M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8000" calcext:value-type="float">
            <text:p>8000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310" calcext:value-type="float">
            <text:p>310</text:p>
          </table:table-cell>
          <table:table-cell table:style-name="ce63" office:value-type="float" office:value="5.2" calcext:value-type="float">
            <text:p>5.2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3]/[.G23]" office:value-type="float" office:value="19.2307692307692" calcext:value-type="float">
            <text:p>19.231</text:p>
          </table:table-cell>
          <table:table-cell table:style-name="ce75" table:formula="of:=[.E23]*[.J$96]" office:value-type="float" office:value="66" calcext:value-type="float">
            <text:p>66.0</text:p>
          </table:table-cell>
          <table:table-cell table:style-name="ce44" table:formula="of:=[.H23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3]*[.N23]" office:value-type="float" office:value="279.456" calcext:value-type="float">
            <text:p>279.46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23]*[.P23]" office:value-type="float" office:value="288" calcext:value-type="float">
            <text:p>288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3]*[.R23]" office:value-type="float" office:value="270" calcext:value-type="float">
            <text:p>270</text:p>
          </table:table-cell>
          <table:table-cell table:style-name="ce87" table:formula="of:=ROUND([.L23]+[.M23]+[.O23]+[.Q23]+[.S23])" office:value-type="float" office:value="943" calcext:value-type="float">
            <text:p>943</text:p>
          </table:table-cell>
          <table:table-cell table:style-name="ce44" table:formula="of:=[.F23]" office:value-type="float" office:value="310" calcext:value-type="float">
            <text:p>310</text:p>
          </table:table-cell>
          <table:table-cell table:style-name="ce8" table:formula="of:=[.T23]-[.U23]" office:value-type="float" office:value="633" calcext:value-type="float">
            <text:p>6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anta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900" calcext:value-type="float">
            <text:p>5900</text:p>
          </table:table-cell>
          <table:table-cell table:style-name="ce44" office:value-type="float" office:value="1500" calcext:value-type="float">
            <text:p>150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0" calcext:value-type="float">
            <text:p>170</text:p>
          </table:table-cell>
          <table:table-cell table:style-name="ce63" office:value-type="float" office:value="4.7" calcext:value-type="float">
            <text:p>4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24]/[.G24]" office:value-type="float" office:value="21.2765957446808" calcext:value-type="float">
            <text:p>21.277</text:p>
          </table:table-cell>
          <table:table-cell table:style-name="ce75" table:formula="of:=[.E24]*[.J$96]" office:value-type="float" office:value="15" calcext:value-type="float">
            <text:p>15.0</text:p>
          </table:table-cell>
          <table:table-cell table:style-name="ce44" table:formula="of:=[.H2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4]*[.N24]" office:value-type="float" office:value="130.2" calcext:value-type="float">
            <text:p>130.2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4]*[.P24]" office:value-type="float" office:value="283.2" calcext:value-type="float">
            <text:p>283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4]*[.R24]" office:value-type="float" office:value="162" calcext:value-type="float">
            <text:p>162</text:p>
          </table:table-cell>
          <table:table-cell table:style-name="ce87" table:formula="of:=ROUND([.L24]+[.M24]+[.O24]+[.Q24]+[.S24])" office:value-type="float" office:value="622" calcext:value-type="float">
            <text:p>622</text:p>
          </table:table-cell>
          <table:table-cell table:style-name="ce44" table:formula="of:=[.F24]" office:value-type="float" office:value="170" calcext:value-type="float">
            <text:p>170</text:p>
          </table:table-cell>
          <table:table-cell table:style-name="ce8" table:formula="of:=[.T24]-[.U24]" office:value-type="float" office:value="452" calcext:value-type="float">
            <text:p>4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ule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4400" calcext:value-type="float">
            <text:p>440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320" calcext:value-type="float">
            <text:p>320</text:p>
          </table:table-cell>
          <table:table-cell table:style-name="ce63" office:value-type="float" office:value="5.7" calcext:value-type="float">
            <text:p>5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25]/[.G25]" office:value-type="float" office:value="19.2982456140351" calcext:value-type="float">
            <text:p>19.298</text:p>
          </table:table-cell>
          <table:table-cell table:style-name="ce75" table:formula="of:=[.E25]*[.J$96]" office:value-type="float" office:value="64.5" calcext:value-type="float">
            <text:p>64.5</text:p>
          </table:table-cell>
          <table:table-cell table:style-name="ce44" table:formula="of:=[.H25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5]*[.N25]" office:value-type="float" office:value="299.904" calcext:value-type="float">
            <text:p>299.9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5]*[.P25]" office:value-type="float" office:value="259.2" calcext:value-type="float">
            <text:p>25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5]*[.R25]" office:value-type="float" office:value="475.2" calcext:value-type="float">
            <text:p>475.2</text:p>
          </table:table-cell>
          <table:table-cell table:style-name="ce87" table:formula="of:=ROUND([.L25]+[.M25]+[.O25]+[.Q25]+[.S25])" office:value-type="float" office:value="1147" calcext:value-type="float">
            <text:p>1147</text:p>
          </table:table-cell>
          <table:table-cell table:style-name="ce44" table:formula="of:=[.F25]" office:value-type="float" office:value="320" calcext:value-type="float">
            <text:p>320</text:p>
          </table:table-cell>
          <table:table-cell table:style-name="ce8" table:formula="of:=[.T25]-[.U25]" office:value-type="float" office:value="827" calcext:value-type="float">
            <text:p>82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Osprey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7200" calcext:value-type="float">
            <text:p>72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70" calcext:value-type="float">
            <text:p>27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26]/[.G26]" office:value-type="float" office:value="22.0338983050847" calcext:value-type="float">
            <text:p>22.034</text:p>
          </table:table-cell>
          <table:table-cell table:style-name="ce75" table:formula="of:=[.E26]*[.J$96]" office:value-type="float" office:value="36" calcext:value-type="float">
            <text:p>36.0</text:p>
          </table:table-cell>
          <table:table-cell table:style-name="ce44" table:formula="of:=[.H2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26]*[.N26]" office:value-type="float" office:value="167.4" calcext:value-type="float">
            <text:p>167.4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6]*[.P26]" office:value-type="float" office:value="345.6" calcext:value-type="float">
            <text:p>345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6]*[.R26]" office:value-type="float" office:value="172.8" calcext:value-type="float">
            <text:p>172.8</text:p>
          </table:table-cell>
          <table:table-cell table:style-name="ce87" table:formula="of:=ROUND([.L26]+[.M26]+[.O26]+[.Q26]+[.S26])" office:value-type="float" office:value="770" calcext:value-type="float">
            <text:p>770</text:p>
          </table:table-cell>
          <table:table-cell table:style-name="ce44" table:formula="of:=[.F26]" office:value-type="float" office:value="270" calcext:value-type="float">
            <text:p>270</text:p>
          </table:table-cell>
          <table:table-cell table:style-name="ce8" table:formula="of:=[.T26]-[.U26]" office:value-type="float" office:value="500" calcext:value-type="float">
            <text:p>50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N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7]/[.G27]" office:value-type="float" office:value="7.61904761904762" calcext:value-type="float">
            <text:p>7.619</text:p>
          </table:table-cell>
          <table:table-cell table:style-name="ce75" table:formula="of:=[.E27]*[.J$96]" office:value-type="float" office:value="21" calcext:value-type="float">
            <text:p>21.0</text:p>
          </table:table-cell>
          <table:table-cell table:style-name="ce44" table:formula="of:=[.H27]/100*[.J$97]" office:value-type="float" office:value="40" calcext:value-type="float">
            <text:p>40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7]*[.N27]" office:value-type="float" office:value="272.64" calcext:value-type="float">
            <text:p>272.64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7]*[.P27]" office:value-type="float" office:value="120" calcext:value-type="float">
            <text:p>120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7]*[.R27]" office:value-type="float" office:value="399.6" calcext:value-type="float">
            <text:p>399.6</text:p>
          </table:table-cell>
          <table:table-cell table:style-name="ce87" table:formula="of:=ROUND([.L27]+[.M27]+[.O27]+[.Q27]+[.S27])" office:value-type="float" office:value="853" calcext:value-type="float">
            <text:p>853</text:p>
          </table:table-cell>
          <table:table-cell table:style-name="ce44" table:formula="of:=[.F27]" office:value-type="float" office:value="250" calcext:value-type="float">
            <text:p>250</text:p>
          </table:table-cell>
          <table:table-cell table:style-name="ce8" table:formula="of:=[.T27]-[.U27]" office:value-type="float" office:value="603" calcext:value-type="float">
            <text:p>60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oo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8]/[.G28]" office:value-type="float" office:value="6.95652173913043" calcext:value-type="float">
            <text:p>6.957</text:p>
          </table:table-cell>
          <table:table-cell table:style-name="ce75" table:formula="of:=[.E28]*[.J$96]" office:value-type="float" office:value="24" calcext:value-type="float">
            <text:p>24.0</text:p>
          </table:table-cell>
          <table:table-cell table:style-name="ce44" table:formula="of:=[.H28]/100*[.J$97]" office:value-type="float" office:value="48" calcext:value-type="float">
            <text:p>48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8]*[.N28]" office:value-type="float" office:value="306.72" calcext:value-type="float">
            <text:p>306.72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8]*[.P28]" office:value-type="float" office:value="139.2" calcext:value-type="float">
            <text:p>139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8]*[.R28]" office:value-type="float" office:value="561.6" calcext:value-type="float">
            <text:p>561.6</text:p>
          </table:table-cell>
          <table:table-cell table:style-name="ce87" table:formula="of:=ROUND([.L28]+[.M28]+[.O28]+[.Q28]+[.S28])" office:value-type="float" office:value="1080" calcext:value-type="float">
            <text:p>1080</text:p>
          </table:table-cell>
          <table:table-cell table:style-name="ce44" table:formula="of:=[.F28]" office:value-type="float" office:value="360" calcext:value-type="float">
            <text:p>360</text:p>
          </table:table-cell>
          <table:table-cell table:style-name="ce8" table:formula="of:=[.T28]-[.U28]" office:value-type="float" office:value="720" calcext:value-type="float">
            <text:p>7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kein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29]/[.G29]" office:value-type="float" office:value="6.4" calcext:value-type="float">
            <text:p>6.400</text:p>
          </table:table-cell>
          <table:table-cell table:style-name="ce75" table:formula="of:=[.E29]*[.J$96]" office:value-type="float" office:value="27" calcext:value-type="float">
            <text:p>27.0</text:p>
          </table:table-cell>
          <table:table-cell table:style-name="ce44" table:formula="of:=[.H29]/100*[.J$97]" office:value-type="float" office:value="56" calcext:value-type="float">
            <text:p>56</text:p>
          </table:table-cell>
          <table:table-cell table:style-name="ce74" table:formula="of:=[.G$97]*[.C$100]" office:value-type="float" office:value="0.6816" calcext:value-type="float">
            <text:p>0.682</text:p>
          </table:table-cell>
          <table:table-cell table:style-name="ce80" table:formula="of:=[.I29]*[.N29]" office:value-type="float" office:value="340.8" calcext:value-type="float">
            <text:p>340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29]*[.P29]" office:value-type="float" office:value="158.4" calcext:value-type="float">
            <text:p>158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29]*[.R29]" office:value-type="float" office:value="723.6" calcext:value-type="float">
            <text:p>723.6</text:p>
          </table:table-cell>
          <table:table-cell table:style-name="ce87" table:formula="of:=ROUND([.L29]+[.M29]+[.O29]+[.Q29]+[.S29])" office:value-type="float" office:value="1306" calcext:value-type="float">
            <text:p>1306</text:p>
          </table:table-cell>
          <table:table-cell table:style-name="ce44" table:formula="of:=[.F29]" office:value-type="float" office:value="470" calcext:value-type="float">
            <text:p>470</text:p>
          </table:table-cell>
          <table:table-cell table:style-name="ce8" table:formula="of:=[.T29]-[.U29]" office:value-type="float" office:value="836" calcext:value-type="float">
            <text:p>8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linter (L)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200" calcext:value-type="float">
            <text:p>5200</text:p>
          </table:table-cell>
          <table:table-cell table:style-name="ce44" office:value-type="float" office:value="1700" calcext:value-type="float">
            <text:p>170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4" calcext:value-type="float">
            <text:p>4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30]/[.G30]" office:value-type="float" office:value="25" calcext:value-type="float">
            <text:p>25.000</text:p>
          </table:table-cell>
          <table:table-cell table:style-name="ce75" table:formula="of:=[.E30]*[.J$96]" office:value-type="float" office:value="31.5" calcext:value-type="float">
            <text:p>31.5</text:p>
          </table:table-cell>
          <table:table-cell table:style-name="ce44" table:formula="of:=[.H30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0]*[.N30]" office:value-type="float" office:value="148.8" calcext:value-type="float">
            <text:p>148.80</text:p>
          </table:table-cell>
          <table:table-cell table:style-name="ce85" table:formula="of:=[.G$102]*[.C$100]" office:value-type="float" office:value="0.048" calcext:value-type="float">
            <text:p>0.048</text:p>
          </table:table-cell>
          <table:table-cell table:style-name="ce63" table:formula="of:=[.C30]*[.P30]" office:value-type="float" office:value="249.6" calcext:value-type="float">
            <text:p>249.6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0]*[.R30]" office:value-type="float" office:value="183.6" calcext:value-type="float">
            <text:p>183.6</text:p>
          </table:table-cell>
          <table:table-cell table:style-name="ce87" table:formula="of:=ROUND([.L30]+[.M30]+[.O30]+[.Q30]+[.S30])" office:value-type="float" office:value="662" calcext:value-type="float">
            <text:p>662</text:p>
          </table:table-cell>
          <table:table-cell table:style-name="ce44" table:formula="of:=[.F30]" office:value-type="float" office:value="250" calcext:value-type="float">
            <text:p>250</text:p>
          </table:table-cell>
          <table:table-cell table:style-name="ce8" table:formula="of:=[.T30]-[.U30]" office:value-type="float" office:value="412" calcext:value-type="float">
            <text:p>41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1]/[.G31]" office:value-type="float" office:value="24.4444444444444" calcext:value-type="float">
            <text:p>24.444</text:p>
          </table:table-cell>
          <table:table-cell table:style-name="ce75" table:formula="of:=[.E31]*[.J$96]" office:value-type="float" office:value="37.5" calcext:value-type="float">
            <text:p>37.5</text:p>
          </table:table-cell>
          <table:table-cell table:style-name="ce44" table:formula="of:=[.H31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1]*[.N31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1]*[.P31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1]*[.R31]" office:value-type="float" office:value="388.8" calcext:value-type="float">
            <text:p>388.8</text:p>
          </table:table-cell>
          <table:table-cell table:style-name="ce87" table:formula="of:=ROUND([.L31]+[.M31]+[.O31]+[.Q31]+[.S31])" office:value-type="float" office:value="856" calcext:value-type="float">
            <text:p>856</text:p>
          </table:table-cell>
          <table:table-cell table:style-name="ce44" table:formula="of:=[.F31]" office:value-type="float" office:value="350" calcext:value-type="float">
            <text:p>350</text:p>
          </table:table-cell>
          <table:table-cell table:style-name="ce8" table:formula="of:=[.T31]-[.U31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Firebird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400" calcext:value-type="float">
            <text:p>6400</text:p>
          </table:table-cell>
          <table:table-cell table:style-name="ce37" office:value-type="float" office:value="3600" calcext:value-type="float">
            <text:p>36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0" calcext:value-type="float">
            <text:p>350</text:p>
          </table:table-cell>
          <table:table-cell table:style-name="ce37" office:value-type="float" office:value="4.5" calcext:value-type="float">
            <text:p>4.5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2]/[.G32]" office:value-type="float" office:value="28.8888888888889" calcext:value-type="float">
            <text:p>28.889</text:p>
          </table:table-cell>
          <table:table-cell table:style-name="ce75" table:formula="of:=[.E32]*[.J$96]" office:value-type="float" office:value="37.5" calcext:value-type="float">
            <text:p>37.5</text:p>
          </table:table-cell>
          <table:table-cell table:style-name="ce44" table:formula="of:=[.H32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2]*[.N32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2]*[.P32]" office:value-type="float" office:value="230.4" calcext:value-type="float">
            <text:p>230.4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2]*[.R32]" office:value-type="float" office:value="388.8" calcext:value-type="float">
            <text:p>388.8</text:p>
          </table:table-cell>
          <table:table-cell table:style-name="ce87" table:formula="of:=ROUND([.L32]+[.M32]+[.O32]+[.Q32]+[.S32])" office:value-type="float" office:value="856" calcext:value-type="float">
            <text:p>856</text:p>
          </table:table-cell>
          <table:table-cell table:style-name="ce44" table:formula="of:=[.F32]" office:value-type="float" office:value="350" calcext:value-type="float">
            <text:p>350</text:p>
          </table:table-cell>
          <table:table-cell table:style-name="ce8" table:formula="of:=[.T32]-[.U32]" office:value-type="float" office:value="506" calcext:value-type="float">
            <text:p>50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3]/[.G33]" office:value-type="float" office:value="23.4042553191489" calcext:value-type="float">
            <text:p>23.404</text:p>
          </table:table-cell>
          <table:table-cell table:style-name="ce75" table:formula="of:=[.E33]*[.J$96]" office:value-type="float" office:value="16.5" calcext:value-type="float">
            <text:p>16.5</text:p>
          </table:table-cell>
          <table:table-cell table:style-name="ce44" table:formula="of:=[.H33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3]*[.N33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3]*[.P33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3]*[.R33]" office:value-type="float" office:value="189" calcext:value-type="float">
            <text:p>189</text:p>
          </table:table-cell>
          <table:table-cell table:style-name="ce87" table:formula="of:=ROUND([.L33]+[.M33]+[.O33]+[.Q33]+[.S33])" office:value-type="float" office:value="617" calcext:value-type="float">
            <text:p>617</text:p>
          </table:table-cell>
          <table:table-cell table:style-name="ce44" table:formula="of:=[.F33]" office:value-type="float" office:value="195" calcext:value-type="float">
            <text:p>195</text:p>
          </table:table-cell>
          <table:table-cell table:style-name="ce8" table:formula="of:=[.T33]-[.U33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Manta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6500" calcext:value-type="float">
            <text:p>6500</text:p>
          </table:table-cell>
          <table:table-cell table:style-name="ce37" office:value-type="float" office:value="1750" calcext:value-type="float">
            <text:p>175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95" calcext:value-type="float">
            <text:p>195</text:p>
          </table:table-cell>
          <table:table-cell table:style-name="ce37" office:value-type="float" office:value="4.7" calcext:value-type="float">
            <text:p>4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4]/[.G34]" office:value-type="float" office:value="27.6595744680851" calcext:value-type="float">
            <text:p>27.660</text:p>
          </table:table-cell>
          <table:table-cell table:style-name="ce75" table:formula="of:=[.E34]*[.J$96]" office:value-type="float" office:value="16.5" calcext:value-type="float">
            <text:p>16.5</text:p>
          </table:table-cell>
          <table:table-cell table:style-name="ce44" table:formula="of:=[.H34]/100*[.J$97]" office:value-type="float" office:value="32" calcext:value-type="float">
            <text:p>32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4]*[.N34]" office:value-type="float" office:value="145.08" calcext:value-type="float">
            <text:p>145.08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4]*[.P34]" office:value-type="float" office:value="234" calcext:value-type="float">
            <text:p>234.0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4]*[.R34]" office:value-type="float" office:value="189" calcext:value-type="float">
            <text:p>189</text:p>
          </table:table-cell>
          <table:table-cell table:style-name="ce87" table:formula="of:=ROUND([.L34]+[.M34]+[.O34]+[.Q34]+[.S34])" office:value-type="float" office:value="617" calcext:value-type="float">
            <text:p>617</text:p>
          </table:table-cell>
          <table:table-cell table:style-name="ce44" table:formula="of:=[.F34]" office:value-type="float" office:value="195" calcext:value-type="float">
            <text:p>195</text:p>
          </table:table-cell>
          <table:table-cell table:style-name="ce8" table:formula="of:=[.T34]-[.U34]" office:value-type="float" office:value="422" calcext:value-type="float">
            <text:p>42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35]/[.G35]" office:value-type="float" office:value="27.5" calcext:value-type="float">
            <text:p>27.500</text:p>
          </table:table-cell>
          <table:table-cell table:style-name="ce75" table:formula="of:=[.E35]*[.J$96]" office:value-type="float" office:value="33" calcext:value-type="float">
            <text:p>33.0</text:p>
          </table:table-cell>
          <table:table-cell table:style-name="ce44" table:formula="of:=[.H35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5]*[.N35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5]*[.P35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5]*[.R35]" office:value-type="float" office:value="210.6" calcext:value-type="float">
            <text:p>210.6</text:p>
          </table:table-cell>
          <table:table-cell table:style-name="ce87" table:formula="of:=ROUND([.L35]+[.M35]+[.O35]+[.Q35]+[.S35])" office:value-type="float" office:value="664" calcext:value-type="float">
            <text:p>664</text:p>
          </table:table-cell>
          <table:table-cell table:style-name="ce44" table:formula="of:=[.F35]" office:value-type="float" office:value="275" calcext:value-type="float">
            <text:p>275</text:p>
          </table:table-cell>
          <table:table-cell table:style-name="ce8" table:formula="of:=[.T35]-[.U35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Splinter (E) (L)</text:p>
          </table:table-cell>
          <table:table-cell table:style-name="ce4" office:value-type="string" calcext:value-type="string">
            <text:p>M.Marauder</text:p>
          </table:table-cell>
          <table:table-cell table:style-name="ce37" office:value-type="float" office:value="5700" calcext:value-type="float">
            <text:p>5700</text:p>
          </table:table-cell>
          <table:table-cell table:style-name="ce37" office:value-type="float" office:value="1950" calcext:value-type="float">
            <text:p>195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5" calcext:value-type="float">
            <text:p>2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36]/[.G36]" office:value-type="float" office:value="32.5" calcext:value-type="float">
            <text:p>32.500</text:p>
          </table:table-cell>
          <table:table-cell table:style-name="ce75" table:formula="of:=[.E36]*[.J$96]" office:value-type="float" office:value="33" calcext:value-type="float">
            <text:p>33.0</text:p>
          </table:table-cell>
          <table:table-cell table:style-name="ce44" table:formula="of:=[.H36]/100*[.J$97]" office:value-type="float" office:value="48" calcext:value-type="float">
            <text:p>48</text:p>
          </table:table-cell>
          <table:table-cell table:style-name="ce74" table:formula="of:=[.G$96]*[.C$100]" office:value-type="float" office:value="0.372" calcext:value-type="float">
            <text:p>0.372</text:p>
          </table:table-cell>
          <table:table-cell table:style-name="ce80" table:formula="of:=[.I36]*[.N36]" office:value-type="float" office:value="167.4" calcext:value-type="float">
            <text:p>167.40</text:p>
          </table:table-cell>
          <table:table-cell table:style-name="ce85" table:formula="of:=[.G$103]*[.C$100]" office:value-type="float" office:value="0.036" calcext:value-type="float">
            <text:p>0.036</text:p>
          </table:table-cell>
          <table:table-cell table:style-name="ce63" table:formula="of:=[.C36]*[.P36]" office:value-type="float" office:value="205.2" calcext:value-type="float">
            <text:p>205.20</text:p>
          </table:table-cell>
          <table:table-cell table:style-name="ce74" table:formula="of:=[.G$99]*[.C$100]" office:value-type="float" office:value="0.108" calcext:value-type="float">
            <text:p>0.108</text:p>
          </table:table-cell>
          <table:table-cell table:style-name="ce8" table:formula="of:=[.D36]*[.R36]" office:value-type="float" office:value="210.6" calcext:value-type="float">
            <text:p>210.6</text:p>
          </table:table-cell>
          <table:table-cell table:style-name="ce87" table:formula="of:=ROUND([.L36]+[.M36]+[.O36]+[.Q36]+[.S36])" office:value-type="float" office:value="664" calcext:value-type="float">
            <text:p>664</text:p>
          </table:table-cell>
          <table:table-cell table:style-name="ce44" table:formula="of:=[.F36]" office:value-type="float" office:value="275" calcext:value-type="float">
            <text:p>275</text:p>
          </table:table-cell>
          <table:table-cell table:style-name="ce8" table:formula="of:=[.T36]-[.U36]" office:value-type="float" office:value="389" calcext:value-type="float">
            <text:p>38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Gunboat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5800" calcext:value-type="float">
            <text:p>58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1" calcext:value-type="float">
            <text:p>3.1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38]/[.G38]" office:value-type="float" office:value="29.0322580645161" calcext:value-type="float">
            <text:p>29.032</text:p>
          </table:table-cell>
          <table:table-cell table:style-name="ce75" table:formula="of:=[.E38]*[.J$96]" office:value-type="float" office:value="18" calcext:value-type="float">
            <text:p>18.0</text:p>
          </table:table-cell>
          <table:table-cell table:style-name="ce44" table:formula="of:=[.H38]/100*[.J$97]" office:value-type="float" office:value="48" calcext:value-type="float">
            <text:p>48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38]*[.N38]" office:value-type="float" office:value="122.688" calcext:value-type="float">
            <text:p>122.69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38]*[.P38]" office:value-type="float" office:value="139.2" calcext:value-type="float">
            <text:p>139.2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8]*[.R38]" office:value-type="float" office:value="100.8" calcext:value-type="float">
            <text:p>100.8</text:p>
          </table:table-cell>
          <table:table-cell table:style-name="ce87" table:formula="of:=ROUND([.L38]+[.M38]+[.O38]+[.Q38]+[.S38])" office:value-type="float" office:value="429" calcext:value-type="float">
            <text:p>429</text:p>
          </table:table-cell>
          <table:table-cell table:style-name="ce44" table:formula="of:=[.F38]" office:value-type="float" office:value="150" calcext:value-type="float">
            <text:p>150</text:p>
          </table:table-cell>
          <table:table-cell table:style-name="ce8" table:formula="of:=[.T38]-[.U38]" office:value-type="float" office:value="279" calcext:value-type="float">
            <text:p>27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dhunt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6" calcext:value-type="float">
            <text:p>2.6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39]/[.G39]" office:value-type="float" office:value="30.7692307692308" calcext:value-type="float">
            <text:p>30.769</text:p>
          </table:table-cell>
          <table:table-cell table:style-name="ce75" table:formula="of:=[.E39]*[.J$96]" office:value-type="float" office:value="6" calcext:value-type="float">
            <text:p>6.0</text:p>
          </table:table-cell>
          <table:table-cell table:style-name="ce44" table:formula="of:=[.H39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39]*[.N39]" office:value-type="float" office:value="62" calcext:value-type="float">
            <text:p>62.0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39]*[.P39]" office:value-type="float" office:value="121.6" calcext:value-type="float">
            <text:p>121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39]*[.R39]" office:value-type="float" office:value="50.4" calcext:value-type="float">
            <text:p>50.4</text:p>
          </table:table-cell>
          <table:table-cell table:style-name="ce87" table:formula="of:=ROUND([.L39]+[.M39]+[.O39]+[.Q39]+[.S39])" office:value-type="float" office:value="272" calcext:value-type="float">
            <text:p>272</text:p>
          </table:table-cell>
          <table:table-cell table:style-name="ce44" table:formula="of:=[.F39]" office:value-type="float" office:value="120" calcext:value-type="float">
            <text:p>120</text:p>
          </table:table-cell>
          <table:table-cell table:style-name="ce8" table:formula="of:=[.T39]-[.U39]" office:value-type="float" office:value="152" calcext:value-type="float">
            <text:p>1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odified Argosy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800" calcext:value-type="float">
            <text:p>4800</text:p>
          </table:table-cell>
          <table:table-cell table:style-name="ce44" office:value-type="float" office:value="1900" calcext:value-type="float">
            <text:p>19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6.2" calcext:value-type="float">
            <text:p>6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40]/[.G40]" office:value-type="float" office:value="12.9032258064516" calcext:value-type="float">
            <text:p>12.903</text:p>
          </table:table-cell>
          <table:table-cell table:style-name="ce75" table:formula="of:=[.E40]*[.J$96]" office:value-type="float" office:value="18" calcext:value-type="float">
            <text:p>18.0</text:p>
          </table:table-cell>
          <table:table-cell table:style-name="ce44" table:formula="of:=[.H40]/100*[.J$97]" office:value-type="float" office:value="32" calcext:value-type="float">
            <text:p>32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0]*[.N40]" office:value-type="float" office:value="154.496" calcext:value-type="float">
            <text:p>154.50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0]*[.P40]" office:value-type="float" office:value="153.6" calcext:value-type="float">
            <text:p>153.6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0]*[.R40]" office:value-type="float" office:value="136.8" calcext:value-type="float">
            <text:p>136.8</text:p>
          </table:table-cell>
          <table:table-cell table:style-name="ce87" table:formula="of:=ROUND([.L40]+[.M40]+[.O40]+[.Q40]+[.S40])" office:value-type="float" office:value="495" calcext:value-type="float">
            <text:p>495</text:p>
          </table:table-cell>
          <table:table-cell table:style-name="ce44" table:formula="of:=[.F40]" office:value-type="float" office:value="250" calcext:value-type="float">
            <text:p>250</text:p>
          </table:table-cell>
          <table:table-cell table:style-name="ce8" table:formula="of:=[.T40]-[.U40]" office:value-type="float" office:value="245" calcext:value-type="float">
            <text:p>24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Quicksilver (L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000" calcext:value-type="float">
            <text:p>30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0" calcext:value-type="float">
            <text:p>120</text:p>
          </table:table-cell>
          <table:table-cell table:style-name="ce63" office:value-type="float" office:value="2.7" calcext:value-type="float">
            <text:p>2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41]/[.G41]" office:value-type="float" office:value="25.9259259259259" calcext:value-type="float">
            <text:p>25.926</text:p>
          </table:table-cell>
          <table:table-cell table:style-name="ce75" table:formula="of:=[.E41]*[.J$96]" office:value-type="float" office:value="9" calcext:value-type="float">
            <text:p>9.0</text:p>
          </table:table-cell>
          <table:table-cell table:style-name="ce44" table:formula="of:=[.H41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1]*[.N41]" office:value-type="float" office:value="59.52" calcext:value-type="float">
            <text:p>59.52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1]*[.P41]" office:value-type="float" office:value="96" calcext:value-type="float">
            <text:p>96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1]*[.R41]" office:value-type="float" office:value="57.6" calcext:value-type="float">
            <text:p>57.6</text:p>
          </table:table-cell>
          <table:table-cell table:style-name="ce87" table:formula="of:=ROUND([.L41]+[.M41]+[.O41]+[.Q41]+[.S41])" office:value-type="float" office:value="254" calcext:value-type="float">
            <text:p>254</text:p>
          </table:table-cell>
          <table:table-cell table:style-name="ce44" table:formula="of:=[.F41]" office:value-type="float" office:value="120" calcext:value-type="float">
            <text:p>120</text:p>
          </table:table-cell>
          <table:table-cell table:style-name="ce8" table:formula="of:=[.T41]-[.U41]" office:value-type="float" office:value="134" calcext:value-type="float">
            <text:p>1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inmaker (M)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3500" calcext:value-type="float">
            <text:p>3500</text:p>
          </table:table-cell>
          <table:table-cell table:style-name="ce44" office:value-type="float" office:value="1200" calcext:value-type="float">
            <text:p>12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0" calcext:value-type="float">
            <text:p>180</text:p>
          </table:table-cell>
          <table:table-cell table:style-name="ce63" office:value-type="float" office:value="3.8" calcext:value-type="float">
            <text:p>3.8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50" calcext:value-type="float">
            <text:p>50</text:p>
          </table:table-cell>
          <table:table-cell table:style-name="ce74" table:formula="of:=[.J42]/[.G42]" office:value-type="float" office:value="13.1578947368421" calcext:value-type="float">
            <text:p>13.158</text:p>
          </table:table-cell>
          <table:table-cell table:style-name="ce75" table:formula="of:=[.E42]*[.J$96]" office:value-type="float" office:value="21" calcext:value-type="float">
            <text:p>21.0</text:p>
          </table:table-cell>
          <table:table-cell table:style-name="ce44" table:formula="of:=[.H42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2]*[.N42]" office:value-type="float" office:value="104.512" calcext:value-type="float">
            <text:p>104.51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2]*[.P42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2]*[.R42]" office:value-type="float" office:value="86.4" calcext:value-type="float">
            <text:p>86.4</text:p>
          </table:table-cell>
          <table:table-cell table:style-name="ce87" table:formula="of:=ROUND([.L42]+[.M42]+[.O42]+[.Q42]+[.S42])" office:value-type="float" office:value="336" calcext:value-type="float">
            <text:p>336</text:p>
          </table:table-cell>
          <table:table-cell table:style-name="ce44" table:formula="of:=[.F42]" office:value-type="float" office:value="180" calcext:value-type="float">
            <text:p>180</text:p>
          </table:table-cell>
          <table:table-cell table:style-name="ce8" table:formula="of:=[.T42]-[.U42]" office:value-type="float" office:value="156" calcext:value-type="float">
            <text:p>15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Raven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4700" calcext:value-type="float">
            <text:p>4700</text:p>
          </table:table-cell>
          <table:table-cell table:style-name="ce44" office:value-type="float" office:value="1400" calcext:value-type="float">
            <text:p>140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43]/[.G43]" office:value-type="float" office:value="27.027027027027" calcext:value-type="float">
            <text:p>27.027</text:p>
          </table:table-cell>
          <table:table-cell table:style-name="ce75" table:formula="of:=[.E43]*[.J$96]" office:value-type="float" office:value="19.5" calcext:value-type="float">
            <text:p>19.5</text:p>
          </table:table-cell>
          <table:table-cell table:style-name="ce44" table:formula="of:=[.H43]/100*[.J$97]" office:value-type="float" office:value="40" calcext:value-type="float">
            <text:p>40</text:p>
          </table:table-cell>
          <table:table-cell table:style-name="ce74" table:formula="of:=[.G$97]*[.C$99]" office:value-type="float" office:value="0.4544" calcext:value-type="float">
            <text:p>0.454</text:p>
          </table:table-cell>
          <table:table-cell table:style-name="ce80" table:formula="of:=[.I43]*[.N43]" office:value-type="float" office:value="127.232" calcext:value-type="float">
            <text:p>127.23</text:p>
          </table:table-cell>
          <table:table-cell table:style-name="ce85" table:formula="of:=[.G$102]*[.C$99]" office:value-type="float" office:value="0.032" calcext:value-type="float">
            <text:p>0.032</text:p>
          </table:table-cell>
          <table:table-cell table:style-name="ce63" table:formula="of:=[.C43]*[.P43]" office:value-type="float" office:value="150.4" calcext:value-type="float">
            <text:p>150.4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3]*[.R43]" office:value-type="float" office:value="100.8" calcext:value-type="float">
            <text:p>100.8</text:p>
          </table:table-cell>
          <table:table-cell table:style-name="ce87" table:formula="of:=ROUND([.L43]+[.M43]+[.O43]+[.Q43]+[.S43])" office:value-type="float" office:value="438" calcext:value-type="float">
            <text:p>438</text:p>
          </table:table-cell>
          <table:table-cell table:style-name="ce44" table:formula="of:=[.F43]" office:value-type="float" office:value="130" calcext:value-type="float">
            <text:p>130</text:p>
          </table:table-cell>
          <table:table-cell table:style-name="ce8" table:formula="of:=[.T43]-[.U43]" office:value-type="float" office:value="308" calcext:value-type="float">
            <text:p>3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75" calcext:value-type="float">
            <text:p>75</text:p>
          </table:table-cell>
          <table:table-cell table:style-name="ce74" table:formula="of:=[.J44]/[.G44]" office:value-type="float" office:value="27.7777777777778" calcext:value-type="float">
            <text:p>27.778</text:p>
          </table:table-cell>
          <table:table-cell table:style-name="ce75" table:formula="of:=[.E44]*[.J$96]" office:value-type="float" office:value="10.5" calcext:value-type="float">
            <text:p>10.5</text:p>
          </table:table-cell>
          <table:table-cell table:style-name="ce44" table:formula="of:=[.H44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4]*[.N44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4]*[.P44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4]*[.R44]" office:value-type="float" office:value="64.8" calcext:value-type="float">
            <text:p>64.8</text:p>
          </table:table-cell>
          <table:table-cell table:style-name="ce87" table:formula="of:=ROUND([.L44]+[.M44]+[.O44]+[.Q44]+[.S44])" office:value-type="float" office:value="257" calcext:value-type="float">
            <text:p>257</text:p>
          </table:table-cell>
          <table:table-cell table:style-name="ce44" table:formula="of:=[.F44]" office:value-type="float" office:value="140" calcext:value-type="float">
            <text:p>140</text:p>
          </table:table-cell>
          <table:table-cell table:style-name="ce8" table:formula="of:=[.T44]-[.U44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Quicksilver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3500" calcext:value-type="float">
            <text:p>3500</text:p>
          </table:table-cell>
          <table:table-cell table:style-name="ce37" office:value-type="float" office:value="900" calcext:value-type="float">
            <text:p>90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37" office:value-type="float" office:value="2.7" calcext:value-type="float">
            <text:p>2.7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15" calcext:value-type="float">
            <text:p>115</text:p>
          </table:table-cell>
          <table:table-cell table:style-name="ce74" table:formula="of:=[.J45]/[.G45]" office:value-type="float" office:value="42.5925925925926" calcext:value-type="float">
            <text:p>42.593</text:p>
          </table:table-cell>
          <table:table-cell table:style-name="ce75" table:formula="of:=[.E45]*[.J$96]" office:value-type="float" office:value="10.5" calcext:value-type="float">
            <text:p>10.5</text:p>
          </table:table-cell>
          <table:table-cell table:style-name="ce44" table:formula="of:=[.H45]/100*[.J$97]" office:value-type="float" office:value="32" calcext:value-type="float">
            <text:p>32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5]*[.N45]" office:value-type="float" office:value="65.72" calcext:value-type="float">
            <text:p>65.72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5]*[.P45]" office:value-type="float" office:value="84" calcext:value-type="float">
            <text:p>84.0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5]*[.R45]" office:value-type="float" office:value="64.8" calcext:value-type="float">
            <text:p>64.8</text:p>
          </table:table-cell>
          <table:table-cell table:style-name="ce87" table:formula="of:=ROUND([.L45]+[.M45]+[.O45]+[.Q45]+[.S45])" office:value-type="float" office:value="257" calcext:value-type="float">
            <text:p>257</text:p>
          </table:table-cell>
          <table:table-cell table:style-name="ce44" table:formula="of:=[.F45]" office:value-type="float" office:value="140" calcext:value-type="float">
            <text:p>140</text:p>
          </table:table-cell>
          <table:table-cell table:style-name="ce8" table:formula="of:=[.T45]-[.U45]" office:value-type="float" office:value="117" calcext:value-type="float">
            <text:p>1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74" table:formula="of:=[.J46]/[.G46]" office:value-type="float" office:value="29.7297297297297" calcext:value-type="float">
            <text:p>29.730</text:p>
          </table:table-cell>
          <table:table-cell table:style-name="ce75" table:formula="of:=[.E46]*[.J$96]" office:value-type="float" office:value="21" calcext:value-type="float">
            <text:p>21.0</text:p>
          </table:table-cell>
          <table:table-cell table:style-name="ce44" table:formula="of:=[.H46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6]*[.N46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6]*[.P46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6]*[.R46]" office:value-type="float" office:value="115.2" calcext:value-type="float">
            <text:p>115.2</text:p>
          </table:table-cell>
          <table:table-cell table:style-name="ce87" table:formula="of:=ROUND([.L46]+[.M46]+[.O46]+[.Q46]+[.S46])" office:value-type="float" office:value="378" calcext:value-type="float">
            <text:p>378</text:p>
          </table:table-cell>
          <table:table-cell table:style-name="ce44" table:formula="of:=[.F46]" office:value-type="float" office:value="145" calcext:value-type="float">
            <text:p>145</text:p>
          </table:table-cell>
          <table:table-cell table:style-name="ce8" table:formula="of:=[.T46]-[.U46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4" office:value-type="string" calcext:value-type="string">
            <text:p>Mdr.Raven (E) (L)</text:p>
          </table:table-cell>
          <table:table-cell table:style-name="ce4" office:value-type="string" calcext:value-type="string">
            <text:p>L.Marauder</text:p>
          </table:table-cell>
          <table:table-cell table:style-name="ce37" office:value-type="float" office:value="5200" calcext:value-type="float">
            <text:p>5200</text:p>
          </table:table-cell>
          <table:table-cell table:style-name="ce37" office:value-type="float" office:value="1600" calcext:value-type="float">
            <text:p>160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5" calcext:value-type="float">
            <text:p>145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30" calcext:value-type="float">
            <text:p>130</text:p>
          </table:table-cell>
          <table:table-cell table:style-name="ce74" table:formula="of:=[.J47]/[.G47]" office:value-type="float" office:value="35.1351351351351" calcext:value-type="float">
            <text:p>35.135</text:p>
          </table:table-cell>
          <table:table-cell table:style-name="ce75" table:formula="of:=[.E47]*[.J$96]" office:value-type="float" office:value="21" calcext:value-type="float">
            <text:p>21.0</text:p>
          </table:table-cell>
          <table:table-cell table:style-name="ce44" table:formula="of:=[.H47]/100*[.J$97]" office:value-type="float" office:value="40" calcext:value-type="float">
            <text:p>40</text:p>
          </table:table-cell>
          <table:table-cell table:style-name="ce74" table:formula="of:=[.G$96]*[.C$99]" office:value-type="float" office:value="0.248" calcext:value-type="float">
            <text:p>0.248</text:p>
          </table:table-cell>
          <table:table-cell table:style-name="ce80" table:formula="of:=[.I47]*[.N47]" office:value-type="float" office:value="76.88" calcext:value-type="float">
            <text:p>76.88</text:p>
          </table:table-cell>
          <table:table-cell table:style-name="ce85" table:formula="of:=[.G$103]*[.C$99]" office:value-type="float" office:value="0.024" calcext:value-type="float">
            <text:p>0.024</text:p>
          </table:table-cell>
          <table:table-cell table:style-name="ce63" table:formula="of:=[.C47]*[.P47]" office:value-type="float" office:value="124.8" calcext:value-type="float">
            <text:p>124.80</text:p>
          </table:table-cell>
          <table:table-cell table:style-name="ce74" table:formula="of:=[.G$99]*[.C$99]" office:value-type="float" office:value="0.072" calcext:value-type="float">
            <text:p>0.072</text:p>
          </table:table-cell>
          <table:table-cell table:style-name="ce8" table:formula="of:=[.D47]*[.R47]" office:value-type="float" office:value="115.2" calcext:value-type="float">
            <text:p>115.2</text:p>
          </table:table-cell>
          <table:table-cell table:style-name="ce87" table:formula="of:=ROUND([.L47]+[.M47]+[.O47]+[.Q47]+[.S47])" office:value-type="float" office:value="378" calcext:value-type="float">
            <text:p>378</text:p>
          </table:table-cell>
          <table:table-cell table:style-name="ce44" table:formula="of:=[.F47]" office:value-type="float" office:value="145" calcext:value-type="float">
            <text:p>145</text:p>
          </table:table-cell>
          <table:table-cell table:style-name="ce8" table:formula="of:=[.T47]-[.U47]" office:value-type="float" office:value="233" calcext:value-type="float">
            <text:p>2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rserker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2" calcext:value-type="float">
            <text:p>2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5" calcext:value-type="float">
            <text:p>65</text:p>
          </table:table-cell>
          <table:table-cell table:style-name="ce74" table:formula="of:=[.J49]/[.G49]" office:value-type="float" office:value="29.5454545454545" calcext:value-type="float">
            <text:p>29.545</text:p>
          </table:table-cell>
          <table:table-cell table:style-name="ce75" table:formula="of:=[.E49]*[.J$96]" office:value-type="float" office:value="3" calcext:value-type="float">
            <text:p>3.0</text:p>
          </table:table-cell>
          <table:table-cell table:style-name="ce44" table:formula="of:=[.H49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49]*[.N49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49]*[.P49]" office:value-type="float" office:value="39.6" calcext:value-type="float">
            <text:p>39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49]*[.R49]" office:value-type="float" office:value="20.25" calcext:value-type="float">
            <text:p>20.25</text:p>
          </table:table-cell>
          <table:table-cell table:style-name="ce87" table:formula="of:=ROUND([.L49]+[.M49]+[.O49]+[.Q49]+[.S49])" office:value-type="float" office:value="146" calcext:value-type="float">
            <text:p>146</text:p>
          </table:table-cell>
          <table:table-cell table:style-name="ce44" table:formula="of:=[.F49]" office:value-type="float" office:value="110" calcext:value-type="float">
            <text:p>110</text:p>
          </table:table-cell>
          <table:table-cell table:style-name="ce8" table:formula="of:=[.T49]-[.U49]" office:value-type="float" office:value="36" calcext:value-type="float">
            <text:p>3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ury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6" calcext:value-type="float">
            <text:p>1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0]/[.G50]" office:value-type="float" office:value="37.5" calcext:value-type="float">
            <text:p>37.500</text:p>
          </table:table-cell>
          <table:table-cell table:style-name="ce75" table:formula="of:=[.E50]*[.J$96]" office:value-type="float" office:value="4.5" calcext:value-type="float">
            <text:p>4.5</text:p>
          </table:table-cell>
          <table:table-cell table:style-name="ce44" table:formula="of:=[.H50]/100*[.J$97]" office:value-type="float" office:value="48" calcext:value-type="float">
            <text:p>48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0]*[.N50]" office:value-type="float" office:value="40.896" calcext:value-type="float">
            <text:p>40.90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0]*[.P50]" office:value-type="float" office:value="36" calcext:value-type="float">
            <text:p>36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0]*[.R50]" office:value-type="float" office:value="16.2" calcext:value-type="float">
            <text:p>16.2</text:p>
          </table:table-cell>
          <table:table-cell table:style-name="ce87" table:formula="of:=ROUND([.L50]+[.M50]+[.O50]+[.Q50]+[.S50])" office:value-type="float" office:value="146" calcext:value-type="float">
            <text:p>146</text:p>
          </table:table-cell>
          <table:table-cell table:style-name="ce44" table:formula="of:=[.F50]" office:value-type="float" office:value="70" calcext:value-type="float">
            <text:p>70</text:p>
          </table:table-cell>
          <table:table-cell table:style-name="ce8" table:formula="of:=[.T50]-[.U50]" office:value-type="float" office:value="76" calcext:value-type="float">
            <text:p>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wk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51]/[.G51]" office:value-type="float" office:value="33.3333333333333" calcext:value-type="float">
            <text:p>33.333</text:p>
          </table:table-cell>
          <table:table-cell table:style-name="ce75" table:formula="of:=[.E51]*[.J$96]" office:value-type="float" office:value="6" calcext:value-type="float">
            <text:p>6.0</text:p>
          </table:table-cell>
          <table:table-cell table:style-name="ce44" table:formula="of:=[.H51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1]*[.N51]" office:value-type="float" office:value="51.12" calcext:value-type="float">
            <text:p>51.12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1]*[.P51]" office:value-type="float" office:value="45" calcext:value-type="float">
            <text:p>45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1]*[.R51]" office:value-type="float" office:value="20.25" calcext:value-type="float">
            <text:p>20.25</text:p>
          </table:table-cell>
          <table:table-cell table:style-name="ce87" table:formula="of:=ROUND([.L51]+[.M51]+[.O51]+[.Q51]+[.S51])" office:value-type="float" office:value="146" calcext:value-type="float">
            <text:p>146</text:p>
          </table:table-cell>
          <table:table-cell table:style-name="ce44" table:formula="of:=[.F51]" office:value-type="float" office:value="150" calcext:value-type="float">
            <text:p>150</text:p>
          </table:table-cell>
          <table:table-cell table:style-name="ce8" table:formula="of:=[.T51]-[.U51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parrow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0" calcext:value-type="float">
            <text:p>50</text:p>
          </table:table-cell>
          <table:table-cell table:style-name="ce63" office:value-type="float" office:value="0.9" calcext:value-type="float">
            <text:p>0.9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52]/[.G52]" office:value-type="float" office:value="44.4444444444444" calcext:value-type="float">
            <text:p>44.444</text:p>
          </table:table-cell>
          <table:table-cell table:style-name="ce75" table:formula="of:=[.E52]*[.J$96]" office:value-type="float" office:value="3" calcext:value-type="float">
            <text:p>3.0</text:p>
          </table:table-cell>
          <table:table-cell table:style-name="ce44" table:formula="of:=[.H52]/100*[.J$97]" office:value-type="float" office:value="24" calcext:value-type="float">
            <text:p>24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2]*[.N52]" office:value-type="float" office:value="33.228" calcext:value-type="float">
            <text:p>33.23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2]*[.P52]" office:value-type="float" office:value="21.6" calcext:value-type="float">
            <text:p>21.6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2]*[.R52]" office:value-type="float" office:value="12.15" calcext:value-type="float">
            <text:p>12.15</text:p>
          </table:table-cell>
          <table:table-cell table:style-name="ce87" table:formula="of:=ROUND([.L52]+[.M52]+[.O52]+[.Q52]+[.S52])" office:value-type="float" office:value="94" calcext:value-type="float">
            <text:p>94</text:p>
          </table:table-cell>
          <table:table-cell table:style-name="ce44" table:formula="of:=[.F52]" office:value-type="float" office:value="50" calcext:value-type="float">
            <text:p>50</text:p>
          </table:table-cell>
          <table:table-cell table:style-name="ce8" table:formula="of:=[.T52]-[.U52]" office:value-type="float" office:value="44" calcext:value-type="float">
            <text:p>4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Wasp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63" office:value-type="float" office:value="1.2" calcext:value-type="float">
            <text:p>1.2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53]/[.G53]" office:value-type="float" office:value="50" calcext:value-type="float">
            <text:p>50.000</text:p>
          </table:table-cell>
          <table:table-cell table:style-name="ce75" table:formula="of:=[.E53]*[.J$96]" office:value-type="float" office:value="3" calcext:value-type="float">
            <text:p>3.0</text:p>
          </table:table-cell>
          <table:table-cell table:style-name="ce44" table:formula="of:=[.H53]/100*[.J$97]" office:value-type="float" office:value="32" calcext:value-type="float">
            <text:p>32</text:p>
          </table:table-cell>
          <table:table-cell table:style-name="ce74" table:formula="of:=[.G$97]*[.C$98]" office:value-type="float" office:value="0.2556" calcext:value-type="float">
            <text:p>0.256</text:p>
          </table:table-cell>
          <table:table-cell table:style-name="ce80" table:formula="of:=[.I53]*[.N53]" office:value-type="float" office:value="38.34" calcext:value-type="float">
            <text:p>38.34</text:p>
          </table:table-cell>
          <table:table-cell table:style-name="ce85" table:formula="of:=[.G$102]*[.C$98]" office:value-type="float" office:value="0.018" calcext:value-type="float">
            <text:p>0.018</text:p>
          </table:table-cell>
          <table:table-cell table:style-name="ce63" table:formula="of:=[.C53]*[.P53]" office:value-type="float" office:value="27" calcext:value-type="float">
            <text:p>27.00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3]*[.R53]" office:value-type="float" office:value="20.25" calcext:value-type="float">
            <text:p>20.25</text:p>
          </table:table-cell>
          <table:table-cell table:style-name="ce87" table:formula="of:=ROUND([.L53]+[.M53]+[.O53]+[.Q53]+[.S53])" office:value-type="float" office:value="121" calcext:value-type="float">
            <text:p>121</text:p>
          </table:table-cell>
          <table:table-cell table:style-name="ce44" table:formula="of:=[.F53]" office:value-type="float" office:value="60" calcext:value-type="float">
            <text:p>60</text:p>
          </table:table-cell>
          <table:table-cell table:style-name="ce8" table:formula="of:=[.T53]-[.U53]" office:value-type="float" office:value="61" calcext:value-type="float">
            <text:p>6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95" calcext:value-type="float">
            <text:p>95</text:p>
          </table:table-cell>
          <table:table-cell table:style-name="ce74" table:formula="of:=[.J54]/[.G54]" office:value-type="float" office:value="47.5" calcext:value-type="float">
            <text:p>47.500</text:p>
          </table:table-cell>
          <table:table-cell table:style-name="ce75" table:formula="of:=[.E54]*[.J$96]" office:value-type="float" office:value="7.5" calcext:value-type="float">
            <text:p>7.5</text:p>
          </table:table-cell>
          <table:table-cell table:style-name="ce44" table:formula="of:=[.H54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4]*[.N54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4]*[.P54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4]*[.R54]" office:value-type="float" office:value="20.25" calcext:value-type="float">
            <text:p>20.25</text:p>
          </table:table-cell>
          <table:table-cell table:style-name="ce87" table:formula="of:=ROUND([.L54]+[.M54]+[.O54]+[.Q54]+[.S54])" office:value-type="float" office:value="136" calcext:value-type="float">
            <text:p>136</text:p>
          </table:table-cell>
          <table:table-cell table:style-name="ce44" table:formula="of:=[.F54]" office:value-type="float" office:value="145" calcext:value-type="float">
            <text:p>145</text:p>
          </table:table-cell>
          <table:table-cell table:style-name="ce8" table:formula="of:=[.T54]-[.U54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Arrow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5]/[.G55]" office:value-type="float" office:value="57.5" calcext:value-type="float">
            <text:p>57.500</text:p>
          </table:table-cell>
          <table:table-cell table:style-name="ce75" table:formula="of:=[.E55]*[.J$96]" office:value-type="float" office:value="7.5" calcext:value-type="float">
            <text:p>7.5</text:p>
          </table:table-cell>
          <table:table-cell table:style-name="ce44" table:formula="of:=[.H55]/100*[.J$97]" office:value-type="float" office:value="48" calcext:value-type="float">
            <text:p>48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5]*[.N55]" office:value-type="float" office:value="29.295" calcext:value-type="float">
            <text:p>29.30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5]*[.P55]" office:value-type="float" office:value="31.05" calcext:value-type="float">
            <text:p>31.0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5]*[.R55]" office:value-type="float" office:value="20.25" calcext:value-type="float">
            <text:p>20.25</text:p>
          </table:table-cell>
          <table:table-cell table:style-name="ce87" table:formula="of:=ROUND([.L55]+[.M55]+[.O55]+[.Q55]+[.S55])" office:value-type="float" office:value="136" calcext:value-type="float">
            <text:p>136</text:p>
          </table:table-cell>
          <table:table-cell table:style-name="ce44" table:formula="of:=[.F55]" office:value-type="float" office:value="145" calcext:value-type="float">
            <text:p>145</text:p>
          </table:table-cell>
          <table:table-cell table:style-name="ce8" table:formula="of:=[.T55]-[.U55]" office:value-type="float" office:value="-9" calcext:value-type="float">
            <text:p>-9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15" calcext:value-type="float">
            <text:p>115</text:p>
          </table:table-cell>
          <table:table-cell table:style-name="ce74" table:formula="of:=[.J56]/[.G56]" office:value-type="float" office:value="31.0810810810811" calcext:value-type="float">
            <text:p>31.081</text:p>
          </table:table-cell>
          <table:table-cell table:style-name="ce75" table:formula="of:=[.E56]*[.J$96]" office:value-type="float" office:value="27" calcext:value-type="float">
            <text:p>27.0</text:p>
          </table:table-cell>
          <table:table-cell table:style-name="ce44" table:formula="of:=[.H56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6]*[.N56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6]*[.P56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6]*[.R56]" office:value-type="float" office:value="28.35" calcext:value-type="float">
            <text:p>28.35</text:p>
          </table:table-cell>
          <table:table-cell table:style-name="ce87" table:formula="of:=ROUND([.L56]+[.M56]+[.O56]+[.Q56]+[.S56])" office:value-type="float" office:value="195" calcext:value-type="float">
            <text:p>195</text:p>
          </table:table-cell>
          <table:table-cell table:style-name="ce44" table:formula="of:=[.F56]" office:value-type="float" office:value="145" calcext:value-type="float">
            <text:p>145</text:p>
          </table:table-cell>
          <table:table-cell table:style-name="ce8" table:formula="of:=[.T56]-[.U56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Mdr.Bounder (E) (L)</text:p>
          </table:table-cell>
          <table:table-cell table:style-name="ce8" office:value-type="string" calcext:value-type="string">
            <text:p>I.Marauder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45" calcext:value-type="float">
            <text:p>145</text:p>
          </table:table-cell>
          <table:table-cell table:style-name="ce44" office:value-type="float" office:value="3.7" calcext:value-type="float">
            <text:p>3.7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30" calcext:value-type="float">
            <text:p>130</text:p>
          </table:table-cell>
          <table:table-cell table:style-name="ce74" table:formula="of:=[.J57]/[.G57]" office:value-type="float" office:value="35.1351351351351" calcext:value-type="float">
            <text:p>35.135</text:p>
          </table:table-cell>
          <table:table-cell table:style-name="ce75" table:formula="of:=[.E57]*[.J$96]" office:value-type="float" office:value="27" calcext:value-type="float">
            <text:p>27.0</text:p>
          </table:table-cell>
          <table:table-cell table:style-name="ce44" table:formula="of:=[.H57]/100*[.J$97]" office:value-type="float" office:value="72" calcext:value-type="float">
            <text:p>72</text:p>
          </table:table-cell>
          <table:table-cell table:style-name="ce74" table:formula="of:=[.G$96]*[.C$98]" office:value-type="float" office:value="0.1395" calcext:value-type="float">
            <text:p>0.140</text:p>
          </table:table-cell>
          <table:table-cell table:style-name="ce80" table:formula="of:=[.I57]*[.N57]" office:value-type="float" office:value="33.48" calcext:value-type="float">
            <text:p>33.48</text:p>
          </table:table-cell>
          <table:table-cell table:style-name="ce85" table:formula="of:=[.G$103]*[.C$98]" office:value-type="float" office:value="0.0135" calcext:value-type="float">
            <text:p>0.014</text:p>
          </table:table-cell>
          <table:table-cell table:style-name="ce63" table:formula="of:=[.C57]*[.P57]" office:value-type="float" office:value="33.75" calcext:value-type="float">
            <text:p>33.75</text:p>
          </table:table-cell>
          <table:table-cell table:style-name="ce74" table:formula="of:=[.G$99]*[.C$98]" office:value-type="float" office:value="0.0405" calcext:value-type="float">
            <text:p>0.041</text:p>
          </table:table-cell>
          <table:table-cell table:style-name="ce8" table:formula="of:=[.D57]*[.R57]" office:value-type="float" office:value="28.35" calcext:value-type="float">
            <text:p>28.35</text:p>
          </table:table-cell>
          <table:table-cell table:style-name="ce87" table:formula="of:=ROUND([.L57]+[.M57]+[.O57]+[.Q57]+[.S57])" office:value-type="float" office:value="195" calcext:value-type="float">
            <text:p>195</text:p>
          </table:table-cell>
          <table:table-cell table:style-name="ce44" table:formula="of:=[.F57]" office:value-type="float" office:value="145" calcext:value-type="float">
            <text:p>145</text:p>
          </table:table-cell>
          <table:table-cell table:style-name="ce8" table:formula="of:=[.T57]-[.U5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ehemoth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7600" calcext:value-type="float">
            <text:p>7600</text:p>
          </table:table-cell>
          <table:table-cell table:style-name="ce44" office:value-type="float" office:value="6300" calcext:value-type="float">
            <text:p>63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0" calcext:value-type="float">
            <text:p>540</text:p>
          </table:table-cell>
          <table:table-cell table:style-name="ce63" office:value-type="float" office:value="11.7" calcext:value-type="float">
            <text:p>11.7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90" calcext:value-type="float">
            <text:p>90</text:p>
          </table:table-cell>
          <table:table-cell table:style-name="ce74" table:formula="of:=[.J59]/[.G59]" office:value-type="float" office:value="7.69230769230769" calcext:value-type="float">
            <text:p>7.692</text:p>
          </table:table-cell>
          <table:table-cell table:style-name="ce75" table:formula="of:=[.E59]*[.J$96]" office:value-type="float" office:value="45" calcext:value-type="float">
            <text:p>45.0</text:p>
          </table:table-cell>
          <table:table-cell table:style-name="ce44" table:formula="of:=[.H59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59]*[.N59]" office:value-type="float" office:value="210.018" calcext:value-type="float">
            <text:p>210.02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59]*[.P59]" office:value-type="float" office:value="220.4" calcext:value-type="float">
            <text:p>220.4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59]*[.R59]" office:value-type="float" office:value="411.075" calcext:value-type="float">
            <text:p>411.075</text:p>
          </table:table-cell>
          <table:table-cell table:style-name="ce87" table:formula="of:=ROUND([.L59]+[.M59]+[.O59]+[.Q59]+[.S59])" office:value-type="float" office:value="934" calcext:value-type="float">
            <text:p>934</text:p>
          </table:table-cell>
          <table:table-cell table:style-name="ce44" table:formula="of:=[.F59]" office:value-type="float" office:value="540" calcext:value-type="float">
            <text:p>540</text:p>
          </table:table-cell>
          <table:table-cell table:style-name="ce8" table:formula="of:=[.T59]-[.U59]" office:value-type="float" office:value="394" calcext:value-type="float">
            <text:p>39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ulk Freight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0]/[.G60]" office:value-type="float" office:value="5.37974683544304" calcext:value-type="float">
            <text:p>5.380</text:p>
          </table:table-cell>
          <table:table-cell table:style-name="ce75" table:formula="of:=[.E60]*[.J$96]" office:value-type="float" office:value="27" calcext:value-type="float">
            <text:p>27.0</text:p>
          </table:table-cell>
          <table:table-cell table:style-name="ce44" table:formula="of:=[.H60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0]*[.N60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0]*[.P60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0]*[.R60]" office:value-type="float" office:value="495.9" calcext:value-type="float">
            <text:p>495.9</text:p>
          </table:table-cell>
          <table:table-cell table:style-name="ce87" table:formula="of:=ROUND([.L60]+[.M60]+[.O60]+[.Q60]+[.S60])" office:value-type="float" office:value="856" calcext:value-type="float">
            <text:p>856</text:p>
          </table:table-cell>
          <table:table-cell table:style-name="ce44" table:formula="of:=[.F60]" office:value-type="float" office:value="870" calcext:value-type="float">
            <text:p>870</text:p>
          </table:table-cell>
          <table:table-cell table:style-name="ce8" table:formula="of:=[.T60]-[.U60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ontaine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000" calcext:value-type="float">
            <text:p>4000</text:p>
          </table:table-cell>
          <table:table-cell table:style-name="ce44" office:value-type="float" office:value="7600" calcext:value-type="float">
            <text:p>760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70" calcext:value-type="float">
            <text:p>870</text:p>
          </table:table-cell>
          <table:table-cell table:style-name="ce63" office:value-type="float" office:value="15.8" calcext:value-type="float">
            <text:p>15.8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85" calcext:value-type="float">
            <text:p>85</text:p>
          </table:table-cell>
          <table:table-cell table:style-name="ce74" table:formula="of:=[.J61]/[.G61]" office:value-type="float" office:value="5.37974683544304" calcext:value-type="float">
            <text:p>5.380</text:p>
          </table:table-cell>
          <table:table-cell table:style-name="ce75" table:formula="of:=[.E61]*[.J$96]" office:value-type="float" office:value="27" calcext:value-type="float">
            <text:p>27.0</text:p>
          </table:table-cell>
          <table:table-cell table:style-name="ce44" table:formula="of:=[.H61]/100*[.J$97]" office:value-type="float" office:value="48" calcext:value-type="float">
            <text:p>48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1]*[.N61]" office:value-type="float" office:value="168.838" calcext:value-type="float">
            <text:p>168.84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1]*[.P61]" office:value-type="float" office:value="116" calcext:value-type="float">
            <text:p>116.0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1]*[.R61]" office:value-type="float" office:value="495.9" calcext:value-type="float">
            <text:p>495.9</text:p>
          </table:table-cell>
          <table:table-cell table:style-name="ce87" table:formula="of:=ROUND([.L61]+[.M61]+[.O61]+[.Q61]+[.S61])" office:value-type="float" office:value="856" calcext:value-type="float">
            <text:p>856</text:p>
          </table:table-cell>
          <table:table-cell table:style-name="ce44" table:formula="of:=[.F61]" office:value-type="float" office:value="870" calcext:value-type="float">
            <text:p>870</text:p>
          </table:table-cell>
          <table:table-cell table:style-name="ce8" table:formula="of:=[.T61]-[.U61]" office:value-type="float" office:value="-14" calcext:value-type="float">
            <text:p>-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gosy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4200" calcext:value-type="float">
            <text:p>4200</text:p>
          </table:table-cell>
          <table:table-cell table:style-name="ce44" office:value-type="float" office:value="2600" calcext:value-type="float">
            <text:p>260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30" calcext:value-type="float">
            <text:p>330</text:p>
          </table:table-cell>
          <table:table-cell table:style-name="ce63" office:value-type="float" office:value="5.9" calcext:value-type="float">
            <text:p>5.9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3]/[.G63]" office:value-type="float" office:value="13.5593220338983" calcext:value-type="float">
            <text:p>13.559</text:p>
          </table:table-cell>
          <table:table-cell table:style-name="ce75" table:formula="of:=[.E63]*[.J$96]" office:value-type="float" office:value="21" calcext:value-type="float">
            <text:p>21.0</text:p>
          </table:table-cell>
          <table:table-cell table:style-name="ce44" table:formula="of:=[.H63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3]*[.N63]" office:value-type="float" office:value="76.68" calcext:value-type="float">
            <text:p>76.68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3]*[.P63]" office:value-type="float" office:value="84" calcext:value-type="float">
            <text:p>8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3]*[.R63]" office:value-type="float" office:value="117" calcext:value-type="float">
            <text:p>117</text:p>
          </table:table-cell>
          <table:table-cell table:style-name="ce87" table:formula="of:=ROUND([.L63]+[.M63]+[.O63]+[.Q63]+[.S63])" office:value-type="float" office:value="331" calcext:value-type="float">
            <text:p>331</text:p>
          </table:table-cell>
          <table:table-cell table:style-name="ce44" table:formula="of:=[.F63]" office:value-type="float" office:value="330" calcext:value-type="float">
            <text:p>330</text:p>
          </table:table-cell>
          <table:table-cell table:style-name="ce8" table:formula="of:=[.T63]-[.U63]" office:value-type="float" office:value="1" calcext:value-type="float">
            <text:p>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Clipper (L)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700" calcext:value-type="float">
            <text:p>27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50" calcext:value-type="float">
            <text:p>15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4]/[.G64]" office:value-type="float" office:value="21.6216216216216" calcext:value-type="float">
            <text:p>21.622</text:p>
          </table:table-cell>
          <table:table-cell table:style-name="ce75" table:formula="of:=[.E64]*[.J$96]" office:value-type="float" office:value="13.5" calcext:value-type="float">
            <text:p>13.5</text:p>
          </table:table-cell>
          <table:table-cell table:style-name="ce44" table:formula="of:=[.H64]/100*[.J$97]" office:value-type="float" office:value="40" calcext:value-type="float">
            <text:p>40</text:p>
          </table:table-cell>
          <table:table-cell table:style-name="ce74" table:formula="of:=[.G$96]*[.C$104]" office:value-type="float" office:value="0.155" calcext:value-type="float">
            <text:p>0.155</text:p>
          </table:table-cell>
          <table:table-cell table:style-name="ce80" table:formula="of:=[.I64]*[.N64]" office:value-type="float" office:value="40.3" calcext:value-type="float">
            <text:p>40.3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4]*[.P64]" office:value-type="float" office:value="54" calcext:value-type="float">
            <text:p>54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4]*[.R64]" office:value-type="float" office:value="36" calcext:value-type="float">
            <text:p>36</text:p>
          </table:table-cell>
          <table:table-cell table:style-name="ce87" table:formula="of:=ROUND([.L64]+[.M64]+[.O64]+[.Q64]+[.S64])" office:value-type="float" office:value="184" calcext:value-type="float">
            <text:p>184</text:p>
          </table:table-cell>
          <table:table-cell table:style-name="ce44" table:formula="of:=[.F64]" office:value-type="float" office:value="150" calcext:value-type="float">
            <text:p>150</text:p>
          </table:table-cell>
          <table:table-cell table:style-name="ce8" table:formula="of:=[.T64]-[.U64]" office:value-type="float" office:value="34" calcext:value-type="float">
            <text:p>3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reighter</text:p>
          </table:table-cell>
          <table:table-cell table:style-name="ce8" office:value-type="string" calcext:value-type="string">
            <text:p>L.Freight</text:p>
          </table:table-cell>
          <table:table-cell table:number-columns-repeated="2" table:style-name="ce44" office:value-type="float" office:value="2000" calcext:value-type="float">
            <text:p>200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40" calcext:value-type="float">
            <text:p>240</text:p>
          </table:table-cell>
          <table:table-cell table:style-name="ce63" office:value-type="float" office:value="5.6" calcext:value-type="float">
            <text:p>5.6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0" calcext:value-type="float">
            <text:p>70</text:p>
          </table:table-cell>
          <table:table-cell table:style-name="ce74" table:formula="of:=[.J65]/[.G65]" office:value-type="float" office:value="12.5" calcext:value-type="float">
            <text:p>12.500</text:p>
          </table:table-cell>
          <table:table-cell table:style-name="ce75" table:formula="of:=[.E65]*[.J$96]" office:value-type="float" office:value="10.5" calcext:value-type="float">
            <text:p>10.5</text:p>
          </table:table-cell>
          <table:table-cell table:style-name="ce44" table:formula="of:=[.H65]/100*[.J$97]" office:value-type="float" office:value="48" calcext:value-type="float">
            <text:p>48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5]*[.N65]" office:value-type="float" office:value="71" calcext:value-type="float">
            <text:p>71.0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5]*[.P65]" office:value-type="float" office:value="40" calcext:value-type="float">
            <text:p>4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5]*[.R65]" office:value-type="float" office:value="90" calcext:value-type="float">
            <text:p>90</text:p>
          </table:table-cell>
          <table:table-cell table:style-name="ce87" table:formula="of:=ROUND([.L65]+[.M65]+[.O65]+[.Q65]+[.S65])" office:value-type="float" office:value="260" calcext:value-type="float">
            <text:p>260</text:p>
          </table:table-cell>
          <table:table-cell table:style-name="ce44" table:formula="of:=[.F65]" office:value-type="float" office:value="240" calcext:value-type="float">
            <text:p>240</text:p>
          </table:table-cell>
          <table:table-cell table:style-name="ce8" table:formula="of:=[.T65]-[.U65]" office:value-type="float" office:value="20" calcext:value-type="float">
            <text:p>2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2500" calcext:value-type="float">
            <text:p>2500</text:p>
          </table:table-cell>
          <table:table-cell table:style-name="ce44" office:value-type="float" office:value="3700" calcext:value-type="float">
            <text:p>3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50" calcext:value-type="float">
            <text:p>250</text:p>
          </table:table-cell>
          <table:table-cell table:style-name="ce63" office:value-type="float" office:value="10.5" calcext:value-type="float">
            <text:p>10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6]/[.G66]" office:value-type="float" office:value="7.61904761904762" calcext:value-type="float">
            <text:p>7.619</text:p>
          </table:table-cell>
          <table:table-cell table:style-name="ce75" table:formula="of:=[.E66]*[.J$96]" office:value-type="float" office:value="18" calcext:value-type="float">
            <text:p>18.0</text:p>
          </table:table-cell>
          <table:table-cell table:style-name="ce44" table:formula="of:=[.H66]/100*[.J$97]" office:value-type="float" office:value="32" calcext:value-type="float">
            <text:p>32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6]*[.N66]" office:value-type="float" office:value="99.4" calcext:value-type="float">
            <text:p>99.40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6]*[.P66]" office:value-type="float" office:value="50" calcext:value-type="float">
            <text:p>50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6]*[.R66]" office:value-type="float" office:value="166.5" calcext:value-type="float">
            <text:p>166.5</text:p>
          </table:table-cell>
          <table:table-cell table:style-name="ce87" table:formula="of:=ROUND([.L66]+[.M66]+[.O66]+[.Q66]+[.S66])" office:value-type="float" office:value="366" calcext:value-type="float">
            <text:p>366</text:p>
          </table:table-cell>
          <table:table-cell table:style-name="ce44" table:formula="of:=[.F66]" office:value-type="float" office:value="250" calcext:value-type="float">
            <text:p>250</text:p>
          </table:table-cell>
          <table:table-cell table:style-name="ce8" table:formula="of:=[.T66]-[.U66]" office:value-type="float" office:value="116" calcext:value-type="float">
            <text:p>11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2900" calcext:value-type="float">
            <text:p>2900</text:p>
          </table:table-cell>
          <table:table-cell table:style-name="ce44" office:value-type="float" office:value="5200" calcext:value-type="float">
            <text:p>52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60" calcext:value-type="float">
            <text:p>360</text:p>
          </table:table-cell>
          <table:table-cell table:style-name="ce63" office:value-type="float" office:value="11.5" calcext:value-type="float">
            <text:p>11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7]/[.G67]" office:value-type="float" office:value="6.95652173913043" calcext:value-type="float">
            <text:p>6.957</text:p>
          </table:table-cell>
          <table:table-cell table:style-name="ce75" table:formula="of:=[.E67]*[.J$96]" office:value-type="float" office:value="18" calcext:value-type="float">
            <text:p>18.0</text:p>
          </table:table-cell>
          <table:table-cell table:style-name="ce44" table:formula="of:=[.H67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7]*[.N67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7]*[.P67]" office:value-type="float" office:value="84.1" calcext:value-type="float">
            <text:p>84.1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7]*[.R67]" office:value-type="float" office:value="339.3" calcext:value-type="float">
            <text:p>339.3</text:p>
          </table:table-cell>
          <table:table-cell table:style-name="ce87" table:formula="of:=ROUND([.L67]+[.M67]+[.O67]+[.Q67]+[.S67])" office:value-type="float" office:value="618" calcext:value-type="float">
            <text:p>618</text:p>
          </table:table-cell>
          <table:table-cell table:style-name="ce44" table:formula="of:=[.F67]" office:value-type="float" office:value="360" calcext:value-type="float">
            <text:p>360</text:p>
          </table:table-cell>
          <table:table-cell table:style-name="ce8" table:formula="of:=[.T67]-[.U67]" office:value-type="float" office:value="258" calcext:value-type="float">
            <text:p>25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auler III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300" calcext:value-type="float">
            <text:p>33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70" calcext:value-type="float">
            <text:p>470</text:p>
          </table:table-cell>
          <table:table-cell table:style-name="ce63" office:value-type="float" office:value="12.5" calcext:value-type="float">
            <text:p>12.5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80" calcext:value-type="float">
            <text:p>80</text:p>
          </table:table-cell>
          <table:table-cell table:style-name="ce74" table:formula="of:=[.J68]/[.G68]" office:value-type="float" office:value="6.4" calcext:value-type="float">
            <text:p>6.400</text:p>
          </table:table-cell>
          <table:table-cell table:style-name="ce75" table:formula="of:=[.E68]*[.J$96]" office:value-type="float" office:value="18" calcext:value-type="float">
            <text:p>18.0</text:p>
          </table:table-cell>
          <table:table-cell table:style-name="ce44" table:formula="of:=[.H68]/100*[.J$97]" office:value-type="float" office:value="32" calcext:value-type="float">
            <text:p>32</text:p>
          </table:table-cell>
          <table:table-cell table:style-name="ce74" table:formula="of:=[.G$97]*[.C$105]" office:value-type="float" office:value="0.4118" calcext:value-type="float">
            <text:p>0.412</text:p>
          </table:table-cell>
          <table:table-cell table:style-name="ce80" table:formula="of:=[.I68]*[.N68]" office:value-type="float" office:value="144.13" calcext:value-type="float">
            <text:p>144.13</text:p>
          </table:table-cell>
          <table:table-cell table:style-name="ce85" table:formula="of:=[.G$102]*[.C$105]" office:value-type="float" office:value="0.029" calcext:value-type="float">
            <text:p>0.029</text:p>
          </table:table-cell>
          <table:table-cell table:style-name="ce63" table:formula="of:=[.C68]*[.P68]" office:value-type="float" office:value="95.7" calcext:value-type="float">
            <text:p>95.70</text:p>
          </table:table-cell>
          <table:table-cell table:style-name="ce74" table:formula="of:=[.G$99]*[.C$105]" office:value-type="float" office:value="0.06525" calcext:value-type="float">
            <text:p>0.065</text:p>
          </table:table-cell>
          <table:table-cell table:style-name="ce8" table:formula="of:=[.D68]*[.R68]" office:value-type="float" office:value="437.175" calcext:value-type="float">
            <text:p>437.175</text:p>
          </table:table-cell>
          <table:table-cell table:style-name="ce87" table:formula="of:=ROUND([.L68]+[.M68]+[.O68]+[.Q68]+[.S68])" office:value-type="float" office:value="727" calcext:value-type="float">
            <text:p>727</text:p>
          </table:table-cell>
          <table:table-cell table:style-name="ce44" table:formula="of:=[.F68]" office:value-type="float" office:value="470" calcext:value-type="float">
            <text:p>470</text:p>
          </table:table-cell>
          <table:table-cell table:style-name="ce8" table:formula="of:=[.T68]-[.U68]" office:value-type="float" office:value="257" calcext:value-type="float">
            <text:p>25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Barge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69]/[.G69]" office:value-type="float" office:value="19.047619047619" calcext:value-type="float">
            <text:p>19.048</text:p>
          </table:table-cell>
          <table:table-cell table:style-name="ce75" table:formula="of:=[.E69]*[.J$96]" office:value-type="float" office:value="4.5" calcext:value-type="float">
            <text:p>4.5</text:p>
          </table:table-cell>
          <table:table-cell table:style-name="ce44" table:formula="of:=[.H69]/100*[.J$97]" office:value-type="float" office:value="24" calcext:value-type="float">
            <text:p>24</text:p>
          </table:table-cell>
          <table:table-cell table:style-name="ce74" table:formula="of:=[.G$97]*[.C$104]" office:value-type="float" office:value="0.284" calcext:value-type="float">
            <text:p>0.284</text:p>
          </table:table-cell>
          <table:table-cell table:style-name="ce80" table:formula="of:=[.I69]*[.N69]" office:value-type="float" office:value="36.92" calcext:value-type="float">
            <text:p>36.92</text:p>
          </table:table-cell>
          <table:table-cell table:style-name="ce85" table:formula="of:=[.G$102]*[.C$104]" office:value-type="float" office:value="0.02" calcext:value-type="float">
            <text:p>0.020</text:p>
          </table:table-cell>
          <table:table-cell table:style-name="ce63" table:formula="of:=[.C69]*[.P69]" office:value-type="float" office:value="12" calcext:value-type="float">
            <text:p>12.00</text:p>
          </table:table-cell>
          <table:table-cell table:style-name="ce74" table:formula="of:=[.G$99]*[.C$104]" office:value-type="float" office:value="0.045" calcext:value-type="float">
            <text:p>0.045</text:p>
          </table:table-cell>
          <table:table-cell table:style-name="ce8" table:formula="of:=[.D69]*[.R69]" office:value-type="float" office:value="45" calcext:value-type="float">
            <text:p>45</text:p>
          </table:table-cell>
          <table:table-cell table:style-name="ce87" table:formula="of:=ROUND([.L69]+[.M69]+[.O69]+[.Q69]+[.S69])" office:value-type="float" office:value="122" calcext:value-type="float">
            <text:p>122</text:p>
          </table:table-cell>
          <table:table-cell table:style-name="ce44" table:formula="of:=[.F69]" office:value-type="float" office:value="70" calcext:value-type="float">
            <text:p>70</text:p>
          </table:table-cell>
          <table:table-cell table:style-name="ce8" table:formula="of:=[.T69]-[.U69]" office:value-type="float" office:value="52" calcext:value-type="float">
            <text:p>52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Arrow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000" calcext:value-type="float">
            <text:p>20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2" calcext:value-type="float">
            <text:p>2.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75" calcext:value-type="float">
            <text:p>75</text:p>
          </table:table-cell>
          <table:table-cell table:style-name="ce74" table:formula="of:=[.J71]/[.G71]" office:value-type="float" office:value="37.5" calcext:value-type="float">
            <text:p>37.500</text:p>
          </table:table-cell>
          <table:table-cell table:style-name="ce75" table:formula="of:=[.E71]*[.J$96]" office:value-type="float" office:value="7.5" calcext:value-type="float">
            <text:p>7.5</text:p>
          </table:table-cell>
          <table:table-cell table:style-name="ce44" table:formula="of:=[.H71]/100*[.J$97]" office:value-type="float" office:value="48" calcext:value-type="float">
            <text:p>48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1]*[.N71]" office:value-type="float" office:value="22.32" calcext:value-type="float">
            <text:p>22.3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1]*[.P71]" office:value-type="float" office:value="32" calcext:value-type="float">
            <text:p>32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1]*[.R71]" office:value-type="float" office:value="14.4" calcext:value-type="float">
            <text:p>14.4</text:p>
          </table:table-cell>
          <table:table-cell table:style-name="ce87" table:formula="of:=ROUND([.L71]+[.M71]+[.O71]+[.Q71]+[.S71])" office:value-type="float" office:value="124" calcext:value-type="float">
            <text:p>124</text:p>
          </table:table-cell>
          <table:table-cell table:style-name="ce44" table:formula="of:=[.F71]" office:value-type="float" office:value="130" calcext:value-type="float">
            <text:p>130</text:p>
          </table:table-cell>
          <table:table-cell table:style-name="ce8" table:formula="of:=[.T71]-[.U71]" office:value-type="float" office:value="-6" calcext:value-type="float">
            <text:p>-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2]/[.G72]" office:value-type="float" office:value="15.0375939849624" calcext:value-type="float">
            <text:p>15.038</text:p>
          </table:table-cell>
          <table:table-cell table:style-name="ce75" table:formula="of:=[.E72]*[.J$96]" office:value-type="float" office:value="375" calcext:value-type="float">
            <text:p>375.0</text:p>
          </table:table-cell>
          <table:table-cell table:style-name="ce44" table:formula="of:=[.H72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2]*[.N72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2]*[.P72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2]*[.R72]" office:value-type="float" office:value="212.4" calcext:value-type="float">
            <text:p>212.4</text:p>
          </table:table-cell>
          <table:table-cell table:style-name="ce87" table:formula="of:=ROUND([.L72]+[.M72]+[.O72]+[.Q72]+[.S72])" office:value-type="float" office:value="1028" calcext:value-type="float">
            <text:p>1028</text:p>
          </table:table-cell>
          <table:table-cell table:style-name="ce44" table:formula="of:=[.F72]" office:value-type="float" office:value="820" calcext:value-type="float">
            <text:p>820</text:p>
          </table:table-cell>
          <table:table-cell table:style-name="ce8" table:formula="of:=[.T72]-[.U72]" office:value-type="float" office:value="208" calcext:value-type="float">
            <text:p>20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Cargo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3]/[.G73]" office:value-type="float" office:value="15.0375939849624" calcext:value-type="float">
            <text:p>15.038</text:p>
          </table:table-cell>
          <table:table-cell table:style-name="ce75" table:formula="of:=[.E73]*[.J$96]" office:value-type="float" office:value="207" calcext:value-type="float">
            <text:p>207.0</text:p>
          </table:table-cell>
          <table:table-cell table:style-name="ce44" table:formula="of:=[.H73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3]*[.N73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3]*[.P73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3]*[.R73]" office:value-type="float" office:value="212.4" calcext:value-type="float">
            <text:p>212.4</text:p>
          </table:table-cell>
          <table:table-cell table:style-name="ce87" table:formula="of:=ROUND([.L73]+[.M73]+[.O73]+[.Q73]+[.S73])" office:value-type="float" office:value="860" calcext:value-type="float">
            <text:p>860</text:p>
          </table:table-cell>
          <table:table-cell table:style-name="ce44" table:formula="of:=[.F73]" office:value-type="float" office:value="820" calcext:value-type="float">
            <text:p>820</text:p>
          </table:table-cell>
          <table:table-cell table:style-name="ce8" table:formula="of:=[.T73]-[.U73]" office:value-type="float" office:value="40" calcext:value-type="float">
            <text:p>4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Auxiliary (T) (M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7100" calcext:value-type="float">
            <text:p>17100</text:p>
          </table:table-cell>
          <table:table-cell table:style-name="ce44" office:value-type="float" office:value="5900" calcext:value-type="float">
            <text:p>590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20" calcext:value-type="float">
            <text:p>820</text:p>
          </table:table-cell>
          <table:table-cell table:style-name="ce63" office:value-type="float" office:value="13.3" calcext:value-type="float">
            <text:p>13.3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200" calcext:value-type="float">
            <text:p>200</text:p>
          </table:table-cell>
          <table:table-cell table:style-name="ce74" table:formula="of:=[.J74]/[.G74]" office:value-type="float" office:value="15.0375939849624" calcext:value-type="float">
            <text:p>15.038</text:p>
          </table:table-cell>
          <table:table-cell table:style-name="ce75" table:formula="of:=[.E74]*[.J$96]" office:value-type="float" office:value="543" calcext:value-type="float">
            <text:p>543.0</text:p>
          </table:table-cell>
          <table:table-cell table:style-name="ce44" table:formula="of:=[.H74]/100*[.J$97]" office:value-type="float" office:value="72" calcext:value-type="float">
            <text:p>72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4]*[.N74]" office:value-type="float" office:value="163.584" calcext:value-type="float">
            <text:p>163.58</text:p>
          </table:table-cell>
          <table:table-cell table:style-name="ce85" table:formula="of:=[.G$103]*[.C$103]" office:value-type="float" office:value="0.012" calcext:value-type="float">
            <text:p>0.012</text:p>
          </table:table-cell>
          <table:table-cell table:style-name="ce63" table:formula="of:=[.C74]*[.P74]" office:value-type="float" office:value="205.2" calcext:value-type="float">
            <text:p>20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4]*[.R74]" office:value-type="float" office:value="212.4" calcext:value-type="float">
            <text:p>212.4</text:p>
          </table:table-cell>
          <table:table-cell table:style-name="ce87" table:formula="of:=ROUND([.L74]+[.M74]+[.O74]+[.Q74]+[.S74])" office:value-type="float" office:value="1196" calcext:value-type="float">
            <text:p>1196</text:p>
          </table:table-cell>
          <table:table-cell table:style-name="ce44" table:formula="of:=[.F74]" office:value-type="float" office:value="820" calcext:value-type="float">
            <text:p>820</text:p>
          </table:table-cell>
          <table:table-cell table:style-name="ce8" table:formula="of:=[.T74]-[.U74]" office:value-type="float" office:value="376" calcext:value-type="float">
            <text:p>37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lackbird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400" calcext:value-type="float">
            <text:p>44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20" calcext:value-type="float">
            <text:p>220</text:p>
          </table:table-cell>
          <table:table-cell table:style-name="ce63" office:value-type="float" office:value="5" calcext:value-type="float">
            <text:p>5.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5]/[.G75]" office:value-type="float" office:value="22" calcext:value-type="float">
            <text:p>22.000</text:p>
          </table:table-cell>
          <table:table-cell table:style-name="ce75" table:formula="of:=[.E75]*[.J$96]" office:value-type="float" office:value="42" calcext:value-type="float">
            <text:p>42.0</text:p>
          </table:table-cell>
          <table:table-cell table:style-name="ce44" table:formula="of:=[.H75]/100*[.J$97]" office:value-type="float" office:value="56" calcext:value-type="float">
            <text:p>56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5]*[.N75]" office:value-type="float" office:value="43.4" calcext:value-type="float">
            <text:p>43.40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5]*[.P75]" office:value-type="float" office:value="70.4" calcext:value-type="float">
            <text:p>70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5]*[.R75]" office:value-type="float" office:value="32.4" calcext:value-type="float">
            <text:p>32.4</text:p>
          </table:table-cell>
          <table:table-cell table:style-name="ce87" table:formula="of:=ROUND([.L75]+[.M75]+[.O75]+[.Q75]+[.S75])" office:value-type="float" office:value="244" calcext:value-type="float">
            <text:p>244</text:p>
          </table:table-cell>
          <table:table-cell table:style-name="ce44" table:formula="of:=[.F75]" office:value-type="float" office:value="220" calcext:value-type="float">
            <text:p>220</text:p>
          </table:table-cell>
          <table:table-cell table:style-name="ce8" table:formula="of:=[.T75]-[.U75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und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2200" calcext:value-type="float">
            <text:p>2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63" office:value-type="float" office:value="3.7" calcext:value-type="float">
            <text:p>3.7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76]/[.G76]" office:value-type="float" office:value="29.7297297297297" calcext:value-type="float">
            <text:p>29.730</text:p>
          </table:table-cell>
          <table:table-cell table:style-name="ce75" table:formula="of:=[.E76]*[.J$96]" office:value-type="float" office:value="25.5" calcext:value-type="float">
            <text:p>25.5</text:p>
          </table:table-cell>
          <table:table-cell table:style-name="ce44" table:formula="of:=[.H76]/100*[.J$97]" office:value-type="float" office:value="72" calcext:value-type="float">
            <text:p>7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6]*[.N76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6]*[.P76]" office:value-type="float" office:value="35.2" calcext:value-type="float">
            <text:p>35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6]*[.R76]" office:value-type="float" office:value="25.2" calcext:value-type="float">
            <text:p>25.2</text:p>
          </table:table-cell>
          <table:table-cell table:style-name="ce87" table:formula="of:=ROUND([.L76]+[.M76]+[.O76]+[.Q76]+[.S76])" office:value-type="float" office:value="185" calcext:value-type="float">
            <text:p>185</text:p>
          </table:table-cell>
          <table:table-cell table:style-name="ce44" table:formula="of:=[.F76]" office:value-type="float" office:value="130" calcext:value-type="float">
            <text:p>130</text:p>
          </table:table-cell>
          <table:table-cell table:style-name="ce8" table:formula="of:=[.T76]-[.U76]" office:value-type="float" office:value="55" calcext:value-type="float">
            <text:p>5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livver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1" calcext:value-type="float">
            <text:p>1.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45" calcext:value-type="float">
            <text:p>45</text:p>
          </table:table-cell>
          <table:table-cell table:style-name="ce74" table:formula="of:=[.J77]/[.G77]" office:value-type="float" office:value="45" calcext:value-type="float">
            <text:p>45.000</text:p>
          </table:table-cell>
          <table:table-cell table:style-name="ce75" table:formula="of:=[.E77]*[.J$96]" office:value-type="float" office:value="4.5" calcext:value-type="float">
            <text:p>4.5</text:p>
          </table:table-cell>
          <table:table-cell table:style-name="ce44" table:formula="of:=[.H77]/100*[.J$97]" office:value-type="float" office:value="40" calcext:value-type="float">
            <text:p>40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7]*[.N77]" office:value-type="float" office:value="16.12" calcext:value-type="float">
            <text:p>16.12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7]*[.P77]" office:value-type="float" office:value="22.4" calcext:value-type="float">
            <text:p>22.4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7]*[.R77]" office:value-type="float" office:value="7.2" calcext:value-type="float">
            <text:p>7.2</text:p>
          </table:table-cell>
          <table:table-cell table:style-name="ce87" table:formula="of:=ROUND([.L77]+[.M77]+[.O77]+[.Q77]+[.S77])" office:value-type="float" office:value="90" calcext:value-type="float">
            <text:p>90</text:p>
          </table:table-cell>
          <table:table-cell table:style-name="ce44" table:formula="of:=[.F77]" office:value-type="float" office:value="40" calcext:value-type="float">
            <text:p>40</text:p>
          </table:table-cell>
          <table:table-cell table:style-name="ce8" table:formula="of:=[.T77]-[.U77]" office:value-type="float" office:value="50" calcext:value-type="float">
            <text:p>50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Heavy Shuttle</text:p>
          </table:table-cell>
          <table:table-cell table:style-name="ce8" office:value-type="string" calcext:value-type="string">
            <text:p>Transport</text:p>
          </table:table-cell>
          <table:table-cell table:number-columns-repeated="2" table:style-name="ce44" office:value-type="float" office:value="700" calcext:value-type="float">
            <text:p>70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2.1" calcext:value-type="float">
            <text:p>2.1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78]/[.G78]" office:value-type="float" office:value="28.5714285714286" calcext:value-type="float">
            <text:p>28.571</text:p>
          </table:table-cell>
          <table:table-cell table:style-name="ce75" table:formula="of:=[.E78]*[.J$96]" office:value-type="float" office:value="12" calcext:value-type="float">
            <text:p>12.0</text:p>
          </table:table-cell>
          <table:table-cell table:style-name="ce44" table:formula="of:=[.H78]/100*[.J$97]" office:value-type="float" office:value="40" calcext:value-type="float">
            <text:p>40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78]*[.N78]" office:value-type="float" office:value="27.264" calcext:value-type="float">
            <text:p>27.26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8]*[.P78]" office:value-type="float" office:value="11.2" calcext:value-type="float">
            <text:p>11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8]*[.R78]" office:value-type="float" office:value="25.2" calcext:value-type="float">
            <text:p>25.2</text:p>
          </table:table-cell>
          <table:table-cell table:style-name="ce87" table:formula="of:=ROUND([.L78]+[.M78]+[.O78]+[.Q78]+[.S78])" office:value-type="float" office:value="116" calcext:value-type="float">
            <text:p>116</text:p>
          </table:table-cell>
          <table:table-cell table:style-name="ce44" table:formula="of:=[.F78]" office:value-type="float" office:value="110" calcext:value-type="float">
            <text:p>110</text:p>
          </table:table-cell>
          <table:table-cell table:style-name="ce8" table:formula="of:=[.T78]-[.U78]" office:value-type="float" office:value="6" calcext:value-type="float">
            <text:p>6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cout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1200" calcext:value-type="float">
            <text:p>120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0" calcext:value-type="float">
            <text:p>110</text:p>
          </table:table-cell>
          <table:table-cell table:style-name="ce63" office:value-type="float" office:value="3.4" calcext:value-type="float">
            <text:p>3.4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79]/[.G79]" office:value-type="float" office:value="29.4117647058824" calcext:value-type="float">
            <text:p>29.412</text:p>
          </table:table-cell>
          <table:table-cell table:style-name="ce75" table:formula="of:=[.E79]*[.J$96]" office:value-type="float" office:value="18" calcext:value-type="float">
            <text:p>18.0</text:p>
          </table:table-cell>
          <table:table-cell table:style-name="ce44" table:formula="of:=[.H79]/100*[.J$97]" office:value-type="float" office:value="64" calcext:value-type="float">
            <text:p>64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79]*[.N79]" office:value-type="float" office:value="27.28" calcext:value-type="float">
            <text:p>27.2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79]*[.P79]" office:value-type="float" office:value="19.2" calcext:value-type="float">
            <text:p>19.2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79]*[.R79]" office:value-type="float" office:value="14.4" calcext:value-type="float">
            <text:p>14.4</text:p>
          </table:table-cell>
          <table:table-cell table:style-name="ce87" table:formula="of:=ROUND([.L79]+[.M79]+[.O79]+[.Q79]+[.S79])" office:value-type="float" office:value="143" calcext:value-type="float">
            <text:p>143</text:p>
          </table:table-cell>
          <table:table-cell table:style-name="ce44" table:formula="of:=[.F79]" office:value-type="float" office:value="110" calcext:value-type="float">
            <text:p>110</text:p>
          </table:table-cell>
          <table:table-cell table:style-name="ce8" table:formula="of:=[.T79]-[.U79]" office:value-type="float" office:value="33" calcext:value-type="float">
            <text:p>3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huttle (L)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500" calcext:value-type="float">
            <text:p>5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0" calcext:value-type="float">
            <text:p>70</text:p>
          </table:table-cell>
          <table:table-cell table:style-name="ce63" office:value-type="float" office:value="1.7" calcext:value-type="float">
            <text:p>1.7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80]/[.G80]" office:value-type="float" office:value="35.2941176470588" calcext:value-type="float">
            <text:p>35.294</text:p>
          </table:table-cell>
          <table:table-cell table:style-name="ce75" table:formula="of:=[.E80]*[.J$96]" office:value-type="float" office:value="9" calcext:value-type="float">
            <text:p>9.0</text:p>
          </table:table-cell>
          <table:table-cell table:style-name="ce44" table:formula="of:=[.H80]/100*[.J$97]" office:value-type="float" office:value="32" calcext:value-type="float">
            <text:p>32</text:p>
          </table:table-cell>
          <table:table-cell table:style-name="ce74" table:formula="of:=[.G$96]*[.C$103]" office:value-type="float" office:value="0.124" calcext:value-type="float">
            <text:p>0.124</text:p>
          </table:table-cell>
          <table:table-cell table:style-name="ce80" table:formula="of:=[.I80]*[.N80]" office:value-type="float" office:value="14.88" calcext:value-type="float">
            <text:p>14.88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0]*[.P80]" office:value-type="float" office:value="8" calcext:value-type="float">
            <text:p>8.0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0]*[.R80]" office:value-type="float" office:value="21.6" calcext:value-type="float">
            <text:p>21.6</text:p>
          </table:table-cell>
          <table:table-cell table:style-name="ce87" table:formula="of:=ROUND([.L80]+[.M80]+[.O80]+[.Q80]+[.S80])" office:value-type="float" office:value="85" calcext:value-type="float">
            <text:p>85</text:p>
          </table:table-cell>
          <table:table-cell table:style-name="ce44" table:formula="of:=[.F80]" office:value-type="float" office:value="70" calcext:value-type="float">
            <text:p>70</text:p>
          </table:table-cell>
          <table:table-cell table:style-name="ce8" table:formula="of:=[.T80]-[.U80]" office:value-type="float" office:value="15" calcext:value-type="float">
            <text:p>15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tar Queen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4100" calcext:value-type="float">
            <text:p>4100</text:p>
          </table:table-cell>
          <table:table-cell table:style-name="ce44" office:value-type="float" office:value="2200" calcext:value-type="float">
            <text:p>22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230" calcext:value-type="float">
            <text:p>230</text:p>
          </table:table-cell>
          <table:table-cell table:style-name="ce63" office:value-type="float" office:value="4.5" calcext:value-type="float">
            <text:p>4.5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100" calcext:value-type="float">
            <text:p>100</text:p>
          </table:table-cell>
          <table:table-cell table:style-name="ce74" table:formula="of:=[.J81]/[.G81]" office:value-type="float" office:value="22.2222222222222" calcext:value-type="float">
            <text:p>22.222</text:p>
          </table:table-cell>
          <table:table-cell table:style-name="ce75" table:formula="of:=[.E81]*[.J$96]" office:value-type="float" office:value="168" calcext:value-type="float">
            <text:p>168.0</text:p>
          </table:table-cell>
          <table:table-cell table:style-name="ce44" table:formula="of:=[.H81]/100*[.J$97]" office:value-type="float" office:value="56" calcext:value-type="float">
            <text:p>56</text:p>
          </table:table-cell>
          <table:table-cell table:style-name="ce74" table:formula="of:=[.G$97]*[.C$103]" office:value-type="float" office:value="0.2272" calcext:value-type="float">
            <text:p>0.227</text:p>
          </table:table-cell>
          <table:table-cell table:style-name="ce80" table:formula="of:=[.I81]*[.N81]" office:value-type="float" office:value="81.792" calcext:value-type="float">
            <text:p>81.79</text:p>
          </table:table-cell>
          <table:table-cell table:style-name="ce85" table:formula="of:=[.G$102]*[.C$103]" office:value-type="float" office:value="0.016" calcext:value-type="float">
            <text:p>0.016</text:p>
          </table:table-cell>
          <table:table-cell table:style-name="ce63" table:formula="of:=[.C81]*[.P81]" office:value-type="float" office:value="65.6" calcext:value-type="float">
            <text:p>65.60</text:p>
          </table:table-cell>
          <table:table-cell table:style-name="ce74" table:formula="of:=[.G$99]*[.C$103]" office:value-type="float" office:value="0.036" calcext:value-type="float">
            <text:p>0.036</text:p>
          </table:table-cell>
          <table:table-cell table:style-name="ce8" table:formula="of:=[.D81]*[.R81]" office:value-type="float" office:value="79.2" calcext:value-type="float">
            <text:p>79.2</text:p>
          </table:table-cell>
          <table:table-cell table:style-name="ce87" table:formula="of:=ROUND([.L81]+[.M81]+[.O81]+[.Q81]+[.S81])" office:value-type="float" office:value="451" calcext:value-type="float">
            <text:p>451</text:p>
          </table:table-cell>
          <table:table-cell table:style-name="ce44" table:formula="of:=[.F81]" office:value-type="float" office:value="230" calcext:value-type="float">
            <text:p>230</text:p>
          </table:table-cell>
          <table:table-cell table:style-name="ce8" table:formula="of:=[.T81]-[.U81]" office:value-type="float" office:value="221" calcext:value-type="float">
            <text:p>221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Barb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3]/[.G83]" office:value-type="float" office:value="27.5" calcext:value-type="float">
            <text:p>27.500</text:p>
          </table:table-cell>
          <table:table-cell table:style-name="ce75" table:formula="of:=[.E83]*[.J$96]" office:value-type="float" office:value="3" calcext:value-type="float">
            <text:p>3.0</text:p>
          </table:table-cell>
          <table:table-cell table:style-name="ce44" table:formula="of:=[.H83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3]*[.N83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3]*[.P83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3]*[.R83]" office:value-type="float" office:value="18.9" calcext:value-type="float">
            <text:p>18.9</text:p>
          </table:table-cell>
          <table:table-cell table:style-name="ce87" table:formula="of:=ROUND([.L83]+[.M83]+[.O83]+[.Q83]+[.S83])" office:value-type="float" office:value="44" calcext:value-type="float">
            <text:p>44</text:p>
          </table:table-cell>
          <table:table-cell table:style-name="ce44" table:formula="of:=[.F83]" office:value-type="float" office:value="20" calcext:value-type="float">
            <text:p>20</text:p>
          </table:table-cell>
          <table:table-cell table:style-name="ce8" table:formula="of:=[.T83]-[.U83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arb (Proton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84]/[.G84]" office:value-type="float" office:value="27.5" calcext:value-type="float">
            <text:p>27.500</text:p>
          </table:table-cell>
          <table:table-cell table:style-name="ce75" table:formula="of:=[.E84]*[.J$96]" office:value-type="float" office:value="1.5" calcext:value-type="float">
            <text:p>1.5</text:p>
          </table:table-cell>
          <table:table-cell table:style-name="ce44" table:formula="of:=[.H84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4]*[.N84]" office:value-type="float" office:value="16.898" calcext:value-type="float">
            <text:p>16.90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4]*[.P84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4]*[.R84]" office:value-type="float" office:value="18.9" calcext:value-type="float">
            <text:p>18.9</text:p>
          </table:table-cell>
          <table:table-cell table:style-name="ce87" table:formula="of:=ROUND([.L84]+[.M84]+[.O84]+[.Q84]+[.S84])" office:value-type="float" office:value="43" calcext:value-type="float">
            <text:p>43</text:p>
          </table:table-cell>
          <table:table-cell table:style-name="ce44" table:formula="of:=[.F84]" office:value-type="float" office:value="20" calcext:value-type="float">
            <text:p>20</text:p>
          </table:table-cell>
          <table:table-cell table:style-name="ce8" table:formula="of:=[.T84]-[.U84]" office:value-type="float" office:value="23" calcext:value-type="float">
            <text:p>23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Boxwing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85]/[.G85]" office:value-type="float" office:value="47.4576271186441" calcext:value-type="float">
            <text:p>47.458</text:p>
          </table:table-cell>
          <table:table-cell table:style-name="ce75" table:formula="of:=[.E85]*[.J$96]" office:value-type="float" office:value="1.5" calcext:value-type="float">
            <text:p>1.5</text:p>
          </table:table-cell>
          <table:table-cell table:style-name="ce44" table:formula="of:=[.H85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5]*[.N85]" office:value-type="float" office:value="8.946" calcext:value-type="float">
            <text:p>8.95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5]*[.P85]" office:value-type="float" office:value="5.6" calcext:value-type="float">
            <text:p>5.6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5]*[.R85]" office:value-type="float" office:value="25.2" calcext:value-type="float">
            <text:p>25.2</text:p>
          </table:table-cell>
          <table:table-cell table:style-name="ce87" table:formula="of:=ROUND([.L85]+[.M85]+[.O85]+[.Q85]+[.S85])" office:value-type="float" office:value="41" calcext:value-type="float">
            <text:p>41</text:p>
          </table:table-cell>
          <table:table-cell table:style-name="ce44" table:formula="of:=[.F85]" office:value-type="float" office:value="45" calcext:value-type="float">
            <text:p>45</text:p>
          </table:table-cell>
          <table:table-cell table:style-name="ce8" table:formula="of:=[.T85]-[.U85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agger (L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6]/[.G86]" office:value-type="float" office:value="47.6190476190476" calcext:value-type="float">
            <text:p>47.619</text:p>
          </table:table-cell>
          <table:table-cell table:style-name="ce75" table:formula="of:=[.E86]*[.J$96]" office:value-type="float" office:value="1.5" calcext:value-type="float">
            <text:p>1.5</text:p>
          </table:table-cell>
          <table:table-cell table:style-name="ce44" table:formula="of:=[.H86]/100*[.J$97]" office:value-type="float" office:value="0" calcext:value-type="float">
            <text:p>0</text:p>
          </table:table-cell>
          <table:table-cell table:style-name="ce74" table:formula="of:=[.G$96]*[.C$97]" office:value-type="float" office:value="0.1085" calcext:value-type="float">
            <text:p>0.109</text:p>
          </table:table-cell>
          <table:table-cell table:style-name="ce80" table:formula="of:=[.I86]*[.N86]" office:value-type="float" office:value="9.765" calcext:value-type="float">
            <text:p>9.7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6]*[.P86]" office:value-type="float" office:value="11.2" calcext:value-type="float">
            <text:p>11.2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6]*[.R86]" office:value-type="float" office:value="15.75" calcext:value-type="float">
            <text:p>15.75</text:p>
          </table:table-cell>
          <table:table-cell table:style-name="ce87" table:formula="of:=ROUND([.L86]+[.M86]+[.O86]+[.Q86]+[.S86])" office:value-type="float" office:value="38" calcext:value-type="float">
            <text:p>38</text:p>
          </table:table-cell>
          <table:table-cell table:style-name="ce44" table:formula="of:=[.F86]" office:value-type="float" office:value="20" calcext:value-type="float">
            <text:p>20</text:p>
          </table:table-cell>
          <table:table-cell table:style-name="ce8" table:formula="of:=[.T86]-[.U86]" office:value-type="float" office:value="18" calcext:value-type="float">
            <text:p>18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Dropship(M)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7]/[.G87]" office:value-type="float" office:value="50" calcext:value-type="float">
            <text:p>50.000</text:p>
          </table:table-cell>
          <table:table-cell table:style-name="ce75" table:formula="of:=[.E87]*[.J$96]" office:value-type="float" office:value="13.5" calcext:value-type="float">
            <text:p>13.5</text:p>
          </table:table-cell>
          <table:table-cell table:style-name="ce44" table:formula="of:=[.H87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7]*[.N87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7]*[.P87]" office:value-type="float" office:value="2.1" calcext:value-type="float">
            <text:p>2.1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7]*[.R87]" office:value-type="float" office:value="18.9" calcext:value-type="float">
            <text:p>18.9</text:p>
          </table:table-cell>
          <table:table-cell table:style-name="ce87" table:formula="of:=ROUND([.L87]+[.M87]+[.O87]+[.Q87]+[.S87])" office:value-type="float" office:value="54" calcext:value-type="float">
            <text:p>54</text:p>
          </table:table-cell>
          <table:table-cell table:style-name="ce44" table:formula="of:=[.F87]" office:value-type="float" office:value="30" calcext:value-type="float">
            <text:p>30</text:p>
          </table:table-cell>
          <table:table-cell table:style-name="ce8" table:formula="of:=[.T87]-[.U87]" office:value-type="float" office:value="24" calcext:value-type="float">
            <text:p>2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Finch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63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40" calcext:value-type="float">
            <text:p>40</text:p>
          </table:table-cell>
          <table:table-cell table:style-name="ce74" table:formula="of:=[.J88]/[.G88]" office:value-type="float" office:value="48.1927710843373" calcext:value-type="float">
            <text:p>48.193</text:p>
          </table:table-cell>
          <table:table-cell table:style-name="ce75" table:formula="of:=[.E88]*[.J$96]" office:value-type="float" office:value="1.5" calcext:value-type="float">
            <text:p>1.5</text:p>
          </table:table-cell>
          <table:table-cell table:style-name="ce44" table:formula="of:=[.H88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8]*[.N88]" office:value-type="float" office:value="21.868" calcext:value-type="float">
            <text:p>21.87</text:p>
          </table:table-cell>
          <table:table-cell table:style-name="ce85" table:formula="of:=[.G$102]*[.C$97]" office:value-type="float" office:value="0.014" calcext:value-type="float">
            <text:p>0.014</text:p>
          </table:table-cell>
          <table:table-cell table:style-name="ce63" table:formula="of:=[.C88]*[.P88]" office:value-type="float" office:value="8.4" calcext:value-type="float">
            <text:p>8.4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8]*[.R88]" office:value-type="float" office:value="22.05" calcext:value-type="float">
            <text:p>22.05</text:p>
          </table:table-cell>
          <table:table-cell table:style-name="ce87" table:formula="of:=ROUND([.L88]+[.M88]+[.O88]+[.Q88]+[.S88])" office:value-type="float" office:value="54" calcext:value-type="float">
            <text:p>54</text:p>
          </table:table-cell>
          <table:table-cell table:style-name="ce44" table:formula="of:=[.F88]" office:value-type="float" office:value="40" calcext:value-type="float">
            <text:p>40</text:p>
          </table:table-cell>
          <table:table-cell table:style-name="ce8" table:formula="of:=[.T88]-[.U88]" office:value-type="float" office:value="14" calcext:value-type="float">
            <text:p>1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Lance(M)</text:p>
          </table:table-cell>
          <table:table-cell table:style-name="ce8" office:value-type="string" calcext:value-type="string">
            <text:p>Fighter</text:p>
          </table:table-cell>
          <table:table-cell table:number-columns-repeated="2"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0" calcext:value-type="float">
            <text:p>30</text:p>
          </table:table-cell>
          <table:table-cell table:style-name="ce63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89]/[.G89]" office:value-type="float" office:value="42.8571428571429" calcext:value-type="float">
            <text:p>42.857</text:p>
          </table:table-cell>
          <table:table-cell table:style-name="ce75" table:formula="of:=[.E89]*[.J$96]" office:value-type="float" office:value="1.5" calcext:value-type="float">
            <text:p>1.5</text:p>
          </table:table-cell>
          <table:table-cell table:style-name="ce44" table:formula="of:=[.H89]/100*[.J$97]" office:value-type="float" office:value="0" calcext:value-type="float">
            <text:p>0</text:p>
          </table:table-cell>
          <table:table-cell table:style-name="ce74" table:formula="of:=[.G$97]*[.C$97]" office:value-type="float" office:value="0.1988" calcext:value-type="float">
            <text:p>0.199</text:p>
          </table:table-cell>
          <table:table-cell table:style-name="ce80" table:formula="of:=[.I89]*[.N89]" office:value-type="float" office:value="19.88" calcext:value-type="float">
            <text:p>19.88</text:p>
          </table:table-cell>
          <table:table-cell table:style-name="ce85" table:formula="of:=[.G$103]*[.C$97]" office:value-type="float" office:value="0.0105" calcext:value-type="float">
            <text:p>0.011</text:p>
          </table:table-cell>
          <table:table-cell table:style-name="ce63" table:formula="of:=[.C89]*[.P89]" office:value-type="float" office:value="6.3" calcext:value-type="float">
            <text:p>6.30</text:p>
          </table:table-cell>
          <table:table-cell table:style-name="ce74" table:formula="of:=[.G$99]*[.C$97]" office:value-type="float" office:value="0.0315" calcext:value-type="float">
            <text:p>0.032</text:p>
          </table:table-cell>
          <table:table-cell table:style-name="ce8" table:formula="of:=[.D89]*[.R89]" office:value-type="float" office:value="18.9" calcext:value-type="float">
            <text:p>18.9</text:p>
          </table:table-cell>
          <table:table-cell table:style-name="ce87" table:formula="of:=ROUND([.L89]+[.M89]+[.O89]+[.Q89]+[.S89])" office:value-type="float" office:value="47" calcext:value-type="float">
            <text:p>47</text:p>
          </table:table-cell>
          <table:table-cell table:style-name="ce44" table:formula="of:=[.F89]" office:value-type="float" office:value="30" calcext:value-type="float">
            <text:p>30</text:p>
          </table:table-cell>
          <table:table-cell table:style-name="ce8" table:formula="of:=[.T89]-[.U89]" office:value-type="float" office:value="17" calcext:value-type="float">
            <text:p>17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Thick_20_borders"/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ce81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86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/>
        </table:table-row>
        <table:table-row table:style-name="ro1">
          <table:table-cell table:style-name="ce8" office:value-type="string" calcext:value-type="string">
            <text:p>Combat Drone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style-name="ce63" office:value-type="float" office:value="0.59" calcext:value-type="float">
            <text:p>0.5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1]/[.G91]" office:value-type="float" office:value="47.4576271186441" calcext:value-type="float">
            <text:p>47.458</text:p>
          </table:table-cell>
          <table:table-cell table:style-name="ce75" table:formula="of:=[.E91]*[.J$96]" office:value-type="float" office:value="0" calcext:value-type="float">
            <text:p>0.0</text:p>
          </table:table-cell>
          <table:table-cell table:style-name="ce44" table:formula="of:=[.H91]/100*[.J$97]" office:value-type="float" office:value="0" calcext:value-type="float">
            <text:p>0</text:p>
          </table:table-cell>
          <table:table-cell table:style-name="ce74" table:formula="of:=[.$G$97]*[.$C$96]" office:value-type="float" office:value="0.142" calcext:value-type="float">
            <text:p>0.142</text:p>
          </table:table-cell>
          <table:table-cell table:style-name="ce80" table:formula="of:=[.I91]*[.N91]" office:value-type="float" office:value="8.236" calcext:value-type="float">
            <text:p>8.24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1]*[.P91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1]*[.R91]" office:value-type="float" office:value="15.75" calcext:value-type="float">
            <text:p>15.75</text:p>
          </table:table-cell>
          <table:table-cell table:style-name="ce87" table:formula="of:=ROUND([.L91]+[.M91]+[.O91]+[.Q91]+[.S91])" office:value-type="float" office:value="24" calcext:value-type="float">
            <text:p>24</text:p>
          </table:table-cell>
          <table:table-cell table:style-name="ce44" table:formula="of:=[.F91]" office:value-type="float" office:value="20" calcext:value-type="float">
            <text:p>20</text:p>
          </table:table-cell>
          <table:table-cell table:style-name="ce8" table:formula="of:=[.T91]-[.U91]" office:value-type="float" office:value="4" calcext:value-type="float">
            <text:p>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style-name="ce8" office:value-type="string" calcext:value-type="string">
            <text:p>Surveillance Drone (L)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63" office:value-type="float" office:value="0.53" calcext:value-type="float">
            <text:p>0.53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28" calcext:value-type="float">
            <text:p>28</text:p>
          </table:table-cell>
          <table:table-cell table:style-name="ce74" table:formula="of:=[.J92]/[.G92]" office:value-type="float" office:value="52.8301886792453" calcext:value-type="float">
            <text:p>52.830</text:p>
          </table:table-cell>
          <table:table-cell table:style-name="ce75" table:formula="of:=[.E92]*[.J$96]" office:value-type="float" office:value="0" calcext:value-type="float">
            <text:p>0.0</text:p>
          </table:table-cell>
          <table:table-cell table:style-name="ce44" table:formula="of:=[.H92]/100*[.J$97]" office:value-type="float" office:value="0" calcext:value-type="float">
            <text:p>0</text:p>
          </table:table-cell>
          <table:table-cell table:style-name="ce74" table:formula="of:=[.$G$96]*[.$C$96]" office:value-type="float" office:value="0.0775" calcext:value-type="float">
            <text:p>0.078</text:p>
          </table:table-cell>
          <table:table-cell table:style-name="ce80" table:formula="of:=[.I92]*[.N92]" office:value-type="float" office:value="4.1075" calcext:value-type="float">
            <text:p>4.11</text:p>
          </table:table-cell>
          <table:table-cell table:style-name="ce85" table:formula="of:=[.G$103]*[.C$96]" office:value-type="float" office:value="0.0075" calcext:value-type="float">
            <text:p>0.008</text:p>
          </table:table-cell>
          <table:table-cell table:style-name="ce63" table:formula="of:=[.C92]*[.P92]" office:value-type="float" office:value="0" calcext:value-type="float">
            <text:p>0.00</text:p>
          </table:table-cell>
          <table:table-cell table:style-name="ce74" table:formula="of:=[.G$99]*[.C$96]" office:value-type="float" office:value="0.0225" calcext:value-type="float">
            <text:p>0.023</text:p>
          </table:table-cell>
          <table:table-cell table:style-name="ce8" table:formula="of:=[.D92]*[.R92]" office:value-type="float" office:value="6.75" calcext:value-type="float">
            <text:p>6.75</text:p>
          </table:table-cell>
          <table:table-cell table:style-name="ce87" table:formula="of:=ROUND([.L92]+[.M92]+[.O92]+[.Q92]+[.S92])" office:value-type="float" office:value="11" calcext:value-type="float">
            <text:p>11</text:p>
          </table:table-cell>
          <table:table-cell table:style-name="ce44" table:formula="of:=[.F92]" office:value-type="float" office:value="15" calcext:value-type="float">
            <text:p>15</text:p>
          </table:table-cell>
          <table:table-cell table:style-name="ce8" table:formula="of:=[.T92]-[.U92]" office:value-type="float" office:value="-4" calcext:value-type="float">
            <text:p>-4</text:p>
          </table:table-cell>
          <table:table-cell table:style-name="ce85"/>
          <table:table-cell table:style-name="ce44"/>
          <table:table-cell/>
        </table:table-row>
        <table:table-row table:style-name="ro1">
          <table:table-cell table:number-columns-repeated="22"/>
          <table:table-cell table:style-name="ce9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8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83" office:value-type="string" calcext:value-type="string">
            <text:p>V.Slow</text:p>
          </table:table-cell>
          <table:table-cell table:style-name="ce83" office:value-type="string" calcext:value-type="string">
            <text:p>Slow</text:p>
          </table:table-cell>
          <table:table-cell table:style-name="ce83" office:value-type="string" calcext:value-type="string">
            <text:p>Avrg</text:p>
          </table:table-cell>
          <table:table-cell table:style-name="ce83" office:value-type="string" calcext:value-type="string">
            <text:p>Fast</text:p>
          </table:table-cell>
          <table:table-cell table:style-name="ce83" office:value-type="string" calcext:value-type="string">
            <text:p>V.F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96]*[.O$94]" office:value-type="float" office:value="42.5" calcext:value-type="float">
            <text:p>42.50</text:p>
          </table:table-cell>
          <table:table-cell table:style-name="ce63" table:formula="of:=[.Q96]*[.P$9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96]*[.R$94]" office:value-type="float" office:value="55" calcext:value-type="float">
            <text:p>55.00</text:p>
          </table:table-cell>
          <table:table-cell table:style-name="ce63" table:formula="of:=[.Q96]*[.S$94]" office:value-type="float" office:value="57.5" calcext:value-type="float">
            <text:p>57.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97]*[.O$94]" office:value-type="float" office:value="37.4" calcext:value-type="float">
            <text:p>37.40</text:p>
          </table:table-cell>
          <table:table-cell table:style-name="ce63" table:formula="of:=[.Q97]*[.P$9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97]*[.R$94]" office:value-type="float" office:value="48.4" calcext:value-type="float">
            <text:p>48.40</text:p>
          </table:table-cell>
          <table:table-cell table:style-name="ce63" table:formula="of:=[.Q97]*[.S$94]" office:value-type="float" office:value="50.6" calcext:value-type="float">
            <text:p>50.6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98]*[.O$94]" office:value-type="float" office:value="34" calcext:value-type="float">
            <text:p>34.00</text:p>
          </table:table-cell>
          <table:table-cell table:style-name="ce63" table:formula="of:=[.Q98]*[.P$9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98]*[.R$94]" office:value-type="float" office:value="44" calcext:value-type="float">
            <text:p>44.00</text:p>
          </table:table-cell>
          <table:table-cell table:style-name="ce63" table:formula="of:=[.Q98]*[.S$94]" office:value-type="float" office:value="46" calcext:value-type="float">
            <text:p>46.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99]*[.O$94]" office:value-type="float" office:value="22.95" calcext:value-type="float">
            <text:p>22.95</text:p>
          </table:table-cell>
          <table:table-cell table:style-name="ce63" table:formula="of:=[.Q99]*[.P$9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99]*[.R$94]" office:value-type="float" office:value="29.7" calcext:value-type="float">
            <text:p>29.70</text:p>
          </table:table-cell>
          <table:table-cell table:style-name="ce63" table:formula="of:=[.Q99]*[.S$94]" office:value-type="float" office:value="31.05" calcext:value-type="float">
            <text:p>31.0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100]*[.O$94]" office:value-type="float" office:value="17" calcext:value-type="float">
            <text:p>17.00</text:p>
          </table:table-cell>
          <table:table-cell table:style-name="ce63" table:formula="of:=[.Q100]*[.P$9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100]*[.R$94]" office:value-type="float" office:value="22" calcext:value-type="float">
            <text:p>22.00</text:p>
          </table:table-cell>
          <table:table-cell table:style-name="ce63" table:formula="of:=[.Q100]*[.S$94]" office:value-type="float" office:value="23" calcext:value-type="float">
            <text:p>2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101]*[.O$94]" office:value-type="float" office:value="14.45" calcext:value-type="float">
            <text:p>14.45</text:p>
          </table:table-cell>
          <table:table-cell table:style-name="ce63" table:formula="of:=[.Q101]*[.P$9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101]*[.R$94]" office:value-type="float" office:value="18.7" calcext:value-type="float">
            <text:p>18.70</text:p>
          </table:table-cell>
          <table:table-cell table:style-name="ce63" table:formula="of:=[.Q101]*[.S$94]" office:value-type="float" office:value="19.55" calcext:value-type="float">
            <text:p>19.55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102]*[.O$94]" office:value-type="float" office:value="24.65" calcext:value-type="float">
            <text:p>24.65</text:p>
          </table:table-cell>
          <table:table-cell table:style-name="ce63" table:formula="of:=[.Q102]*[.P$9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102]*[.R$94]" office:value-type="float" office:value="31.9" calcext:value-type="float">
            <text:p>31.90</text:p>
          </table:table-cell>
          <table:table-cell table:style-name="ce63" table:formula="of:=[.Q102]*[.S$94]" office:value-type="float" office:value="33.35" calcext:value-type="float">
            <text:p>3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103]*[.O$94]" office:value-type="float" office:value="11.9" calcext:value-type="float">
            <text:p>11.90</text:p>
          </table:table-cell>
          <table:table-cell table:style-name="ce63" table:formula="of:=[.Q103]*[.P$9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103]*[.R$94]" office:value-type="float" office:value="15.4" calcext:value-type="float">
            <text:p>15.40</text:p>
          </table:table-cell>
          <table:table-cell table:style-name="ce63" table:formula="of:=[.Q103]*[.S$94]" office:value-type="float" office:value="16.1" calcext:value-type="float">
            <text:p>16.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104]*[.O$94]" office:value-type="float" office:value="5.1" calcext:value-type="float">
            <text:p>5.10</text:p>
          </table:table-cell>
          <table:table-cell table:style-name="ce63" table:formula="of:=[.Q104]*[.P$9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104]*[.R$94]" office:value-type="float" office:value="6.6" calcext:value-type="float">
            <text:p>6.60</text:p>
          </table:table-cell>
          <table:table-cell table:style-name="ce63" table:formula="of:=[.Q104]*[.S$94]" office:value-type="float" office:value="6.9" calcext:value-type="float">
            <text:p>6.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nsity of 2.84g/m³ for structure (outfit space). Unless specified in lore(or it seams like it) to use lightweight composites, then 1.55g/m³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ensity of 4.5g/m³ for armor (hull) on ship design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A2219 Aluminium Alloy(AA) is 2.84g/m³. Used in the ISS (wikipedia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arbon fiber(CF) composites have a density of 1.55 g/cm3 (epoxy resin 30%, carbon fiber 70%), that in the case of aluminum is 2.7g/cm3 and 4.5 g/cm3 for titanium or 7.9  g/cm3 for steel. (<text:a xlink:href="http://www.dexcraft.com/articles/carbon-fiber-composites/aluminium-vs-carbon-fiber-comparison-of-materials/" xlink:type="simple">http://www.dexcraft.com/articles/carbon-fiber-composites/aluminium-vs-carbon-fiber-comparison-of-materials/</text:a>)</text:p>
          </table:table-cell>
          <table:table-cell table:number-columns-repeated="24"/>
        </table:table-row>
        <table:table-row table:style-name="ro1" table:number-rows-repeated="104846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Hai" table:style-name="ta1">
        <table:table-column table:style-name="co18" table:default-cell-style-name="Default"/>
        <table:table-column table:style-name="co19" table:default-cell-style-name="ce4"/>
        <table:table-column table:style-name="co20" table:default-cell-style-name="ce44"/>
        <table:table-column table:style-name="co21" table:default-cell-style-name="ce37"/>
        <table:table-column table:style-name="co22" table:default-cell-style-name="ce4"/>
        <table:table-column table:style-name="co4" table:default-cell-style-name="ce4"/>
        <table:table-column table:style-name="co7" table:default-cell-style-name="ce37"/>
        <table:table-column table:style-name="co23" table:default-cell-style-name="Default"/>
        <table:table-column table:style-name="co7" table:default-cell-style-name="Default"/>
        <table:table-column table:style-name="co24" table:default-cell-style-name="ce3"/>
        <table:table-column table:style-name="co9" table:default-cell-style-name="Default"/>
        <table:table-column table:style-name="co24" table:default-cell-style-name="Default"/>
        <table:table-column table:style-name="co24" table:default-cell-style-name="ce44"/>
        <table:table-column table:style-name="co24" table:default-cell-style-name="ce74"/>
        <table:table-column table:style-name="co11" table:default-cell-style-name="ce30"/>
        <table:table-column table:style-name="co12" table:default-cell-style-name="ce85"/>
        <table:table-column table:style-name="co8" table:default-cell-style-name="ce63"/>
        <table:table-column table:style-name="co12" table:default-cell-style-name="ce74"/>
        <table:table-column table:style-name="co11" table:default-cell-style-name="ce30"/>
        <table:table-column table:style-name="co12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number-columns-repeated="999" table:default-cell-style-name="Default"/>
        <table:table-row table:style-name="ro1">
          <table:table-cell table:style-name="Thick_20_borders" office:value-type="string" calcext:value-type="string">
            <text:p>Hai</text:p>
          </table:table-cell>
          <table:table-cell table:style-name="Thick_20_borders" office:value-type="string" calcext:value-type="string">
            <text:p>Class</text:p>
          </table:table-cell>
          <table:table-cell table:style-name="ce32" office:value-type="string" calcext:value-type="string">
            <text:p>Shield</text:p>
          </table:table-cell>
          <table:table-cell table:style-name="ce32" office:value-type="string" calcext:value-type="string">
            <text:p>Hull</text:p>
          </table:table-cell>
          <table:table-cell table:style-name="Thick_20_borders" office:value-type="string" calcext:value-type="string">
            <text:p>Bunks</text:p>
          </table:table-cell>
          <table:table-cell table:style-name="Thick_20_borders" office:value-type="string" calcext:value-type="string">
            <text:p>Mass</text:p>
          </table:table-cell>
          <table:table-cell table:style-name="ce32" office:value-type="string" calcext:value-type="string">
            <text:p>Drag</text:p>
          </table:table-cell>
          <table:table-cell table:style-name="ce32" office:value-type="string" calcext:value-type="string">
            <text:p>Fuel</text:p>
          </table:table-cell>
          <table:table-cell table:style-name="Thick_20_borders" office:value-type="string" calcext:value-type="string">
            <text:p>Outfit</text:p>
          </table:table-cell>
          <table:table-cell table:style-name="Thick_20_borders" office:value-type="string" calcext:value-type="string">
            <text:p>Engine</text:p>
          </table:table-cell>
          <table:table-cell table:style-name="Thick_20_borders" office:value-type="string" calcext:value-type="string">
            <text:p>Eng/Drag</text:p>
          </table:table-cell>
          <table:table-cell table:style-name="ce32" office:value-type="string" calcext:value-type="string">
            <text:p>B.Mass</text:p>
          </table:table-cell>
          <table:table-cell table:style-name="ce32" office:value-type="string" calcext:value-type="string">
            <text:p>F.Mass</text:p>
          </table:table-cell>
          <table:table-cell table:style-name="Thick_20_borders" office:value-type="string" calcext:value-type="string">
            <text:p>O.Multi</text:p>
          </table:table-cell>
          <table:table-cell table:style-name="Thick_20_borders" office:value-type="string" calcext:value-type="string">
            <text:p>O.Mass</text:p>
          </table:table-cell>
          <table:table-cell table:style-name="ce32" office:value-type="string" calcext:value-type="string">
            <text:p>S.Multi</text:p>
          </table:table-cell>
          <table:table-cell table:style-name="ce32" office:value-type="string" calcext:value-type="string">
            <text:p>S.Mass</text:p>
          </table:table-cell>
          <table:table-cell table:style-name="Thick_20_borders" office:value-type="string" calcext:value-type="string">
            <text:p>H.Multi</text:p>
          </table:table-cell>
          <table:table-cell table:style-name="Thick_20_borders" office:value-type="string" calcext:value-type="string">
            <text:p>H.Mass</text:p>
          </table:table-cell>
          <table:table-cell table:style-name="ce32" office:value-type="string" calcext:value-type="string">
            <text:p>T.Mass</text:p>
          </table:table-cell>
          <table:table-cell table:style-name="ce32" office:value-type="string" calcext:value-type="string">
            <text:p>V.Mass</text:p>
          </table:table-cell>
          <table:table-cell table:style-name="Thick_20_borders" office:value-type="string" calcext:value-type="string">
            <text:p>Diff</text:p>
          </table:table-cell>
          <table:table-cell table:style-name="ce88" office:value-type="string" calcext:value-type="string">
            <text:p>N.Drag</text:p>
          </table:table-cell>
          <table:table-cell table:style-name="ce32" office:value-type="string" calcext:value-type="string">
            <text:p>New.E/D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Shield Beetle (M)</text:p>
          </table:table-cell>
          <table:table-cell office:value-type="string" calcext:value-type="string">
            <text:p>H.Warship</text:p>
          </table:table-cell>
          <table:table-cell office:value-type="float" office:value="32000" calcext:value-type="float">
            <text:p>32000</text:p>
          </table:table-cell>
          <table:table-cell office:value-type="float" office:value="9800" calcext:value-type="float">
            <text:p>9800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8.8" calcext:value-type="float">
            <text:p>8.8</text:p>
          </table:table-cell>
          <table:table-cell table:style-name="ce37" office:value-type="float" office:value="500" calcext:value-type="float">
            <text:p>500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150" calcext:value-type="float">
            <text:p>150</text:p>
          </table:table-cell>
          <table:table-cell table:style-name="ce74" table:formula="of:=[.J2]/[.G2]" office:value-type="float" office:value="17.0454545454545" calcext:value-type="float">
            <text:p>17.045</text:p>
          </table:table-cell>
          <table:table-cell table:style-name="ce75" table:formula="of:=[.E2]*[.J$16]" office:value-type="float" office:value="142.5" calcext:value-type="float">
            <text:p>142.5</text:p>
          </table:table-cell>
          <table:table-cell table:formula="of:=[.H2]/100*[.J$17]" office:value-type="float" office:value="40" calcext:value-type="float">
            <text:p>40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2]*[.N2]" office:value-type="float" office:value="622.46518488" calcext:value-type="float">
            <text:p>622.4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2]*[.P2]" office:value-type="float" office:value="1318.3632" calcext:value-type="float">
            <text:p>1318.36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2]*[.R2]" office:value-type="float" office:value="1211.24619" calcext:value-type="float">
            <text:p>1211.25</text:p>
          </table:table-cell>
          <table:table-cell table:style-name="ce87" table:formula="of:=ROUND([.L2]+[.M2]+[.O2]+[.Q2]+[.S2])" office:value-type="float" office:value="3335" calcext:value-type="float">
            <text:p>3335</text:p>
          </table:table-cell>
          <table:table-cell table:style-name="ce44" table:formula="of:=[.F2]" office:value-type="float" office:value="650" calcext:value-type="float">
            <text:p>650</text:p>
          </table:table-cell>
          <table:table-cell table:style-name="ce8" table:formula="of:=[.T2]-[.U2]" office:value-type="float" office:value="2685" calcext:value-type="float">
            <text:p>2685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Solifuge (M)</text:p>
          </table:table-cell>
          <table:table-cell office:value-type="string" calcext:value-type="string">
            <text:p>H.Warship</text:p>
          </table:table-cell>
          <table:table-cell office:value-type="float" office:value="37800" calcext:value-type="float">
            <text:p>378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8" calcext:value-type="float">
            <text:p>118</text:p>
          </table:table-cell>
          <table:table-cell office:value-type="float" office:value="925" calcext:value-type="float">
            <text:p>925</text:p>
          </table:table-cell>
          <table:table-cell office:value-type="float" office:value="15.4" calcext:value-type="float">
            <text:p>15.4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828" calcext:value-type="float">
            <text:p>828</text:p>
          </table:table-cell>
          <table:table-cell table:style-name="ce4" office:value-type="float" office:value="166" calcext:value-type="float">
            <text:p>166</text:p>
          </table:table-cell>
          <table:table-cell table:style-name="ce74" table:formula="of:=[.J3]/[.G3]" office:value-type="float" office:value="10.7792207792208" calcext:value-type="float">
            <text:p>10.779</text:p>
          </table:table-cell>
          <table:table-cell table:style-name="ce75" table:formula="of:=[.E3]*[.J$16]" office:value-type="float" office:value="177" calcext:value-type="float">
            <text:p>177.0</text:p>
          </table:table-cell>
          <table:table-cell table:formula="of:=[.H3]/100*[.J$17]" office:value-type="float" office:value="48" calcext:value-type="float">
            <text:p>48</text:p>
          </table:table-cell>
          <table:table-cell table:formula="of:=[.$G$17]*[.$C$21]*(1-[.$J$27])" office:value-type="float" office:value="0.78003156" calcext:value-type="float">
            <text:p>0.780</text:p>
          </table:table-cell>
          <table:table-cell table:formula="of:=[.I3]*[.N3]" office:value-type="float" office:value="645.86613168" calcext:value-type="float">
            <text:p>645.87</text:p>
          </table:table-cell>
          <table:table-cell table:formula="of:=[.G$23]*[.C$21]*(1-[.$J$27])" office:value-type="float" office:value="0.04119885" calcext:value-type="float">
            <text:p>0.041</text:p>
          </table:table-cell>
          <table:table-cell table:formula="of:=[.C3]*[.P3]" office:value-type="float" office:value="1557.31653" calcext:value-type="float">
            <text:p>1557.32</text:p>
          </table:table-cell>
          <table:table-cell table:formula="of:=[.$G$19]*[.$C$21]*(1-[.$J$27])" office:value-type="float" office:value="0.12359655" calcext:value-type="float">
            <text:p>0.124</text:p>
          </table:table-cell>
          <table:table-cell table:formula="of:=[.D3]*[.R3]" office:value-type="float" office:value="1359.56205" calcext:value-type="float">
            <text:p>1359.56</text:p>
          </table:table-cell>
          <table:table-cell table:style-name="ce87" table:formula="of:=ROUND([.L3]+[.M3]+[.O3]+[.Q3]+[.S3])" office:value-type="float" office:value="3788" calcext:value-type="float">
            <text:p>3788</text:p>
          </table:table-cell>
          <table:table-cell table:style-name="ce44" table:formula="of:=[.F3]" office:value-type="float" office:value="925" calcext:value-type="float">
            <text:p>925</text:p>
          </table:table-cell>
          <table:table-cell table:style-name="ce8" table:formula="of:=[.T3]-[.U3]" office:value-type="float" office:value="2863" calcext:value-type="float">
            <text:p>2863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Pond Strider (LM)</text:p>
          </table:table-cell>
          <table:table-cell office:value-type="string" calcext:value-type="string">
            <text:p>M.Warship</text:p>
          </table:table-cell>
          <table:table-cell office:value-type="float" office:value="10000" calcext:value-type="float">
            <text:p>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3.55" calcext:value-type="float">
            <text:p>3.5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6" calcext:value-type="float">
            <text:p>76</text:p>
          </table:table-cell>
          <table:table-cell table:style-name="ce74" table:formula="of:=[.J4]/[.G4]" office:value-type="float" office:value="21.4084507042253" calcext:value-type="float">
            <text:p>21.408</text:p>
          </table:table-cell>
          <table:table-cell table:style-name="ce75" table:formula="of:=[.E4]*[.J$16]" office:value-type="float" office:value="27" calcext:value-type="float">
            <text:p>27.0</text:p>
          </table:table-cell>
          <table:table-cell table:formula="of:=[.H4]/100*[.J$17]" office:value-type="float" office:value="24" calcext:value-type="float">
            <text:p>24</text:p>
          </table:table-cell>
          <table:table-cell table:formula="of:=[.$G$16]*[.$C$20]*(1-[.$J$27])" office:value-type="float" office:value="0.3096156" calcext:value-type="float">
            <text:p>0.310</text:p>
          </table:table-cell>
          <table:table-cell table:formula="of:=[.I4]*[.N4]" office:value-type="float" office:value="109.6039224" calcext:value-type="float">
            <text:p>109.60</text:p>
          </table:table-cell>
          <table:table-cell table:formula="of:=[.G$23]*[.C$20]*(1-[.$J$27])" office:value-type="float" office:value="0.0299628" calcext:value-type="float">
            <text:p>0.030</text:p>
          </table:table-cell>
          <table:table-cell table:formula="of:=[.C4]*[.P4]" office:value-type="float" office:value="299.628" calcext:value-type="float">
            <text:p>299.63</text:p>
          </table:table-cell>
          <table:table-cell table:formula="of:=[.$G$19]*[.$C$20]*(1-[.$J$27])" office:value-type="float" office:value="0.0898884" calcext:value-type="float">
            <text:p>0.090</text:p>
          </table:table-cell>
          <table:table-cell table:formula="of:=[.D4]*[.R4]" office:value-type="float" office:value="269.6652" calcext:value-type="float">
            <text:p>269.67</text:p>
          </table:table-cell>
          <table:table-cell table:style-name="ce87" table:formula="of:=ROUND([.L4]+[.M4]+[.O4]+[.Q4]+[.S4])" office:value-type="float" office:value="730" calcext:value-type="float">
            <text:p>730</text:p>
          </table:table-cell>
          <table:table-cell table:style-name="ce44" table:formula="of:=[.F4]" office:value-type="float" office:value="168" calcext:value-type="float">
            <text:p>168</text:p>
          </table:table-cell>
          <table:table-cell table:style-name="ce8" table:formula="of:=[.T4]-[.U4]" office:value-type="float" office:value="562" calcext:value-type="float">
            <text:p>562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Lightning Bug (LM)</text:p>
          </table:table-cell>
          <table:table-cell office:value-type="string" calcext:value-type="string">
            <text:p>L.Warship</text:p>
          </table:table-cell>
          <table:table-cell office:value-type="float" office:value="6700" calcext:value-type="float">
            <text:p>6700</text:p>
          </table:table-cell>
          <table:table-cell office:value-type="float" office:value="1700" calcext:value-type="float">
            <text:p>170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3.8" calcext:value-type="float">
            <text:p>3.8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93" calcext:value-type="float">
            <text:p>93</text:p>
          </table:table-cell>
          <table:table-cell table:style-name="ce74" table:formula="of:=[.J5]/[.G5]" office:value-type="float" office:value="24.4736842105263" calcext:value-type="float">
            <text:p>24.474</text:p>
          </table:table-cell>
          <table:table-cell table:style-name="ce75" table:formula="of:=[.E5]*[.J$16]" office:value-type="float" office:value="15" calcext:value-type="float">
            <text:p>15.0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6]*[.$C$19]*(1-[.$J$27])" office:value-type="float" office:value="0.2064104" calcext:value-type="float">
            <text:p>0.206</text:p>
          </table:table-cell>
          <table:table-cell table:formula="of:=[.I5]*[.N5]" office:value-type="float" office:value="57.3820912" calcext:value-type="float">
            <text:p>57.38</text:p>
          </table:table-cell>
          <table:table-cell table:formula="of:=[.G$23]*[.C$19]*(1-[.$J$27])" office:value-type="float" office:value="0.0199752" calcext:value-type="float">
            <text:p>0.020</text:p>
          </table:table-cell>
          <table:table-cell table:formula="of:=[.C5]*[.P5]" office:value-type="float" office:value="133.83384" calcext:value-type="float">
            <text:p>133.83</text:p>
          </table:table-cell>
          <table:table-cell table:formula="of:=[.$G$19]*[.$C$19]*(1-[.$J$27])" office:value-type="float" office:value="0.0599256" calcext:value-type="float">
            <text:p>0.060</text:p>
          </table:table-cell>
          <table:table-cell table:formula="of:=[.D5]*[.R5]" office:value-type="float" office:value="101.87352" calcext:value-type="float">
            <text:p>101.87</text:p>
          </table:table-cell>
          <table:table-cell table:style-name="ce87" table:formula="of:=ROUND([.L5]+[.M5]+[.O5]+[.Q5]+[.S5])" office:value-type="float" office:value="356" calcext:value-type="float">
            <text:p>356</text:p>
          </table:table-cell>
          <table:table-cell table:style-name="ce44" table:formula="of:=[.F5]" office:value-type="float" office:value="220" calcext:value-type="float">
            <text:p>220</text:p>
          </table:table-cell>
          <table:table-cell table:style-name="ce8" table:formula="of:=[.T5]-[.U5]" office:value-type="float" office:value="136" calcext:value-type="float">
            <text:p>136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rasshopper (LM)</text:p>
          </table:table-cell>
          <table:table-cell office:value-type="string" calcext:value-type="string">
            <text:p>Interceptor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table:style-name="ce37" office:value-type="float" office:value="300" calcext:value-type="float">
            <text:p>30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" calcext:value-type="float">
            <text:p>61</text:p>
          </table:table-cell>
          <table:table-cell table:style-name="ce74" table:formula="of:=[.J6]/[.G6]" office:value-type="float" office:value="40.6666666666667" calcext:value-type="float">
            <text:p>40.667</text:p>
          </table:table-cell>
          <table:table-cell table:style-name="ce75" table:formula="of:=[.E6]*[.J$16]" office:value-type="float" office:value="7.5" calcext:value-type="float">
            <text:p>7.5</text:p>
          </table:table-cell>
          <table:table-cell table:formula="of:=[.H6]/100*[.J$17]" office:value-type="float" office:value="24" calcext:value-type="float">
            <text:p>24</text:p>
          </table:table-cell>
          <table:table-cell table:formula="of:=[.$G$16]*[.$C$18]*(1-[.$J$27])" office:value-type="float" office:value="0.11610585" calcext:value-type="float">
            <text:p>0.116</text:p>
          </table:table-cell>
          <table:table-cell table:formula="of:=[.I6]*[.N6]" office:value-type="float" office:value="19.62188865" calcext:value-type="float">
            <text:p>19.62</text:p>
          </table:table-cell>
          <table:table-cell table:formula="of:=[.G$23]*[.C$18]*(1-[.$J$27])" office:value-type="float" office:value="0.01123605" calcext:value-type="float">
            <text:p>0.011</text:p>
          </table:table-cell>
          <table:table-cell table:formula="of:=[.C6]*[.P6]" office:value-type="float" office:value="37.078965" calcext:value-type="float">
            <text:p>37.08</text:p>
          </table:table-cell>
          <table:table-cell table:formula="of:=[.$G$19]*[.$C$18]*(1-[.$J$27])" office:value-type="float" office:value="0.03370815" calcext:value-type="float">
            <text:p>0.034</text:p>
          </table:table-cell>
          <table:table-cell table:formula="of:=[.D6]*[.R6]" office:value-type="float" office:value="20.22489" calcext:value-type="float">
            <text:p>20.22</text:p>
          </table:table-cell>
          <table:table-cell table:style-name="ce87" table:formula="of:=ROUND([.L6]+[.M6]+[.O6]+[.Q6]+[.S6])" office:value-type="float" office:value="108" calcext:value-type="float">
            <text:p>108</text:p>
          </table:table-cell>
          <table:table-cell table:style-name="ce44" table:formula="of:=[.F6]" office:value-type="float" office:value="95" calcext:value-type="float">
            <text:p>95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92" table:number-columns-repeated="2"/>
          <table:table-cell table:number-columns-repeated="1000"/>
        </table:table-row>
        <table:table-row table:style-name="ro1">
          <table:table-cell table:style-name="ce4" office:value-type="string" calcext:value-type="string">
            <text:p>Geocoris</text:p>
          </table:table-cell>
          <table:table-cell office:value-type="string" calcext:value-type="string">
            <text:p>H.Freight</text:p>
          </table:table-cell>
          <table:table-cell office:value-type="float" office:value="13300" calcext:value-type="float">
            <text:p>13300</text:p>
          </table:table-cell>
          <table:table-cell office:value-type="float" office:value="6200" calcext:value-type="float">
            <text:p>6200</text:p>
          </table:table-cell>
          <table:table-cell office:value-type="float" office:value="56" calcext:value-type="float">
            <text:p>56</text:p>
          </table:table-cell>
          <table:table-cell office:value-type="float" office:value="810" calcext:value-type="float">
            <text:p>810</text:p>
          </table:table-cell>
          <table:table-cell office:value-type="float" office:value="17.1" calcext:value-type="float">
            <text:p>17.1</text:p>
          </table:table-cell>
          <table:table-cell table:style-name="ce37" office:value-type="float" office:value="800" calcext:value-type="float">
            <text:p>800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4" calcext:value-type="float">
            <text:p>94</text:p>
          </table:table-cell>
          <table:table-cell table:style-name="ce74" table:formula="of:=[.J7]/[.G7]" office:value-type="float" office:value="5.49707602339181" calcext:value-type="float">
            <text:p>5.497</text:p>
          </table:table-cell>
          <table:table-cell table:style-name="ce75" table:formula="of:=[.E7]*[.J$16]" office:value-type="float" office:value="84" calcext:value-type="float">
            <text:p>84.0</text:p>
          </table:table-cell>
          <table:table-cell table:formula="of:=[.H7]/100*[.J$17]" office:value-type="float" office:value="64" calcext:value-type="float">
            <text:p>64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7]*[.N7]" office:value-type="float" office:value="199.47534348" calcext:value-type="float">
            <text:p>199.48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7]*[.P7]" office:value-type="float" office:value="321.01811" calcext:value-type="float">
            <text:p>321.02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7]*[.R7]" office:value-type="float" office:value="336.706965" calcext:value-type="float">
            <text:p>336.71</text:p>
          </table:table-cell>
          <table:table-cell table:style-name="ce87" table:formula="of:=ROUND([.L7]+[.M7]+[.O7]+[.Q7]+[.S7])" office:value-type="float" office:value="1005" calcext:value-type="float">
            <text:p>1005</text:p>
          </table:table-cell>
          <table:table-cell table:style-name="ce44" table:formula="of:=[.F7]" office:value-type="float" office:value="810" calcext:value-type="float">
            <text:p>810</text:p>
          </table:table-cell>
          <table:table-cell table:style-name="ce8" table:formula="of:=[.T7]-[.U7]" office:value-type="float" office:value="195" calcext:value-type="float">
            <text:p>195</text:p>
          </table:table-cell>
          <table:table-cell table:style-name="ce92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Water Bug</text:p>
          </table:table-cell>
          <table:table-cell office:value-type="string" calcext:value-type="string">
            <text:p>H.Freight</text:p>
          </table:table-cell>
          <table:table-cell office:value-type="float" office:value="7900" calcext:value-type="float">
            <text:p>7900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5.9" calcext:value-type="float">
            <text:p>5.9</text:p>
          </table:table-cell>
          <table:table-cell table:style-name="ce37" office:value-type="float" office:value="600" calcext:value-type="float">
            <text:p>600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64" calcext:value-type="float">
            <text:p>64</text:p>
          </table:table-cell>
          <table:table-cell table:style-name="ce74" table:formula="of:=[.J8]/[.G8]" office:value-type="float" office:value="10.8474576271186" calcext:value-type="float">
            <text:p>10.847</text:p>
          </table:table-cell>
          <table:table-cell table:style-name="ce75" table:formula="of:=[.E8]*[.J$16]" office:value-type="float" office:value="43.5" calcext:value-type="float">
            <text:p>43.5</text:p>
          </table:table-cell>
          <table:table-cell table:formula="of:=[.H8]/100*[.J$17]" office:value-type="float" office:value="48" calcext:value-type="float">
            <text:p>48</text:p>
          </table:table-cell>
          <table:table-cell table:formula="of:=[.$G$17]*[.$C$25]*(1-[.$J$27])" office:value-type="float" office:value="0.34274114" calcext:value-type="float">
            <text:p>0.343</text:p>
          </table:table-cell>
          <table:table-cell table:formula="of:=[.I8]*[.N8]" office:value-type="float" office:value="126.12873952" calcext:value-type="float">
            <text:p>126.13</text:p>
          </table:table-cell>
          <table:table-cell table:formula="of:=[.G$22]*[.C$25]*(1-[.$J$27])" office:value-type="float" office:value="0.0241367" calcext:value-type="float">
            <text:p>0.024</text:p>
          </table:table-cell>
          <table:table-cell table:formula="of:=[.C8]*[.P8]" office:value-type="float" office:value="190.67993" calcext:value-type="float">
            <text:p>190.68</text:p>
          </table:table-cell>
          <table:table-cell table:formula="of:=[.$G$19]*[.$C$25]*(1-[.$J$27])" office:value-type="float" office:value="0.054307575" calcext:value-type="float">
            <text:p>0.054</text:p>
          </table:table-cell>
          <table:table-cell table:formula="of:=[.D8]*[.R8]" office:value-type="float" office:value="244.3840875" calcext:value-type="float">
            <text:p>244.38</text:p>
          </table:table-cell>
          <table:table-cell table:style-name="ce87" table:formula="of:=ROUND([.L8]+[.M8]+[.O8]+[.Q8]+[.S8])" office:value-type="float" office:value="653" calcext:value-type="float">
            <text:p>653</text:p>
          </table:table-cell>
          <table:table-cell table:style-name="ce44" table:formula="of:=[.F8]" office:value-type="float" office:value="270" calcext:value-type="float">
            <text:p>270</text:p>
          </table:table-cell>
          <table:table-cell table:style-name="ce8" table:formula="of:=[.T8]-[.U8]" office:value-type="float" office:value="383" calcext:value-type="float">
            <text:p>383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4" office:value-type="string" calcext:value-type="string">
            <text:p>Aphid</text:p>
          </table:table-cell>
          <table:table-cell office:value-type="string" calcext:value-type="string">
            <text:p>L.Freight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table:style-name="ce37" office:value-type="float" office:value="400" calcext:value-type="float">
            <text:p>40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8" calcext:value-type="float">
            <text:p>48</text:p>
          </table:table-cell>
          <table:table-cell table:style-name="ce74" table:formula="of:=[.J9]/[.G9]" office:value-type="float" office:value="25.2631578947368" calcext:value-type="float">
            <text:p>25.263</text:p>
          </table:table-cell>
          <table:table-cell table:style-name="ce75" table:formula="of:=[.E9]*[.J$16]" office:value-type="float" office:value="7.5" calcext:value-type="float">
            <text:p>7.5</text:p>
          </table:table-cell>
          <table:table-cell table:formula="of:=[.H9]/100*[.J$17]" office:value-type="float" office:value="32" calcext:value-type="float">
            <text:p>32</text:p>
          </table:table-cell>
          <table:table-cell table:formula="of:=[.$G$17]*[.$C$24]*(1-[.$J$27])" office:value-type="float" office:value="0.2363732" calcext:value-type="float">
            <text:p>0.236</text:p>
          </table:table-cell>
          <table:table-cell table:formula="of:=[.I9]*[.N9]" office:value-type="float" office:value="43.729042" calcext:value-type="float">
            <text:p>43.73</text:p>
          </table:table-cell>
          <table:table-cell table:formula="of:=[.G$22]*[.C$24]*(1-[.$J$27])" office:value-type="float" office:value="0.016646" calcext:value-type="float">
            <text:p>0.017</text:p>
          </table:table-cell>
          <table:table-cell table:formula="of:=[.C9]*[.P9]" office:value-type="float" office:value="28.2982" calcext:value-type="float">
            <text:p>28.30</text:p>
          </table:table-cell>
          <table:table-cell table:formula="of:=[.$G$19]*[.$C$24]*(1-[.$J$27])" office:value-type="float" office:value="0.0374535" calcext:value-type="float">
            <text:p>0.037</text:p>
          </table:table-cell>
          <table:table-cell table:formula="of:=[.D9]*[.R9]" office:value-type="float" office:value="52.4349" calcext:value-type="float">
            <text:p>52.43</text:p>
          </table:table-cell>
          <table:table-cell table:style-name="ce87" table:formula="of:=ROUND([.L9]+[.M9]+[.O9]+[.Q9]+[.S9])" office:value-type="float" office:value="164" calcext:value-type="float">
            <text:p>164</text:p>
          </table:table-cell>
          <table:table-cell table:style-name="ce44" table:formula="of:=[.F9]" office:value-type="float" office:value="100" calcext:value-type="float">
            <text:p>100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  <table:table-cell table:style-name="ce10" table:number-columns-repeated="1000"/>
        </table:table-row>
        <table:table-row table:style-name="ro1">
          <table:table-cell table:style-name="ce8" office:value-type="string" calcext:value-type="string">
            <text:p>Centipede (L)</text:p>
          </table:table-cell>
          <table:table-cell table:style-name="ce8" office:value-type="string" calcext:value-type="string">
            <text:p>Transport</text:p>
          </table:table-cell>
          <table:table-cell office:value-type="float" office:value="6600" calcext:value-type="float">
            <text:p>66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87" calcext:value-type="float">
            <text:p>187</text:p>
          </table:table-cell>
          <table:table-cell table:style-name="ce44" office:value-type="float" office:value="3.9" calcext:value-type="float">
            <text:p>3.9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88" calcext:value-type="float">
            <text:p>88</text:p>
          </table:table-cell>
          <table:table-cell table:style-name="ce74" table:formula="of:=[.J10]/[.G10]" office:value-type="float" office:value="22.5641025641026" calcext:value-type="float">
            <text:p>22.564</text:p>
          </table:table-cell>
          <table:table-cell table:style-name="ce75" table:formula="of:=[.E10]*[.J$16]" office:value-type="float" office:value="196.5" calcext:value-type="float">
            <text:p>196.5</text:p>
          </table:table-cell>
          <table:table-cell table:formula="of:=[.H10]/100*[.J$17]" office:value-type="float" office:value="48" calcext:value-type="float">
            <text:p>48</text:p>
          </table:table-cell>
          <table:table-cell table:formula="of:=[.$G$16]*[.$C$23]*(1-[.$J$27])" office:value-type="float" office:value="0.1032052" calcext:value-type="float">
            <text:p>0.103</text:p>
          </table:table-cell>
          <table:table-cell table:formula="of:=[.I10]*[.N10]" office:value-type="float" office:value="38.70195" calcext:value-type="float">
            <text:p>38.70</text:p>
          </table:table-cell>
          <table:table-cell table:formula="of:=[.G$22]*[.C$23]*(1-[.$J$27])" office:value-type="float" office:value="0.0133168" calcext:value-type="float">
            <text:p>0.013</text:p>
          </table:table-cell>
          <table:table-cell table:formula="of:=[.C10]*[.P10]" office:value-type="float" office:value="87.89088" calcext:value-type="float">
            <text:p>87.89</text:p>
          </table:table-cell>
          <table:table-cell table:formula="of:=[.$G$19]*[.$C$23]*(1-[.$J$27])" office:value-type="float" office:value="0.0299628" calcext:value-type="float">
            <text:p>0.030</text:p>
          </table:table-cell>
          <table:table-cell table:formula="of:=[.D10]*[.R10]" office:value-type="float" office:value="71.91072" calcext:value-type="float">
            <text:p>71.91</text:p>
          </table:table-cell>
          <table:table-cell table:style-name="ce87" table:formula="of:=ROUND([.L10]+[.M10]+[.O10]+[.Q10]+[.S10])" office:value-type="float" office:value="443" calcext:value-type="float">
            <text:p>443</text:p>
          </table:table-cell>
          <table:table-cell table:style-name="ce44" table:formula="of:=[.F10]" office:value-type="float" office:value="187" calcext:value-type="float">
            <text:p>187</text:p>
          </table:table-cell>
          <table:table-cell table:style-name="ce8" table:formula="of:=[.T10]-[.U10]" office:value-type="float" office:value="256" calcext:value-type="float">
            <text:p>256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Violin Spider (M)</text:p>
          </table:table-cell>
          <table:table-cell table:style-name="ce8" office:value-type="string" calcext:value-type="string">
            <text:p>Fighter</text:p>
          </table:table-cell>
          <table:table-cell office:value-type="float" office:value="1400" calcext:value-type="float">
            <text:p>140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1" calcext:value-type="float">
            <text:p>31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11]/[.G11]" office:value-type="float" office:value="33.3333333333333" calcext:value-type="float">
            <text:p>33.333</text:p>
          </table:table-cell>
          <table:table-cell table:style-name="ce75" table:formula="of:=[.E11]*[.J$16]" office:value-type="float" office:value="1.5" calcext:value-type="float">
            <text:p>1.5</text:p>
          </table:table-cell>
          <table:table-cell table:formula="of:=[.H11]/100*[.J$17]" office:value-type="float" office:value="0" calcext:value-type="float">
            <text:p>0</text:p>
          </table:table-cell>
          <table:table-cell table:formula="of:=[.$G$17]*[.$C$17]*(1-[.$J$27])" office:value-type="float" office:value="0.16546124" calcext:value-type="float">
            <text:p>0.165</text:p>
          </table:table-cell>
          <table:table-cell table:formula="of:=[.I11]*[.N11]" office:value-type="float" office:value="15.22243408" calcext:value-type="float">
            <text:p>15.22</text:p>
          </table:table-cell>
          <table:table-cell table:formula="of:=[.G$23]*[.C$17]*(1-[.$J$27])" office:value-type="float" office:value="0.00873915" calcext:value-type="float">
            <text:p>0.009</text:p>
          </table:table-cell>
          <table:table-cell table:formula="of:=[.C11]*[.P11]" office:value-type="float" office:value="12.23481" calcext:value-type="float">
            <text:p>12.23</text:p>
          </table:table-cell>
          <table:table-cell table:formula="of:=[.$G$19]*[.$C$17]*(1-[.$J$27])" office:value-type="float" office:value="0.02621745" calcext:value-type="float">
            <text:p>0.026</text:p>
          </table:table-cell>
          <table:table-cell table:formula="of:=[.D11]*[.R11]" office:value-type="float" office:value="15.73047" calcext:value-type="float">
            <text:p>15.73</text:p>
          </table:table-cell>
          <table:table-cell table:style-name="ce87" table:formula="of:=ROUND([.L11]+[.M11]+[.O11]+[.Q11]+[.S11])" office:value-type="float" office:value="45" calcext:value-type="float">
            <text:p>45</text:p>
          </table:table-cell>
          <table:table-cell table:style-name="ce44" table:formula="of:=[.F11]" office:value-type="float" office:value="31" calcext:value-type="float">
            <text:p>31</text:p>
          </table:table-cell>
          <table:table-cell table:style-name="ce8" table:formula="of:=[.T11]-[.U11]" office:value-type="float" office:value="14" calcext:value-type="float">
            <text:p>14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 table:style-name="ce8" office:value-type="string" calcext:value-type="string">
            <text:p>Flea (M)</text:p>
          </table:table-cell>
          <table:table-cell table:style-name="ce8" office:value-type="string" calcext:value-type="string">
            <text:p>Drone</text:p>
          </table:table-cell>
          <table:table-cell office:value-type="float" office:value="200" calcext:value-type="float">
            <text:p>200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22" calcext:value-type="float">
            <text:p>22</text:p>
          </table:table-cell>
          <table:table-cell table:style-name="ce74" table:formula="of:=[.J12]/[.G12]" office:value-type="float" office:value="40" calcext:value-type="float">
            <text:p>40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0" calcext:value-type="float">
            <text:p>0</text:p>
          </table:table-cell>
          <table:table-cell table:formula="of:=[.$G$17]*[.$C$16]*(1-[.$J$27])" office:value-type="float" office:value="0.1181866" calcext:value-type="float">
            <text:p>0.118</text:p>
          </table:table-cell>
          <table:table-cell table:formula="of:=[.I12]*[.N12]" office:value-type="float" office:value="7.4457558" calcext:value-type="float">
            <text:p>7.45</text:p>
          </table:table-cell>
          <table:table-cell table:formula="of:=[.G$23]*[.C$16]*(1-[.$J$27])" office:value-type="float" office:value="0.00624225" calcext:value-type="float">
            <text:p>0.006</text:p>
          </table:table-cell>
          <table:table-cell table:formula="of:=[.C12]*[.P12]" office:value-type="float" office:value="1.24845" calcext:value-type="float">
            <text:p>1.25</text:p>
          </table:table-cell>
          <table:table-cell table:formula="of:=[.$G$19]*[.$C$16]*(1-[.$J$27])" office:value-type="float" office:value="0.01872675" calcext:value-type="float">
            <text:p>0.019</text:p>
          </table:table-cell>
          <table:table-cell table:formula="of:=[.D12]*[.R12]" office:value-type="float" office:value="13.108725" calcext:value-type="float">
            <text:p>13.11</text:p>
          </table:table-cell>
          <table:table-cell table:style-name="ce87" table:formula="of:=ROUND([.L12]+[.M12]+[.O12]+[.Q12]+[.S12])" office:value-type="float" office:value="22" calcext:value-type="float">
            <text:p>22</text:p>
          </table:table-cell>
          <table:table-cell table:style-name="ce44" table:formula="of:=[.F12]" office:value-type="float" office:value="21" calcext:value-type="float">
            <text:p>21</text:p>
          </table:table-cell>
          <table:table-cell table:style-name="ce8" table:formula="of:=[.T12]-[.U12]" office:value-type="float" office:value="1" calcext:value-type="float">
            <text:p>1</text:p>
          </table:table-cell>
          <table:table-cell table:style-name="ce44" table:number-columns-repeated="2"/>
          <table:table-cell table:number-columns-repeated="1000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" office:value-type="string" calcext:value-type="string">
            <text:p>V.Slow</text:p>
          </table:table-cell>
          <table:table-cell table:style-name="ce6" office:value-type="string" calcext:value-type="string">
            <text:p>Slow</text:p>
          </table:table-cell>
          <table:table-cell table:style-name="ce6" office:value-type="string" calcext:value-type="string">
            <text:p>Avrg</text:p>
          </table:table-cell>
          <table:table-cell table:style-name="ce6" office:value-type="string" calcext:value-type="string">
            <text:p>Fast</text:p>
          </table:table-cell>
          <table:table-cell table:style-name="ce6" office:value-type="string" calcext:value-type="string">
            <text:p>V.Fast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teel</text:p>
          </table:table-cell>
          <table:covered-table-cell table:style-name="Default"/>
          <table:table-cell table:style-name="ce42" office:value-type="float" office:value="0.079" calcext:value-type="float">
            <text:p>0.079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100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5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8" office:value-type="string" calcext:value-type="string" table:number-columns-spanned="9" table:number-rows-spanned="1">
            <text:p>Hai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1677" calcext:value-type="percentage">
            <text:p>17%</text:p>
          </table:table-cell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style-name="ce3" table:number-columns-repeated="2"/>
          <table:table-cell table:number-columns-repeated="1004"/>
        </table:table-row>
      </table:table>
      <table:table table:name="Coalition" table:style-name="ta1">
        <table:table-column table:style-name="co27" table:default-cell-style-name="Default"/>
        <table:table-column table:style-name="co28" table:default-cell-style-name="ce8"/>
        <table:table-column table:style-name="co20" table:default-cell-style-name="ce44"/>
        <table:table-column table:style-name="co7" table:default-cell-style-name="ce44"/>
        <table:table-column table:style-name="co3" table:default-cell-style-name="ce8"/>
        <table:table-column table:style-name="co29" table:default-cell-style-name="ce8"/>
        <table:table-column table:style-name="co29" table:default-cell-style-name="ce75"/>
        <table:table-column table:style-name="co30" table:default-cell-style-name="ce44"/>
        <table:table-column table:style-name="co7" table:default-cell-style-name="ce8"/>
        <table:table-column table:style-name="co8" table:default-cell-style-name="ce8"/>
        <table:table-column table:style-name="co31" table:default-cell-style-name="Default"/>
        <table:table-column table:style-name="co10" table:default-cell-style-name="Default"/>
        <table:table-column table:style-name="co11" table:default-cell-style-name="ce44"/>
        <table:table-column table:style-name="co24" table:default-cell-style-name="ce74"/>
        <table:table-column table:style-name="co10" table:default-cell-style-name="ce30"/>
        <table:table-column table:style-name="co24" table:default-cell-style-name="ce85"/>
        <table:table-column table:style-name="co8" table:default-cell-style-name="ce63"/>
        <table:table-column table:style-name="co24" table:default-cell-style-name="ce74"/>
        <table:table-column table:style-name="co10" table:default-cell-style-name="ce30"/>
        <table:table-column table:style-name="co12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Coalition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rach Hulk</text:p>
          </table:table-cell>
          <table:table-cell office:value-type="string" calcext:value-type="string">
            <text:p>Heavy Freighter</text:p>
          </table:table-cell>
          <table:table-cell office:value-type="float" office:value="5700" calcext:value-type="float">
            <text:p>5700</text:p>
          </table:table-cell>
          <table:table-cell office:value-type="float" office:value="13800" calcext:value-type="float">
            <text:p>13800</text:p>
          </table:table-cell>
          <table:table-cell office:value-type="float" office:value="14" calcext:value-type="float">
            <text:p>14</text:p>
          </table:table-cell>
          <table:table-cell office:value-type="float" office:value="670" calcext:value-type="float">
            <text:p>670</text:p>
          </table:table-cell>
          <table:table-cell office:value-type="float" office:value="18.9" calcext:value-type="float">
            <text:p>18.9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148" calcext:value-type="float">
            <text:p>148</text:p>
          </table:table-cell>
          <table:table-cell table:style-name="ce74" table:formula="of:=[.J2]/[.G2]" office:value-type="float" office:value="7.83068783068783" calcext:value-type="float">
            <text:p>7.831</text:p>
          </table:table-cell>
          <table:table-cell table:style-name="ce75" table:formula="of:=[.E2]*[.J$18]" office:value-type="float" office:value="21" calcext:value-type="float">
            <text:p>21.0</text:p>
          </table:table-cell>
          <table:table-cell table:formula="of:=[.H2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2]*[.N2]" office:value-type="float" office:value="77.917229" calcext:value-type="float">
            <text:p>77.92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2]*[.P2]" office:value-type="float" office:value="82.6541325" calcext:value-type="float">
            <text:p>82.6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2]*[.R2]" office:value-type="float" office:value="600.330015" calcext:value-type="float">
            <text:p>600.33</text:p>
          </table:table-cell>
          <table:table-cell table:style-name="ce92" table:formula="of:=ROUND([.L2]+[.M2]+[.O2]+[.Q2]+[.S2])" office:value-type="float" office:value="822" calcext:value-type="float">
            <text:p>822</text:p>
          </table:table-cell>
          <table:table-cell table:style-name="ce44" table:formula="of:=[.F2]" office:value-type="float" office:value="670" calcext:value-type="float">
            <text:p>670</text:p>
          </table:table-cell>
          <table:table-cell table:style-name="ce8" table:formula="of:=[.T2]-[.U2]" office:value-type="float" office:value="152" calcext:value-type="float">
            <text:p>15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Spindle</text:p>
          </table:table-cell>
          <table:table-cell office:value-type="string" calcext:value-type="string">
            <text:p>Heavy Freighter</text:p>
          </table:table-cell>
          <table:table-cell office:value-type="float" office:value="5000" calcext:value-type="float">
            <text:p>5000</text:p>
          </table:table-cell>
          <table:table-cell office:value-type="float" office:value="9700" calcext:value-type="float">
            <text:p>9700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float" office:value="10.8" calcext:value-type="float">
            <text:p>10.8</text:p>
          </table:table-cell>
          <table:table-cell office:value-type="float" office:value="500" calcext:value-type="float">
            <text:p>500</text:p>
          </table:table-cell>
          <table:table-cell office:value-type="float" office:value="434" calcext:value-type="float">
            <text:p>434</text:p>
          </table:table-cell>
          <table:table-cell office:value-type="float" office:value="148" calcext:value-type="float">
            <text:p>148</text:p>
          </table:table-cell>
          <table:table-cell table:style-name="ce74" table:formula="of:=[.J3]/[.G3]" office:value-type="float" office:value="13.7037037037037" calcext:value-type="float">
            <text:p>13.704</text:p>
          </table:table-cell>
          <table:table-cell table:style-name="ce75" table:formula="of:=[.E3]*[.J$18]" office:value-type="float" office:value="21" calcext:value-type="float">
            <text:p>21.0</text:p>
          </table:table-cell>
          <table:table-cell table:formula="of:=[.H3]/100*[.J$19]" office:value-type="float" office:value="40" calcext:value-type="float">
            <text:p>40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3]*[.N3]" office:value-type="float" office:value="65.03091805" calcext:value-type="float">
            <text:p>65.03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3]*[.P3]" office:value-type="float" office:value="72.503625" calcext:value-type="float">
            <text:p>72.50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3]*[.R3]" office:value-type="float" office:value="421.9710975" calcext:value-type="float">
            <text:p>421.97</text:p>
          </table:table-cell>
          <table:table-cell table:style-name="ce92" table:formula="of:=ROUND([.L3]+[.M3]+[.O3]+[.Q3]+[.S3])" office:value-type="float" office:value="621" calcext:value-type="float">
            <text:p>621</text:p>
          </table:table-cell>
          <table:table-cell table:style-name="ce44" table:formula="of:=[.F3]" office:value-type="float" office:value="340" calcext:value-type="float">
            <text:p>340</text:p>
          </table:table-cell>
          <table:table-cell table:style-name="ce8" table:formula="of:=[.T3]-[.U3]" office:value-type="float" office:value="281" calcext:value-type="float">
            <text:p>28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Sojourner</text:p>
          </table:table-cell>
          <table:table-cell office:value-type="string" calcext:value-type="string">
            <text:p>Heavy Freighter</text:p>
          </table:table-cell>
          <table:table-cell office:value-type="float" office:value="13000" calcext:value-type="float">
            <text:p>13000</text:p>
          </table:table-cell>
          <table:table-cell office:value-type="float" office:value="7700" calcext:value-type="float">
            <text:p>7700</text:p>
          </table:table-cell>
          <table:table-cell office:value-type="float" office:value="84" calcext:value-type="float">
            <text:p>8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.9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table:style-name="ce74" table:formula="of:=[.J4]/[.G4]" office:value-type="float" office:value="12.093023255814" calcext:value-type="float">
            <text:p>12.093</text:p>
          </table:table-cell>
          <table:table-cell table:style-name="ce75" table:formula="of:=[.E4]*[.J$18]" office:value-type="float" office:value="126" calcext:value-type="float">
            <text:p>126.0</text:p>
          </table:table-cell>
          <table:table-cell table:formula="of:=[.H4]/100*[.J$19]" office:value-type="float" office:value="64" calcext:value-type="float">
            <text:p>64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4]*[.N4]" office:value-type="float" office:value="85.1095886" calcext:value-type="float">
            <text:p>85.11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4]*[.P4]" office:value-type="float" office:value="188.509425" calcext:value-type="float">
            <text:p>188.51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4]*[.R4]" office:value-type="float" office:value="334.9667475" calcext:value-type="float">
            <text:p>334.97</text:p>
          </table:table-cell>
          <table:table-cell table:style-name="ce92" table:formula="of:=ROUND([.L4]+[.M4]+[.O4]+[.Q4]+[.S4])" office:value-type="float" office:value="799" calcext:value-type="float">
            <text:p>799</text:p>
          </table:table-cell>
          <table:table-cell table:style-name="ce44" table:formula="of:=[.F4]" office:value-type="float" office:value="640" calcext:value-type="float">
            <text:p>640</text:p>
          </table:table-cell>
          <table:table-cell table:style-name="ce8" table:formula="of:=[.T4]-[.U4]" office:value-type="float" office:value="159" calcext:value-type="float">
            <text:p>15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Traveler</text:p>
          </table:table-cell>
          <table:table-cell office:value-type="string" calcext:value-type="string">
            <text:p>Heavy Freighter</text:p>
          </table:table-cell>
          <table:table-cell office:value-type="float" office:value="6500" calcext:value-type="float">
            <text:p>6500</text:p>
          </table:table-cell>
          <table:table-cell office:value-type="float" office:value="4000" calcext:value-type="float">
            <text:p>4000</text:p>
          </table:table-cell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600" calcext:value-type="float">
            <text:p>600</text:p>
          </table:table-cell>
          <table:table-cell office:value-type="float" office:value="466" calcext:value-type="float">
            <text:p>466</text:p>
          </table:table-cell>
          <table:table-cell office:value-type="float" office:value="79" calcext:value-type="float">
            <text:p>79</text:p>
          </table:table-cell>
          <table:table-cell table:style-name="ce74" table:formula="of:=[.J5]/[.G5]" office:value-type="float" office:value="14.3636363636364" calcext:value-type="float">
            <text:p>14.364</text:p>
          </table:table-cell>
          <table:table-cell table:style-name="ce75" table:formula="of:=[.E5]*[.J$18]" office:value-type="float" office:value="67.5" calcext:value-type="float">
            <text:p>67.5</text:p>
          </table:table-cell>
          <table:table-cell table:formula="of:=[.H5]/100*[.J$19]" office:value-type="float" office:value="48" calcext:value-type="float">
            <text:p>48</text:p>
          </table:table-cell>
          <table:table-cell table:formula="of:=[.$G$18]*[.$C$27]*(1-[.$J$29])" office:value-type="float" office:value="0.149840825" calcext:value-type="float">
            <text:p>0.150</text:p>
          </table:table-cell>
          <table:table-cell table:formula="of:=[.I5]*[.N5]" office:value-type="float" office:value="69.82582445" calcext:value-type="float">
            <text:p>69.83</text:p>
          </table:table-cell>
          <table:table-cell table:formula="of:=[.$G$24]*[.$C$27]*(1-[.$J$29])" office:value-type="float" office:value="0.014500725" calcext:value-type="float">
            <text:p>0.015</text:p>
          </table:table-cell>
          <table:table-cell table:formula="of:=[.C5]*[.P5]" office:value-type="float" office:value="94.2547125" calcext:value-type="float">
            <text:p>94.25</text:p>
          </table:table-cell>
          <table:table-cell table:formula="of:=[.$G$22]*[.$C$27]*(1-[.$J$29])" office:value-type="float" office:value="0.043502175" calcext:value-type="float">
            <text:p>0.044</text:p>
          </table:table-cell>
          <table:table-cell table:formula="of:=[.D5]*[.R5]" office:value-type="float" office:value="174.0087" calcext:value-type="float">
            <text:p>174.01</text:p>
          </table:table-cell>
          <table:table-cell table:style-name="ce92" table:formula="of:=ROUND([.L5]+[.M5]+[.O5]+[.Q5]+[.S5])" office:value-type="float" office:value="454" calcext:value-type="float">
            <text:p>454</text:p>
          </table:table-cell>
          <table:table-cell table:style-name="ce44" table:formula="of:=[.F5]" office:value-type="float" office:value="350" calcext:value-type="float">
            <text:p>350</text:p>
          </table:table-cell>
          <table:table-cell table:style-name="ce8" table:formula="of:=[.T5]-[.U5]" office:value-type="float" office:value="104" calcext:value-type="float">
            <text:p>10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Courier</text:p>
          </table:table-cell>
          <table:table-cell office:value-type="string" calcext:value-type="string">
            <text:p>Light Freighter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300" calcext:value-type="float">
            <text:p>30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74" table:formula="of:=[.J6]/[.G6]" office:value-type="float" office:value="13.7931034482759" calcext:value-type="float">
            <text:p>13.793</text:p>
          </table:table-cell>
          <table:table-cell table:style-name="ce75" table:formula="of:=[.E6]*[.J$18]" office:value-type="float" office:value="1.5" calcext:value-type="float">
            <text:p>1.5</text:p>
          </table:table-cell>
          <table:table-cell table:formula="of:=[.H6]/100*[.J$19]" office:value-type="float" office:value="24" calcext:value-type="float">
            <text:p>24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6]*[.N6]" office:value-type="float" office:value="15.294098" calcext:value-type="float">
            <text:p>15.29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6]*[.P6]" office:value-type="float" office:value="12.0006" calcext:value-type="float">
            <text:p>12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6]*[.R6]" office:value-type="float" office:value="60.003" calcext:value-type="float">
            <text:p>60.00</text:p>
          </table:table-cell>
          <table:table-cell table:style-name="ce92" table:formula="of:=ROUND([.L6]+[.M6]+[.O6]+[.Q6]+[.S6])" office:value-type="float" office:value="113" calcext:value-type="float">
            <text:p>113</text:p>
          </table:table-cell>
          <table:table-cell table:style-name="ce44" table:formula="of:=[.F6]" office:value-type="float" office:value="100" calcext:value-type="float">
            <text:p>100</text:p>
          </table:table-cell>
          <table:table-cell table:style-name="ce8" table:formula="of:=[.T6]-[.U6]" office:value-type="float" office:value="13" calcext:value-type="float">
            <text:p>1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Freighter</text:p>
          </table:table-cell>
          <table:table-cell office:value-type="string" calcext:value-type="string">
            <text:p>Light Freighter</text:p>
          </table:table-cell>
          <table:table-cell office:value-type="float" office:value="3400" calcext:value-type="float">
            <text:p>3400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float" office:value="10.6" calcext:value-type="float">
            <text:p>10.6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92" calcext:value-type="float">
            <text:p>92</text:p>
          </table:table-cell>
          <table:table-cell table:style-name="ce74" table:formula="of:=[.J7]/[.G7]" office:value-type="float" office:value="8.67924528301887" calcext:value-type="float">
            <text:p>8.679</text:p>
          </table:table-cell>
          <table:table-cell table:style-name="ce75" table:formula="of:=[.E7]*[.J$18]" office:value-type="float" office:value="15" calcext:value-type="float">
            <text:p>15.0</text:p>
          </table:table-cell>
          <table:table-cell table:formula="of:=[.H7]/100*[.J$19]" office:value-type="float" office:value="40" calcext:value-type="float">
            <text:p>40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7]*[.N7]" office:value-type="float" office:value="36.0651365" calcext:value-type="float">
            <text:p>36.0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7]*[.P7]" office:value-type="float" office:value="34.0017" calcext:value-type="float">
            <text:p>34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7]*[.R7]" office:value-type="float" office:value="255.01275" calcext:value-type="float">
            <text:p>255.01</text:p>
          </table:table-cell>
          <table:table-cell table:style-name="ce92" table:formula="of:=ROUND([.L7]+[.M7]+[.O7]+[.Q7]+[.S7])" office:value-type="float" office:value="380" calcext:value-type="float">
            <text:p>380</text:p>
          </table:table-cell>
          <table:table-cell table:style-name="ce44" table:formula="of:=[.F7]" office:value-type="float" office:value="380" calcext:value-type="float">
            <text:p>380</text:p>
          </table:table-cell>
          <table:table-cell table:style-name="ce8" table:formula="of:=[.T7]-[.U7]" office:value-type="float" office:value="0" calcext:value-type="float">
            <text:p>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rach Transport</text:p>
          </table:table-cell>
          <table:table-cell office:value-type="string" calcext:value-type="string">
            <text:p>Light Freighter</text:p>
          </table:table-cell>
          <table:table-cell office:value-type="float" office:value="2300" calcext:value-type="float">
            <text:p>23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7.2" calcext:value-type="float">
            <text:p>7.2</text:p>
          </table:table-cell>
          <table:table-cell office:value-type="float" office:value="400" calcext:value-type="float">
            <text:p>400</text:p>
          </table:table-cell>
          <table:table-cell office:value-type="float" office:value="281" calcext:value-type="float">
            <text:p>281</text:p>
          </table:table-cell>
          <table:table-cell office:value-type="float" office:value="70" calcext:value-type="float">
            <text:p>70</text:p>
          </table:table-cell>
          <table:table-cell table:style-name="ce74" table:formula="of:=[.J8]/[.G8]" office:value-type="float" office:value="9.72222222222222" calcext:value-type="float">
            <text:p>9.722</text:p>
          </table:table-cell>
          <table:table-cell table:style-name="ce75" table:formula="of:=[.E8]*[.J$18]" office:value-type="float" office:value="7.5" calcext:value-type="float">
            <text:p>7.5</text:p>
          </table:table-cell>
          <table:table-cell table:formula="of:=[.H8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8]*[.N8]" office:value-type="float" office:value="29.0381185" calcext:value-type="float">
            <text:p>29.04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8]*[.P8]" office:value-type="float" office:value="23.00115" calcext:value-type="float">
            <text:p>23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8]*[.R8]" office:value-type="float" office:value="144.0072" calcext:value-type="float">
            <text:p>144.01</text:p>
          </table:table-cell>
          <table:table-cell table:style-name="ce92" table:formula="of:=ROUND([.L8]+[.M8]+[.O8]+[.Q8]+[.S8])" office:value-type="float" office:value="236" calcext:value-type="float">
            <text:p>236</text:p>
          </table:table-cell>
          <table:table-cell table:style-name="ce44" table:formula="of:=[.F8]" office:value-type="float" office:value="280" calcext:value-type="float">
            <text:p>280</text:p>
          </table:table-cell>
          <table:table-cell table:style-name="ce8" table:formula="of:=[.T8]-[.U8]" office:value-type="float" office:value="-44" calcext:value-type="float">
            <text:p>-4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Runabout</text:p>
          </table:table-cell>
          <table:table-cell office:value-type="string" calcext:value-type="string">
            <text:p>Light Freighter</text:p>
          </table:table-cell>
          <table:table-cell office:value-type="float" office:value="2000" calcext:value-type="float">
            <text:p>20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.8" calcext:value-type="float">
            <text:p>2.8</text:p>
          </table:table-cell>
          <table:table-cell office:value-type="float" office:value="400" calcext:value-type="float">
            <text:p>400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table:style-name="ce74" table:formula="of:=[.J9]/[.G9]" office:value-type="float" office:value="15" calcext:value-type="float">
            <text:p>15.000</text:p>
          </table:table-cell>
          <table:table-cell table:style-name="ce75" table:formula="of:=[.E9]*[.J$18]" office:value-type="float" office:value="19.5" calcext:value-type="float">
            <text:p>19.5</text:p>
          </table:table-cell>
          <table:table-cell table:formula="of:=[.H9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9]*[.N9]" office:value-type="float" office:value="17.774222" calcext:value-type="float">
            <text:p>17.7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9]*[.P9]" office:value-type="float" office:value="20.001" calcext:value-type="float">
            <text:p>20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9]*[.R9]" office:value-type="float" office:value="42.0021" calcext:value-type="float">
            <text:p>42.00</text:p>
          </table:table-cell>
          <table:table-cell table:style-name="ce92" table:formula="of:=ROUND([.L9]+[.M9]+[.O9]+[.Q9]+[.S9])" office:value-type="float" office:value="131" calcext:value-type="float">
            <text:p>131</text:p>
          </table:table-cell>
          <table:table-cell table:style-name="ce44" table:formula="of:=[.F9]" office:value-type="float" office:value="140" calcext:value-type="float">
            <text:p>140</text:p>
          </table:table-cell>
          <table:table-cell table:style-name="ce8" table:formula="of:=[.T9]-[.U9]" office:value-type="float" office:value="-9" calcext:value-type="float">
            <text:p>-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aryd Visitor</text:p>
          </table:table-cell>
          <table:table-cell office:value-type="string" calcext:value-type="string">
            <text:p>Light Freighter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29" calcext:value-type="float">
            <text:p>29</text:p>
          </table:table-cell>
          <table:table-cell office:value-type="float" office:value="270" calcext:value-type="float">
            <text:p>270</text:p>
          </table:table-cell>
          <table:table-cell office:value-type="float" office:value="4.4" calcext:value-type="float">
            <text:p>4.4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 office:value-type="float" office:value="57" calcext:value-type="float">
            <text:p>57</text:p>
          </table:table-cell>
          <table:table-cell table:style-name="ce74" table:formula="of:=[.J10]/[.G10]" office:value-type="float" office:value="12.9545454545455" calcext:value-type="float">
            <text:p>12.955</text:p>
          </table:table-cell>
          <table:table-cell table:style-name="ce75" table:formula="of:=[.E10]*[.J$18]" office:value-type="float" office:value="43.5" calcext:value-type="float">
            <text:p>43.5</text:p>
          </table:table-cell>
          <table:table-cell table:formula="of:=[.H10]/100*[.J$19]" office:value-type="float" office:value="32" calcext:value-type="float">
            <text:p>32</text:p>
          </table:table-cell>
          <table:table-cell table:formula="of:=[.$G$18]*[.$C$26]*(1-[.$J$29])" office:value-type="float" office:value="0.1033385" calcext:value-type="float">
            <text:p>0.103</text:p>
          </table:table-cell>
          <table:table-cell table:formula="of:=[.I10]*[.N10]" office:value-type="float" office:value="33.06832" calcext:value-type="float">
            <text:p>33.07</text:p>
          </table:table-cell>
          <table:table-cell table:formula="of:=[.$G$24]*[.$C$26]*(1-[.$J$29])" office:value-type="float" office:value="0.0100005" calcext:value-type="float">
            <text:p>0.010</text:p>
          </table:table-cell>
          <table:table-cell table:formula="of:=[.C10]*[.P10]" office:value-type="float" office:value="40.002" calcext:value-type="float">
            <text:p>40.00</text:p>
          </table:table-cell>
          <table:table-cell table:formula="of:=[.$G$22]*[.$C$26]*(1-[.$J$29])" office:value-type="float" office:value="0.0300015" calcext:value-type="float">
            <text:p>0.030</text:p>
          </table:table-cell>
          <table:table-cell table:formula="of:=[.D10]*[.R10]" office:value-type="float" office:value="72.0036" calcext:value-type="float">
            <text:p>72.00</text:p>
          </table:table-cell>
          <table:table-cell table:style-name="ce92" table:formula="of:=ROUND([.L10]+[.M10]+[.O10]+[.Q10]+[.S10])" office:value-type="float" office:value="221" calcext:value-type="float">
            <text:p>221</text:p>
          </table:table-cell>
          <table:table-cell table:style-name="ce44" table:formula="of:=[.F10]" office:value-type="float" office:value="270" calcext:value-type="float">
            <text:p>270</text:p>
          </table:table-cell>
          <table:table-cell table:style-name="ce8" table:formula="of:=[.T10]-[.U10]" office:value-type="float" office:value="-49" calcext:value-type="float">
            <text:p>-4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Briar</text:p>
          </table:table-cell>
          <table:table-cell office:value-type="string" calcext:value-type="string">
            <text:p>Transport</text:p>
          </table:table-cell>
          <table:table-cell office:value-type="float" office:value="3600" calcext:value-type="float">
            <text:p>36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.8" calcext:value-type="float">
            <text:p>3.8</text:p>
          </table:table-cell>
          <table:table-cell office:value-type="float" office:value="700" calcext:value-type="float">
            <text:p>70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table:style-name="ce74" table:formula="of:=[.J11]/[.G11]" office:value-type="float" office:value="15.7894736842105" calcext:value-type="float">
            <text:p>15.789</text:p>
          </table:table-cell>
          <table:table-cell table:style-name="ce75" table:formula="of:=[.E11]*[.J$18]" office:value-type="float" office:value="37.5" calcext:value-type="float">
            <text:p>37.5</text:p>
          </table:table-cell>
          <table:table-cell table:formula="of:=[.H11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1]*[.N11]" office:value-type="float" office:value="20.254346" calcext:value-type="float">
            <text:p>20.25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1]*[.P11]" office:value-type="float" office:value="28.80144" calcext:value-type="float">
            <text:p>28.8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1]*[.R11]" office:value-type="float" office:value="40.80204" calcext:value-type="float">
            <text:p>40.80</text:p>
          </table:table-cell>
          <table:table-cell table:style-name="ce92" table:formula="of:=ROUND([.L11]+[.M11]+[.O11]+[.Q11]+[.S11])" office:value-type="float" office:value="183" calcext:value-type="float">
            <text:p>183</text:p>
          </table:table-cell>
          <table:table-cell table:style-name="ce44" table:formula="of:=[.F11]" office:value-type="float" office:value="180" calcext:value-type="float">
            <text:p>180</text:p>
          </table:table-cell>
          <table:table-cell table:style-name="ce8" table:formula="of:=[.T11]-[.U11]" office:value-type="float" office:value="3" calcext:value-type="float">
            <text:p>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Spire</text:p>
          </table:table-cell>
          <table:table-cell office:value-type="string" calcext:value-type="string">
            <text:p>Transport</text:p>
          </table:table-cell>
          <table:table-cell office:value-type="float" office:value="14200" calcext:value-type="float">
            <text:p>14200</text:p>
          </table:table-cell>
          <table:table-cell office:value-type="float" office:value="4900" calcext:value-type="float">
            <text:p>4900</text:p>
          </table:table-cell>
          <table:table-cell office:value-type="float" office:value="197" calcext:value-type="float">
            <text:p>197</text:p>
          </table:table-cell>
          <table:table-cell office:value-type="float" office:value="570" calcext:value-type="float">
            <text:p>570</text:p>
          </table:table-cell>
          <table:table-cell office:value-type="float" office:value="8.4" calcext:value-type="float">
            <text:p>8.4</text:p>
          </table:table-cell>
          <table:table-cell office:value-type="float" office:value="800" calcext:value-type="float">
            <text:p>800</text:p>
          </table:table-cell>
          <table:table-cell office:value-type="float" office:value="489" calcext:value-type="float">
            <text:p>489</text:p>
          </table:table-cell>
          <table:table-cell office:value-type="float" office:value="129" calcext:value-type="float">
            <text:p>129</text:p>
          </table:table-cell>
          <table:table-cell table:style-name="ce74" table:formula="of:=[.J12]/[.G12]" office:value-type="float" office:value="15.3571428571429" calcext:value-type="float">
            <text:p>15.357</text:p>
          </table:table-cell>
          <table:table-cell table:style-name="ce75" table:formula="of:=[.E12]*[.J$18]" office:value-type="float" office:value="295.5" calcext:value-type="float">
            <text:p>295.5</text:p>
          </table:table-cell>
          <table:table-cell table:formula="of:=[.H12]/100*[.J$19]" office:value-type="float" office:value="64" calcext:value-type="float">
            <text:p>64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2]*[.N12]" office:value-type="float" office:value="40.4260212" calcext:value-type="float">
            <text:p>40.43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2]*[.P12]" office:value-type="float" office:value="113.60568" calcext:value-type="float">
            <text:p>113.61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2]*[.R12]" office:value-type="float" office:value="117.60588" calcext:value-type="float">
            <text:p>117.61</text:p>
          </table:table-cell>
          <table:table-cell table:style-name="ce92" table:formula="of:=ROUND([.L12]+[.M12]+[.O12]+[.Q12]+[.S12])" office:value-type="float" office:value="631" calcext:value-type="float">
            <text:p>631</text:p>
          </table:table-cell>
          <table:table-cell table:style-name="ce44" table:formula="of:=[.F12]" office:value-type="float" office:value="570" calcext:value-type="float">
            <text:p>570</text:p>
          </table:table-cell>
          <table:table-cell table:style-name="ce8" table:formula="of:=[.T12]-[.U12]" office:value-type="float" office:value="61" calcext:value-type="float">
            <text:p>6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istle</text:p>
          </table:table-cell>
          <table:table-cell office:value-type="string" calcext:value-type="string">
            <text:p>Transport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float" office:value="5.8" calcext:value-type="float">
            <text:p>5.8</text:p>
          </table:table-cell>
          <table:table-cell office:value-type="float" office:value="700" calcext:value-type="float">
            <text:p>700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  <table:table-cell table:style-name="ce74" table:formula="of:=[.J13]/[.G13]" office:value-type="float" office:value="15" calcext:value-type="float">
            <text:p>15.000</text:p>
          </table:table-cell>
          <table:table-cell table:style-name="ce75" table:formula="of:=[.E13]*[.J$18]" office:value-type="float" office:value="78" calcext:value-type="float">
            <text:p>78.0</text:p>
          </table:table-cell>
          <table:table-cell table:formula="of:=[.H13]/100*[.J$19]" office:value-type="float" office:value="56" calcext:value-type="float">
            <text:p>56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3]*[.N13]" office:value-type="float" office:value="26.5373268" calcext:value-type="float">
            <text:p>26.54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3]*[.P13]" office:value-type="float" office:value="60.003" calcext:value-type="float">
            <text:p>60.0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3]*[.R13]" office:value-type="float" office:value="67.20336" calcext:value-type="float">
            <text:p>67.20</text:p>
          </table:table-cell>
          <table:table-cell table:style-name="ce92" table:formula="of:=ROUND([.L13]+[.M13]+[.O13]+[.Q13]+[.S13])" office:value-type="float" office:value="288" calcext:value-type="float">
            <text:p>288</text:p>
          </table:table-cell>
          <table:table-cell table:style-name="ce44" table:formula="of:=[.F13]" office:value-type="float" office:value="270" calcext:value-type="float">
            <text:p>270</text:p>
          </table:table-cell>
          <table:table-cell table:style-name="ce8" table:formula="of:=[.T13]-[.U13]" office:value-type="float" office:value="18" calcext:value-type="float">
            <text:p>1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imek Thorn</text:p>
          </table:table-cell>
          <table:table-cell office:value-type="string" calcext:value-type="string">
            <text:p>Transport</text:p>
          </table:table-cell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office:value-type="float" office:value="600" calcext:value-type="float">
            <text:p>600</text:p>
          </table:table-cell>
          <table:table-cell office:value-type="float" office:value="133" calcext:value-type="float">
            <text:p>133</text:p>
          </table:table-cell>
          <table:table-cell office:value-type="float" office:value="38" calcext:value-type="float">
            <text:p>38</text:p>
          </table:table-cell>
          <table:table-cell table:style-name="ce74" table:formula="of:=[.J14]/[.G14]" office:value-type="float" office:value="21.1111111111111" calcext:value-type="float">
            <text:p>21.111</text:p>
          </table:table-cell>
          <table:table-cell table:style-name="ce75" table:formula="of:=[.E14]*[.J$18]" office:value-type="float" office:value="10.5" calcext:value-type="float">
            <text:p>10.5</text:p>
          </table:table-cell>
          <table:table-cell table:formula="of:=[.H14]/100*[.J$19]" office:value-type="float" office:value="48" calcext:value-type="float">
            <text:p>48</text:p>
          </table:table-cell>
          <table:table-cell table:formula="of:=[.$G$18]*[.$C$25]*(1-[.$J$29])" office:value-type="float" office:value="0.0826708" calcext:value-type="float">
            <text:p>0.083</text:p>
          </table:table-cell>
          <table:table-cell table:formula="of:=[.I14]*[.N14]" office:value-type="float" office:value="10.9952164" calcext:value-type="float">
            <text:p>11.00</text:p>
          </table:table-cell>
          <table:table-cell table:formula="of:=[.$G$24]*[.$C$25]*(1-[.$J$29])" office:value-type="float" office:value="0.0080004" calcext:value-type="float">
            <text:p>0.008</text:p>
          </table:table-cell>
          <table:table-cell table:formula="of:=[.C14]*[.P14]" office:value-type="float" office:value="11.20056" calcext:value-type="float">
            <text:p>11.20</text:p>
          </table:table-cell>
          <table:table-cell table:formula="of:=[.$G$22]*[.$C$25]*(1-[.$J$29])" office:value-type="float" office:value="0.0240012" calcext:value-type="float">
            <text:p>0.024</text:p>
          </table:table-cell>
          <table:table-cell table:formula="of:=[.D14]*[.R14]" office:value-type="float" office:value="19.20096" calcext:value-type="float">
            <text:p>19.20</text:p>
          </table:table-cell>
          <table:table-cell table:style-name="ce92" table:formula="of:=ROUND([.L14]+[.M14]+[.O14]+[.Q14]+[.S14])" office:value-type="float" office:value="100" calcext:value-type="float">
            <text:p>100</text:p>
          </table:table-cell>
          <table:table-cell table:style-name="ce44" table:formula="of:=[.F14]" office:value-type="float" office:value="80" calcext:value-type="float">
            <text:p>80</text:p>
          </table:table-cell>
          <table:table-cell table:style-name="ce8" table:formula="of:=[.T14]-[.U14]" office:value-type="float" office:value="20" calcext:value-type="float">
            <text:p>20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 table:style-name="Default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 table:style-name="Default"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8]*[.O$16]" office:value-type="float" office:value="42.5" calcext:value-type="float">
            <text:p>42.50</text:p>
          </table:table-cell>
          <table:table-cell table:style-name="ce63" table:formula="of:=[.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8]*[.R$16]" office:value-type="float" office:value="55" calcext:value-type="float">
            <text:p>55.00</text:p>
          </table:table-cell>
          <table:table-cell table:style-name="ce63" table:formula="of:=[.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 table:style-name="Default"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9]*[.O$16]" office:value-type="float" office:value="37.4" calcext:value-type="float">
            <text:p>37.40</text:p>
          </table:table-cell>
          <table:table-cell table:style-name="ce63" table:formula="of:=[.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9]*[.R$16]" office:value-type="float" office:value="48.4" calcext:value-type="float">
            <text:p>48.40</text:p>
          </table:table-cell>
          <table:table-cell table:style-name="ce63" table:formula="of:=[.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0]*[.O$16]" office:value-type="float" office:value="34" calcext:value-type="float">
            <text:p>34.00</text:p>
          </table:table-cell>
          <table:table-cell table:style-name="ce63" table:formula="of:=[.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0]*[.R$16]" office:value-type="float" office:value="44" calcext:value-type="float">
            <text:p>44.00</text:p>
          </table:table-cell>
          <table:table-cell table:style-name="ce63" table:formula="of:=[.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 table:style-name="Default"/>
          <table:table-cell table:style-name="ce42" office:value-type="float" office:value="0.037" calcext:value-type="float">
            <text:p>0.037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1]*[.O$16]" office:value-type="float" office:value="22.95" calcext:value-type="float">
            <text:p>22.95</text:p>
          </table:table-cell>
          <table:table-cell table:style-name="ce63" table:formula="of:=[.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1]*[.R$16]" office:value-type="float" office:value="29.7" calcext:value-type="float">
            <text:p>29.70</text:p>
          </table:table-cell>
          <table:table-cell table:style-name="ce63" table:formula="of:=[.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 table:style-name="Default"/>
          <table:table-cell table:style-name="ce42" office:value-type="float" office:value="0.045" calcext:value-type="float">
            <text:p>0.04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2]*[.O$16]" office:value-type="float" office:value="17" calcext:value-type="float">
            <text:p>17.00</text:p>
          </table:table-cell>
          <table:table-cell table:style-name="ce63" table:formula="of:=[.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2]*[.R$16]" office:value-type="float" office:value="22" calcext:value-type="float">
            <text:p>22.00</text:p>
          </table:table-cell>
          <table:table-cell table:style-name="ce63" table:formula="of:=[.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style-name="Default"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3]*[.O$16]" office:value-type="float" office:value="14.45" calcext:value-type="float">
            <text:p>14.45</text:p>
          </table:table-cell>
          <table:table-cell table:style-name="ce63" table:formula="of:=[.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3]*[.R$16]" office:value-type="float" office:value="18.7" calcext:value-type="float">
            <text:p>18.70</text:p>
          </table:table-cell>
          <table:table-cell table:style-name="ce63" table:formula="of:=[.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4]*[.O$16]" office:value-type="float" office:value="24.65" calcext:value-type="float">
            <text:p>24.65</text:p>
          </table:table-cell>
          <table:table-cell table:style-name="ce63" table:formula="of:=[.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4]*[.R$16]" office:value-type="float" office:value="31.9" calcext:value-type="float">
            <text:p>31.90</text:p>
          </table:table-cell>
          <table:table-cell table:style-name="ce63" table:formula="of:=[.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" calcext:value-type="float">
            <text:p>0.010</text:p>
          </table:table-cell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5]*[.O$16]" office:value-type="float" office:value="11.9" calcext:value-type="float">
            <text:p>11.90</text:p>
          </table:table-cell>
          <table:table-cell table:style-name="ce63" table:formula="of:=[.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5]*[.R$16]" office:value-type="float" office:value="15.4" calcext:value-type="float">
            <text:p>15.40</text:p>
          </table:table-cell>
          <table:table-cell table:style-name="ce63" table:formula="of:=[.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style-name="Default"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6]*[.O$16]" office:value-type="float" office:value="5.1" calcext:value-type="float">
            <text:p>5.10</text:p>
          </table:table-cell>
          <table:table-cell table:style-name="ce63" table:formula="of:=[.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6]*[.R$16]" office:value-type="float" office:value="6.6" calcext:value-type="float">
            <text:p>6.60</text:p>
          </table:table-cell>
          <table:table-cell table:style-name="ce63" table:formula="of:=[.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5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7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Coalition materials are x% less weight than Human*:</text:p>
          </table:table-cell>
          <table:covered-table-cell table:style-name="ce38"/>
          <table:covered-table-cell table:number-columns-repeated="7" table:style-name="Default"/>
          <table:table-cell table:style-name="ce108" office:value-type="percentage" office:value="0.3333" calcext:value-type="percentage">
            <text:p>33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Remnant" table:style-name="ta1">
        <table:table-column table:style-name="co34" table:default-cell-style-name="Default"/>
        <table:table-column table:style-name="co19" table:default-cell-style-name="ce8"/>
        <table:table-column table:style-name="co10" table:default-cell-style-name="ce44"/>
        <table:table-column table:style-name="co15" table:default-cell-style-name="ce44"/>
        <table:table-column table:style-name="co3" table:default-cell-style-name="ce8"/>
        <table:table-column table:style-name="co6" table:default-cell-style-name="ce8"/>
        <table:table-column table:style-name="co4" table:default-cell-style-name="ce44"/>
        <table:table-column table:style-name="co29" table:number-columns-repeated="2" table:default-cell-style-name="Default"/>
        <table:table-column table:style-name="co12" table:default-cell-style-name="ce8"/>
        <table:table-column table:style-name="co31" table:default-cell-style-name="Default"/>
        <table:table-column table:style-name="co8" table:default-cell-style-name="Default"/>
        <table:table-column table:style-name="co24" table:default-cell-style-name="ce44"/>
        <table:table-column table:style-name="co11" table:default-cell-style-name="ce74"/>
        <table:table-column table:style-name="co8" table:default-cell-style-name="ce30"/>
        <table:table-column table:style-name="co12" table:default-cell-style-name="ce85"/>
        <table:table-column table:style-name="co10" table:default-cell-style-name="ce63"/>
        <table:table-column table:style-name="co12" table:default-cell-style-name="ce74"/>
        <table:table-column table:style-name="co35" table:default-cell-style-name="ce30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33" table:default-cell-style-name="Default"/>
        <table:table-row table:style-name="ro1">
          <table:table-cell table:style-name="ce94" office:value-type="string" calcext:value-type="string">
            <text:p>Remnant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Albatross (M)</text:p>
          </table:table-cell>
          <table:table-cell office:value-type="string" calcext:value-type="string">
            <text:p>H.Warship</text:p>
          </table:table-cell>
          <table:table-cell office:value-type="float" office:value="34200" calcext:value-type="float">
            <text:p>34200</text:p>
          </table:table-cell>
          <table:table-cell office:value-type="float" office:value="12600" calcext:value-type="float">
            <text:p>12600</text:p>
          </table:table-cell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office:value-type="float" office:value="8.6" calcext:value-type="float">
            <text:p>8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72" calcext:value-type="float">
            <text:p>672</text:p>
          </table:table-cell>
          <table:table-cell office:value-type="float" office:value="142" calcext:value-type="float">
            <text:p>142</text:p>
          </table:table-cell>
          <table:table-cell table:style-name="ce74" table:formula="of:=[.J2]/[.G2]" office:value-type="float" office:value="16.5116279069767" calcext:value-type="float">
            <text:p>16.512</text:p>
          </table:table-cell>
          <table:table-cell table:style-name="ce75" table:formula="of:=[.E2]*[.J$16]" office:value-type="float" office:value="112.5" calcext:value-type="float">
            <text:p>112.5</text:p>
          </table:table-cell>
          <table:table-cell table:formula="of:=[.H2]/100*[.J$17]" office:value-type="float" office:value="48" calcext:value-type="float">
            <text:p>48</text:p>
          </table:table-cell>
          <table:table-cell table:formula="of:=[.$G$17]*[.$C$21]*(1-[.$J$27])" office:value-type="float" office:value="0.4033656" calcext:value-type="float">
            <text:p>0.403</text:p>
          </table:table-cell>
          <table:table-cell table:formula="of:=[.I2]*[.N2]" office:value-type="float" office:value="271.0616832" calcext:value-type="float">
            <text:p>271.06</text:p>
          </table:table-cell>
          <table:table-cell table:formula="of:=[.G$23]*[.C$21]*(1-[.$J$27])" office:value-type="float" office:value="0.0275022" calcext:value-type="float">
            <text:p>0.028</text:p>
          </table:table-cell>
          <table:table-cell table:formula="of:=[.C2]*[.P2]" office:value-type="float" office:value="940.57524" calcext:value-type="float">
            <text:p>940.58</text:p>
          </table:table-cell>
          <table:table-cell table:formula="of:=[.$G$19]*[.$C$21]*(1-[.$J$27])" office:value-type="float" office:value="0.08067312" calcext:value-type="float">
            <text:p>0.081</text:p>
          </table:table-cell>
          <table:table-cell table:formula="of:=[.D2]*[.R2]" office:value-type="float" office:value="1016.481312" calcext:value-type="float">
            <text:p>1016.48</text:p>
          </table:table-cell>
          <table:table-cell table:style-name="ce87" table:formula="of:=ROUND([.L2]+[.M2]+[.O2]+[.Q2]+[.S2])" office:value-type="float" office:value="2389" calcext:value-type="float">
            <text:p>2389</text:p>
          </table:table-cell>
          <table:table-cell table:style-name="ce44" table:formula="of:=[.F2]" office:value-type="float" office:value="610" calcext:value-type="float">
            <text:p>610</text:p>
          </table:table-cell>
          <table:table-cell table:style-name="ce8" table:formula="of:=[.T2]-[.U2]" office:value-type="float" office:value="1779" calcext:value-type="float">
            <text:p>1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Ibis (M)</text:p>
          </table:table-cell>
          <table:table-cell office:value-type="string" calcext:value-type="string">
            <text:p>M.Warship</text:p>
          </table:table-cell>
          <table:table-cell office:value-type="float" office:value="14400" calcext:value-type="float">
            <text:p>14400</text:p>
          </table:table-cell>
          <table:table-cell office:value-type="float" office:value="6200" calcext:value-type="float">
            <text:p>6200</text:p>
          </table:table-cell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office:value-type="float" office:value="5.1" calcext:value-type="float">
            <text:p>5.1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427" calcext:value-type="float">
            <text:p>427</text:p>
          </table:table-cell>
          <table:table-cell office:value-type="float" office:value="109" calcext:value-type="float">
            <text:p>109</text:p>
          </table:table-cell>
          <table:table-cell table:style-name="ce74" table:formula="of:=[.J3]/[.G3]" office:value-type="float" office:value="21.3725490196078" calcext:value-type="float">
            <text:p>21.373</text:p>
          </table:table-cell>
          <table:table-cell table:style-name="ce75" table:formula="of:=[.E3]*[.J$16]" office:value-type="float" office:value="54" calcext:value-type="float">
            <text:p>54.0</text:p>
          </table:table-cell>
          <table:table-cell table:formula="of:=[.H3]/100*[.J$17]" office:value-type="float" office:value="56" calcext:value-type="float">
            <text:p>56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3]*[.N3]" office:value-type="float" office:value="125.2633536" calcext:value-type="float">
            <text:p>125.26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3]*[.P3]" office:value-type="float" office:value="288.02304" calcext:value-type="float">
            <text:p>28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3]*[.R3]" office:value-type="float" office:value="363.762432" calcext:value-type="float">
            <text:p>363.76</text:p>
          </table:table-cell>
          <table:table-cell table:style-name="ce87" table:formula="of:=ROUND([.L3]+[.M3]+[.O3]+[.Q3]+[.S3])" office:value-type="float" office:value="887" calcext:value-type="float">
            <text:p>887</text:p>
          </table:table-cell>
          <table:table-cell table:style-name="ce44" table:formula="of:=[.F3]" office:value-type="float" office:value="350" calcext:value-type="float">
            <text:p>350</text:p>
          </table:table-cell>
          <table:table-cell table:style-name="ce8" table:formula="of:=[.T3]-[.U3]" office:value-type="float" office:value="537" calcext:value-type="float">
            <text:p>53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regrine (M)</text:p>
          </table:table-cell>
          <table:table-cell office:value-type="string" calcext:value-type="string">
            <text:p>M.Warship</text:p>
          </table:table-cell>
          <table:table-cell office:value-type="float" office:value="15400" calcext:value-type="float">
            <text:p>15400</text:p>
          </table:table-cell>
          <table:table-cell office:value-type="float" office:value="8600" calcext:value-type="float">
            <text:p>860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4.3" calcext:value-type="float">
            <text:p>4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171" calcext:value-type="float">
            <text:p>171</text:p>
          </table:table-cell>
          <table:table-cell table:style-name="ce74" table:formula="of:=[.J4]/[.G4]" office:value-type="float" office:value="39.7674418604651" calcext:value-type="float">
            <text:p>39.767</text:p>
          </table:table-cell>
          <table:table-cell table:style-name="ce75" table:formula="of:=[.E4]*[.J$16]" office:value-type="float" office:value="37.5" calcext:value-type="float">
            <text:p>37.5</text:p>
          </table:table-cell>
          <table:table-cell table:formula="of:=[.H4]/100*[.J$17]" office:value-type="float" office:value="72" calcext:value-type="float">
            <text:p>72</text:p>
          </table:table-cell>
          <table:table-cell table:formula="of:=[.$G$17]*[.$C$20]*(1-[.$J$27])" office:value-type="float" office:value="0.2933568" calcext:value-type="float">
            <text:p>0.293</text:p>
          </table:table-cell>
          <table:table-cell table:formula="of:=[.I4]*[.N4]" office:value-type="float" office:value="161.9329536" calcext:value-type="float">
            <text:p>161.93</text:p>
          </table:table-cell>
          <table:table-cell table:formula="of:=[.G$23]*[.C$20]*(1-[.$J$27])" office:value-type="float" office:value="0.0200016" calcext:value-type="float">
            <text:p>0.020</text:p>
          </table:table-cell>
          <table:table-cell table:formula="of:=[.C4]*[.P4]" office:value-type="float" office:value="308.02464" calcext:value-type="float">
            <text:p>308.02</text:p>
          </table:table-cell>
          <table:table-cell table:formula="of:=[.$G$19]*[.$C$20]*(1-[.$J$27])" office:value-type="float" office:value="0.05867136" calcext:value-type="float">
            <text:p>0.059</text:p>
          </table:table-cell>
          <table:table-cell table:formula="of:=[.D4]*[.R4]" office:value-type="float" office:value="504.573696" calcext:value-type="float">
            <text:p>504.57</text:p>
          </table:table-cell>
          <table:table-cell table:style-name="ce87" table:formula="of:=ROUND([.L4]+[.M4]+[.O4]+[.Q4]+[.S4])" office:value-type="float" office:value="1084" calcext:value-type="float">
            <text:p>1084</text:p>
          </table:table-cell>
          <table:table-cell table:style-name="ce44" table:formula="of:=[.F4]" office:value-type="float" office:value="350" calcext:value-type="float">
            <text:p>350</text:p>
          </table:table-cell>
          <table:table-cell table:style-name="ce8" table:formula="of:=[.T4]-[.U4]" office:value-type="float" office:value="734" calcext:value-type="float">
            <text:p>7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lican</text:p>
          </table:table-cell>
          <table:table-cell office:value-type="string" calcext:value-type="string">
            <text:p>H.Freight</text:p>
          </table:table-cell>
          <table:table-cell office:value-type="float" office:value="11300" calcext:value-type="float">
            <text:p>11300</text:p>
          </table:table-cell>
          <table:table-cell office:value-type="float" office:value="5700" calcext:value-type="float">
            <text:p>5700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7.2" calcext:value-type="float">
            <text:p>7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80" calcext:value-type="float">
            <text:p>480</text:p>
          </table:table-cell>
          <table:table-cell office:value-type="float" office:value="144" calcext:value-type="float">
            <text:p>144</text:p>
          </table:table-cell>
          <table:table-cell table:style-name="ce74" table:formula="of:=[.J5]/[.G5]" office:value-type="float" office:value="20" calcext:value-type="float">
            <text:p>20.000</text:p>
          </table:table-cell>
          <table:table-cell table:style-name="ce75" table:formula="of:=[.E5]*[.J$16]" office:value-type="float" office:value="52.5" calcext:value-type="float">
            <text:p>52.5</text:p>
          </table:table-cell>
          <table:table-cell table:formula="of:=[.H5]/100*[.J$17]" office:value-type="float" office:value="48" calcext:value-type="float">
            <text:p>48</text:p>
          </table:table-cell>
          <table:table-cell table:formula="of:=[.$G$17]*[.$C$25]*(1-[.$J$27])" office:value-type="float" office:value="0.1772364" calcext:value-type="float">
            <text:p>0.177</text:p>
          </table:table-cell>
          <table:table-cell table:formula="of:=[.I5]*[.N5]" office:value-type="float" office:value="85.073472" calcext:value-type="float">
            <text:p>85.07</text:p>
          </table:table-cell>
          <table:table-cell table:formula="of:=[.G$22]*[.C$25]*(1-[.$J$27])" office:value-type="float" office:value="0.0161124" calcext:value-type="float">
            <text:p>0.016</text:p>
          </table:table-cell>
          <table:table-cell table:formula="of:=[.C5]*[.P5]" office:value-type="float" office:value="182.07012" calcext:value-type="float">
            <text:p>182.07</text:p>
          </table:table-cell>
          <table:table-cell table:formula="of:=[.$G$19]*[.$C$25]*(1-[.$J$27])" office:value-type="float" office:value="0.03544728" calcext:value-type="float">
            <text:p>0.035</text:p>
          </table:table-cell>
          <table:table-cell table:formula="of:=[.D5]*[.R5]" office:value-type="float" office:value="202.049496" calcext:value-type="float">
            <text:p>202.05</text:p>
          </table:table-cell>
          <table:table-cell table:style-name="ce87" table:formula="of:=ROUND([.L5]+[.M5]+[.O5]+[.Q5]+[.S5])" office:value-type="float" office:value="570" calcext:value-type="float">
            <text:p>570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250" calcext:value-type="float">
            <text:p>25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arling (M)</text:p>
          </table:table-cell>
          <table:table-cell office:value-type="string" calcext:value-type="string">
            <text:p>L.Warship</text:p>
          </table:table-cell>
          <table:table-cell office:value-type="float" office:value="8800" calcext:value-type="float">
            <text:p>8800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.8" calcext:value-type="float">
            <text:p>3.8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table:style-name="ce74" table:formula="of:=[.J6]/[.G6]" office:value-type="float" office:value="24.7368421052632" calcext:value-type="float">
            <text:p>24.737</text:p>
          </table:table-cell>
          <table:table-cell table:style-name="ce75" table:formula="of:=[.E6]*[.J$16]" office:value-type="float" office:value="22.5" calcext:value-type="float">
            <text:p>22.5</text:p>
          </table:table-cell>
          <table:table-cell table:formula="of:=[.H6]/100*[.J$17]" office:value-type="float" office:value="72" calcext:value-type="float">
            <text:p>72</text:p>
          </table:table-cell>
          <table:table-cell table:formula="of:=[.$G$17]*[.$C$19]*(1-[.$J$27])" office:value-type="float" office:value="0.1955712" calcext:value-type="float">
            <text:p>0.196</text:p>
          </table:table-cell>
          <table:table-cell table:formula="of:=[.I6]*[.N6]" office:value-type="float" office:value="61.8004992" calcext:value-type="float">
            <text:p>61.80</text:p>
          </table:table-cell>
          <table:table-cell table:formula="of:=[.G$23]*[.C$19]*(1-[.$J$27])" office:value-type="float" office:value="0.0133344" calcext:value-type="float">
            <text:p>0.013</text:p>
          </table:table-cell>
          <table:table-cell table:formula="of:=[.C6]*[.P6]" office:value-type="float" office:value="117.34272" calcext:value-type="float">
            <text:p>117.34</text:p>
          </table:table-cell>
          <table:table-cell table:formula="of:=[.$G$19]*[.$C$19]*(1-[.$J$27])" office:value-type="float" office:value="0.03911424" calcext:value-type="float">
            <text:p>0.039</text:p>
          </table:table-cell>
          <table:table-cell table:formula="of:=[.D6]*[.R6]" office:value-type="float" office:value="191.659776" calcext:value-type="float">
            <text:p>191.66</text:p>
          </table:table-cell>
          <table:table-cell table:style-name="ce87" table:formula="of:=ROUND([.L6]+[.M6]+[.O6]+[.Q6]+[.S6])" office:value-type="float" office:value="465" calcext:value-type="float">
            <text:p>465</text:p>
          </table:table-cell>
          <table:table-cell table:style-name="ce44" table:formula="of:=[.F6]" office:value-type="float" office:value="270" calcext:value-type="float">
            <text:p>270</text:p>
          </table:table-cell>
          <table:table-cell table:style-name="ce8" table:formula="of:=[.T6]-[.U6]" office:value-type="float" office:value="195" calcext:value-type="float">
            <text:p>19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Gull</text:p>
          </table:table-cell>
          <table:table-cell office:value-type="string" calcext:value-type="string">
            <text:p>L.Freight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table:style-name="ce74" table:formula="of:=[.J7]/[.G7]" office:value-type="float" office:value="16.8333333333333" calcext:value-type="float">
            <text:p>16.833</text:p>
          </table:table-cell>
          <table:table-cell table:style-name="ce75" table:formula="of:=[.E7]*[.J$16]" office:value-type="float" office:value="30" calcext:value-type="float">
            <text:p>30.0</text:p>
          </table:table-cell>
          <table:table-cell table:formula="of:=[.H7]/100*[.J$17]" office:value-type="float" office:value="48" calcext:value-type="float">
            <text:p>48</text:p>
          </table:table-cell>
          <table:table-cell table:formula="of:=[.$G$17]*[.$C$24]*(1-[.$J$27])" office:value-type="float" office:value="0.122232" calcext:value-type="float">
            <text:p>0.122</text:p>
          </table:table-cell>
          <table:table-cell table:formula="of:=[.I7]*[.N7]" office:value-type="float" office:value="38.014152" calcext:value-type="float">
            <text:p>38.01</text:p>
          </table:table-cell>
          <table:table-cell table:formula="of:=[.G$22]*[.C$24]*(1-[.$J$27])" office:value-type="float" office:value="0.011112" calcext:value-type="float">
            <text:p>0.011</text:p>
          </table:table-cell>
          <table:table-cell table:formula="of:=[.C7]*[.P7]" office:value-type="float" office:value="72.228" calcext:value-type="float">
            <text:p>72.23</text:p>
          </table:table-cell>
          <table:table-cell table:formula="of:=[.$G$19]*[.$C$24]*(1-[.$J$27])" office:value-type="float" office:value="0.0244464" calcext:value-type="float">
            <text:p>0.024</text:p>
          </table:table-cell>
          <table:table-cell table:formula="of:=[.D7]*[.R7]" office:value-type="float" office:value="61.116" calcext:value-type="float">
            <text:p>61.12</text:p>
          </table:table-cell>
          <table:table-cell table:style-name="ce87" table:formula="of:=ROUND([.L7]+[.M7]+[.O7]+[.Q7]+[.S7])" office:value-type="float" office:value="249" calcext:value-type="float">
            <text:p>249</text:p>
          </table:table-cell>
          <table:table-cell table:style-name="ce44" table:formula="of:=[.F7]" office:value-type="float" office:value="270" calcext:value-type="float">
            <text:p>270</text:p>
          </table:table-cell>
          <table:table-cell table:style-name="ce8" table:formula="of:=[.T7]-[.U7]" office:value-type="float" office:value="-21" calcext:value-type="float">
            <text:p>-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eron</text:p>
          </table:table-cell>
          <table:table-cell office:value-type="string" calcext:value-type="string">
            <text:p>Transport</text:p>
          </table:table-cell>
          <table:table-cell table:number-columns-repeated="2" office:value-type="float" office:value="250500" calcext:value-type="float">
            <text:p>2505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table:style-name="ce44" office:value-type="float" office:value="2500" calcext:value-type="float">
            <text:p>2500</text:p>
          </table:table-cell>
          <table:table-cell table:style-name="ce8" office:value-type="float" office:value="2150" calcext:value-type="float">
            <text:p>2150</text:p>
          </table:table-cell>
          <table:table-cell office:value-type="float" office:value="800" calcext:value-type="float">
            <text:p>800</text:p>
          </table:table-cell>
          <table:table-cell table:style-name="ce74" table:formula="of:=[.J8]/[.G8]" office:value-type="float" office:value="32" calcext:value-type="float">
            <text:p>32.000</text:p>
          </table:table-cell>
          <table:table-cell table:style-name="ce75" table:formula="of:=[.E8]*[.J$16]" office:value-type="float" office:value="4500" calcext:value-type="float">
            <text:p>4500.0</text:p>
          </table:table-cell>
          <table:table-cell table:formula="of:=[.H8]/100*[.J$17]" office:value-type="float" office:value="200" calcext:value-type="float">
            <text:p>200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8]*[.N8]" office:value-type="float" office:value="210.23904" calcext:value-type="float">
            <text:p>210.24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8]*[.P8]" office:value-type="float" office:value="2226.8448" calcext:value-type="float">
            <text:p>2226.84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8]*[.R8]" office:value-type="float" office:value="4899.05856" calcext:value-type="float">
            <text:p>4899.06</text:p>
          </table:table-cell>
          <table:table-cell table:style-name="ce87" table:formula="of:=ROUND([.L8]+[.M8]+[.O8]+[.Q8]+[.S8])" office:value-type="float" office:value="12036" calcext:value-type="float">
            <text:p>12036</text:p>
          </table:table-cell>
          <table:table-cell table:style-name="ce44" table:formula="of:=[.F8]" office:value-type="float" office:value="5000" calcext:value-type="float">
            <text:p>5000</text:p>
          </table:table-cell>
          <table:table-cell table:style-name="ce8" table:formula="of:=[.T8]-[.U8]" office:value-type="float" office:value="7036" calcext:value-type="float">
            <text:p>70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nguin</text:p>
          </table:table-cell>
          <table:table-cell office:value-type="string" calcext:value-type="string">
            <text:p>Transport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.25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style-name="ce74" table:formula="of:=[.J9]/[.G9]" office:value-type="float" office:value="43.2" calcext:value-type="float">
            <text:p>43.200</text:p>
          </table:table-cell>
          <table:table-cell table:style-name="ce75" table:formula="of:=[.E9]*[.J$16]" office:value-type="float" office:value="4.5" calcext:value-type="float">
            <text:p>4.5</text:p>
          </table:table-cell>
          <table:table-cell table:formula="of:=[.H9]/100*[.J$17]" office:value-type="float" office:value="64" calcext:value-type="float">
            <text:p>64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9]*[.N9]" office:value-type="float" office:value="10.6586304" calcext:value-type="float">
            <text:p>10.66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9]*[.P9]" office:value-type="float" office:value="26.6688" calcext:value-type="float">
            <text:p>26.67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9]*[.R9]" office:value-type="float" office:value="29.33568" calcext:value-type="float">
            <text:p>29.34</text:p>
          </table:table-cell>
          <table:table-cell table:style-name="ce87" table:formula="of:=ROUND([.L9]+[.M9]+[.O9]+[.Q9]+[.S9])" office:value-type="float" office:value="135" calcext:value-type="float">
            <text:p>135</text:p>
          </table:table-cell>
          <table:table-cell table:style-name="ce44" table:formula="of:=[.F9]" office:value-type="float" office:value="71" calcext:value-type="float">
            <text:p>71</text:p>
          </table:table-cell>
          <table:table-cell table:style-name="ce8" table:formula="of:=[.T9]-[.U9]" office:value-type="float" office:value="64" calcext:value-type="float">
            <text:p>6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uffin</text:p>
          </table:table-cell>
          <table:table-cell office:value-type="string" calcext:value-type="string">
            <text:p>Transport</text:p>
          </table:table-cell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27" calcext:value-type="float">
            <text:p>1.27</text:p>
          </table:table-cell>
          <table:table-cell table:style-name="ce44" office:value-type="float" office:value="700" calcext:value-type="float">
            <text:p>700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74" table:formula="of:=[.J10]/[.G10]" office:value-type="float" office:value="20.4724409448819" calcext:value-type="float">
            <text:p>20.472</text:p>
          </table:table-cell>
          <table:table-cell table:style-name="ce75" table:formula="of:=[.E10]*[.J$16]" office:value-type="float" office:value="3" calcext:value-type="float">
            <text:p>3.0</text:p>
          </table:table-cell>
          <table:table-cell table:formula="of:=[.H10]/100*[.J$17]" office:value-type="float" office:value="56" calcext:value-type="float">
            <text:p>56</text:p>
          </table:table-cell>
          <table:table-cell table:formula="of:=[.$G$17]*[.$C$23]*(1-[.$J$27])" office:value-type="float" office:value="0.0977856" calcext:value-type="float">
            <text:p>0.098</text:p>
          </table:table-cell>
          <table:table-cell table:formula="of:=[.I10]*[.N10]" office:value-type="float" office:value="7.822848" calcext:value-type="float">
            <text:p>7.82</text:p>
          </table:table-cell>
          <table:table-cell table:formula="of:=[.G$22]*[.C$23]*(1-[.$J$27])" office:value-type="float" office:value="0.0088896" calcext:value-type="float">
            <text:p>0.009</text:p>
          </table:table-cell>
          <table:table-cell table:formula="of:=[.C10]*[.P10]" office:value-type="float" office:value="7.11168" calcext:value-type="float">
            <text:p>7.11</text:p>
          </table:table-cell>
          <table:table-cell table:formula="of:=[.$G$19]*[.$C$23]*(1-[.$J$27])" office:value-type="float" office:value="0.01955712" calcext:value-type="float">
            <text:p>0.020</text:p>
          </table:table-cell>
          <table:table-cell table:formula="of:=[.D10]*[.R10]" office:value-type="float" office:value="29.33568" calcext:value-type="float">
            <text:p>29.34</text:p>
          </table:table-cell>
          <table:table-cell table:style-name="ce87" table:formula="of:=ROUND([.L10]+[.M10]+[.O10]+[.Q10]+[.S10])" office:value-type="float" office:value="103" calcext:value-type="float">
            <text:p>103</text:p>
          </table:table-cell>
          <table:table-cell table:style-name="ce44" table:formula="of:=[.F10]" office:value-type="float" office:value="40" calcext:value-type="float">
            <text:p>40</text:p>
          </table:table-cell>
          <table:table-cell table:style-name="ce8" table:formula="of:=[.T10]-[.U10]" office:value-type="float" office:value="63" calcext:value-type="float">
            <text:p>6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Petrel (M)</text:p>
          </table:table-cell>
          <table:table-cell office:value-type="string" calcext:value-type="string">
            <text:p>Fighter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55" calcext:value-type="float">
            <text:p>1.55</text:p>
          </table:table-cell>
          <table:table-cell table:style-name="ce44" office:value-type="float" office:value="100" calcext:value-type="float">
            <text:p>100</text:p>
          </table:table-cell>
          <table:table-cell table:style-name="ce8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table:style-name="ce74" table:formula="of:=[.J11]/[.G11]" office:value-type="float" office:value="21.9354838709677" calcext:value-type="float">
            <text:p>21.935</text:p>
          </table:table-cell>
          <table:table-cell table:style-name="ce75" table:formula="of:=[.E11]*[.J$16]" office:value-type="float" office:value="4.5" calcext:value-type="float">
            <text:p>4.5</text:p>
          </table:table-cell>
          <table:table-cell table:formula="of:=[.H11]/100*[.J$17]" office:value-type="float" office:value="8" calcext:value-type="float">
            <text:p>8</text:p>
          </table:table-cell>
          <table:table-cell table:formula="of:=[.$G$17]*[.$C$17]*(1-[.$J$27])" office:value-type="float" office:value="0.0855624" calcext:value-type="float">
            <text:p>0.086</text:p>
          </table:table-cell>
          <table:table-cell table:formula="of:=[.I11]*[.N11]" office:value-type="float" office:value="11.3797992" calcext:value-type="float">
            <text:p>11.38</text:p>
          </table:table-cell>
          <table:table-cell table:formula="of:=[.G$23]*[.C$17]*(1-[.$J$27])" office:value-type="float" office:value="0.0058338" calcext:value-type="float">
            <text:p>0.006</text:p>
          </table:table-cell>
          <table:table-cell table:formula="of:=[.C11]*[.P11]" office:value-type="float" office:value="5.8338" calcext:value-type="float">
            <text:p>5.83</text:p>
          </table:table-cell>
          <table:table-cell table:formula="of:=[.$G$19]*[.$C$17]*(1-[.$J$27])" office:value-type="float" office:value="0.01711248" calcext:value-type="float">
            <text:p>0.017</text:p>
          </table:table-cell>
          <table:table-cell table:formula="of:=[.D11]*[.R11]" office:value-type="float" office:value="42.7812" calcext:value-type="float">
            <text:p>42.78</text:p>
          </table:table-cell>
          <table:table-cell table:style-name="ce87" table:formula="of:=ROUND([.L11]+[.M11]+[.O11]+[.Q11]+[.S11])" office:value-type="float" office:value="72" calcext:value-type="float">
            <text:p>72</text:p>
          </table:table-cell>
          <table:table-cell table:style-name="ce44" table:formula="of:=[.F11]" office:value-type="float" office:value="50" calcext:value-type="float">
            <text:p>50</text:p>
          </table:table-cell>
          <table:table-cell table:style-name="ce8" table:formula="of:=[.T11]-[.U11]" office:value-type="float" office:value="22" calcext:value-type="float">
            <text:p>2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rn (M)</text:p>
          </table:table-cell>
          <table:table-cell office:value-type="string" calcext:value-type="string">
            <text:p>Drone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50" calcext:value-type="float">
            <text:p>50</text:p>
          </table:table-cell>
          <table:table-cell table:style-name="ce8"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table:style-name="ce74" table:formula="of:=[.J12]/[.G12]" office:value-type="float" office:value="26" calcext:value-type="float">
            <text:p>26.000</text:p>
          </table:table-cell>
          <table:table-cell table:style-name="ce75" table:formula="of:=[.E12]*[.J$16]" office:value-type="float" office:value="0" calcext:value-type="float">
            <text:p>0.0</text:p>
          </table:table-cell>
          <table:table-cell table:formula="of:=[.H12]/100*[.J$17]" office:value-type="float" office:value="4" calcext:value-type="float">
            <text:p>4</text:p>
          </table:table-cell>
          <table:table-cell table:formula="of:=[.$G$17]*[.$C$16]*(1-[.$J$27])" office:value-type="float" office:value="0.061116" calcext:value-type="float">
            <text:p>0.061</text:p>
          </table:table-cell>
          <table:table-cell table:formula="of:=[.I12]*[.N12]" office:value-type="float" office:value="4.644816" calcext:value-type="float">
            <text:p>4.64</text:p>
          </table:table-cell>
          <table:table-cell table:formula="of:=[.G$23]*[.C$16]*(1-[.$J$27])" office:value-type="float" office:value="0.004167" calcext:value-type="float">
            <text:p>0.004</text:p>
          </table:table-cell>
          <table:table-cell table:formula="of:=[.C12]*[.P12]" office:value-type="float" office:value="2.0835" calcext:value-type="float">
            <text:p>2.08</text:p>
          </table:table-cell>
          <table:table-cell table:formula="of:=[.$G$19]*[.$C$16]*(1-[.$J$27])" office:value-type="float" office:value="0.0122232" calcext:value-type="float">
            <text:p>0.012</text:p>
          </table:table-cell>
          <table:table-cell table:formula="of:=[.D12]*[.R12]" office:value-type="float" office:value="30.558" calcext:value-type="float">
            <text:p>30.56</text:p>
          </table:table-cell>
          <table:table-cell table:style-name="ce87" table:formula="of:=ROUND([.L12]+[.M12]+[.O12]+[.Q12]+[.S12])" office:value-type="float" office:value="41" calcext:value-type="float">
            <text:p>41</text:p>
          </table:table-cell>
          <table:table-cell table:style-name="ce44" table:formula="of:=[.F12]" office:value-type="float" office:value="32" calcext:value-type="float">
            <text:p>32</text:p>
          </table:table-cell>
          <table:table-cell table:style-name="ce8" table:formula="of:=[.T12]-[.U12]" office:value-type="float" office:value="9" calcext:value-type="float">
            <text:p>9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5" table:style-name="Default"/>
          <table:covered-table-cell table:number-columns-repeated="2"/>
          <table:covered-table-cell table:style-name="ce3"/>
          <table:table-cell table:number-columns-repeated="2"/>
          <table:table-cell table:style-name="Default" table:number-columns-repeated="2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16]*[.O$14]" office:value-type="float" office:value="42.5" calcext:value-type="float">
            <text:p>42.50</text:p>
          </table:table-cell>
          <table:table-cell table:style-name="ce63" table:formula="of:=[.Q16]*[.P$14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16]*[.R$14]" office:value-type="float" office:value="55" calcext:value-type="float">
            <text:p>55.00</text:p>
          </table:table-cell>
          <table:table-cell table:style-name="ce63" table:formula="of:=[.Q16]*[.S$14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</text:p>
          </table:table-cell>
          <table:covered-table-cell table:style-name="Default"/>
          <table:table-cell table:style-name="ce42" office:value-type="float" office:value="0.22" calcext:value-type="float">
            <text:p>0.220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17]*[.O$14]" office:value-type="float" office:value="37.4" calcext:value-type="float">
            <text:p>37.40</text:p>
          </table:table-cell>
          <table:table-cell table:style-name="ce63" table:formula="of:=[.Q17]*[.P$14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17]*[.R$14]" office:value-type="float" office:value="48.4" calcext:value-type="float">
            <text:p>48.40</text:p>
          </table:table-cell>
          <table:table-cell table:style-name="ce63" table:formula="of:=[.Q17]*[.S$14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18]*[.O$14]" office:value-type="float" office:value="34" calcext:value-type="float">
            <text:p>34.00</text:p>
          </table:table-cell>
          <table:table-cell table:style-name="ce63" table:formula="of:=[.Q18]*[.P$14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18]*[.R$14]" office:value-type="float" office:value="44" calcext:value-type="float">
            <text:p>44.00</text:p>
          </table:table-cell>
          <table:table-cell table:style-name="ce63" table:formula="of:=[.Q18]*[.S$14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SOC***</text:p>
          </table:table-cell>
          <table:covered-table-cell table:style-name="Default"/>
          <table:table-cell table:style-name="ce42" office:value-type="float" office:value="0.044" calcext:value-type="float">
            <text:p>0.044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19]*[.O$14]" office:value-type="float" office:value="22.95" calcext:value-type="float">
            <text:p>22.95</text:p>
          </table:table-cell>
          <table:table-cell table:style-name="ce63" table:formula="of:=[.Q19]*[.P$14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19]*[.R$14]" office:value-type="float" office:value="29.7" calcext:value-type="float">
            <text:p>29.70</text:p>
          </table:table-cell>
          <table:table-cell table:style-name="ce63" table:formula="of:=[.Q19]*[.S$14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null</text:p>
          </table:table-cell>
          <table:covered-table-cell table:style-name="Default"/>
          <table:table-cell table:style-name="ce42" office:value-type="float" office:value="0" calcext:value-type="float">
            <text:p>0.00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0]*[.O$14]" office:value-type="float" office:value="17" calcext:value-type="float">
            <text:p>17.00</text:p>
          </table:table-cell>
          <table:table-cell table:style-name="ce63" table:formula="of:=[.Q20]*[.P$14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0]*[.R$14]" office:value-type="float" office:value="22" calcext:value-type="float">
            <text:p>22.00</text:p>
          </table:table-cell>
          <table:table-cell table:style-name="ce63" table:formula="of:=[.Q20]*[.S$14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3" calcext:value-type="float" table:number-columns-spanned="2" table:number-rows-spanned="1">
            <text:p>3.3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21]*[.O$14]" office:value-type="float" office:value="14.45" calcext:value-type="float">
            <text:p>14.45</text:p>
          </table:table-cell>
          <table:table-cell table:style-name="ce63" table:formula="of:=[.Q21]*[.P$14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21]*[.R$14]" office:value-type="float" office:value="18.7" calcext:value-type="float">
            <text:p>18.70</text:p>
          </table:table-cell>
          <table:table-cell table:style-name="ce63" table:formula="of:=[.Q21]*[.S$14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 table:style-name="Default"/>
          <table:table-cell table:style-name="ce42" office:value-type="float" office:value="0.02" calcext:value-type="float">
            <text:p>0.02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22]*[.O$14]" office:value-type="float" office:value="24.65" calcext:value-type="float">
            <text:p>24.65</text:p>
          </table:table-cell>
          <table:table-cell table:style-name="ce63" table:formula="of:=[.Q22]*[.P$14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22]*[.R$14]" office:value-type="float" office:value="31.9" calcext:value-type="float">
            <text:p>31.90</text:p>
          </table:table-cell>
          <table:table-cell table:style-name="ce63" table:formula="of:=[.Q22]*[.S$14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 table:style-name="Default"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23]*[.O$14]" office:value-type="float" office:value="11.9" calcext:value-type="float">
            <text:p>11.90</text:p>
          </table:table-cell>
          <table:table-cell table:style-name="ce63" table:formula="of:=[.Q23]*[.P$14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23]*[.R$14]" office:value-type="float" office:value="15.4" calcext:value-type="float">
            <text:p>15.40</text:p>
          </table:table-cell>
          <table:table-cell table:style-name="ce63" table:formula="of:=[.Q23]*[.S$14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style-name="Default"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24]*[.O$14]" office:value-type="float" office:value="5.1" calcext:value-type="float">
            <text:p>5.10</text:p>
          </table:table-cell>
          <table:table-cell table:style-name="ce63" table:formula="of:=[.Q24]*[.P$14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24]*[.R$14]" office:value-type="float" office:value="6.6" calcext:value-type="float">
            <text:p>6.60</text:p>
          </table:table-cell>
          <table:table-cell table:style-name="ce63" table:formula="of:=[.Q24]*[.S$14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5"/>
          <table:table-cell table:number-columns-repeated="2"/>
          <table:table-cell table:style-name="ce3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Remnant materials are x% less weight than Human*:</text:p>
          </table:table-cell>
          <table:covered-table-cell table:style-name="ce38"/>
          <table:covered-table-cell table:number-columns-repeated="5" table:style-name="Default"/>
          <table:covered-table-cell table:number-columns-repeated="2"/>
          <table:table-cell table:style-name="ce108" office:value-type="percentage" office:value="0.4444" calcext:value-type="percentage">
            <text:p>44%</text:p>
          </table:table-cell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The Remnant use semi-organic composite material to build with (source: Lore). Value is halfway between CF &amp; AA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*Double density of armor compared to structure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5"/>
        </table:table-row>
      </table:table>
      <table:table table:name="Korath" table:style-name="ta1">
        <table:table-column table:style-name="co3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40" table:default-cell-style-name="Default"/>
        <table:table-row table:style-name="ro1">
          <table:table-cell table:style-name="ce94" office:value-type="string" calcext:value-type="string">
            <text:p>Kor Sestor T2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ar Ik Vot 349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7200" calcext:value-type="float">
            <text:p>57200</text:p>
          </table:table-cell>
          <table:table-cell table:style-name="ce44" office:value-type="float" office:value="65400" calcext:value-type="float">
            <text:p>65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50" calcext:value-type="float">
            <text:p>1350</text:p>
          </table:table-cell>
          <table:table-cell table:style-name="ce75" office:value-type="float" office:value="16.8" calcext:value-type="float">
            <text:p>16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054" calcext:value-type="float">
            <text:p>1054</text:p>
          </table:table-cell>
          <table:table-cell table:style-name="ce8" office:value-type="float" office:value="173" calcext:value-type="float">
            <text:p>173</text:p>
          </table:table-cell>
          <table:table-cell table:style-name="ce74" table:formula="of:=[.J2]/[.G2]" office:value-type="float" office:value="10.297619047619" calcext:value-type="float">
            <text:p>10.298</text:p>
          </table:table-cell>
          <table:table-cell table:style-name="ce75" table:formula="of:=[.E2]*[.J$25]" office:value-type="float" office:value="0" calcext:value-type="float">
            <text:p>0.0</text:p>
          </table:table-cell>
          <table:table-cell table:style-name="ce44" table:formula="of:=[.H2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2]*[.N2]" office:value-type="float" office:value="253.2235" calcext:value-type="float">
            <text:p>253.22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2]*[.P2]" office:value-type="float" office:value="886.6" calcext:value-type="float">
            <text:p>886.6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2]*[.R2]" office:value-type="float" office:value="3750.69" calcext:value-type="float">
            <text:p>3750.69</text:p>
          </table:table-cell>
          <table:table-cell table:style-name="ce92" table:formula="of:=ROUND([.L2]+[.M2]+[.O2]+[.Q2]+[.S2])" office:value-type="float" office:value="4923" calcext:value-type="float">
            <text:p>4923</text:p>
          </table:table-cell>
          <table:table-cell table:style-name="ce44" table:formula="of:=[.F2]" office:value-type="float" office:value="1350" calcext:value-type="float">
            <text:p>1350</text:p>
          </table:table-cell>
          <table:table-cell table:style-name="ce8" table:formula="of:=[.T2]-[.U2]" office:value-type="float" office:value="3573" calcext:value-type="float">
            <text:p>357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1 - Le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5400" calcext:value-type="float">
            <text:p>25400</text:p>
          </table:table-cell>
          <table:table-cell table:style-name="ce44" office:value-type="float" office:value="29500" calcext:value-type="float">
            <text:p>29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10" calcext:value-type="float">
            <text:p>610</text:p>
          </table:table-cell>
          <table:table-cell table:style-name="ce75" office:value-type="float" office:value="9.6" calcext:value-type="float">
            <text:p>9.6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33" calcext:value-type="float">
            <text:p>533</text:p>
          </table:table-cell>
          <table:table-cell table:style-name="ce8" office:value-type="float" office:value="102" calcext:value-type="float">
            <text:p>102</text:p>
          </table:table-cell>
          <table:table-cell table:style-name="ce74" table:formula="of:=[.J3]/[.G3]" office:value-type="float" office:value="10.625" calcext:value-type="float">
            <text:p>10.625</text:p>
          </table:table-cell>
          <table:table-cell table:style-name="ce75" table:formula="of:=[.E3]*[.J$25]" office:value-type="float" office:value="0" calcext:value-type="float">
            <text:p>0.0</text:p>
          </table:table-cell>
          <table:table-cell table:style-name="ce44" table:formula="of:=[.H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3]*[.N3]" office:value-type="float" office:value="99.138" calcext:value-type="float">
            <text:p>99.14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3]*[.P3]" office:value-type="float" office:value="304.8" calcext:value-type="float">
            <text:p>30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3]*[.R3]" office:value-type="float" office:value="1309.8" calcext:value-type="float">
            <text:p>1309.80</text:p>
          </table:table-cell>
          <table:table-cell table:style-name="ce92" table:formula="of:=ROUND([.L3]+[.M3]+[.O3]+[.Q3]+[.S3])" office:value-type="float" office:value="1746" calcext:value-type="float">
            <text:p>1746</text:p>
          </table:table-cell>
          <table:table-cell table:style-name="ce44" table:formula="of:=[.F3]" office:value-type="float" office:value="610" calcext:value-type="float">
            <text:p>610</text:p>
          </table:table-cell>
          <table:table-cell table:style-name="ce8" table:formula="of:=[.T3]-[.U3]" office:value-type="float" office:value="1136" calcext:value-type="float">
            <text:p>11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78 - Osk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7600" calcext:value-type="float">
            <text:p>27600</text:p>
          </table:table-cell>
          <table:table-cell table:style-name="ce44" office:value-type="float" office:value="34100" calcext:value-type="float">
            <text:p>34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90" calcext:value-type="float">
            <text:p>690</text:p>
          </table:table-cell>
          <table:table-cell table:style-name="ce75" office:value-type="float" office:value="10.2" calcext:value-type="float">
            <text:p>10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1" calcext:value-type="float">
            <text:p>61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4]/[.G4]" office:value-type="float" office:value="11.4705882352941" calcext:value-type="float">
            <text:p>11.471</text:p>
          </table:table-cell>
          <table:table-cell table:style-name="ce75" table:formula="of:=[.E4]*[.J$25]" office:value-type="float" office:value="0" calcext:value-type="float">
            <text:p>0.0</text:p>
          </table:table-cell>
          <table:table-cell table:style-name="ce44" table:formula="of:=[.H4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4]*[.N4]" office:value-type="float" office:value="113.646" calcext:value-type="float">
            <text:p>113.65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4]*[.P4]" office:value-type="float" office:value="331.2" calcext:value-type="float">
            <text:p>331.2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4]*[.R4]" office:value-type="float" office:value="1514.04" calcext:value-type="float">
            <text:p>1514.04</text:p>
          </table:table-cell>
          <table:table-cell table:style-name="ce92" table:formula="of:=ROUND([.L4]+[.M4]+[.O4]+[.Q4]+[.S4])" office:value-type="float" office:value="1991" calcext:value-type="float">
            <text:p>1991</text:p>
          </table:table-cell>
          <table:table-cell table:style-name="ce44" table:formula="of:=[.F4]" office:value-type="float" office:value="690" calcext:value-type="float">
            <text:p>690</text:p>
          </table:table-cell>
          <table:table-cell table:style-name="ce8" table:formula="of:=[.T4]-[.U4]" office:value-type="float" office:value="1301" calcext:value-type="float">
            <text:p>130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k Far 109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17900" calcext:value-type="float">
            <text:p>17900</text:p>
          </table:table-cell>
          <table:table-cell table:style-name="ce44" office:value-type="float" office:value="15800" calcext:value-type="float">
            <text:p>15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40" calcext:value-type="float">
            <text:p>540</text:p>
          </table:table-cell>
          <table:table-cell table:style-name="ce75" office:value-type="float" office:value="9.1" calcext:value-type="float">
            <text:p>9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98" calcext:value-type="float">
            <text:p>98</text:p>
          </table:table-cell>
          <table:table-cell table:style-name="ce74" table:formula="of:=[.J5]/[.G5]" office:value-type="float" office:value="10.7692307692308" calcext:value-type="float">
            <text:p>10.769</text:p>
          </table:table-cell>
          <table:table-cell table:style-name="ce75" table:formula="of:=[.E5]*[.J$25]" office:value-type="float" office:value="0" calcext:value-type="float">
            <text:p>0.0</text:p>
          </table:table-cell>
          <table:table-cell table:style-name="ce44" table:formula="of:=[.H5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5]*[.N5]" office:value-type="float" office:value="91.326" calcext:value-type="float">
            <text:p>91.33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5]*[.P5]" office:value-type="float" office:value="214.8" calcext:value-type="float">
            <text:p>214.8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5]*[.R5]" office:value-type="float" office:value="701.52" calcext:value-type="float">
            <text:p>701.52</text:p>
          </table:table-cell>
          <table:table-cell table:style-name="ce92" table:formula="of:=ROUND([.L5]+[.M5]+[.O5]+[.Q5]+[.S5])" office:value-type="float" office:value="1040" calcext:value-type="float">
            <text:p>1040</text:p>
          </table:table-cell>
          <table:table-cell table:style-name="ce44" table:formula="of:=[.F5]" office:value-type="float" office:value="540" calcext:value-type="float">
            <text:p>540</text:p>
          </table:table-cell>
          <table:table-cell table:style-name="ce8" table:formula="of:=[.T5]-[.U5]" office:value-type="float" office:value="500" calcext:value-type="float">
            <text:p>50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et Par Tek 53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100" calcext:value-type="float">
            <text:p>15100</text:p>
          </table:table-cell>
          <table:table-cell table:style-name="ce44" office:value-type="float" office:value="22200" calcext:value-type="float">
            <text:p>22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0" calcext:value-type="float">
            <text:p>420</text:p>
          </table:table-cell>
          <table:table-cell table:style-name="ce75" office:value-type="float" office:value="5.7" calcext:value-type="float">
            <text:p>5.7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6]/[.G6]" office:value-type="float" office:value="19.2982456140351" calcext:value-type="float">
            <text:p>19.298</text:p>
          </table:table-cell>
          <table:table-cell table:style-name="ce75" table:formula="of:=[.E6]*[.J$25]" office:value-type="float" office:value="0" calcext:value-type="float">
            <text:p>0.0</text:p>
          </table:table-cell>
          <table:table-cell table:style-name="ce44" table:formula="of:=[.H6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6]*[.N6]" office:value-type="float" office:value="75.64" calcext:value-type="float">
            <text:p>75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6]*[.P6]" office:value-type="float" office:value="120.8" calcext:value-type="float">
            <text:p>120.8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6]*[.R6]" office:value-type="float" office:value="657.12" calcext:value-type="float">
            <text:p>657.12</text:p>
          </table:table-cell>
          <table:table-cell table:style-name="ce92" table:formula="of:=ROUND([.L6]+[.M6]+[.O6]+[.Q6]+[.S6])" office:value-type="float" office:value="886" calcext:value-type="float">
            <text:p>886</text:p>
          </table:table-cell>
          <table:table-cell table:style-name="ce44" table:formula="of:=[.F6]" office:value-type="float" office:value="420" calcext:value-type="float">
            <text:p>420</text:p>
          </table:table-cell>
          <table:table-cell table:style-name="ce8" table:formula="of:=[.T6]-[.U6]" office:value-type="float" office:value="466" calcext:value-type="float">
            <text:p>46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Osk 27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1500" calcext:value-type="float">
            <text:p>1500</text:p>
          </table:table-cell>
          <table:table-cell table:style-name="ce44" office:value-type="float" office:value="2400" calcext:value-type="float">
            <text:p>2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4" calcext:value-type="float">
            <text:p>34</text:p>
          </table:table-cell>
          <table:table-cell table:style-name="ce75" office:value-type="float" office:value="1.1" calcext:value-type="float">
            <text:p>1.1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7]/[.G7]" office:value-type="float" office:value="21.8181818181818" calcext:value-type="float">
            <text:p>21.818</text:p>
          </table:table-cell>
          <table:table-cell table:style-name="ce75" table:formula="of:=[.E7]*[.J$25]" office:value-type="float" office:value="0" calcext:value-type="float">
            <text:p>0.0</text:p>
          </table:table-cell>
          <table:table-cell table:style-name="ce44" table:formula="of:=[.H7]/100*[.J$26]" office:value-type="float" office:value="0" calcext:value-type="float">
            <text:p>0</text:p>
          </table:table-cell>
          <table:table-cell table:style-name="ce74" table:formula="of:=[.$G$25]*[.$C$26]*(1-[.$J$37])" office:value-type="float" office:value="0.05425" calcext:value-type="float">
            <text:p>0.054</text:p>
          </table:table-cell>
          <table:table-cell table:style-name="ce30" table:formula="of:=[.I7]*[.N7]" office:value-type="float" office:value="5.37075" calcext:value-type="float">
            <text:p>5.37</text:p>
          </table:table-cell>
          <table:table-cell table:style-name="ce85" table:formula="of:=[.$G$32]*[.$C$26]*(1-[.$J$37])" office:value-type="float" office:value="0.0035" calcext:value-type="float">
            <text:p>0.004</text:p>
          </table:table-cell>
          <table:table-cell table:style-name="ce63" table:formula="of:=[.C7]*[.P7]" office:value-type="float" office:value="5.25" calcext:value-type="float">
            <text:p>5.25</text:p>
          </table:table-cell>
          <table:table-cell table:style-name="ce74" table:formula="of:=[.$G$28]*[.$C$26]*(1-[.$J$37])" office:value-type="float" office:value="0.01295" calcext:value-type="float">
            <text:p>0.013</text:p>
          </table:table-cell>
          <table:table-cell table:style-name="ce30" table:formula="of:=[.D7]*[.R7]" office:value-type="float" office:value="31.08" calcext:value-type="float">
            <text:p>31.08</text:p>
          </table:table-cell>
          <table:table-cell table:style-name="ce92" table:formula="of:=ROUND([.L7]+[.M7]+[.O7]+[.Q7]+[.S7])" office:value-type="float" office:value="42" calcext:value-type="float">
            <text:p>42</text:p>
          </table:table-cell>
          <table:table-cell table:style-name="ce44" table:formula="of:=[.F7]" office:value-type="float" office:value="34" calcext:value-type="float">
            <text:p>34</text:p>
          </table:table-cell>
          <table:table-cell table:style-name="ce8" table:formula="of:=[.T7]-[.U7]" office:value-type="float" office:value="8" calcext:value-type="float">
            <text:p>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ar Lek 14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900" calcext:value-type="float">
            <text:p>900</text:p>
          </table:table-cell>
          <table:table-cell table:style-name="ce44" office:value-type="float" office:value="1600" calcext:value-type="float">
            <text:p>1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style-name="ce75" office:value-type="float" office:value="0.8" calcext:value-type="float">
            <text:p>0.8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24" calcext:value-type="float">
            <text:p>24</text:p>
          </table:table-cell>
          <table:table-cell table:style-name="ce74" table:formula="of:=[.J8]/[.G8]" office:value-type="float" office:value="30" calcext:value-type="float">
            <text:p>30.000</text:p>
          </table:table-cell>
          <table:table-cell table:style-name="ce75" table:formula="of:=[.E8]*[.J$25]" office:value-type="float" office:value="0" calcext:value-type="float">
            <text:p>0.0</text:p>
          </table:table-cell>
          <table:table-cell table:style-name="ce44" table:formula="of:=[.H8]/100*[.J$26]" office:value-type="float" office:value="0" calcext:value-type="float">
            <text:p>0</text:p>
          </table:table-cell>
          <table:table-cell table:style-name="ce74" table:formula="of:=[.$G$25]*[.$C$25]*(1-[.$J$37])" office:value-type="float" office:value="0.03875" calcext:value-type="float">
            <text:p>0.039</text:p>
          </table:table-cell>
          <table:table-cell table:style-name="ce30" table:formula="of:=[.I8]*[.N8]" office:value-type="float" office:value="2.51875" calcext:value-type="float">
            <text:p>2.52</text:p>
          </table:table-cell>
          <table:table-cell table:style-name="ce85" table:formula="of:=[.$G$32]*[.$C$25]*(1-[.$J$37])" office:value-type="float" office:value="0.0025" calcext:value-type="float">
            <text:p>0.003</text:p>
          </table:table-cell>
          <table:table-cell table:style-name="ce63" table:formula="of:=[.C8]*[.P8]" office:value-type="float" office:value="2.25" calcext:value-type="float">
            <text:p>2.25</text:p>
          </table:table-cell>
          <table:table-cell table:style-name="ce74" table:formula="of:=[.$G$28]*[.$C$25]*(1-[.$J$37])" office:value-type="float" office:value="0.00925" calcext:value-type="float">
            <text:p>0.009</text:p>
          </table:table-cell>
          <table:table-cell table:style-name="ce30" table:formula="of:=[.D8]*[.R8]" office:value-type="float" office:value="14.8" calcext:value-type="float">
            <text:p>14.80</text:p>
          </table:table-cell>
          <table:table-cell table:style-name="ce92" table:formula="of:=ROUND([.L8]+[.M8]+[.O8]+[.Q8]+[.S8])" office:value-type="float" office:value="20" calcext:value-type="float">
            <text:p>20</text:p>
          </table:table-cell>
          <table:table-cell table:style-name="ce44" table:formula="of:=[.F8]" office:value-type="float" office:value="26" calcext:value-type="float">
            <text:p>26</text:p>
          </table:table-cell>
          <table:table-cell table:style-name="ce8" table:formula="of:=[.T8]-[.U8]" office:value-type="float" office:value="-6" calcext:value-type="float">
            <text:p>-6</text:p>
          </table:table-cell>
          <table:table-cell table:style-name="ce44" table:number-columns-repeated="2"/>
        </table:table-row>
        <table:table-row table:style-name="ro1">
          <table:table-cell table:style-name="ce94" office:value-type="string" calcext:value-type="string">
            <text:p>Kor Mereti T2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Model 512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office:value-type="float" office:value="34200" calcext:value-type="float">
            <text:p>342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50" calcext:value-type="float">
            <text:p>1150</text:p>
          </table:table-cell>
          <table:table-cell table:style-name="ce75" office:value-type="float" office:value="17.4" calcext:value-type="float">
            <text:p>17.4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994" calcext:value-type="float">
            <text:p>994</text:p>
          </table:table-cell>
          <table:table-cell table:style-name="ce8" office:value-type="float" office:value="161" calcext:value-type="float">
            <text:p>161</text:p>
          </table:table-cell>
          <table:table-cell table:style-name="ce74" table:formula="of:=[.J10]/[.G10]" office:value-type="float" office:value="9.25287356321839" calcext:value-type="float">
            <text:p>9.253</text:p>
          </table:table-cell>
          <table:table-cell table:style-name="ce75" table:formula="of:=[.E10]*[.J$25]" office:value-type="float" office:value="0" calcext:value-type="float">
            <text:p>0.0</text:p>
          </table:table-cell>
          <table:table-cell table:style-name="ce44" table:formula="of:=[.H10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0]*[.N10]" office:value-type="float" office:value="238.8085" calcext:value-type="float">
            <text:p>238.81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0]*[.P10]" office:value-type="float" office:value="1339.2" calcext:value-type="float">
            <text:p>1339.20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0]*[.R10]" office:value-type="float" office:value="1961.37" calcext:value-type="float">
            <text:p>1961.37</text:p>
          </table:table-cell>
          <table:table-cell table:style-name="ce92" table:formula="of:=ROUND([.L10]+[.M10]+[.O10]+[.Q10]+[.S10])" office:value-type="float" office:value="3571" calcext:value-type="float">
            <text:p>3571</text:p>
          </table:table-cell>
          <table:table-cell table:style-name="ce44" table:formula="of:=[.F10]" office:value-type="float" office:value="1150" calcext:value-type="float">
            <text:p>1150</text:p>
          </table:table-cell>
          <table:table-cell table:style-name="ce8" table:formula="of:=[.T10]-[.U10]" office:value-type="float" office:value="2421" calcext:value-type="float">
            <text:p>242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256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1700" calcext:value-type="float">
            <text:p>71700</text:p>
          </table:table-cell>
          <table:table-cell table:style-name="ce44" office:value-type="float" office:value="28700" calcext:value-type="float">
            <text:p>28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0" calcext:value-type="float">
            <text:p>970</text:p>
          </table:table-cell>
          <table:table-cell table:style-name="ce75" office:value-type="float" office:value="15.3" calcext:value-type="float">
            <text:p>15.3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857" calcext:value-type="float">
            <text:p>857</text:p>
          </table:table-cell>
          <table:table-cell table:style-name="ce8" office:value-type="float" office:value="145" calcext:value-type="float">
            <text:p>145</text:p>
          </table:table-cell>
          <table:table-cell table:style-name="ce74" table:formula="of:=[.J11]/[.G11]" office:value-type="float" office:value="9.47712418300654" calcext:value-type="float">
            <text:p>9.477</text:p>
          </table:table-cell>
          <table:table-cell table:style-name="ce75" table:formula="of:=[.E11]*[.J$25]" office:value-type="float" office:value="0" calcext:value-type="float">
            <text:p>0.0</text:p>
          </table:table-cell>
          <table:table-cell table:style-name="ce44" table:formula="of:=[.H11]/100*[.J$26]" office:value-type="float" office:value="32" calcext:value-type="float">
            <text:p>32</text:p>
          </table:table-cell>
          <table:table-cell table:style-name="ce74" table:formula="of:=[.$G$25]*[.$C$30]*(1-[.$J$37])" office:value-type="float" office:value="0.24025" calcext:value-type="float">
            <text:p>0.240</text:p>
          </table:table-cell>
          <table:table-cell table:style-name="ce30" table:formula="of:=[.I11]*[.N11]" office:value-type="float" office:value="205.89425" calcext:value-type="float">
            <text:p>205.89</text:p>
          </table:table-cell>
          <table:table-cell table:style-name="ce85" table:formula="of:=[.$G$32]*[.$C$30]*(1-[.$J$37])" office:value-type="float" office:value="0.0155" calcext:value-type="float">
            <text:p>0.016</text:p>
          </table:table-cell>
          <table:table-cell table:style-name="ce63" table:formula="of:=[.C11]*[.P11]" office:value-type="float" office:value="1111.35" calcext:value-type="float">
            <text:p>1111.35</text:p>
          </table:table-cell>
          <table:table-cell table:style-name="ce74" table:formula="of:=[.$G$28]*[.$C$30]*(1-[.$J$37])" office:value-type="float" office:value="0.05735" calcext:value-type="float">
            <text:p>0.057</text:p>
          </table:table-cell>
          <table:table-cell table:style-name="ce30" table:formula="of:=[.D11]*[.R11]" office:value-type="float" office:value="1645.945" calcext:value-type="float">
            <text:p>1645.95</text:p>
          </table:table-cell>
          <table:table-cell table:style-name="ce92" table:formula="of:=ROUND([.L11]+[.M11]+[.O11]+[.Q11]+[.S11])" office:value-type="float" office:value="2995" calcext:value-type="float">
            <text:p>2995</text:p>
          </table:table-cell>
          <table:table-cell table:style-name="ce44" table:formula="of:=[.F11]" office:value-type="float" office:value="970" calcext:value-type="float">
            <text:p>970</text:p>
          </table:table-cell>
          <table:table-cell table:style-name="ce8" table:formula="of:=[.T11]-[.U11]" office:value-type="float" office:value="2025" calcext:value-type="float">
            <text:p>202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28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57000" calcext:value-type="float">
            <text:p>57000</text:p>
          </table:table-cell>
          <table:table-cell table:style-name="ce44" office:value-type="float" office:value="23100" calcext:value-type="float">
            <text:p>231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" calcext:value-type="float">
            <text:p>780</text:p>
          </table:table-cell>
          <table:table-cell table:style-name="ce75" office:value-type="float" office:value="13.2" calcext:value-type="float">
            <text:p>13.2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132" calcext:value-type="float">
            <text:p>132</text:p>
          </table:table-cell>
          <table:table-cell table:style-name="ce74" table:formula="of:=[.J12]/[.G12]" office:value-type="float" office:value="10" calcext:value-type="float">
            <text:p>10.000</text:p>
          </table:table-cell>
          <table:table-cell table:style-name="ce75" table:formula="of:=[.E12]*[.J$25]" office:value-type="float" office:value="0" calcext:value-type="float">
            <text:p>0.0</text:p>
          </table:table-cell>
          <table:table-cell table:style-name="ce44" table:formula="of:=[.H12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2]*[.N12]" office:value-type="float" office:value="132.618" calcext:value-type="float">
            <text:p>132.62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2]*[.P12]" office:value-type="float" office:value="684" calcext:value-type="float">
            <text:p>684.0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2]*[.R12]" office:value-type="float" office:value="1025.64" calcext:value-type="float">
            <text:p>1025.64</text:p>
          </table:table-cell>
          <table:table-cell table:style-name="ce92" table:formula="of:=ROUND([.L12]+[.M12]+[.O12]+[.Q12]+[.S12])" office:value-type="float" office:value="1874" calcext:value-type="float">
            <text:p>1874</text:p>
          </table:table-cell>
          <table:table-cell table:style-name="ce44" table:formula="of:=[.F12]" office:value-type="float" office:value="780" calcext:value-type="float">
            <text:p>780</text:p>
          </table:table-cell>
          <table:table-cell table:style-name="ce8" table:formula="of:=[.T12]-[.U12]" office:value-type="float" office:value="1094" calcext:value-type="float">
            <text:p>109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64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1700" calcext:value-type="float">
            <text:p>41700</text:p>
          </table:table-cell>
          <table:table-cell table:style-name="ce44" office:value-type="float" office:value="18000" calcext:value-type="float">
            <text:p>18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80" calcext:value-type="float">
            <text:p>580</text:p>
          </table:table-cell>
          <table:table-cell table:style-name="ce75" office:value-type="float" office:value="11.1" calcext:value-type="float">
            <text:p>11.1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13]/[.G13]" office:value-type="float" office:value="10.2702702702703" calcext:value-type="float">
            <text:p>10.270</text:p>
          </table:table-cell>
          <table:table-cell table:style-name="ce75" table:formula="of:=[.E13]*[.J$25]" office:value-type="float" office:value="0" calcext:value-type="float">
            <text:p>0.0</text:p>
          </table:table-cell>
          <table:table-cell table:style-name="ce44" table:formula="of:=[.H13]/100*[.J$26]" office:value-type="float" office:value="32" calcext:value-type="float">
            <text:p>32</text:p>
          </table:table-cell>
          <table:table-cell table:style-name="ce74" table:formula="of:=[.$G$25]*[.$C$29]*(1-[.$J$37])" office:value-type="float" office:value="0.186" calcext:value-type="float">
            <text:p>0.186</text:p>
          </table:table-cell>
          <table:table-cell table:style-name="ce30" table:formula="of:=[.I13]*[.N13]" office:value-type="float" office:value="105.462" calcext:value-type="float">
            <text:p>105.46</text:p>
          </table:table-cell>
          <table:table-cell table:style-name="ce85" table:formula="of:=[.$G$32]*[.$C$29]*(1-[.$J$37])" office:value-type="float" office:value="0.012" calcext:value-type="float">
            <text:p>0.012</text:p>
          </table:table-cell>
          <table:table-cell table:style-name="ce63" table:formula="of:=[.C13]*[.P13]" office:value-type="float" office:value="500.4" calcext:value-type="float">
            <text:p>500.40</text:p>
          </table:table-cell>
          <table:table-cell table:style-name="ce74" table:formula="of:=[.$G$28]*[.$C$29]*(1-[.$J$37])" office:value-type="float" office:value="0.0444" calcext:value-type="float">
            <text:p>0.044</text:p>
          </table:table-cell>
          <table:table-cell table:style-name="ce30" table:formula="of:=[.D13]*[.R13]" office:value-type="float" office:value="799.2" calcext:value-type="float">
            <text:p>799.20</text:p>
          </table:table-cell>
          <table:table-cell table:style-name="ce92" table:formula="of:=ROUND([.L13]+[.M13]+[.O13]+[.Q13]+[.S13])" office:value-type="float" office:value="1437" calcext:value-type="float">
            <text:p>1437</text:p>
          </table:table-cell>
          <table:table-cell table:style-name="ce44" table:formula="of:=[.F13]" office:value-type="float" office:value="580" calcext:value-type="float">
            <text:p>580</text:p>
          </table:table-cell>
          <table:table-cell table:style-name="ce8" table:formula="of:=[.T13]-[.U13]" office:value-type="float" office:value="857" calcext:value-type="float">
            <text:p>85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32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7900" calcext:value-type="float">
            <text:p>27900</text:p>
          </table:table-cell>
          <table:table-cell table:style-name="ce44" office:value-type="float" office:value="13400" calcext:value-type="float">
            <text:p>13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70" calcext:value-type="float">
            <text:p>370</text:p>
          </table:table-cell>
          <table:table-cell table:style-name="ce75" office:value-type="float" office:value="9" calcext:value-type="float">
            <text:p>9.0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110" calcext:value-type="float">
            <text:p>110</text:p>
          </table:table-cell>
          <table:table-cell table:style-name="ce74" table:formula="of:=[.J14]/[.G14]" office:value-type="float" office:value="12.2222222222222" calcext:value-type="float">
            <text:p>12.222</text:p>
          </table:table-cell>
          <table:table-cell table:style-name="ce75" table:formula="of:=[.E14]*[.J$25]" office:value-type="float" office:value="0" calcext:value-type="float">
            <text:p>0.0</text:p>
          </table:table-cell>
          <table:table-cell table:style-name="ce44" table:formula="of:=[.H14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4]*[.N14]" office:value-type="float" office:value="59.644" calcext:value-type="float">
            <text:p>59.64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4]*[.P14]" office:value-type="float" office:value="223.2" calcext:value-type="float">
            <text:p>223.2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4]*[.R14]" office:value-type="float" office:value="396.64" calcext:value-type="float">
            <text:p>396.64</text:p>
          </table:table-cell>
          <table:table-cell table:style-name="ce92" table:formula="of:=ROUND([.L14]+[.M14]+[.O14]+[.Q14]+[.S14])" office:value-type="float" office:value="711" calcext:value-type="float">
            <text:p>711</text:p>
          </table:table-cell>
          <table:table-cell table:style-name="ce44" table:formula="of:=[.F14]" office:value-type="float" office:value="370" calcext:value-type="float">
            <text:p>370</text:p>
          </table:table-cell>
          <table:table-cell table:style-name="ce8" table:formula="of:=[.T14]-[.U14]" office:value-type="float" office:value="341" calcext:value-type="float">
            <text:p>34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16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5700" calcext:value-type="float">
            <text:p>15700</text:p>
          </table:table-cell>
          <table:table-cell table:style-name="ce44" office:value-type="float" office:value="9800" calcext:value-type="float">
            <text:p>9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75" office:value-type="float" office:value="6.9" calcext:value-type="float">
            <text:p>6.9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107" calcext:value-type="float">
            <text:p>107</text:p>
          </table:table-cell>
          <table:table-cell table:style-name="ce74" table:formula="of:=[.J15]/[.G15]" office:value-type="float" office:value="15.5072463768116" calcext:value-type="float">
            <text:p>15.507</text:p>
          </table:table-cell>
          <table:table-cell table:style-name="ce75" table:formula="of:=[.E15]*[.J$25]" office:value-type="float" office:value="0" calcext:value-type="float">
            <text:p>0.0</text:p>
          </table:table-cell>
          <table:table-cell table:style-name="ce44" table:formula="of:=[.H15]/100*[.J$26]" office:value-type="float" office:value="32" calcext:value-type="float">
            <text:p>32</text:p>
          </table:table-cell>
          <table:table-cell table:style-name="ce74" table:formula="of:=[.$G$25]*[.$C$28]*(1-[.$J$37])" office:value-type="float" office:value="0.124" calcext:value-type="float">
            <text:p>0.124</text:p>
          </table:table-cell>
          <table:table-cell table:style-name="ce30" table:formula="of:=[.I15]*[.N15]" office:value-type="float" office:value="52.824" calcext:value-type="float">
            <text:p>52.82</text:p>
          </table:table-cell>
          <table:table-cell table:style-name="ce85" table:formula="of:=[.$G$32]*[.$C$28]*(1-[.$J$37])" office:value-type="float" office:value="0.008" calcext:value-type="float">
            <text:p>0.008</text:p>
          </table:table-cell>
          <table:table-cell table:style-name="ce63" table:formula="of:=[.C15]*[.P15]" office:value-type="float" office:value="125.6" calcext:value-type="float">
            <text:p>125.60</text:p>
          </table:table-cell>
          <table:table-cell table:style-name="ce74" table:formula="of:=[.$G$28]*[.$C$28]*(1-[.$J$37])" office:value-type="float" office:value="0.0296" calcext:value-type="float">
            <text:p>0.030</text:p>
          </table:table-cell>
          <table:table-cell table:style-name="ce30" table:formula="of:=[.D15]*[.R15]" office:value-type="float" office:value="290.08" calcext:value-type="float">
            <text:p>290.08</text:p>
          </table:table-cell>
          <table:table-cell table:style-name="ce92" table:formula="of:=ROUND([.L15]+[.M15]+[.O15]+[.Q15]+[.S15])" office:value-type="float" office:value="501" calcext:value-type="float">
            <text:p>501</text:p>
          </table:table-cell>
          <table:table-cell table:style-name="ce44" table:formula="of:=[.F15]" office:value-type="float" office:value="250" calcext:value-type="float">
            <text:p>250</text:p>
          </table:table-cell>
          <table:table-cell table:style-name="ce8" table:formula="of:=[.T15]-[.U15]" office:value-type="float" office:value="251" calcext:value-type="float">
            <text:p>251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Model 8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5450" calcext:value-type="float">
            <text:p>5450</text:p>
          </table:table-cell>
          <table:table-cell table:style-name="ce44" office:value-type="float" office:value="3320" calcext:value-type="float">
            <text:p>33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0" calcext:value-type="float">
            <text:p>110</text:p>
          </table:table-cell>
          <table:table-cell table:style-name="ce75" office:value-type="float" office:value="3.2" calcext:value-type="float">
            <text:p>3.2</text:p>
          </table:table-cell>
          <table:table-cell table:style-name="ce44" office:value-type="float" office:value="200" calcext:value-type="float">
            <text:p>200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60" calcext:value-type="float">
            <text:p>60</text:p>
          </table:table-cell>
          <table:table-cell table:style-name="ce74" table:formula="of:=[.J16]/[.G16]" office:value-type="float" office:value="18.75" calcext:value-type="float">
            <text:p>18.750</text:p>
          </table:table-cell>
          <table:table-cell table:style-name="ce75" table:formula="of:=[.E16]*[.J$25]" office:value-type="float" office:value="0" calcext:value-type="float">
            <text:p>0.0</text:p>
          </table:table-cell>
          <table:table-cell table:style-name="ce44" table:formula="of:=[.H16]/100*[.J$26]" office:value-type="float" office:value="16" calcext:value-type="float">
            <text:p>16</text:p>
          </table:table-cell>
          <table:table-cell table:style-name="ce74" table:formula="of:=[.$G$25]*[.$C$27]*(1-[.$J$37])" office:value-type="float" office:value="0.06975" calcext:value-type="float">
            <text:p>0.070</text:p>
          </table:table-cell>
          <table:table-cell table:style-name="ce30" table:formula="of:=[.I16]*[.N16]" office:value-type="float" office:value="15.345" calcext:value-type="float">
            <text:p>15.35</text:p>
          </table:table-cell>
          <table:table-cell table:style-name="ce85" table:formula="of:=[.$G$32]*[.$C$27]*(1-[.$J$37])" office:value-type="float" office:value="0.0045" calcext:value-type="float">
            <text:p>0.005</text:p>
          </table:table-cell>
          <table:table-cell table:style-name="ce63" table:formula="of:=[.C16]*[.P16]" office:value-type="float" office:value="24.525" calcext:value-type="float">
            <text:p>24.53</text:p>
          </table:table-cell>
          <table:table-cell table:style-name="ce74" table:formula="of:=[.$G$28]*[.$C$27]*(1-[.$J$37])" office:value-type="float" office:value="0.01665" calcext:value-type="float">
            <text:p>0.017</text:p>
          </table:table-cell>
          <table:table-cell table:style-name="ce30" table:formula="of:=[.D16]*[.R16]" office:value-type="float" office:value="55.278" calcext:value-type="float">
            <text:p>55.28</text:p>
          </table:table-cell>
          <table:table-cell table:style-name="ce92" table:formula="of:=ROUND([.L16]+[.M16]+[.O16]+[.Q16]+[.S16])" office:value-type="float" office:value="111" calcext:value-type="float">
            <text:p>111</text:p>
          </table:table-cell>
          <table:table-cell table:style-name="ce44" table:formula="of:=[.F16]" office:value-type="float" office:value="110" calcext:value-type="float">
            <text:p>110</text:p>
          </table:table-cell>
          <table:table-cell table:style-name="ce8" table:formula="of:=[.T16]-[.U16]" office:value-type="float" office:value="1" calcext:value-type="float">
            <text:p>1</text:p>
          </table:table-cell>
          <table:table-cell table:style-name="ce44" table:number-columns-repeated="2"/>
        </table:table-row>
        <table:table-row table:style-name="ro1">
          <table:table-cell table:style-name="ce94" office:value-type="string" calcext:value-type="string">
            <text:p>Korath Exiles T1.5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9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7" office:value-type="string" calcext:value-type="string">
            <text:p>Eng/Drag</text:p>
          </table:table-cell>
          <table:table-cell table:style-name="ce99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100" office:value-type="string" calcext:value-type="string">
            <text:p>O.Multi</text:p>
          </table:table-cell>
          <table:table-cell table:style-name="ce101" office:value-type="string" calcext:value-type="string">
            <text:p>O.Mass</text:p>
          </table:table-cell>
          <table:table-cell table:style-name="ce98" office:value-type="string" calcext:value-type="string">
            <text:p>S.Multi</text:p>
          </table:table-cell>
          <table:table-cell table:style-name="ce102" office:value-type="string" calcext:value-type="string">
            <text:p>S.Mass</text:p>
          </table:table-cell>
          <table:table-cell table:style-name="ce100" office:value-type="string" calcext:value-type="string">
            <text:p>H.Multi</text:p>
          </table:table-cell>
          <table:table-cell table:style-name="ce101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Korath Raider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27000" calcext:value-type="float">
            <text:p>27000</text:p>
          </table:table-cell>
          <table:table-cell table:style-name="ce44" office:value-type="float" office:value="9000" calcext:value-type="float">
            <text:p>90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720" calcext:value-type="float">
            <text:p>720</text:p>
          </table:table-cell>
          <table:table-cell table:style-name="ce75" office:value-type="float" office:value="12" calcext:value-type="float">
            <text:p>12.0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721" calcext:value-type="float">
            <text:p>721</text:p>
          </table:table-cell>
          <table:table-cell table:style-name="ce8" office:value-type="float" office:value="159" calcext:value-type="float">
            <text:p>159</text:p>
          </table:table-cell>
          <table:table-cell table:style-name="ce74" table:formula="of:=[.J18]/[.G18]" office:value-type="float" office:value="13.25" calcext:value-type="float">
            <text:p>13.250</text:p>
          </table:table-cell>
          <table:table-cell table:style-name="ce75" table:formula="of:=[.E18]*[.J$25]" office:value-type="float" office:value="375" calcext:value-type="float">
            <text:p>375.0</text:p>
          </table:table-cell>
          <table:table-cell table:style-name="ce44" table:formula="of:=[.H18]/100*[.J$26]" office:value-type="float" office:value="48" calcext:value-type="float">
            <text:p>48</text:p>
          </table:table-cell>
          <table:table-cell table:style-name="ce74" table:formula="of:=[.$G$25]*[.$C$30]*(1-[.$J$36])" office:value-type="float" office:value="0.32034935" calcext:value-type="float">
            <text:p>0.320</text:p>
          </table:table-cell>
          <table:table-cell table:style-name="ce30" table:formula="of:=[.I18]*[.N18]" office:value-type="float" office:value="230.97188135" calcext:value-type="float">
            <text:p>230.97</text:p>
          </table:table-cell>
          <table:table-cell table:style-name="ce85" table:formula="of:=[.$G$32]*[.$C$30]*(1-[.$J$36])" office:value-type="float" office:value="0.0206677" calcext:value-type="float">
            <text:p>0.021</text:p>
          </table:table-cell>
          <table:table-cell table:style-name="ce63" table:formula="of:=[.C18]*[.P18]" office:value-type="float" office:value="558.0279" calcext:value-type="float">
            <text:p>558.03</text:p>
          </table:table-cell>
          <table:table-cell table:style-name="ce74" table:formula="of:=[.$G$29]*[.$C$30]*(1-[.$J$36])" office:value-type="float" office:value="0.09300465" calcext:value-type="float">
            <text:p>0.093</text:p>
          </table:table-cell>
          <table:table-cell table:style-name="ce30" table:formula="of:=[.D18]*[.R18]" office:value-type="float" office:value="837.04185" calcext:value-type="float">
            <text:p>837.04</text:p>
          </table:table-cell>
          <table:table-cell table:style-name="ce92" table:formula="of:=ROUND([.L18]+[.M18]+[.O18]+[.Q18]+[.S18])" office:value-type="float" office:value="2049" calcext:value-type="float">
            <text:p>2049</text:p>
          </table:table-cell>
          <table:table-cell table:style-name="ce44" table:formula="of:=[.F18]" office:value-type="float" office:value="720" calcext:value-type="float">
            <text:p>720</text:p>
          </table:table-cell>
          <table:table-cell table:style-name="ce8" table:formula="of:=[.T18]-[.U18]" office:value-type="float" office:value="1329" calcext:value-type="float">
            <text:p>132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Dredg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6000" calcext:value-type="float">
            <text:p>16000</text:p>
          </table:table-cell>
          <table:table-cell table:style-name="ce8" office:value-type="float" office:value="395" calcext:value-type="float">
            <text:p>395</text:p>
          </table:table-cell>
          <table:table-cell table:style-name="ce8" office:value-type="float" office:value="1503" calcext:value-type="float">
            <text:p>1503</text:p>
          </table:table-cell>
          <table:table-cell table:style-name="ce75" office:value-type="float" office:value="18.3" calcext:value-type="float">
            <text:p>18.3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827" calcext:value-type="float">
            <text:p>827</text:p>
          </table:table-cell>
          <table:table-cell table:style-name="ce8" office:value-type="float" office:value="181" calcext:value-type="float">
            <text:p>181</text:p>
          </table:table-cell>
          <table:table-cell table:style-name="ce74" table:formula="of:=[.J19]/[.G19]" office:value-type="float" office:value="9.89071038251366" calcext:value-type="float">
            <text:p>9.891</text:p>
          </table:table-cell>
          <table:table-cell table:style-name="ce75" table:formula="of:=[.E19]*[.J$25]" office:value-type="float" office:value="592.5" calcext:value-type="float">
            <text:p>592.5</text:p>
          </table:table-cell>
          <table:table-cell table:style-name="ce44" table:formula="of:=[.H19]/100*[.J$26]" office:value-type="float" office:value="72" calcext:value-type="float">
            <text:p>72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19]*[.N19]" office:value-type="float" office:value="123.918362275" calcext:value-type="float">
            <text:p>123.92</text:p>
          </table:table-cell>
          <table:table-cell table:style-name="ce85" table:formula="of:=[.$G$32]*[.$C$34]*(1-[.$J$36])" office:value-type="float" office:value="0.00966715" calcext:value-type="float">
            <text:p>0.010</text:p>
          </table:table-cell>
          <table:table-cell table:style-name="ce63" table:formula="of:=[.C19]*[.P19]" office:value-type="float" office:value="377.01885" calcext:value-type="float">
            <text:p>377.02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19]*[.R19]" office:value-type="float" office:value="696.0348" calcext:value-type="float">
            <text:p>696.03</text:p>
          </table:table-cell>
          <table:table-cell table:style-name="ce92" table:formula="of:=ROUND([.L19]+[.M19]+[.O19]+[.Q19]+[.S19])" office:value-type="float" office:value="1861" calcext:value-type="float">
            <text:p>1861</text:p>
          </table:table-cell>
          <table:table-cell table:style-name="ce44" table:formula="of:=[.F19]" office:value-type="float" office:value="1503" calcext:value-type="float">
            <text:p>1503</text:p>
          </table:table-cell>
          <table:table-cell table:style-name="ce8" table:formula="of:=[.T19]-[.U19]" office:value-type="float" office:value="358" calcext:value-type="float">
            <text:p>35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World-Ship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47000" calcext:value-type="float">
            <text:p>47000</text:p>
          </table:table-cell>
          <table:table-cell table:style-name="ce44" office:value-type="float" office:value="34000" calcext:value-type="float">
            <text:p>34000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1735" calcext:value-type="float">
            <text:p>1735</text:p>
          </table:table-cell>
          <table:table-cell table:style-name="ce75" office:value-type="float" office:value="21" calcext:value-type="float">
            <text:p>21.0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65" calcext:value-type="float">
            <text:p>165</text:p>
          </table:table-cell>
          <table:table-cell table:style-name="ce74" table:formula="of:=[.J20]/[.G20]" office:value-type="float" office:value="7.85714285714286" calcext:value-type="float">
            <text:p>7.857</text:p>
          </table:table-cell>
          <table:table-cell table:style-name="ce75" table:formula="of:=[.E20]*[.J$25]" office:value-type="float" office:value="2238" calcext:value-type="float">
            <text:p>2238.0</text:p>
          </table:table-cell>
          <table:table-cell table:style-name="ce44" table:formula="of:=[.H20]/100*[.J$26]" office:value-type="float" office:value="80" calcext:value-type="float">
            <text:p>80</text:p>
          </table:table-cell>
          <table:table-cell table:style-name="ce74" table:formula="of:=[.$G$25]*[.$C$34]*(1-[.$J$36])" office:value-type="float" office:value="0.149840825" calcext:value-type="float">
            <text:p>0.150</text:p>
          </table:table-cell>
          <table:table-cell table:style-name="ce30" table:formula="of:=[.I20]*[.N20]" office:value-type="float" office:value="116.726002675" calcext:value-type="float">
            <text:p>116.73</text:p>
          </table:table-cell>
          <table:table-cell table:style-name="ce85" table:formula="of:=[.$G$31]*[.$C$34]*(1-[.$J$36])" office:value-type="float" office:value="0.014500725" calcext:value-type="float">
            <text:p>0.015</text:p>
          </table:table-cell>
          <table:table-cell table:style-name="ce63" table:formula="of:=[.C20]*[.P20]" office:value-type="float" office:value="681.534075" calcext:value-type="float">
            <text:p>681.53</text:p>
          </table:table-cell>
          <table:table-cell table:style-name="ce74" table:formula="of:=[.$G$29]*[.$C$34]*(1-[.$J$36])" office:value-type="float" office:value="0.043502175" calcext:value-type="float">
            <text:p>0.044</text:p>
          </table:table-cell>
          <table:table-cell table:style-name="ce30" table:formula="of:=[.D20]*[.R20]" office:value-type="float" office:value="1479.07395" calcext:value-type="float">
            <text:p>1479.07</text:p>
          </table:table-cell>
          <table:table-cell table:style-name="ce92" table:formula="of:=ROUND([.L20]+[.M20]+[.O20]+[.Q20]+[.S20])" office:value-type="float" office:value="4595" calcext:value-type="float">
            <text:p>4595</text:p>
          </table:table-cell>
          <table:table-cell table:style-name="ce44" table:formula="of:=[.F20]" office:value-type="float" office:value="1735" calcext:value-type="float">
            <text:p>1735</text:p>
          </table:table-cell>
          <table:table-cell table:style-name="ce8" table:formula="of:=[.T20]-[.U20]" office:value-type="float" office:value="2860" calcext:value-type="float">
            <text:p>2860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Korath Chaser</text:p>
          </table:table-cell>
          <table:table-cell table:style-name="ce8" office:value-type="string" calcext:value-type="string">
            <text:p>Fighter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office:value-type="float" office:value="900" calcext:value-type="float">
            <text:p>9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style-name="ce75" office:value-type="float" office:value="0.9" calcext:value-type="float">
            <text:p>0.9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30" calcext:value-type="float">
            <text:p>30</text:p>
          </table:table-cell>
          <table:table-cell table:style-name="ce74" table:formula="of:=[.J21]/[.G21]" office:value-type="float" office:value="33.3333333333333" calcext:value-type="float">
            <text:p>33.333</text:p>
          </table:table-cell>
          <table:table-cell table:style-name="ce75" table:formula="of:=[.E21]*[.J$25]" office:value-type="float" office:value="1.5" calcext:value-type="float">
            <text:p>1.5</text:p>
          </table:table-cell>
          <table:table-cell table:style-name="ce44" table:formula="of:=[.H21]/100*[.J$26]" office:value-type="float" office:value="0" calcext:value-type="float">
            <text:p>0</text:p>
          </table:table-cell>
          <table:table-cell table:style-name="ce74" table:formula="of:=[.$G$25]*[.$C$26]*(1-[.$J$36])" office:value-type="float" office:value="0.07233695" calcext:value-type="float">
            <text:p>0.072</text:p>
          </table:table-cell>
          <table:table-cell table:style-name="ce30" table:formula="of:=[.I21]*[.N21]" office:value-type="float" office:value="6.6549994" calcext:value-type="float">
            <text:p>6.65</text:p>
          </table:table-cell>
          <table:table-cell table:style-name="ce85" table:formula="of:=[.$G$32]*[.$C$26]*(1-[.$J$36])" office:value-type="float" office:value="0.0046669" calcext:value-type="float">
            <text:p>0.005</text:p>
          </table:table-cell>
          <table:table-cell table:style-name="ce63" table:formula="of:=[.C21]*[.P21]" office:value-type="float" office:value="10.73387" calcext:value-type="float">
            <text:p>10.73</text:p>
          </table:table-cell>
          <table:table-cell table:style-name="ce74" table:formula="of:=[.$G$29]*[.$C$26]*(1-[.$J$36])" office:value-type="float" office:value="0.02100105" calcext:value-type="float">
            <text:p>0.021</text:p>
          </table:table-cell>
          <table:table-cell table:style-name="ce30" table:formula="of:=[.D21]*[.R21]" office:value-type="float" office:value="18.900945" calcext:value-type="float">
            <text:p>18.90</text:p>
          </table:table-cell>
          <table:table-cell table:style-name="ce92" table:formula="of:=ROUND([.L21]+[.M21]+[.O21]+[.Q21]+[.S21])" office:value-type="float" office:value="38" calcext:value-type="float">
            <text:p>38</text:p>
          </table:table-cell>
          <table:table-cell table:style-name="ce44" table:formula="of:=[.F21]" office:value-type="float" office:value="40" calcext:value-type="float">
            <text:p>40</text:p>
          </table:table-cell>
          <table:table-cell table:style-name="ce8" table:formula="of:=[.T21]-[.U21]" office:value-type="float" office:value="-2" calcext:value-type="float">
            <text:p>-2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5" calcext:value-type="float" table:number-columns-spanned="2" table:number-rows-spanned="1">
            <text:p>0.5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Q25]*[.O$23]" office:value-type="float" office:value="42.5" calcext:value-type="float">
            <text:p>42.50</text:p>
          </table:table-cell>
          <table:table-cell table:style-name="ce63" table:formula="of:=[.Q25]*[.P$23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Q25]*[.R$23]" office:value-type="float" office:value="55" calcext:value-type="float">
            <text:p>55.00</text:p>
          </table:table-cell>
          <table:table-cell table:style-name="ce63" table:formula="of:=[.Q25]*[.S$23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7" calcext:value-type="float" table:number-columns-spanned="2" table:number-rows-spanned="1">
            <text:p>0.7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Q26]*[.O$23]" office:value-type="float" office:value="37.4" calcext:value-type="float">
            <text:p>37.40</text:p>
          </table:table-cell>
          <table:table-cell table:style-name="ce63" table:formula="of:=[.Q26]*[.P$23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Q26]*[.R$23]" office:value-type="float" office:value="48.4" calcext:value-type="float">
            <text:p>48.40</text:p>
          </table:table-cell>
          <table:table-cell table:style-name="ce63" table:formula="of:=[.Q26]*[.S$23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9" calcext:value-type="float" table:number-columns-spanned="2" table:number-rows-spanned="1">
            <text:p>0.9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Q27]*[.O$23]" office:value-type="float" office:value="34" calcext:value-type="float">
            <text:p>34.00</text:p>
          </table:table-cell>
          <table:table-cell table:style-name="ce63" table:formula="of:=[.Q27]*[.P$23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Q27]*[.R$23]" office:value-type="float" office:value="44" calcext:value-type="float">
            <text:p>44.00</text:p>
          </table:table-cell>
          <table:table-cell table:style-name="ce63" table:formula="of:=[.Q27]*[.S$23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6" calcext:value-type="float" table:number-columns-spanned="2" table:number-rows-spanned="1">
            <text:p>1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Q28]*[.O$23]" office:value-type="float" office:value="22.95" calcext:value-type="float">
            <text:p>22.95</text:p>
          </table:table-cell>
          <table:table-cell table:style-name="ce63" table:formula="of:=[.Q28]*[.P$23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Q28]*[.R$23]" office:value-type="float" office:value="29.7" calcext:value-type="float">
            <text:p>29.70</text:p>
          </table:table-cell>
          <table:table-cell table:style-name="ce63" table:formula="of:=[.Q28]*[.S$23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4" calcext:value-type="float" table:number-columns-spanned="2" table:number-rows-spanned="1">
            <text:p>2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Q29]*[.O$23]" office:value-type="float" office:value="17" calcext:value-type="float">
            <text:p>17.00</text:p>
          </table:table-cell>
          <table:table-cell table:style-name="ce63" table:formula="of:=[.Q29]*[.P$23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Q29]*[.R$23]" office:value-type="float" office:value="22" calcext:value-type="float">
            <text:p>22.00</text:p>
          </table:table-cell>
          <table:table-cell table:style-name="ce63" table:formula="of:=[.Q29]*[.S$23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Q30]*[.O$23]" office:value-type="float" office:value="14.45" calcext:value-type="float">
            <text:p>14.45</text:p>
          </table:table-cell>
          <table:table-cell table:style-name="ce63" table:formula="of:=[.Q30]*[.P$23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Q30]*[.R$23]" office:value-type="float" office:value="18.7" calcext:value-type="float">
            <text:p>18.70</text:p>
          </table:table-cell>
          <table:table-cell table:style-name="ce63" table:formula="of:=[.Q30]*[.S$23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Q31]*[.O$23]" office:value-type="float" office:value="24.65" calcext:value-type="float">
            <text:p>24.65</text:p>
          </table:table-cell>
          <table:table-cell table:style-name="ce63" table:formula="of:=[.Q31]*[.P$23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Q31]*[.R$23]" office:value-type="float" office:value="31.9" calcext:value-type="float">
            <text:p>31.90</text:p>
          </table:table-cell>
          <table:table-cell table:style-name="ce63" table:formula="of:=[.Q31]*[.S$23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8" calcext:value-type="float" table:number-columns-spanned="2" table:number-rows-spanned="1">
            <text:p>0.8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Q32]*[.O$23]" office:value-type="float" office:value="11.9" calcext:value-type="float">
            <text:p>11.90</text:p>
          </table:table-cell>
          <table:table-cell table:style-name="ce63" table:formula="of:=[.Q32]*[.P$23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Q32]*[.R$23]" office:value-type="float" office:value="15.4" calcext:value-type="float">
            <text:p>15.40</text:p>
          </table:table-cell>
          <table:table-cell table:style-name="ce63" table:formula="of:=[.Q32]*[.S$23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1" calcext:value-type="float" table:number-columns-spanned="2" table:number-rows-spanned="1">
            <text:p>1.0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Q33]*[.O$23]" office:value-type="float" office:value="5.1" calcext:value-type="float">
            <text:p>5.10</text:p>
          </table:table-cell>
          <table:table-cell table:style-name="ce63" table:formula="of:=[.Q33]*[.P$23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Q33]*[.R$23]" office:value-type="float" office:value="6.6" calcext:value-type="float">
            <text:p>6.60</text:p>
          </table:table-cell>
          <table:table-cell table:style-name="ce63" table:formula="of:=[.Q33]*[.S$23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45" calcext:value-type="float" table:number-columns-spanned="2" table:number-rows-spanned="1">
            <text:p>1.4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Exiles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3333" calcext:value-type="percentage">
            <text:p>33%</text:p>
          </table:table-cell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Sestor/Mereti materials are x% less weight than Human*:</text:p>
          </table:table-cell>
          <table:covered-table-cell table:number-columns-repeated="8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16"/>
          <table:table-cell table:style-name="ce39"/>
          <table:table-cell table:number-columns-repeated="7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Korath teir 2</text:p>
          </table:table-cell>
          <table:table-cell/>
          <table:table-cell table:style-name="ce23" office:value-type="percentage" office:value="0.3" calcext:value-type="percentage">
            <text:p>30 %</text:p>
          </table:table-cell>
          <table:table-cell office:value-type="string" calcext:value-type="string">
            <text:p>Lighter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outfit</text:p>
          </table:table-cell>
          <table:table-cell office:value-type="string" calcext:value-type="string">
            <text:p>hull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0.284" calcext:value-type="float">
            <text:p>0.284</text:p>
          </table:table-cell>
          <table:table-cell office:value-type="float" office:value="0.045" calcext:value-type="float">
            <text:p>0.045</text:p>
          </table:table-cell>
          <table:table-cell table:formula="of:=[.K65]*(1-[.$O63])" office:value-type="float" office:value="0.1988" calcext:value-type="float">
            <text:p>0.1988</text:p>
          </table:table-cell>
          <table:table-cell table:formula="of:=[.L65]*(1-[.$O63])" office:value-type="float" office:value="0.0315" calcext:value-type="float">
            <text:p>0.0315</text:p>
          </table:table-cell>
          <table:table-cell table:number-columns-repeated="10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Wanderer" table:style-name="ta1">
        <table:table-column table:style-name="co41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8" table:number-columns-repeated="2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25" table:default-cell-style-name="Default"/>
        <table:table-row table:style-name="ro1">
          <table:table-cell table:style-name="ce94" office:value-type="string" calcext:value-type="string">
            <text:p>Wanderer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Derecho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53200" calcext:value-type="float">
            <text:p>53200</text:p>
          </table:table-cell>
          <table:table-cell table:style-name="ce44" office:value-type="float" office:value="32700" calcext:value-type="float">
            <text:p>32700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540" calcext:value-type="float">
            <text:p>540</text:p>
          </table:table-cell>
          <table:table-cell table:style-name="ce44" office:value-type="float" office:value="8.7" calcext:value-type="float">
            <text:p>8.7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796" calcext:value-type="float">
            <text:p>796</text:p>
          </table:table-cell>
          <table:table-cell table:style-name="ce8" office:value-type="float" office:value="164" calcext:value-type="float">
            <text:p>164</text:p>
          </table:table-cell>
          <table:table-cell table:style-name="ce74" table:formula="of:=[.J2]/[.G2]" office:value-type="float" office:value="18.8505747126437" calcext:value-type="float">
            <text:p>18.851</text:p>
          </table:table-cell>
          <table:table-cell table:style-name="ce44" table:formula="of:=[.E2]*[.J$18]" office:value-type="float" office:value="123" calcext:value-type="float">
            <text:p>123</text:p>
          </table:table-cell>
          <table:table-cell table:style-name="ce44" table:formula="of:=[.H2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2]*[.N2]" office:value-type="float" office:value="191.239" calcext:value-type="float">
            <text:p>191.2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2]*[.P2]" office:value-type="float" office:value="824.6" calcext:value-type="float">
            <text:p>824.6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2]*[.R2]" office:value-type="float" office:value="1875.345" calcext:value-type="float">
            <text:p>1875.345</text:p>
          </table:table-cell>
          <table:table-cell table:style-name="ce92" table:formula="of:=ROUND([.L2]+[.M2]+[.O2]+[.Q2]+[.S2])" office:value-type="float" office:value="3054" calcext:value-type="float">
            <text:p>3054</text:p>
          </table:table-cell>
          <table:table-cell table:style-name="ce44" table:formula="of:=[.F2]" office:value-type="float" office:value="540" calcext:value-type="float">
            <text:p>540</text:p>
          </table:table-cell>
          <table:table-cell table:style-name="ce8" table:formula="of:=[.T2]-[.U2]" office:value-type="float" office:value="2514" calcext:value-type="float">
            <text:p>251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Hurricane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72400" calcext:value-type="float">
            <text:p>72400</text:p>
          </table:table-cell>
          <table:table-cell table:style-name="ce44" office:value-type="float" office:value="46500" calcext:value-type="float">
            <text:p>46500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770" calcext:value-type="float">
            <text:p>770</text:p>
          </table:table-cell>
          <table:table-cell table:style-name="ce44" office:value-type="float" office:value="11.9" calcext:value-type="float">
            <text:p>11.9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40" calcext:value-type="float">
            <text:p>140</text:p>
          </table:table-cell>
          <table:table-cell table:style-name="ce74" table:formula="of:=[.J3]/[.G3]" office:value-type="float" office:value="11.7647058823529" calcext:value-type="float">
            <text:p>11.765</text:p>
          </table:table-cell>
          <table:table-cell table:style-name="ce44" table:formula="of:=[.E3]*[.J$18]" office:value-type="float" office:value="175.5" calcext:value-type="float">
            <text:p>175.5</text:p>
          </table:table-cell>
          <table:table-cell table:style-name="ce44" table:formula="of:=[.H3]/100*[.J$19]" office:value-type="float" office:value="40" calcext:value-type="float">
            <text:p>40</text:p>
          </table:table-cell>
          <table:table-cell table:style-name="ce74" table:formula="of:=[.$G$18]*[.$C$23]*(1-[.$J$29])" office:value-type="float" office:value="0.24025" calcext:value-type="float">
            <text:p>0.240</text:p>
          </table:table-cell>
          <table:table-cell table:style-name="ce30" table:formula="of:=[.I3]*[.N3]" office:value-type="float" office:value="230.64" calcext:value-type="float">
            <text:p>230.64</text:p>
          </table:table-cell>
          <table:table-cell table:style-name="ce85" table:formula="of:=[.$G$25]*[.$C$23]*(1-[.$J$29])" office:value-type="float" office:value="0.0155" calcext:value-type="float">
            <text:p>0.016</text:p>
          </table:table-cell>
          <table:table-cell table:style-name="ce63" table:formula="of:=[.C3]*[.P3]" office:value-type="float" office:value="1122.2" calcext:value-type="float">
            <text:p>1122.20</text:p>
          </table:table-cell>
          <table:table-cell table:style-name="ce132" table:formula="of:=[.$G$21]*[.$C$23]*(1-[.$J$29])" office:value-type="float" office:value="0.05735" calcext:value-type="float">
            <text:p>0.057</text:p>
          </table:table-cell>
          <table:table-cell table:style-name="ce8" table:formula="of:=[.D3]*[.R3]" office:value-type="float" office:value="2666.775" calcext:value-type="float">
            <text:p>2666.775</text:p>
          </table:table-cell>
          <table:table-cell table:style-name="ce92" table:formula="of:=ROUND([.L3]+[.M3]+[.O3]+[.Q3]+[.S3])" office:value-type="float" office:value="4235" calcext:value-type="float">
            <text:p>4235</text:p>
          </table:table-cell>
          <table:table-cell table:style-name="ce44" table:formula="of:=[.F3]" office:value-type="float" office:value="770" calcext:value-type="float">
            <text:p>770</text:p>
          </table:table-cell>
          <table:table-cell table:style-name="ce8" table:formula="of:=[.T3]-[.U3]" office:value-type="float" office:value="3465" calcext:value-type="float">
            <text:p>34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trong Wind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28500" calcext:value-type="float">
            <text:p>28500</text:p>
          </table:table-cell>
          <table:table-cell table:style-name="ce44" office:value-type="float" office:value="19600" calcext:value-type="float">
            <text:p>1960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60" calcext:value-type="float">
            <text:p>260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114" calcext:value-type="float">
            <text:p>114</text:p>
          </table:table-cell>
          <table:table-cell table:style-name="ce74" table:formula="of:=[.J4]/[.G4]" office:value-type="float" office:value="24.2553191489362" calcext:value-type="float">
            <text:p>24.255</text:p>
          </table:table-cell>
          <table:table-cell table:style-name="ce44" table:formula="of:=[.E4]*[.J$18]" office:value-type="float" office:value="58.5" calcext:value-type="float">
            <text:p>58.5</text:p>
          </table:table-cell>
          <table:table-cell table:style-name="ce44" table:formula="of:=[.H4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4]*[.N4]" office:value-type="float" office:value="84.0565" calcext:value-type="float">
            <text:p>84.06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4]*[.P4]" office:value-type="float" office:value="313.5" calcext:value-type="float">
            <text:p>313.5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4]*[.R4]" office:value-type="float" office:value="797.72" calcext:value-type="float">
            <text:p>797.72</text:p>
          </table:table-cell>
          <table:table-cell table:style-name="ce92" table:formula="of:=ROUND([.L4]+[.M4]+[.O4]+[.Q4]+[.S4])" office:value-type="float" office:value="1302" calcext:value-type="float">
            <text:p>1302</text:p>
          </table:table-cell>
          <table:table-cell table:style-name="ce44" table:formula="of:=[.F4]" office:value-type="float" office:value="260" calcext:value-type="float">
            <text:p>260</text:p>
          </table:table-cell>
          <table:table-cell table:style-name="ce8" table:formula="of:=[.T4]-[.U4]" office:value-type="float" office:value="1042" calcext:value-type="float">
            <text:p>1042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Tempest</text:p>
          </table:table-cell>
          <table:table-cell table:style-name="ce8" office:value-type="string" calcext:value-type="string">
            <text:p>M.Warship</text:p>
          </table:table-cell>
          <table:table-cell table:style-name="ce44" office:value-type="float" office:value="42100" calcext:value-type="float">
            <text:p>42100</text:p>
          </table:table-cell>
          <table:table-cell table:style-name="ce44" office:value-type="float" office:value="25900" calcext:value-type="float">
            <text:p>25900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320" calcext:value-type="float">
            <text:p>320</text:p>
          </table:table-cell>
          <table:table-cell table:style-name="ce44" office:value-type="float" office:value="6.2" calcext:value-type="float">
            <text:p>6.2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607" calcext:value-type="float">
            <text:p>607</text:p>
          </table:table-cell>
          <table:table-cell table:style-name="ce8" office:value-type="float" office:value="122" calcext:value-type="float">
            <text:p>122</text:p>
          </table:table-cell>
          <table:table-cell table:style-name="ce74" table:formula="of:=[.J5]/[.G5]" office:value-type="float" office:value="19.6774193548387" calcext:value-type="float">
            <text:p>19.677</text:p>
          </table:table-cell>
          <table:table-cell table:style-name="ce44" table:formula="of:=[.E5]*[.J$18]" office:value-type="float" office:value="79.5" calcext:value-type="float">
            <text:p>79.5</text:p>
          </table:table-cell>
          <table:table-cell table:style-name="ce44" table:formula="of:=[.H5]/100*[.J$19]" office:value-type="float" office:value="48" calcext:value-type="float">
            <text:p>48</text:p>
          </table:table-cell>
          <table:table-cell table:style-name="ce74" table:formula="of:=[.$G$18]*[.$C$22]*(1-[.$J$29])" office:value-type="float" office:value="0.1705" calcext:value-type="float">
            <text:p>0.171</text:p>
          </table:table-cell>
          <table:table-cell table:style-name="ce30" table:formula="of:=[.I5]*[.N5]" office:value-type="float" office:value="103.4935" calcext:value-type="float">
            <text:p>103.49</text:p>
          </table:table-cell>
          <table:table-cell table:style-name="ce85" table:formula="of:=[.$G$25]*[.$C$22]*(1-[.$J$29])" office:value-type="float" office:value="0.011" calcext:value-type="float">
            <text:p>0.011</text:p>
          </table:table-cell>
          <table:table-cell table:style-name="ce63" table:formula="of:=[.C5]*[.P5]" office:value-type="float" office:value="463.1" calcext:value-type="float">
            <text:p>463.10</text:p>
          </table:table-cell>
          <table:table-cell table:style-name="ce132" table:formula="of:=[.$G$21]*[.$C$22]*(1-[.$J$29])" office:value-type="float" office:value="0.0407" calcext:value-type="float">
            <text:p>0.041</text:p>
          </table:table-cell>
          <table:table-cell table:style-name="ce8" table:formula="of:=[.D5]*[.R5]" office:value-type="float" office:value="1054.13" calcext:value-type="float">
            <text:p>1054.13</text:p>
          </table:table-cell>
          <table:table-cell table:style-name="ce92" table:formula="of:=ROUND([.L5]+[.M5]+[.O5]+[.Q5]+[.S5])" office:value-type="float" office:value="1748" calcext:value-type="float">
            <text:p>1748</text:p>
          </table:table-cell>
          <table:table-cell table:style-name="ce44" table:formula="of:=[.F5]" office:value-type="float" office:value="320" calcext:value-type="float">
            <text:p>320</text:p>
          </table:table-cell>
          <table:table-cell table:style-name="ce8" table:formula="of:=[.T5]-[.U5]" office:value-type="float" office:value="1428" calcext:value-type="float">
            <text:p>1428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Autumn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8700" calcext:value-type="float">
            <text:p>18700</text:p>
          </table:table-cell>
          <table:table-cell table:style-name="ce44" office:value-type="float" office:value="7400" calcext:value-type="float">
            <text:p>74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30" calcext:value-type="float">
            <text:p>130</text:p>
          </table:table-cell>
          <table:table-cell table:style-name="ce44" office:value-type="float" office:value="2.9" calcext:value-type="float">
            <text:p>2.9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361" calcext:value-type="float">
            <text:p>361</text:p>
          </table:table-cell>
          <table:table-cell table:style-name="ce8" office:value-type="float" office:value="117" calcext:value-type="float">
            <text:p>117</text:p>
          </table:table-cell>
          <table:table-cell table:style-name="ce74" table:formula="of:=[.J6]/[.G6]" office:value-type="float" office:value="40.3448275862069" calcext:value-type="float">
            <text:p>40.345</text:p>
          </table:table-cell>
          <table:table-cell table:style-name="ce44" table:formula="of:=[.E6]*[.J$18]" office:value-type="float" office:value="24" calcext:value-type="float">
            <text:p>24</text:p>
          </table:table-cell>
          <table:table-cell table:style-name="ce44" table:formula="of:=[.H6]/100*[.J$19]" office:value-type="float" office:value="80" calcext:value-type="float">
            <text:p>80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6]*[.N6]" office:value-type="float" office:value="39.1685" calcext:value-type="float">
            <text:p>39.17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6]*[.P6]" office:value-type="float" office:value="130.9" calcext:value-type="float">
            <text:p>130.9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6]*[.R6]" office:value-type="float" office:value="191.66" calcext:value-type="float">
            <text:p>191.66</text:p>
          </table:table-cell>
          <table:table-cell table:style-name="ce92" table:formula="of:=ROUND([.L6]+[.M6]+[.O6]+[.Q6]+[.S6])" office:value-type="float" office:value="466" calcext:value-type="float">
            <text:p>466</text:p>
          </table:table-cell>
          <table:table-cell table:style-name="ce44" table:formula="of:=[.F6]" office:value-type="float" office:value="130" calcext:value-type="float">
            <text:p>130</text:p>
          </table:table-cell>
          <table:table-cell table:style-name="ce8" table:formula="of:=[.T6]-[.U6]" office:value-type="float" office:value="336" calcext:value-type="float">
            <text:p>33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Summer Leaf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14400" calcext:value-type="float">
            <text:p>14400</text:p>
          </table:table-cell>
          <table:table-cell table:style-name="ce44" office:value-type="float" office:value="6700" calcext:value-type="float">
            <text:p>670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0" calcext:value-type="float">
            <text:p>110</text:p>
          </table:table-cell>
          <table:table-cell table:style-name="ce44" office:value-type="float" office:value="2.6" calcext:value-type="float">
            <text:p>2.6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03" calcext:value-type="float">
            <text:p>103</text:p>
          </table:table-cell>
          <table:table-cell table:style-name="ce74" table:formula="of:=[.J7]/[.G7]" office:value-type="float" office:value="39.6153846153846" calcext:value-type="float">
            <text:p>39.615</text:p>
          </table:table-cell>
          <table:table-cell table:style-name="ce44" table:formula="of:=[.E7]*[.J$18]" office:value-type="float" office:value="22.5" calcext:value-type="float">
            <text:p>22.5</text:p>
          </table:table-cell>
          <table:table-cell table:style-name="ce44" table:formula="of:=[.H7]/100*[.J$19]" office:value-type="float" office:value="64" calcext:value-type="float">
            <text:p>64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7]*[.N7]" office:value-type="float" office:value="34.72" calcext:value-type="float">
            <text:p>34.72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7]*[.P7]" office:value-type="float" office:value="100.8" calcext:value-type="float">
            <text:p>100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7]*[.R7]" office:value-type="float" office:value="173.53" calcext:value-type="float">
            <text:p>173.53</text:p>
          </table:table-cell>
          <table:table-cell table:style-name="ce92" table:formula="of:=ROUND([.L7]+[.M7]+[.O7]+[.Q7]+[.S7])" office:value-type="float" office:value="396" calcext:value-type="float">
            <text:p>396</text:p>
          </table:table-cell>
          <table:table-cell table:style-name="ce44" table:formula="of:=[.F7]" office:value-type="float" office:value="110" calcext:value-type="float">
            <text:p>110</text:p>
          </table:table-cell>
          <table:table-cell table:style-name="ce8" table:formula="of:=[.T7]-[.U7]" office:value-type="float" office:value="286" calcext:value-type="float">
            <text:p>286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Winter Gale</text:p>
          </table:table-cell>
          <table:table-cell table:style-name="ce8" office:value-type="string" calcext:value-type="string">
            <text:p>L.Warship</text:p>
          </table:table-cell>
          <table:table-cell table:style-name="ce44" office:value-type="float" office:value="22400" calcext:value-type="float">
            <text:p>22400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0" calcext:value-type="float">
            <text:p>240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00" calcext:value-type="float">
            <text:p>600</text:p>
          </table:table-cell>
          <table:table-cell table:style-name="ce8" office:value-type="float" office:value="478" calcext:value-type="float">
            <text:p>478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8]/[.G8]" office:value-type="float" office:value="21.4285714285714" calcext:value-type="float">
            <text:p>21.429</text:p>
          </table:table-cell>
          <table:table-cell table:style-name="ce44" table:formula="of:=[.E8]*[.J$18]" office:value-type="float" office:value="34.5" calcext:value-type="float">
            <text:p>34.5</text:p>
          </table:table-cell>
          <table:table-cell table:style-name="ce44" table:formula="of:=[.H8]/100*[.J$19]" office:value-type="float" office:value="48" calcext:value-type="float">
            <text:p>48</text:p>
          </table:table-cell>
          <table:table-cell table:style-name="ce74" table:formula="of:=[.$G$18]*[.$C$21]*(1-[.$J$29])" office:value-type="float" office:value="0.1085" calcext:value-type="float">
            <text:p>0.109</text:p>
          </table:table-cell>
          <table:table-cell table:style-name="ce30" table:formula="of:=[.I8]*[.N8]" office:value-type="float" office:value="51.863" calcext:value-type="float">
            <text:p>51.86</text:p>
          </table:table-cell>
          <table:table-cell table:style-name="ce85" table:formula="of:=[.$G$25]*[.$C$21]*(1-[.$J$29])" office:value-type="float" office:value="0.007" calcext:value-type="float">
            <text:p>0.007</text:p>
          </table:table-cell>
          <table:table-cell table:style-name="ce63" table:formula="of:=[.C8]*[.P8]" office:value-type="float" office:value="156.8" calcext:value-type="float">
            <text:p>156.80</text:p>
          </table:table-cell>
          <table:table-cell table:style-name="ce132" table:formula="of:=[.$G$21]*[.$C$21]*(1-[.$J$29])" office:value-type="float" office:value="0.0259" calcext:value-type="float">
            <text:p>0.026</text:p>
          </table:table-cell>
          <table:table-cell table:style-name="ce8" table:formula="of:=[.D8]*[.R8]" office:value-type="float" office:value="383.32" calcext:value-type="float">
            <text:p>383.32</text:p>
          </table:table-cell>
          <table:table-cell table:style-name="ce92" table:formula="of:=ROUND([.L8]+[.M8]+[.O8]+[.Q8]+[.S8])" office:value-type="float" office:value="674" calcext:value-type="float">
            <text:p>674</text:p>
          </table:table-cell>
          <table:table-cell table:style-name="ce44" table:formula="of:=[.F8]" office:value-type="float" office:value="240" calcext:value-type="float">
            <text:p>240</text:p>
          </table:table-cell>
          <table:table-cell table:style-name="ce8" table:formula="of:=[.T8]-[.U8]" office:value-type="float" office:value="434" calcext:value-type="float">
            <text:p>434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Cool Breeze</text:p>
          </table:table-cell>
          <table:table-cell table:style-name="ce8" office:value-type="string" calcext:value-type="string">
            <text:p>Interceptor</text:p>
          </table:table-cell>
          <table:table-cell table:style-name="ce44" office:value-type="float" office:value="7700" calcext:value-type="float">
            <text:p>7700</text:p>
          </table:table-cell>
          <table:table-cell table:style-name="ce44" office:value-type="float" office:value="3100" calcext:value-type="float">
            <text:p>3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0" calcext:value-type="float">
            <text:p>50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400" calcext:value-type="float">
            <text:p>400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62" calcext:value-type="float">
            <text:p>62</text:p>
          </table:table-cell>
          <table:table-cell table:style-name="ce74" table:formula="of:=[.J9]/[.G9]" office:value-type="float" office:value="34.4444444444444" calcext:value-type="float">
            <text:p>34.444</text:p>
          </table:table-cell>
          <table:table-cell table:style-name="ce44" table:formula="of:=[.E9]*[.J$18]" office:value-type="float" office:value="4.5" calcext:value-type="float">
            <text:p>4.5</text:p>
          </table:table-cell>
          <table:table-cell table:style-name="ce44" table:formula="of:=[.H9]/100*[.J$19]" office:value-type="float" office:value="32" calcext:value-type="float">
            <text:p>32</text:p>
          </table:table-cell>
          <table:table-cell table:style-name="ce74" table:formula="of:=[.$G$18]*[.$C$20]*(1-[.$J$29])" office:value-type="float" office:value="0.062" calcext:value-type="float">
            <text:p>0.062</text:p>
          </table:table-cell>
          <table:table-cell table:style-name="ce30" table:formula="of:=[.I9]*[.N9]" office:value-type="float" office:value="11.904" calcext:value-type="float">
            <text:p>11.90</text:p>
          </table:table-cell>
          <table:table-cell table:style-name="ce85" table:formula="of:=[.$G$25]*[.$C$20]*(1-[.$J$29])" office:value-type="float" office:value="0.004" calcext:value-type="float">
            <text:p>0.004</text:p>
          </table:table-cell>
          <table:table-cell table:style-name="ce63" table:formula="of:=[.C9]*[.P9]" office:value-type="float" office:value="30.8" calcext:value-type="float">
            <text:p>30.80</text:p>
          </table:table-cell>
          <table:table-cell table:style-name="ce132" table:formula="of:=[.$G$21]*[.$C$20]*(1-[.$J$29])" office:value-type="float" office:value="0.0148" calcext:value-type="float">
            <text:p>0.015</text:p>
          </table:table-cell>
          <table:table-cell table:style-name="ce8" table:formula="of:=[.D9]*[.R9]" office:value-type="float" office:value="45.88" calcext:value-type="float">
            <text:p>45.88</text:p>
          </table:table-cell>
          <table:table-cell table:style-name="ce92" table:formula="of:=ROUND([.L9]+[.M9]+[.O9]+[.Q9]+[.S9])" office:value-type="float" office:value="125" calcext:value-type="float">
            <text:p>125</text:p>
          </table:table-cell>
          <table:table-cell table:style-name="ce44" table:formula="of:=[.F9]" office:value-type="float" office:value="50" calcext:value-type="float">
            <text:p>50</text:p>
          </table:table-cell>
          <table:table-cell table:style-name="ce8" table:formula="of:=[.T9]-[.U9]" office:value-type="float" office:value="75" calcext:value-type="float">
            <text:p>7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eep River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63" calcext:value-type="float">
            <text:p>363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0]/[.G10]" office:value-type="float" office:value="8.82978723404255" calcext:value-type="float">
            <text:p>8.830</text:p>
          </table:table-cell>
          <table:table-cell table:style-name="ce44" table:formula="of:=[.E10]*[.J$18]" office:value-type="float" office:value="33" calcext:value-type="float">
            <text:p>33</text:p>
          </table:table-cell>
          <table:table-cell table:style-name="ce44" table:formula="of:=[.H10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0]*[.N10]" office:value-type="float" office:value="35.165625" calcext:value-type="float">
            <text:p>35.17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0]*[.P10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0]*[.R10]" office:value-type="float" office:value="1098.4375" calcext:value-type="float">
            <text:p>1098.4375</text:p>
          </table:table-cell>
          <table:table-cell table:style-name="ce92" table:formula="of:=ROUND([.L10]+[.M10]+[.O10]+[.Q10]+[.S10])" office:value-type="float" office:value="1317" calcext:value-type="float">
            <text:p>1317</text:p>
          </table:table-cell>
          <table:table-cell table:style-name="ce44" table:formula="of:=[.F10]" office:value-type="float" office:value="750" calcext:value-type="float">
            <text:p>750</text:p>
          </table:table-cell>
          <table:table-cell table:style-name="ce8" table:formula="of:=[.T10]-[.U10]" office:value-type="float" office:value="567" calcext:value-type="float">
            <text:p>567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DR Transport</text:p>
          </table:table-cell>
          <table:table-cell table:style-name="ce8" office:value-type="string" calcext:value-type="string">
            <text:p>H.Freight</text:p>
          </table:table-cell>
          <table:table-cell table:style-name="ce44" office:value-type="float" office:value="17600" calcext:value-type="float">
            <text:p>17600</text:p>
          </table:table-cell>
          <table:table-cell table:style-name="ce44" office:value-type="float" office:value="47500" calcext:value-type="float">
            <text:p>475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750" calcext:value-type="float">
            <text:p>750</text:p>
          </table:table-cell>
          <table:table-cell table:style-name="ce44" office:value-type="float" office:value="9.4" calcext:value-type="float">
            <text:p>9.4</text:p>
          </table:table-cell>
          <table:table-cell table:style-name="ce44" office:value-type="float" office:value="500" calcext:value-type="float">
            <text:p>500</text:p>
          </table:table-cell>
          <table:table-cell table:style-name="ce8" office:value-type="float" office:value="321" calcext:value-type="float">
            <text:p>321</text:p>
          </table:table-cell>
          <table:table-cell table:style-name="ce8" office:value-type="float" office:value="83" calcext:value-type="float">
            <text:p>83</text:p>
          </table:table-cell>
          <table:table-cell table:style-name="ce74" table:formula="of:=[.J11]/[.G11]" office:value-type="float" office:value="8.82978723404255" calcext:value-type="float">
            <text:p>8.830</text:p>
          </table:table-cell>
          <table:table-cell table:style-name="ce44" table:formula="of:=[.E11]*[.J$18]" office:value-type="float" office:value="249" calcext:value-type="float">
            <text:p>249</text:p>
          </table:table-cell>
          <table:table-cell table:style-name="ce44" table:formula="of:=[.H11]/100*[.J$19]" office:value-type="float" office:value="40" calcext:value-type="float">
            <text:p>40</text:p>
          </table:table-cell>
          <table:table-cell table:style-name="ce74" table:formula="of:=[.$G$18]*[.$C$27]*(1-[.$J$29])" office:value-type="float" office:value="0.096875" calcext:value-type="float">
            <text:p>0.097</text:p>
          </table:table-cell>
          <table:table-cell table:style-name="ce30" table:formula="of:=[.I11]*[.N11]" office:value-type="float" office:value="31.096875" calcext:value-type="float">
            <text:p>31.10</text:p>
          </table:table-cell>
          <table:table-cell table:style-name="ce85" table:formula="of:=[.$G$25]*[.$C$27]*(1-[.$J$29])" office:value-type="float" office:value="0.00625" calcext:value-type="float">
            <text:p>0.006</text:p>
          </table:table-cell>
          <table:table-cell table:style-name="ce63" table:formula="of:=[.C11]*[.P11]" office:value-type="float" office:value="110" calcext:value-type="float">
            <text:p>110.00</text:p>
          </table:table-cell>
          <table:table-cell table:style-name="ce132" table:formula="of:=[.$G$21]*[.$C$27]*(1-[.$J$29])" office:value-type="float" office:value="0.023125" calcext:value-type="float">
            <text:p>0.023</text:p>
          </table:table-cell>
          <table:table-cell table:style-name="ce8" table:formula="of:=[.D11]*[.R11]" office:value-type="float" office:value="1098.4375" calcext:value-type="float">
            <text:p>1098.4375</text:p>
          </table:table-cell>
          <table:table-cell table:style-name="ce92" table:formula="of:=ROUND([.L11]+[.M11]+[.O11]+[.Q11]+[.S11])" office:value-type="float" office:value="1529" calcext:value-type="float">
            <text:p>1529</text:p>
          </table:table-cell>
          <table:table-cell table:style-name="ce44" table:formula="of:=[.F11]" office:value-type="float" office:value="750" calcext:value-type="float">
            <text:p>750</text:p>
          </table:table-cell>
          <table:table-cell table:style-name="ce8" table:formula="of:=[.T11]-[.U11]" office:value-type="float" office:value="779" calcext:value-type="float">
            <text:p>7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Earth Shaper</text:p>
          </table:table-cell>
          <table:table-cell table:style-name="ce8" office:value-type="string" calcext:value-type="string">
            <text:p>L.Freight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300" calcext:value-type="float">
            <text:p>33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44" office:value-type="float" office:value="0.9" calcext:value-type="float">
            <text:p>0.9</text:p>
          </table:table-cell>
          <table:table-cell table:style-name="ce44" office:value-type="float" office:value="300" calcext:value-type="float">
            <text:p>300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2]/[.G12]" office:value-type="float" office:value="28.8888888888889" calcext:value-type="float">
            <text:p>28.889</text:p>
          </table:table-cell>
          <table:table-cell table:style-name="ce44" table:formula="of:=[.E12]*[.J$18]" office:value-type="float" office:value="0" calcext:value-type="float">
            <text:p>0</text:p>
          </table:table-cell>
          <table:table-cell table:style-name="ce44" table:formula="of:=[.H12]/100*[.J$19]" office:value-type="float" office:value="24" calcext:value-type="float">
            <text:p>24</text:p>
          </table:table-cell>
          <table:table-cell table:style-name="ce74" table:formula="of:=[.$G$18]*[.$C$26]*(1-[.$J$29])" office:value-type="float" office:value="0.06975" calcext:value-type="float">
            <text:p>0.070</text:p>
          </table:table-cell>
          <table:table-cell table:style-name="ce30" table:formula="of:=[.I12]*[.N12]" office:value-type="float" office:value="4.11525" calcext:value-type="float">
            <text:p>4.12</text:p>
          </table:table-cell>
          <table:table-cell table:style-name="ce85" table:formula="of:=[.$G$25]*[.$C$26]*(1-[.$J$29])" office:value-type="float" office:value="0.0045" calcext:value-type="float">
            <text:p>0.005</text:p>
          </table:table-cell>
          <table:table-cell table:style-name="ce63" table:formula="of:=[.C12]*[.P12]" office:value-type="float" office:value="0" calcext:value-type="float">
            <text:p>0.00</text:p>
          </table:table-cell>
          <table:table-cell table:style-name="ce132" table:formula="of:=[.$G$21]*[.$C$26]*(1-[.$J$29])" office:value-type="float" office:value="0.01665" calcext:value-type="float">
            <text:p>0.017</text:p>
          </table:table-cell>
          <table:table-cell table:style-name="ce8" table:formula="of:=[.D12]*[.R12]" office:value-type="float" office:value="54.945" calcext:value-type="float">
            <text:p>54.945</text:p>
          </table:table-cell>
          <table:table-cell table:style-name="ce92" table:formula="of:=ROUND([.L12]+[.M12]+[.O12]+[.Q12]+[.S12])" office:value-type="float" office:value="83" calcext:value-type="float">
            <text:p>83</text:p>
          </table:table-cell>
          <table:table-cell table:style-name="ce44" table:formula="of:=[.F12]" office:value-type="float" office:value="30" calcext:value-type="float">
            <text:p>30</text:p>
          </table:table-cell>
          <table:table-cell table:style-name="ce8" table:formula="of:=[.T12]-[.U12]" office:value-type="float" office:value="53" calcext:value-type="float">
            <text:p>53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Riptide</text:p>
          </table:table-cell>
          <table:table-cell table:style-name="ce8" office:value-type="string" calcext:value-type="string">
            <text:p>Transport</text:p>
          </table:table-cell>
          <table:table-cell table:style-name="ce44" office:value-type="float" office:value="38600" calcext:value-type="float">
            <text:p>38600</text:p>
          </table:table-cell>
          <table:table-cell table:style-name="ce44" office:value-type="float" office:value="22350" calcext:value-type="float">
            <text:p>22350</text:p>
          </table:table-cell>
          <table:table-cell table:style-name="ce8" office:value-type="float" office:value="233" calcext:value-type="float">
            <text:p>233</text:p>
          </table:table-cell>
          <table:table-cell table:style-name="ce8" office:value-type="float" office:value="500" calcext:value-type="float">
            <text:p>500</text:p>
          </table:table-cell>
          <table:table-cell table:style-name="ce44" office:value-type="float" office:value="7.3" calcext:value-type="float">
            <text:p>7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186" calcext:value-type="float">
            <text:p>186</text:p>
          </table:table-cell>
          <table:table-cell table:style-name="ce74" table:formula="of:=[.J13]/[.G13]" office:value-type="float" office:value="25.4794520547945" calcext:value-type="float">
            <text:p>25.479</text:p>
          </table:table-cell>
          <table:table-cell table:style-name="ce44" table:formula="of:=[.E13]*[.J$18]" office:value-type="float" office:value="349.5" calcext:value-type="float">
            <text:p>349.5</text:p>
          </table:table-cell>
          <table:table-cell table:style-name="ce44" table:formula="of:=[.H13]/100*[.J$19]" office:value-type="float" office:value="64" calcext:value-type="float">
            <text:p>64</text:p>
          </table:table-cell>
          <table:table-cell table:style-name="ce74" table:formula="of:=[.$G$18]*[.$C$25]*(1-[.$J$29])" office:value-type="float" office:value="0.05425" calcext:value-type="float">
            <text:p>0.054</text:p>
          </table:table-cell>
          <table:table-cell table:style-name="ce30" table:formula="of:=[.I13]*[.N13]" office:value-type="float" office:value="26.474" calcext:value-type="float">
            <text:p>26.47</text:p>
          </table:table-cell>
          <table:table-cell table:style-name="ce85" table:formula="of:=[.$G$25]*[.$C$25]*(1-[.$J$29])" office:value-type="float" office:value="0.0035" calcext:value-type="float">
            <text:p>0.004</text:p>
          </table:table-cell>
          <table:table-cell table:style-name="ce63" table:formula="of:=[.C13]*[.P13]" office:value-type="float" office:value="135.1" calcext:value-type="float">
            <text:p>135.10</text:p>
          </table:table-cell>
          <table:table-cell table:style-name="ce132" table:formula="of:=[.$G$21]*[.$C$25]*(1-[.$J$29])" office:value-type="float" office:value="0.01295" calcext:value-type="float">
            <text:p>0.013</text:p>
          </table:table-cell>
          <table:table-cell table:style-name="ce8" table:formula="of:=[.D13]*[.R13]" office:value-type="float" office:value="289.4325" calcext:value-type="float">
            <text:p>289.4325</text:p>
          </table:table-cell>
          <table:table-cell table:style-name="ce92" table:formula="of:=ROUND([.L13]+[.M13]+[.O13]+[.Q13]+[.S13])" office:value-type="float" office:value="865" calcext:value-type="float">
            <text:p>865</text:p>
          </table:table-cell>
          <table:table-cell table:style-name="ce44" table:formula="of:=[.F13]" office:value-type="float" office:value="500" calcext:value-type="float">
            <text:p>500</text:p>
          </table:table-cell>
          <table:table-cell table:style-name="ce8" table:formula="of:=[.T13]-[.U13]" office:value-type="float" office:value="365" calcext:value-type="float">
            <text:p>365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Flycatcher</text:p>
          </table:table-cell>
          <table:table-cell table:style-name="ce8" office:value-type="string" calcext:value-type="string">
            <text:p>Dron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700" calcext:value-type="float">
            <text:p>4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0" calcext:value-type="float">
            <text:p>0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26" calcext:value-type="float">
            <text:p>26</text:p>
          </table:table-cell>
          <table:table-cell table:style-name="ce74" table:formula="of:=[.J14]/[.G14]" office:value-type="float" office:value="43.3333333333333" calcext:value-type="float">
            <text:p>43.333</text:p>
          </table:table-cell>
          <table:table-cell table:style-name="ce44" table:formula="of:=[.E14]*[.J$18]" office:value-type="float" office:value="0" calcext:value-type="float">
            <text:p>0</text:p>
          </table:table-cell>
          <table:table-cell table:style-name="ce44" table:formula="of:=[.H14]/100*[.J$19]" office:value-type="float" office:value="0" calcext:value-type="float">
            <text:p>0</text:p>
          </table:table-cell>
          <table:table-cell table:style-name="ce74" table:formula="of:=[.$G$18]*[.$C$18]*(1-[.$J$29])" office:value-type="float" office:value="0.031" calcext:value-type="float">
            <text:p>0.031</text:p>
          </table:table-cell>
          <table:table-cell table:style-name="ce30" table:formula="of:=[.I14]*[.N14]" office:value-type="float" office:value="2.666" calcext:value-type="float">
            <text:p>2.67</text:p>
          </table:table-cell>
          <table:table-cell table:style-name="ce85" table:formula="of:=[.$G$25]*[.$C$18]*(1-[.$J$29])" office:value-type="float" office:value="0.002" calcext:value-type="float">
            <text:p>0.002</text:p>
          </table:table-cell>
          <table:table-cell table:style-name="ce63" table:formula="of:=[.C14]*[.P14]" office:value-type="float" office:value="0" calcext:value-type="float">
            <text:p>0.00</text:p>
          </table:table-cell>
          <table:table-cell table:style-name="ce132" table:formula="of:=[.$G$21]*[.$C$18]*(1-[.$J$29])" office:value-type="float" office:value="0.0074" calcext:value-type="float">
            <text:p>0.007</text:p>
          </table:table-cell>
          <table:table-cell table:style-name="ce8" table:formula="of:=[.D14]*[.R14]" office:value-type="float" office:value="34.78" calcext:value-type="float">
            <text:p>34.78</text:p>
          </table:table-cell>
          <table:table-cell table:style-name="ce92" table:formula="of:=ROUND([.L14]+[.M14]+[.O14]+[.Q14]+[.S14])" office:value-type="float" office:value="37" calcext:value-type="float">
            <text:p>37</text:p>
          </table:table-cell>
          <table:table-cell table:style-name="ce44" table:formula="of:=[.F14]" office:value-type="float" office:value="40" calcext:value-type="float">
            <text:p>40</text:p>
          </table:table-cell>
          <table:table-cell table:style-name="ce8" table:formula="of:=[.T14]-[.U14]" office:value-type="float" office:value="-3" calcext:value-type="float">
            <text:p>-3</text:p>
          </table:table-cell>
          <table:table-cell table:style-name="ce44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7"/>
          <table:covered-table-cell table:style-name="ce3"/>
          <table:table-cell table:number-columns-repeated="4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table:style-name="ce15" office:value-type="string" calcext:value-type="string">
            <text:p>Drone</text:p>
          </table:table-cell>
          <table:table-cell table:style-name="ce24" office:value-type="float" office:value="0.4" calcext:value-type="float" table:number-columns-spanned="2" table:number-rows-spanned="1">
            <text:p>0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 table:style-name="ce15"/>
          <table:table-cell table:style-name="ce63" table:formula="of:=[.$Q18]*[.O$16]" office:value-type="float" office:value="42.5" calcext:value-type="float">
            <text:p>42.50</text:p>
          </table:table-cell>
          <table:table-cell table:style-name="ce63" table:formula="of:=[.$Q18]*[.P$16]" office:value-type="float" office:value="45" calcext:value-type="float">
            <text:p>45.00</text:p>
          </table:table-cell>
          <table:table-cell table:style-name="ce31" office:value-type="float" office:value="50" calcext:value-type="float">
            <text:p>50.00</text:p>
          </table:table-cell>
          <table:table-cell table:style-name="ce63" table:formula="of:=[.$Q18]*[.R$16]" office:value-type="float" office:value="55" calcext:value-type="float">
            <text:p>55.00</text:p>
          </table:table-cell>
          <table:table-cell table:style-name="ce63" table:formula="of:=[.$Q18]*[.S$16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Fighter</text:p>
          </table:table-cell>
          <table:table-cell table:style-name="ce24" office:value-type="float" office:value="0.6" calcext:value-type="float" table:number-columns-spanned="2" table:number-rows-spanned="1">
            <text:p>0.6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 table:style-name="ce15"/>
          <table:table-cell table:style-name="ce63" table:formula="of:=[.$Q19]*[.O$16]" office:value-type="float" office:value="37.4" calcext:value-type="float">
            <text:p>37.40</text:p>
          </table:table-cell>
          <table:table-cell table:style-name="ce63" table:formula="of:=[.$Q19]*[.P$16]" office:value-type="float" office:value="39.6" calcext:value-type="float">
            <text:p>39.60</text:p>
          </table:table-cell>
          <table:table-cell table:style-name="ce31" office:value-type="float" office:value="44" calcext:value-type="float">
            <text:p>44.00</text:p>
          </table:table-cell>
          <table:table-cell table:style-name="ce63" table:formula="of:=[.$Q19]*[.R$16]" office:value-type="float" office:value="48.4" calcext:value-type="float">
            <text:p>48.40</text:p>
          </table:table-cell>
          <table:table-cell table:style-name="ce63" table:formula="of:=[.$Q19]*[.S$16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Interceptor</text:p>
          </table:table-cell>
          <table:table-cell table:style-name="ce24" office:value-type="float" office:value="0.8" calcext:value-type="float" table:number-columns-spanned="2" table:number-rows-spanned="1">
            <text:p>0.8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 table:style-name="ce15"/>
          <table:table-cell table:style-name="ce63" table:formula="of:=[.$Q20]*[.O$16]" office:value-type="float" office:value="34" calcext:value-type="float">
            <text:p>34.00</text:p>
          </table:table-cell>
          <table:table-cell table:style-name="ce63" table:formula="of:=[.$Q20]*[.P$16]" office:value-type="float" office:value="36" calcext:value-type="float">
            <text:p>36.00</text:p>
          </table:table-cell>
          <table:table-cell table:style-name="ce31" office:value-type="float" office:value="40" calcext:value-type="float">
            <text:p>40.00</text:p>
          </table:table-cell>
          <table:table-cell table:style-name="ce63" table:formula="of:=[.$Q20]*[.R$16]" office:value-type="float" office:value="44" calcext:value-type="float">
            <text:p>44.00</text:p>
          </table:table-cell>
          <table:table-cell table:style-name="ce63" table:formula="of:=[.$Q20]*[.S$16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L.Warship</text:p>
          </table:table-cell>
          <table:table-cell table:style-name="ce24" office:value-type="float" office:value="1.4" calcext:value-type="float" table:number-columns-spanned="2" table:number-rows-spanned="1">
            <text:p>1.4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Warship</text:p>
          </table:table-cell>
          <table:covered-table-cell table:style-name="ce15"/>
          <table:table-cell table:style-name="ce63" table:formula="of:=[.$Q21]*[.O$16]" office:value-type="float" office:value="22.95" calcext:value-type="float">
            <text:p>22.95</text:p>
          </table:table-cell>
          <table:table-cell table:style-name="ce63" table:formula="of:=[.$Q21]*[.P$16]" office:value-type="float" office:value="24.3" calcext:value-type="float">
            <text:p>24.30</text:p>
          </table:table-cell>
          <table:table-cell table:style-name="ce31" office:value-type="float" office:value="27" calcext:value-type="float">
            <text:p>27.00</text:p>
          </table:table-cell>
          <table:table-cell table:style-name="ce63" table:formula="of:=[.$Q21]*[.R$16]" office:value-type="float" office:value="29.7" calcext:value-type="float">
            <text:p>29.70</text:p>
          </table:table-cell>
          <table:table-cell table:style-name="ce63" table:formula="of:=[.$Q21]*[.S$16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M.Warship</text:p>
          </table:table-cell>
          <table:table-cell table:style-name="ce24" office:value-type="float" office:value="2.2" calcext:value-type="float" table:number-columns-spanned="2" table:number-rows-spanned="1">
            <text:p>2.20</text:p>
          </table:table-cell>
          <table:covered-table-cell table:style-name="ce27"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M.Warship</text:p>
          </table:table-cell>
          <table:covered-table-cell table:style-name="ce15"/>
          <table:table-cell table:style-name="ce63" table:formula="of:=[.$Q22]*[.O$16]" office:value-type="float" office:value="17" calcext:value-type="float">
            <text:p>17.00</text:p>
          </table:table-cell>
          <table:table-cell table:style-name="ce63" table:formula="of:=[.$Q22]*[.P$16]" office:value-type="float" office:value="18" calcext:value-type="float">
            <text:p>18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63" table:formula="of:=[.$Q22]*[.R$16]" office:value-type="float" office:value="22" calcext:value-type="float">
            <text:p>22.00</text:p>
          </table:table-cell>
          <table:table-cell table:style-name="ce63" table:formula="of:=[.$Q22]*[.S$16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table:style-name="ce24" office:value-type="float" office:value="3.1" calcext:value-type="float" table:number-columns-spanned="2" table:number-rows-spanned="1">
            <text:p>3.10</text:p>
          </table:table-cell>
          <table:covered-table-cell table:style-name="ce27"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2"/>
          <table:table-cell table:style-name="ce3"/>
          <table:table-cell table:number-columns-repeated="2"/>
          <table:table-cell table:style-name="ce47" office:value-type="string" calcext:value-type="string" table:number-columns-spanned="2" table:number-rows-spanned="1">
            <text:p>H.Warship</text:p>
          </table:table-cell>
          <table:covered-table-cell table:style-name="ce15"/>
          <table:table-cell table:style-name="ce63" table:formula="of:=[.$Q23]*[.O$16]" office:value-type="float" office:value="14.45" calcext:value-type="float">
            <text:p>14.45</text:p>
          </table:table-cell>
          <table:table-cell table:style-name="ce63" table:formula="of:=[.$Q23]*[.P$16]" office:value-type="float" office:value="15.3" calcext:value-type="float">
            <text:p>15.30</text:p>
          </table:table-cell>
          <table:table-cell table:style-name="ce31" office:value-type="float" office:value="17" calcext:value-type="float">
            <text:p>17.00</text:p>
          </table:table-cell>
          <table:table-cell table:style-name="ce63" table:formula="of:=[.$Q23]*[.R$16]" office:value-type="float" office:value="18.7" calcext:value-type="float">
            <text:p>18.70</text:p>
          </table:table-cell>
          <table:table-cell table:style-name="ce63" table:formula="of:=[.$Q23]*[.S$16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Transport</text:p>
          </table:table-cell>
          <table:covered-table-cell table:style-name="ce15"/>
          <table:table-cell table:style-name="ce63" table:formula="of:=[.$Q24]*[.O$16]" office:value-type="float" office:value="24.65" calcext:value-type="float">
            <text:p>24.65</text:p>
          </table:table-cell>
          <table:table-cell table:style-name="ce63" table:formula="of:=[.$Q24]*[.P$16]" office:value-type="float" office:value="26.1" calcext:value-type="float">
            <text:p>26.10</text:p>
          </table:table-cell>
          <table:table-cell table:style-name="ce31" office:value-type="float" office:value="29" calcext:value-type="float">
            <text:p>29.00</text:p>
          </table:table-cell>
          <table:table-cell table:style-name="ce63" table:formula="of:=[.$Q24]*[.R$16]" office:value-type="float" office:value="31.9" calcext:value-type="float">
            <text:p>31.90</text:p>
          </table:table-cell>
          <table:table-cell table:style-name="ce63" table:formula="of:=[.$Q24]*[.S$16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table:style-name="ce15"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1" calcext:value-type="float">
            <text:p>0.010</text:p>
          </table:table-cell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L.Freight</text:p>
          </table:table-cell>
          <table:covered-table-cell table:style-name="ce15"/>
          <table:table-cell table:style-name="ce63" table:formula="of:=[.$Q25]*[.O$16]" office:value-type="float" office:value="11.9" calcext:value-type="float">
            <text:p>11.90</text:p>
          </table:table-cell>
          <table:table-cell table:style-name="ce63" table:formula="of:=[.$Q25]*[.P$16]" office:value-type="float" office:value="12.6" calcext:value-type="float">
            <text:p>12.60</text:p>
          </table:table-cell>
          <table:table-cell table:style-name="ce31" office:value-type="float" office:value="14" calcext:value-type="float">
            <text:p>14.00</text:p>
          </table:table-cell>
          <table:table-cell table:style-name="ce63" table:formula="of:=[.$Q25]*[.R$16]" office:value-type="float" office:value="15.4" calcext:value-type="float">
            <text:p>15.40</text:p>
          </table:table-cell>
          <table:table-cell table:style-name="ce63" table:formula="of:=[.$Q25]*[.S$16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table:style-name="ce15"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2"/>
          <table:table-cell table:style-name="ce3"/>
          <table:table-cell table:number-columns-repeated="2"/>
          <table:table-cell table:style-name="ce46" office:value-type="string" calcext:value-type="string" table:number-columns-spanned="2" table:number-rows-spanned="1">
            <text:p>H.Freight</text:p>
          </table:table-cell>
          <table:covered-table-cell table:style-name="ce15"/>
          <table:table-cell table:style-name="ce63" table:formula="of:=[.$Q26]*[.O$16]" office:value-type="float" office:value="5.1" calcext:value-type="float">
            <text:p>5.10</text:p>
          </table:table-cell>
          <table:table-cell table:style-name="ce63" table:formula="of:=[.$Q26]*[.P$16]" office:value-type="float" office:value="5.4" calcext:value-type="float">
            <text:p>5.40</text:p>
          </table:table-cell>
          <table:table-cell table:style-name="ce31" office:value-type="float" office:value="6" calcext:value-type="float">
            <text:p>6.00</text:p>
          </table:table-cell>
          <table:table-cell table:style-name="ce63" table:formula="of:=[.$Q26]*[.R$16]" office:value-type="float" office:value="6.6" calcext:value-type="float">
            <text:p>6.60</text:p>
          </table:table-cell>
          <table:table-cell table:style-name="ce63" table:formula="of:=[.$Q26]*[.S$16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table:style-name="ce15"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5"/>
          <table:table-cell table:style-name="ce3"/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7"/>
          <table:table-cell table:style-name="ce3"/>
          <table:table-cell table:number-columns-repeated="14"/>
        </table:table-row>
        <table:table-row table:style-name="ro1">
          <table:table-cell table:style-name="ce38" office:value-type="string" calcext:value-type="string" table:number-columns-spanned="9" table:number-rows-spanned="1">
            <text:p>Wanderer materials are x% less weight than Human*:</text:p>
          </table:table-cell>
          <table:covered-table-cell table:style-name="ce38"/>
          <table:covered-table-cell table:number-columns-repeated="7"/>
          <table:table-cell table:style-name="ce108" office:value-type="percentage" office:value="0.5" calcext:value-type="percentage">
            <text:p>50%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*See Tiers sheet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**Value is halfway between Titanum &amp; Aluminium Alloy</text:p>
          </table:table-cell>
          <table:table-cell table:number-columns-repeated="22"/>
        </table:table-row>
        <table:table-row table:style-name="ro1" table:number-rows-repeated="12">
          <table:table-cell table:number-columns-repeated="24"/>
        </table:table-row>
        <table:table-row table:style-name="ro1">
          <table:table-cell table:number-columns-repeated="19"/>
          <table:table-cell table:style-name="ce23"/>
          <table:table-cell table:number-columns-repeated="4"/>
        </table:table-row>
      </table:table>
      <table:table table:name="Quarg" table:style-name="ta1">
        <table:table-column table:style-name="co44" table:default-cell-style-name="Default"/>
        <table:table-column table:style-name="co45" table:default-cell-style-name="ce15"/>
        <table:table-column table:style-name="co11" table:default-cell-style-name="ce24"/>
        <table:table-column table:style-name="co11" table:default-cell-style-name="ce27"/>
        <table:table-column table:style-name="co11" table:number-columns-repeated="5" table:default-cell-style-name="Default"/>
        <table:table-column table:style-name="co11" table:default-cell-style-name="ce3"/>
        <table:table-column table:style-name="co9" table:default-cell-style-name="Default"/>
        <table:table-column table:style-name="co11" table:number-columns-repeated="2" table:default-cell-style-name="Default"/>
        <table:table-column table:style-name="co11" table:default-cell-style-name="ce15"/>
        <table:table-column table:style-name="co11" table:number-columns-repeated="2" table:default-cell-style-name="ce63"/>
        <table:table-column table:style-name="co11" table:default-cell-style-name="ce31"/>
        <table:table-column table:style-name="co11" table:number-columns-repeated="2" table:default-cell-style-name="ce63"/>
        <table:table-column table:style-name="co11" table:number-columns-repeated="2" table:default-cell-style-name="Default"/>
        <table:table-column table:style-name="co29" table:default-cell-style-name="Default"/>
        <table:table-column table:style-name="co11" table:number-columns-repeated="2" table:default-cell-style-name="Default"/>
        <table:table-row table:style-name="ro1">
          <table:table-cell table:style-name="ce94" office:value-type="string" calcext:value-type="string">
            <text:p>Quarg</text:p>
          </table:table-cell>
          <table:table-cell table:style-name="ce95" office:value-type="string" calcext:value-type="string">
            <text:p>Class</text:p>
          </table:table-cell>
          <table:table-cell table:style-name="ce96" office:value-type="string" calcext:value-type="string">
            <text:p>Shield</text:p>
          </table:table-cell>
          <table:table-cell table:style-name="ce96" office:value-type="string" calcext:value-type="string">
            <text:p>Hull</text:p>
          </table:table-cell>
          <table:table-cell table:style-name="ce95" office:value-type="string" calcext:value-type="string">
            <text:p>Bunks</text:p>
          </table:table-cell>
          <table:table-cell table:style-name="ce95" office:value-type="string" calcext:value-type="string">
            <text:p>Mass</text:p>
          </table:table-cell>
          <table:table-cell table:style-name="ce96" office:value-type="string" calcext:value-type="string">
            <text:p>Drag</text:p>
          </table:table-cell>
          <table:table-cell table:style-name="ce96" office:value-type="string" calcext:value-type="string">
            <text:p>Fuel</text:p>
          </table:table-cell>
          <table:table-cell table:style-name="ce95" office:value-type="string" calcext:value-type="string">
            <text:p>Outfit</text:p>
          </table:table-cell>
          <table:table-cell table:style-name="ce95" office:value-type="string" calcext:value-type="string">
            <text:p>Engine</text:p>
          </table:table-cell>
          <table:table-cell table:style-name="ce95" office:value-type="string" calcext:value-type="string">
            <text:p>Eng/Drag</text:p>
          </table:table-cell>
          <table:table-cell table:style-name="ce96" office:value-type="string" calcext:value-type="string">
            <text:p>B.Mass</text:p>
          </table:table-cell>
          <table:table-cell table:style-name="ce96" office:value-type="string" calcext:value-type="string">
            <text:p>F.Mass</text:p>
          </table:table-cell>
          <table:table-cell table:style-name="ce95" office:value-type="string" calcext:value-type="string">
            <text:p>O.Multi</text:p>
          </table:table-cell>
          <table:table-cell table:style-name="ce95" office:value-type="string" calcext:value-type="string">
            <text:p>O.Mass</text:p>
          </table:table-cell>
          <table:table-cell table:style-name="ce96" office:value-type="string" calcext:value-type="string">
            <text:p>S.Multi</text:p>
          </table:table-cell>
          <table:table-cell table:style-name="ce96" office:value-type="string" calcext:value-type="string">
            <text:p>S.Mass</text:p>
          </table:table-cell>
          <table:table-cell table:style-name="ce95" office:value-type="string" calcext:value-type="string">
            <text:p>H.Multi</text:p>
          </table:table-cell>
          <table:table-cell table:style-name="ce95" office:value-type="string" calcext:value-type="string">
            <text:p>H.Mass</text:p>
          </table:table-cell>
          <table:table-cell table:style-name="ce96" office:value-type="string" calcext:value-type="string">
            <text:p>T.Mass</text:p>
          </table:table-cell>
          <table:table-cell table:style-name="ce96" office:value-type="string" calcext:value-type="string">
            <text:p>V.Mass</text:p>
          </table:table-cell>
          <table:table-cell table:style-name="ce95" office:value-type="string" calcext:value-type="string">
            <text:p>Diff</text:p>
          </table:table-cell>
          <table:table-cell table:style-name="ce98" office:value-type="string" calcext:value-type="string">
            <text:p>N.Drag</text:p>
          </table:table-cell>
          <table:table-cell table:style-name="ce96" office:value-type="string" calcext:value-type="string">
            <text:p>New.E/D</text:p>
          </table:table-cell>
        </table:table-row>
        <table:table-row table:style-name="ro1">
          <table:table-cell table:style-name="ce8" office:value-type="string" calcext:value-type="string">
            <text:p>Quarg Skylark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20000" calcext:value-type="float">
            <text:p>120000</text:p>
          </table:table-cell>
          <table:table-cell table:style-name="ce44" office:value-type="float" office:value="70000" calcext:value-type="float">
            <text:p>70000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460" calcext:value-type="float">
            <text:p>460</text:p>
          </table:table-cell>
          <table:table-cell table:style-name="ce44" office:value-type="float" office:value="12.3" calcext:value-type="float">
            <text:p>12.3</text:p>
          </table:table-cell>
          <table:table-cell table:style-name="ce44" office:value-type="float" office:value="1000" calcext:value-type="float">
            <text:p>10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2]/[.G2]" office:value-type="float" office:value="9.75609756097561" calcext:value-type="float">
            <text:p>9.756</text:p>
          </table:table-cell>
          <table:table-cell table:style-name="ce44" table:formula="of:=[.E2]*[.J$7]" office:value-type="float" office:value="315" calcext:value-type="float">
            <text:p>315</text:p>
          </table:table-cell>
          <table:table-cell table:style-name="ce44" table:formula="of:=[.H2]/100*[.J$8]" office:value-type="float" office:value="80" calcext:value-type="float">
            <text:p>80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2]*[.N2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2]*[.P2]" office:value-type="float" office:value="960.192" calcext:value-type="float">
            <text:p>960.19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2]*[.R2]" office:value-type="float" office:value="2590.518" calcext:value-type="float">
            <text:p>2590.518</text:p>
          </table:table-cell>
          <table:table-cell table:style-name="ce92" table:formula="of:=ROUND([.L2]+[.M2]+[.O2]+[.Q2]+[.S2])" office:value-type="float" office:value="4039" calcext:value-type="float">
            <text:p>4039</text:p>
          </table:table-cell>
          <table:table-cell table:style-name="ce44" table:formula="of:=[.F2]" office:value-type="float" office:value="460" calcext:value-type="float">
            <text:p>460</text:p>
          </table:table-cell>
          <table:table-cell table:style-name="ce8" table:formula="of:=[.T2]-[.U2]" office:value-type="float" office:value="3579" calcext:value-type="float">
            <text:p>3579</text:p>
          </table:table-cell>
          <table:table-cell table:style-name="ce44" table:number-columns-repeated="2"/>
        </table:table-row>
        <table:table-row table:style-name="ro1">
          <table:table-cell table:style-name="ce8" office:value-type="string" calcext:value-type="string">
            <text:p>Quarg Wardragon</text:p>
          </table:table-cell>
          <table:table-cell table:style-name="ce8" office:value-type="string" calcext:value-type="string">
            <text:p>H.Warship</text:p>
          </table:table-cell>
          <table:table-cell table:style-name="ce44" office:value-type="float" office:value="160000" calcext:value-type="float">
            <text:p>160000</text:p>
          </table:table-cell>
          <table:table-cell table:style-name="ce44" office:value-type="float" office:value="50000" calcext:value-type="float">
            <text:p>5000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360" calcext:value-type="float">
            <text:p>360</text:p>
          </table:table-cell>
          <table:table-cell table:style-name="ce44" office:value-type="float" office:value="9.3" calcext:value-type="float">
            <text:p>9.3</text:p>
          </table:table-cell>
          <table:table-cell table:style-name="ce44" office:value-type="float" office:value="800" calcext:value-type="float">
            <text:p>8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20" calcext:value-type="float">
            <text:p>120</text:p>
          </table:table-cell>
          <table:table-cell table:style-name="ce74" table:formula="of:=[.J3]/[.G3]" office:value-type="float" office:value="12.9032258064516" calcext:value-type="float">
            <text:p>12.903</text:p>
          </table:table-cell>
          <table:table-cell table:style-name="ce44" table:formula="of:=[.E3]*[.J$7]" office:value-type="float" office:value="277.5" calcext:value-type="float">
            <text:p>277.5</text:p>
          </table:table-cell>
          <table:table-cell table:style-name="ce44" table:formula="of:=[.H3]/100*[.J$8]" office:value-type="float" office:value="64" calcext:value-type="float">
            <text:p>64</text:p>
          </table:table-cell>
          <table:table-cell table:style-name="ce74" table:formula="of:=[.$G$7]*[.$C$12]*(1-[.$J$18])" office:value-type="float" office:value="0.155031" calcext:value-type="float">
            <text:p>0.155</text:p>
          </table:table-cell>
          <table:table-cell table:style-name="ce30" table:formula="of:=[.I3]*[.N3]" office:value-type="float" office:value="93.0186" calcext:value-type="float">
            <text:p>93.02</text:p>
          </table:table-cell>
          <table:table-cell table:style-name="ce85" table:formula="of:=[.$G$14]*[.$C$12]*(1-[.$J$18])" office:value-type="float" office:value="0.0080016" calcext:value-type="float">
            <text:p>0.008</text:p>
          </table:table-cell>
          <table:table-cell table:style-name="ce63" table:formula="of:=[.C3]*[.P3]" office:value-type="float" office:value="1280.256" calcext:value-type="float">
            <text:p>1280.26</text:p>
          </table:table-cell>
          <table:table-cell table:style-name="ce132" table:formula="of:=[.$G$10]*[.$C$12]*(1-[.$J$18])" office:value-type="float" office:value="0.0370074" calcext:value-type="float">
            <text:p>0.037</text:p>
          </table:table-cell>
          <table:table-cell table:style-name="ce8" table:formula="of:=[.D3]*[.R3]" office:value-type="float" office:value="1850.37" calcext:value-type="float">
            <text:p>1850.37</text:p>
          </table:table-cell>
          <table:table-cell table:style-name="ce92" table:formula="of:=ROUND([.L3]+[.M3]+[.O3]+[.Q3]+[.S3])" office:value-type="float" office:value="3565" calcext:value-type="float">
            <text:p>3565</text:p>
          </table:table-cell>
          <table:table-cell table:style-name="ce44" table:formula="of:=[.F3]" office:value-type="float" office:value="360" calcext:value-type="float">
            <text:p>360</text:p>
          </table:table-cell>
          <table:table-cell table:style-name="ce8" table:formula="of:=[.T3]-[.U3]" office:value-type="float" office:value="3205" calcext:value-type="float">
            <text:p>3205</text:p>
          </table:table-cell>
          <table:table-cell table:style-name="ce44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Edit numbers below to change stats up top</text:p>
          </table:table-cell>
          <table:covered-table-cell table:number-columns-repeated="2" table:style-name="Default"/>
          <table:covered-table-cell table:number-columns-repeated="6"/>
          <table:table-cell table:number-columns-repeated="3"/>
          <table:table-cell table:style-name="Default"/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9" calcext:value-type="float">
            <text:p>0.90</text:p>
          </table:table-cell>
          <table:table-cell table:style-name="ce82" office:value-type="float" office:value="1" calcext:value-type="float">
            <text:p>1.00</text:p>
          </table:table-cell>
          <table:table-cell table:style-name="ce82" office:value-type="float" office:value="1.1" calcext:value-type="float">
            <text:p>1.10</text:p>
          </table:table-cell>
          <table:table-cell table:style-name="ce82"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Class</text:p>
          </table:table-cell>
          <table:table-cell table:style-name="ce22" office:value-type="string" calcext:value-type="string" table:number-columns-spanned="2" table:number-rows-spanned="1">
            <text:p>Multiplier</text:p>
          </table:table-cell>
          <table:covered-table-cell table:style-name="Default"/>
          <table:table-cell table:style-name="ce22" office:value-type="string" calcext:value-type="string" table:number-columns-spanned="3" table:number-rows-spanned="1">
            <text:p>Structure (Outfit)</text:p>
          </table:table-cell>
          <table:covered-table-cell table:style-name="ce12"/>
          <table:covered-table-cell table:style-name="ce33"/>
          <table:table-cell table:style-name="ce22" office:value-type="string" calcext:value-type="string" table:number-columns-spanned="2" table:number-rows-spanned="1">
            <text:p>Mass of:</text:p>
          </table:table-cell>
          <table:covered-table-cell table:style-name="ce12"/>
          <table:table-cell table:style-name="ce12" office:value-type="string" calcext:value-type="string">
            <text:p>Value</text:p>
          </table:table-cell>
          <table:table-cell table:number-columns-repeated="2"/>
          <table:table-cell table:style-name="ce45" office:value-type="string" calcext:value-type="string" table:number-columns-spanned="2" table:number-rows-spanned="1">
            <text:p>Drag ratios</text:p>
          </table:table-cell>
          <table:covered-table-cell table:style-name="ce28"/>
          <table:table-cell table:style-name="ce61" office:value-type="string" calcext:value-type="string">
            <text:p>V.Slow</text:p>
          </table:table-cell>
          <table:table-cell table:style-name="ce61" office:value-type="string" calcext:value-type="string">
            <text:p>Slow</text:p>
          </table:table-cell>
          <table:table-cell table:style-name="ce61" office:value-type="string" calcext:value-type="string">
            <text:p>Avrg</text:p>
          </table:table-cell>
          <table:table-cell table:style-name="ce61" office:value-type="string" calcext:value-type="string">
            <text:p>Fast</text:p>
          </table:table-cell>
          <table:table-cell table:style-name="ce61" office:value-type="string" calcext:value-type="string">
            <text:p>V.F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est St&amp;A</text:p>
          </table:table-cell>
          <table:table-cell office:value-type="string" calcext:value-type="string">
            <text:p>Drone</text:p>
          </table:table-cell>
          <table:table-cell office:value-type="float" office:value="0.4" calcext:value-type="float" table:number-columns-spanned="2" table:number-rows-spanned="1">
            <text:p>0.40</text:p>
          </table:table-cell>
          <table:covered-table-cell/>
          <table:table-cell table:style-name="ce29" office:value-type="string" calcext:value-type="string" table:number-columns-spanned="2" table:number-rows-spanned="1">
            <text:p>Carbon (L)</text:p>
          </table:table-cell>
          <table:covered-table-cell/>
          <table:table-cell table:style-name="ce42" office:value-type="float" office:value="0.155" calcext:value-type="float">
            <text:p>0.155</text:p>
          </table:table-cell>
          <table:table-cell table:style-name="ce38" office:value-type="string" calcext:value-type="string" table:number-columns-spanned="2" table:number-rows-spanned="1">
            <text:p>Bunks</text:p>
          </table:table-cell>
          <table:covered-table-cell table:style-name="ce39"/>
          <table:table-cell table:style-name="ce64" office:value-type="float" office:value="1.5" calcext:value-type="float">
            <text:p>1.5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Drone</text:p>
          </table:table-cell>
          <table:covered-table-cell/>
          <table:table-cell table:formula="of:=[.$Q7]*[.O$5]" office:value-type="float" office:value="42.5" calcext:value-type="float">
            <text:p>42.50</text:p>
          </table:table-cell>
          <table:table-cell table:formula="of:=[.$Q7]*[.P$5]" office:value-type="float" office:value="45" calcext:value-type="float">
            <text:p>45.00</text:p>
          </table:table-cell>
          <table:table-cell office:value-type="float" office:value="50" calcext:value-type="float">
            <text:p>50.00</text:p>
          </table:table-cell>
          <table:table-cell table:formula="of:=[.$Q7]*[.R$5]" office:value-type="float" office:value="55" calcext:value-type="float">
            <text:p>55.00</text:p>
          </table:table-cell>
          <table:table-cell table:formula="of:=[.$Q7]*[.S$5]" office:value-type="float" office:value="57.5" calcext:value-type="float">
            <text:p>57.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ghter</text:p>
          </table:table-cell>
          <table:table-cell office:value-type="float" office:value="0.6" calcext:value-type="float" table:number-columns-spanned="2" table:number-rows-spanned="1">
            <text:p>0.60</text:p>
          </table:table-cell>
          <table:covered-table-cell/>
          <table:table-cell table:style-name="ce29" office:value-type="string" calcext:value-type="string" table:number-columns-spanned="2" table:number-rows-spanned="1">
            <text:p>Aluminium</text:p>
          </table:table-cell>
          <table:covered-table-cell/>
          <table:table-cell table:style-name="ce42" office:value-type="float" office:value="0.284" calcext:value-type="float">
            <text:p>0.284</text:p>
          </table:table-cell>
          <table:table-cell table:style-name="ce38" office:value-type="string" calcext:value-type="string" table:number-columns-spanned="2" table:number-rows-spanned="1">
            <text:p>Fuel</text:p>
          </table:table-cell>
          <table:covered-table-cell table:style-name="ce39"/>
          <table:table-cell table:style-name="ce64" office:value-type="float" office:value="8" calcext:value-type="float">
            <text:p>8.0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Fighter</text:p>
          </table:table-cell>
          <table:covered-table-cell/>
          <table:table-cell table:formula="of:=[.$Q8]*[.O$5]" office:value-type="float" office:value="37.4" calcext:value-type="float">
            <text:p>37.40</text:p>
          </table:table-cell>
          <table:table-cell table:formula="of:=[.$Q8]*[.P$5]" office:value-type="float" office:value="39.6" calcext:value-type="float">
            <text:p>39.60</text:p>
          </table:table-cell>
          <table:table-cell office:value-type="float" office:value="44" calcext:value-type="float">
            <text:p>44.00</text:p>
          </table:table-cell>
          <table:table-cell table:formula="of:=[.$Q8]*[.R$5]" office:value-type="float" office:value="48.4" calcext:value-type="float">
            <text:p>48.40</text:p>
          </table:table-cell>
          <table:table-cell table:formula="of:=[.$Q8]*[.S$5]" office:value-type="float" office:value="50.6" calcext:value-type="float">
            <text:p>50.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ceptor</text:p>
          </table:table-cell>
          <table:table-cell office:value-type="float" office:value="0.8" calcext:value-type="float" table:number-columns-spanned="2" table:number-rows-spanned="1">
            <text:p>0.80</text:p>
          </table:table-cell>
          <table:covered-table-cell/>
          <table:table-cell table:style-name="ce22" office:value-type="string" calcext:value-type="string" table:number-columns-spanned="3" table:number-rows-spanned="1">
            <text:p>Armor (Hull)</text:p>
          </table:table-cell>
          <table:covered-table-cell table:style-name="ce61"/>
          <table:covered-table-cell table:style-name="ce67"/>
          <table:table-cell table:number-columns-repeated="5"/>
          <table:table-cell table:style-name="ce46" office:value-type="string" calcext:value-type="string" table:number-columns-spanned="2" table:number-rows-spanned="1">
            <text:p>Interceptor</text:p>
          </table:table-cell>
          <table:covered-table-cell/>
          <table:table-cell table:formula="of:=[.$Q9]*[.O$5]" office:value-type="float" office:value="34" calcext:value-type="float">
            <text:p>34.00</text:p>
          </table:table-cell>
          <table:table-cell table:formula="of:=[.$Q9]*[.P$5]" office:value-type="float" office:value="36" calcext:value-type="float">
            <text:p>36.00</text:p>
          </table:table-cell>
          <table:table-cell office:value-type="float" office:value="40" calcext:value-type="float">
            <text:p>40.00</text:p>
          </table:table-cell>
          <table:table-cell table:formula="of:=[.$Q9]*[.R$5]" office:value-type="float" office:value="44" calcext:value-type="float">
            <text:p>44.00</text:p>
          </table:table-cell>
          <table:table-cell table:formula="of:=[.$Q9]*[.S$5]" office:value-type="float" office:value="46" calcext:value-type="float">
            <text:p>46.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.Warship</text:p>
          </table:table-cell>
          <table:table-cell office:value-type="float" office:value="1.4" calcext:value-type="float" table:number-columns-spanned="2" table:number-rows-spanned="1">
            <text:p>1.40</text:p>
          </table:table-cell>
          <table:covered-table-cell/>
          <table:table-cell table:style-name="ce29" office:value-type="string" calcext:value-type="string" table:number-columns-spanned="2" table:number-rows-spanned="1">
            <text:p>Adv. Amr**</text:p>
          </table:table-cell>
          <table:covered-table-cell/>
          <table:table-cell table:style-name="ce42" office:value-type="float" office:value="0.037" calcext:value-type="float">
            <text:p>0.037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Warship</text:p>
          </table:table-cell>
          <table:covered-table-cell/>
          <table:table-cell table:formula="of:=[.$Q10]*[.O$5]" office:value-type="float" office:value="22.95" calcext:value-type="float">
            <text:p>22.95</text:p>
          </table:table-cell>
          <table:table-cell table:formula="of:=[.$Q10]*[.P$5]" office:value-type="float" office:value="24.3" calcext:value-type="float">
            <text:p>24.30</text:p>
          </table:table-cell>
          <table:table-cell office:value-type="float" office:value="27" calcext:value-type="float">
            <text:p>27.00</text:p>
          </table:table-cell>
          <table:table-cell table:formula="of:=[.$Q10]*[.R$5]" office:value-type="float" office:value="29.7" calcext:value-type="float">
            <text:p>29.70</text:p>
          </table:table-cell>
          <table:table-cell table:formula="of:=[.$Q10]*[.S$5]" office:value-type="float" office:value="31.05" calcext:value-type="float">
            <text:p>31.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.Warship</text:p>
          </table:table-cell>
          <table:table-cell office:value-type="float" office:value="2.2" calcext:value-type="float" table:number-columns-spanned="2" table:number-rows-spanned="1">
            <text:p>2.20</text:p>
          </table:table-cell>
          <table:covered-table-cell/>
          <table:table-cell table:style-name="ce29" office:value-type="string" calcext:value-type="string" table:number-columns-spanned="2" table:number-rows-spanned="1">
            <text:p>Titanium</text:p>
          </table:table-cell>
          <table:covered-table-cell/>
          <table:table-cell table:style-name="ce42" office:value-type="float" office:value="0.045" calcext:value-type="float">
            <text:p>0.04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M.Warship</text:p>
          </table:table-cell>
          <table:covered-table-cell/>
          <table:table-cell table:formula="of:=[.$Q11]*[.O$5]" office:value-type="float" office:value="17" calcext:value-type="float">
            <text:p>17.00</text:p>
          </table:table-cell>
          <table:table-cell table:formula="of:=[.$Q11]*[.P$5]" office:value-type="float" office:value="18" calcext:value-type="float">
            <text:p>18.00</text:p>
          </table:table-cell>
          <table:table-cell office:value-type="float" office:value="20" calcext:value-type="float">
            <text:p>20.00</text:p>
          </table:table-cell>
          <table:table-cell table:formula="of:=[.$Q11]*[.R$5]" office:value-type="float" office:value="22" calcext:value-type="float">
            <text:p>22.00</text:p>
          </table:table-cell>
          <table:table-cell table:formula="of:=[.$Q11]*[.S$5]" office:value-type="float" office:value="23" calcext:value-type="float">
            <text:p>2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ckest St&amp;A</text:p>
          </table:table-cell>
          <table:table-cell table:style-name="ce14" office:value-type="string" calcext:value-type="string">
            <text:p>H.Warship</text:p>
          </table:table-cell>
          <table:table-cell office:value-type="float" office:value="3" calcext:value-type="float" table:number-columns-spanned="2" table:number-rows-spanned="1">
            <text:p>3.00</text:p>
          </table:table-cell>
          <table:covered-table-cell/>
          <table:table-cell table:style-name="ce22" office:value-type="string" calcext:value-type="string" table:number-columns-spanned="3" table:number-rows-spanned="1">
            <text:p>Shield Emitters</text:p>
          </table:table-cell>
          <table:covered-table-cell table:style-name="ce61"/>
          <table:covered-table-cell table:style-name="ce67"/>
          <table:table-cell table:number-columns-repeated="5"/>
          <table:table-cell table:style-name="ce47" office:value-type="string" calcext:value-type="string" table:number-columns-spanned="2" table:number-rows-spanned="1">
            <text:p>H.Warship</text:p>
          </table:table-cell>
          <table:covered-table-cell/>
          <table:table-cell table:formula="of:=[.$Q12]*[.O$5]" office:value-type="float" office:value="14.45" calcext:value-type="float">
            <text:p>14.45</text:p>
          </table:table-cell>
          <table:table-cell table:formula="of:=[.$Q12]*[.P$5]" office:value-type="float" office:value="15.3" calcext:value-type="float">
            <text:p>15.30</text:p>
          </table:table-cell>
          <table:table-cell office:value-type="float" office:value="17" calcext:value-type="float">
            <text:p>17.00</text:p>
          </table:table-cell>
          <table:table-cell table:formula="of:=[.$Q12]*[.R$5]" office:value-type="float" office:value="18.7" calcext:value-type="float">
            <text:p>18.70</text:p>
          </table:table-cell>
          <table:table-cell table:formula="of:=[.$Q12]*[.S$5]" office:value-type="float" office:value="19.55" calcext:value-type="float">
            <text:p>19.55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Civilian</text:p>
          </table:table-cell>
          <table:table-cell table:style-name="ce25" table:number-columns-spanned="2" table:number-rows-spanned="1"/>
          <table:covered-table-cell table:style-name="ce30"/>
          <table:table-cell table:style-name="ce29" office:value-type="string" calcext:value-type="string" table:number-columns-spanned="2" table:number-rows-spanned="1">
            <text:p>Civ</text:p>
          </table:table-cell>
          <table:covered-table-cell/>
          <table:table-cell table:style-name="ce42" office:value-type="float" office:value="0.015" calcext:value-type="float">
            <text:p>0.015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Transport</text:p>
          </table:table-cell>
          <table:covered-table-cell/>
          <table:table-cell table:formula="of:=[.$Q13]*[.O$5]" office:value-type="float" office:value="24.65" calcext:value-type="float">
            <text:p>24.65</text:p>
          </table:table-cell>
          <table:table-cell table:formula="of:=[.$Q13]*[.P$5]" office:value-type="float" office:value="26.1" calcext:value-type="float">
            <text:p>26.10</text:p>
          </table:table-cell>
          <table:table-cell office:value-type="float" office:value="29" calcext:value-type="float">
            <text:p>29.00</text:p>
          </table:table-cell>
          <table:table-cell table:formula="of:=[.$Q13]*[.R$5]" office:value-type="float" office:value="31.9" calcext:value-type="float">
            <text:p>31.90</text:p>
          </table:table-cell>
          <table:table-cell table:formula="of:=[.$Q13]*[.S$5]" office:value-type="float" office:value="33.35" calcext:value-type="float">
            <text:p>33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Speed</text:p>
          </table:table-cell>
          <table:table-cell office:value-type="string" calcext:value-type="string">
            <text:p>Transport</text:p>
          </table:table-cell>
          <table:table-cell table:style-name="ce26" office:value-type="float" office:value="0.7" calcext:value-type="float" table:number-columns-spanned="2" table:number-rows-spanned="1">
            <text:p>0.70</text:p>
          </table:table-cell>
          <table:covered-table-cell table:style-name="ce31"/>
          <table:table-cell table:style-name="ce29" office:value-type="string" calcext:value-type="string" table:number-columns-spanned="2" table:number-rows-spanned="1">
            <text:p>Military(M)</text:p>
          </table:table-cell>
          <table:covered-table-cell/>
          <table:table-cell table:style-name="ce42" office:value-type="float" office:value="0.008" calcext:value-type="float">
            <text:p>0.008</text:p>
          </table:table-cell>
          <table:table-cell table:number-columns-repeated="5"/>
          <table:table-cell table:style-name="ce46" office:value-type="string" calcext:value-type="string" table:number-columns-spanned="2" table:number-rows-spanned="1">
            <text:p>L.Freight</text:p>
          </table:table-cell>
          <table:covered-table-cell/>
          <table:table-cell table:formula="of:=[.$Q14]*[.O$5]" office:value-type="float" office:value="11.9" calcext:value-type="float">
            <text:p>11.90</text:p>
          </table:table-cell>
          <table:table-cell table:formula="of:=[.$Q14]*[.P$5]" office:value-type="float" office:value="12.6" calcext:value-type="float">
            <text:p>12.60</text:p>
          </table:table-cell>
          <table:table-cell office:value-type="float" office:value="14" calcext:value-type="float">
            <text:p>14.00</text:p>
          </table:table-cell>
          <table:table-cell table:formula="of:=[.$Q14]*[.R$5]" office:value-type="float" office:value="15.4" calcext:value-type="float">
            <text:p>15.40</text:p>
          </table:table-cell>
          <table:table-cell table:formula="of:=[.$Q14]*[.S$5]" office:value-type="float" office:value="16.1" calcext:value-type="float">
            <text:p>16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Mix</text:p>
          </table:table-cell>
          <table:table-cell office:value-type="string" calcext:value-type="string">
            <text:p>L.Freight</text:p>
          </table:table-cell>
          <table:table-cell table:style-name="ce26" office:value-type="float" office:value="0.9" calcext:value-type="float" table:number-columns-spanned="2" table:number-rows-spanned="1">
            <text:p>0.90</text:p>
          </table:table-cell>
          <table:covered-table-cell table:style-name="ce31"/>
          <table:table-cell table:number-columns-repeated="2"/>
          <table:table-cell table:style-name="ce9"/>
          <table:table-cell table:number-columns-repeated="5"/>
          <table:table-cell table:style-name="ce46" office:value-type="string" calcext:value-type="string" table:number-columns-spanned="2" table:number-rows-spanned="1">
            <text:p>H.Freight</text:p>
          </table:table-cell>
          <table:covered-table-cell/>
          <table:table-cell table:formula="of:=[.$Q15]*[.O$5]" office:value-type="float" office:value="5.1" calcext:value-type="float">
            <text:p>5.10</text:p>
          </table:table-cell>
          <table:table-cell table:formula="of:=[.$Q15]*[.P$5]" office:value-type="float" office:value="5.4" calcext:value-type="float">
            <text:p>5.40</text:p>
          </table:table-cell>
          <table:table-cell office:value-type="float" office:value="6" calcext:value-type="float">
            <text:p>6.00</text:p>
          </table:table-cell>
          <table:table-cell table:formula="of:=[.$Q15]*[.R$5]" office:value-type="float" office:value="6.6" calcext:value-type="float">
            <text:p>6.60</text:p>
          </table:table-cell>
          <table:table-cell table:formula="of:=[.$Q15]*[.S$5]" office:value-type="float" office:value="6.9" calcext:value-type="float">
            <text:p>6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cus: Durability</text:p>
          </table:table-cell>
          <table:table-cell office:value-type="string" calcext:value-type="string">
            <text:p>H.Freight</text:p>
          </table:table-cell>
          <table:table-cell table:style-name="ce26" office:value-type="float" office:value="1.25" calcext:value-type="float" table:number-columns-spanned="2" table:number-rows-spanned="1">
            <text:p>1.25</text:p>
          </table:table-cell>
          <table:covered-table-cell table:style-name="ce31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38" office:value-type="string" calcext:value-type="string" table:number-columns-spanned="9" table:number-rows-spanned="1">
            <text:p>Quarg materials are x% less weight than Human*:</text:p>
          </table:table-cell>
          <table:covered-table-cell table:style-name="ce38"/>
          <table:covered-table-cell table:number-columns-repeated="2" table:style-name="Default"/>
          <table:covered-table-cell table:number-columns-repeated="5"/>
          <table:table-cell table:style-name="ce108" office:value-type="percentage" office:value="0.6666" calcext:value-type="percentage">
            <text:p>67%</text:p>
          </table:table-cell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See Tiers sheet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**Value is halfway between Titanum &amp; Aluminium Alloy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 table:number-columns-repeated="6"/>
          <table:table-cell table:number-columns-repeated="5"/>
        </table:table-row>
      </table:table>
      <table:table table:name="Tiers" table:style-name="ta1">
        <table:table-column table:style-name="co17" table:default-cell-style-name="ce7"/>
        <table:table-column table:style-name="co17" table:default-cell-style-name="ce105"/>
        <table:table-column table:style-name="co17" table:number-columns-repeated="4" table:default-cell-style-name="Default"/>
        <table:table-column table:style-name="co17" table:default-cell-style-name="ce126"/>
        <table:table-row table:style-name="ro1">
          <table:table-cell table:style-name="Default" office:value-type="string" calcext:value-type="string">
            <text:p>Tier Rating</text:p>
          </table:table-cell>
          <table:table-cell table:style-name="Default"/>
          <table:table-cell/>
          <table:table-cell office:value-type="string" calcext:value-type="string">
            <text:p>https://endless-sky.fandom.com/wiki/Tier_System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where Human = 1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formula: 1-(1/Tier)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Tier</text:p>
          </table:table-cell>
          <table:table-cell table:style-name="Default" office:value-type="string" calcext:value-type="string">
            <text:p>% Reduction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" calcext:value-type="float">
            <text:p>1.0</text:p>
          </table:table-cell>
          <table:table-cell table:formula="of:=1-(1/[.A6])" office:value-type="percentage" office:value="0" calcext:value-type="percentage">
            <text:p>0.00%</text:p>
          </table:table-cell>
          <table:table-cell office:value-type="string" calcext:value-type="string">
            <text:p>Human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-(1/[.A7])" office:value-type="percentage" office:value="0.0909090909090909" calcext:value-type="percentage">
            <text:p>9.09%</text:p>
          </table:table-cell>
          <table:table-cell office:value-type="string" calcext:value-type="string">
            <text:p>Pug (Humans)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1-(1/[.A8])" office:value-type="percentage" office:value="0.166666666666667" calcext:value-type="percentage">
            <text:p>16.67%</text:p>
          </table:table-cell>
          <table:table-cell office:value-type="string" calcext:value-type="string">
            <text:p>Hai</text:p>
          </table:table-cell>
          <table:table-cell table:number-columns-repeated="2"/>
          <table:table-cell table:style-name="ce106"/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1-(1/[.A9])" office:value-type="percentage" office:value="0.230769230769231" calcext:value-type="percentage">
            <text:p>23.08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1-(1/[.A10])" office:value-type="percentage" office:value="0.285714285714286" calcext:value-type="percentage">
            <text:p>28.57%</text:p>
          </table:table-cell>
          <table:table-cell table:number-columns-repeated="3"/>
          <table:table-cell table:style-name="ce106"/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1-(1/[.A11])" office:value-type="percentage" office:value="0.333333333333333" calcext:value-type="percentage">
            <text:p>33.33%</text:p>
          </table:table-cell>
          <table:table-cell office:value-type="string" calcext:value-type="string">
            <text:p>Korath; Coalition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1-(1/[.A12])" office:value-type="percentage" office:value="0.375" calcext:value-type="percentage">
            <text:p>37.50%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1-(1/[.A13])" office:value-type="percentage" office:value="0.411764705882353" calcext:value-type="percentage">
            <text:p>41.18%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1-(1/[.A14])" office:value-type="percentage" office:value="0.444444444444444" calcext:value-type="percentage">
            <text:p>44.44%</text:p>
          </table:table-cell>
          <table:table-cell office:value-type="string" calcext:value-type="string">
            <text:p>Remnant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1-(1/[.A15])" office:value-type="percentage" office:value="0.473684210526316" calcext:value-type="percentage">
            <text:p>47.37%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.0</text:p>
          </table:table-cell>
          <table:table-cell table:formula="of:=1-(1/[.A16])" office:value-type="percentage" office:value="0.5" calcext:value-type="percentage">
            <text:p>50.00%</text:p>
          </table:table-cell>
          <table:table-cell office:value-type="string" calcext:value-type="string">
            <text:p>Kor Sestor/Mereti; Ka’het; Wanderers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1-(1/[.A17])" office:value-type="percentage" office:value="0.523809523809524" calcext:value-type="percentage">
            <text:p>52.38%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1-(1/[.A18])" office:value-type="percentage" office:value="0.545454545454545" calcext:value-type="percentage">
            <text:p>54.55%</text:p>
          </table:table-cell>
          <table:table-cell table:number-columns-repeated="5"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1-(1/[.A19])" office:value-type="percentage" office:value="0.565217391304348" calcext:value-type="percentage">
            <text:p>56.52%</text:p>
          </table:table-cell>
          <table:table-cell table:number-columns-repeated="5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1-(1/[.A20])" office:value-type="percentage" office:value="0.583333333333333" calcext:value-type="percentage">
            <text:p>58.33%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1-(1/[.A21])" office:value-type="percentage" office:value="0.6" calcext:value-type="percentage">
            <text:p>60.00%</text:p>
          </table:table-cell>
          <table:table-cell office:value-type="string" calcext:value-type="string">
            <text:p>Heliarch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1-(1/[.A22])" office:value-type="percentage" office:value="0.615384615384615" calcext:value-type="percentage">
            <text:p>61.54%</text:p>
          </table:table-cell>
          <table:table-cell table:number-columns-repeated="5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1-(1/[.A23])" office:value-type="percentage" office:value="0.62962962962963" calcext:value-type="percentage">
            <text:p>62.96%</text:p>
          </table:table-cell>
          <table:table-cell table:number-columns-repeated="5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1-(1/[.A24])" office:value-type="percentage" office:value="0.642857142857143" calcext:value-type="percentage">
            <text:p>64.29%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1-(1/[.A25])" office:value-type="percentage" office:value="0.655172413793103" calcext:value-type="percentage">
            <text:p>65.52%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</text:p>
          </table:table-cell>
          <table:table-cell table:formula="of:=1-(1/[.A26])" office:value-type="percentage" office:value="0.666666666666667" calcext:value-type="percentage">
            <text:p>66.67%</text:p>
          </table:table-cell>
          <table:table-cell office:value-type="string" calcext:value-type="string">
            <text:p>Quarg; Pug (Wanderers)/Arfecta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1-(1/[.A27])" office:value-type="percentage" office:value="0.67741935483871" calcext:value-type="percentage">
            <text:p>67.74%</text:p>
          </table:table-cell>
          <table:table-cell table:number-columns-repeated="5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1-(1/[.A28])" office:value-type="percentage" office:value="0.6875" calcext:value-type="percentage">
            <text:p>68.75%</text:p>
          </table:table-cell>
          <table:table-cell table:number-columns-repeated="5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1-(1/[.A29])" office:value-type="percentage" office:value="0.696969696969697" calcext:value-type="percentage">
            <text:p>69.70%</text:p>
          </table:table-cell>
          <table:table-cell table:number-columns-repeated="5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1-(1/[.A30])" office:value-type="percentage" office:value="0.705882352941176" calcext:value-type="percentage">
            <text:p>70.59%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1-(1/[.A31])" office:value-type="percentage" office:value="0.714285714285714" calcext:value-type="percentage">
            <text:p>71.43%</text:p>
          </table:table-cell>
          <table:table-cell table:number-columns-repeated="5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1-(1/[.A32])" office:value-type="percentage" office:value="0.722222222222222" calcext:value-type="percentage">
            <text:p>72.22%</text:p>
          </table:table-cell>
          <table:table-cell table:number-columns-repeated="5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1-(1/[.A33])" office:value-type="percentage" office:value="0.72972972972973" calcext:value-type="percentage">
            <text:p>72.97%</text:p>
          </table:table-cell>
          <table:table-cell table:number-columns-repeated="5"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1-(1/[.A34])" office:value-type="percentage" office:value="0.736842105263158" calcext:value-type="percentage">
            <text:p>73.68%</text:p>
          </table:table-cell>
          <table:table-cell table:number-columns-repeated="5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1-(1/[.A35])" office:value-type="percentage" office:value="0.743589743589744" calcext:value-type="percentage">
            <text:p>74.36%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.0</text:p>
          </table:table-cell>
          <table:table-cell table:formula="of:=1-(1/[.A36])" office:value-type="percentage" office:value="0.75" calcext:value-type="percentage">
            <text:p>75.00%</text:p>
          </table:table-cell>
          <table:table-cell office:value-type="string" calcext:value-type="string">
            <text:p>Drak ???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1-(1/[.A37])" office:value-type="percentage" office:value="0.75609756097561" calcext:value-type="percentage">
            <text:p>75.61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1-(1/[.A38])" office:value-type="percentage" office:value="0.761904761904762" calcext:value-type="percentage">
            <text:p>76.1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1-(1/[.A39])" office:value-type="percentage" office:value="0.767441860465116" calcext:value-type="percentage">
            <text:p>76.74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1-(1/[.A40])" office:value-type="percentage" office:value="0.772727272727273" calcext:value-type="percentage">
            <text:p>77.2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1-(1/[.A41])" office:value-type="percentage" office:value="0.777777777777778" calcext:value-type="percentage">
            <text:p>77.78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1-(1/[.A42])" office:value-type="percentage" office:value="0.782608695652174" calcext:value-type="percentage">
            <text:p>78.26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1-(1/[.A43])" office:value-type="percentage" office:value="0.787234042553192" calcext:value-type="percentage">
            <text:p>78.72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1-(1/[.A44])" office:value-type="percentage" office:value="0.791666666666667" calcext:value-type="percentage">
            <text:p>79.17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1-(1/[.A45])" office:value-type="percentage" office:value="0.795918367346939" calcext:value-type="percentage">
            <text:p>79.59%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" calcext:value-type="float">
            <text:p>5.0</text:p>
          </table:table-cell>
          <table:table-cell table:formula="of:=1-(1/[.A46])" office:value-type="percentage" office:value="0.8" calcext:value-type="percentage">
            <text:p>80.00%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0" loext:min-decimal-places="0" number:min-integer-digits="1"/>
      <number:text>%</number:text>
    </number:percentage-style>
    <number:currency-style style:name="N11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percentage-style style:name="N113">
      <number:number number:decimal-places="1" loext:min-decimal-places="1" number:min-integer-digits="1"/>
      <number:text>%</number:text>
    </number:percentage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>
      <style:table-cell-properties style:diagonal-bl-tr="none" style:diagonal-tl-br="none" fo:border="1.05pt solid #000000"/>
      <style:text-properties style:text-underline-style="none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6:23:56.508624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3:11:27.246768388</meta:creation-date>
    <dc:date>2021-06-03T19:19:19.383345806</dc:date>
    <meta:editing-duration>PT5H16M1S</meta:editing-duration>
    <meta:editing-cycles>54</meta:editing-cycles>
    <meta:generator>LibreOffice/6.4.7.2$Linux_X86_64 LibreOffice_project/40$Build-2</meta:generator>
    <meta:document-statistic meta:table-count="8" meta:cell-count="4652" meta:object-count="0"/>
  </office:meta>
</office:document-meta>
</file>